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890000002F9B61A6A64B0F145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M Sans" svg:font-family="'DM Sans'"/>
    <style:font-face style:name="Dosis" svg:font-family="Dosi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ccc3b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solid" draw:fill-color="#dbdbdb"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5f5f5"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e6e6e6" draw:opacity="70%"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263238" draw:opacity="65%"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ffffff" draw:opacity="57%"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b55e00"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fe8d00"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ff3e5"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e8d00" draw:opacity="41%"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263238"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fff3e5" draw:opacity="81%"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191919" draw:opacity="83%"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263238" draw:opacity="44%"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solid" draw:fill-color="#783f04"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5b0f00"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fe8d00" draw:opacity="38%"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graphic-properties style:protect="size"/>
    </style:style>
    <style:style style:name="gr2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26cm" svg:stroke-color="#fe8d00" draw:stroke-linejoin="round" draw:fill="solid" draw:fill-color="#fff3e5"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fe8d00"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none" svg:stroke-width="0cm" draw:fill="solid" draw:fill-color="#ebebeb"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solid" draw:fill-color="#fe8d00" draw:opacity="37%"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fe8d00" draw:opacity="55%"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none" svg:stroke-width="0cm" draw:fill="solid" draw:fill-color="#e8e8e8"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solid" draw:fill-color="#e6e6e6"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solid" draw:fill-color="#b55b52"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191919"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none" svg:stroke-width="0cm" draw:fill="solid" draw:fill-color="#a02724"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solid" svg:stroke-width="0.026cm" svg:stroke-color="#fe8d00" draw:stroke-linejoin="round" draw:fill="solid" draw:fill-color="#fff3e5"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fe8d00" draw:opacity="32%"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solid" draw:fill-color="#f9cb9c"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none" svg:stroke-width="0cm" draw:fill="solid" draw:fill-color="#f6b26b" draw:textarea-vertical-align="middle"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solid" draw:fill-color="#b2b2b2"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none" svg:stroke-width="0cm" draw:fill="solid" draw:fill-color="#bcbcbc"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solid" draw:fill-color="#cb8329"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none" svg:stroke-width="0cm" draw:fill="solid" draw:fill-color="#1e282d" draw:textarea-vertical-align="middle"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none" svg:stroke-width="0cm" draw:fill="solid" draw:fill-color="#ffc680"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none" svg:stroke-width="0cm" draw:fill="solid" draw:fill-color="#93999c"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none" svg:stroke-width="0cm" draw:fill="solid" draw:fill-color="#f0f0f0"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solid" draw:fill-color="#b25b52"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none" svg:stroke-width="0cm" draw:fill="solid" draw:fill-color="#b74d3c"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none" svg:stroke-width="0cm" draw:fill="solid" draw:fill-color="#8e4942" draw:textarea-vertical-align="middle" draw:auto-grow-height="false" draw:fit-to-size="false" style:shrink-to-fit="false" fo:min-height="0cm" fo:min-width="0cm" fo:padding-top="0.254cm" fo:padding-bottom="0.254cm" fo:padding-left="0.254cm" fo:padding-right="0.254cm" fo:wrap-option="wrap"/>
    </style:style>
    <style:style style:name="gr49" style:family="graphic" style:parent-style-name="standard">
      <style:graphic-properties draw:stroke="none" svg:stroke-width="0cm" draw:fill="solid" draw:fill-color="#263238" draw:opacity="68%" draw:textarea-vertical-align="middle" draw:auto-grow-height="false" draw:fit-to-size="false" style:shrink-to-fit="false" fo:min-height="0cm" fo:min-width="0cm" fo:padding-top="0.254cm" fo:padding-bottom="0.254cm" fo:padding-left="0.254cm" fo:padding-right="0.254cm" fo:wrap-option="wrap"/>
    </style:style>
    <style:style style:name="gr50" style:family="graphic" style:parent-style-name="standard">
      <style:graphic-properties draw:stroke="none" svg:stroke-width="0cm" draw:fill="solid" draw:fill-color="#b55e00" draw:opacity="53%" draw:textarea-vertical-align="middle" draw:auto-grow-height="false" draw:fit-to-size="false" style:shrink-to-fit="false" fo:min-height="0cm" fo:min-width="0cm" fo:padding-top="0.254cm" fo:padding-bottom="0.254cm" fo:padding-left="0.254cm" fo:padding-right="0.254cm" fo:wrap-option="wrap"/>
    </style:style>
    <style:style style:name="gr51" style:family="graphic" style:parent-style-name="standard">
      <style:graphic-properties draw:stroke="none" svg:stroke-width="0cm" draw:fill="solid" draw:fill-color="#ffffff" draw:opacity="78%" draw:textarea-vertical-align="middle" draw:auto-grow-height="false" draw:fit-to-size="false" style:shrink-to-fit="false" fo:min-height="0cm" fo:min-width="0cm" fo:padding-top="0.254cm" fo:padding-bottom="0.254cm" fo:padding-left="0.254cm" fo:padding-right="0.254cm" fo:wrap-option="wrap"/>
    </style:style>
    <style:style style:name="gr52" style:family="graphic" style:parent-style-name="standard">
      <style:graphic-properties draw:stroke="none" svg:stroke-width="0cm" draw:fill="solid" draw:fill-color="#85200c" draw:textarea-vertical-align="middle" draw:auto-grow-height="false" draw:fit-to-size="false" style:shrink-to-fit="false" fo:min-height="0cm" fo:min-width="0cm" fo:padding-top="0.254cm" fo:padding-bottom="0.254cm" fo:padding-left="0.254cm" fo:padding-right="0.254cm" fo:wrap-option="wrap"/>
    </style:style>
    <style:style style:name="gr53"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_5f_1_5f_1_5f_1_5f_1_5f_1_5f_1-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5" style:family="presentation" style:parent-style-name="BLANK_5f_1_5f_1_5f_1_5f_1_5f_1_5f_1-title">
      <style:graphic-properties draw:stroke="solid" svg:stroke-width="0.026cm" svg:stroke-color="#fe8d00" draw:stroke-linejoin="round" draw:fill="solid" draw:fill-color="#fff3e5"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BLANK_5f_1_5f_1_5f_1_5f_1_5f_1_5f_1-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ONLY-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NE_5f_COLUMN_5f_TEXT-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0" style:family="presentation" style:parent-style-name="ONE_5f_COLUMN_5f_TEXT-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1" style:family="presentation" style:parent-style-name="ONE_5f_COLUMN_5f_TEX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NE_5f_COLUMN_5f_TEX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TWO_5f_COLUMNS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4" style:family="presentation" style:parent-style-name="TITLE_5f_AND_5f_TWO_5f_COLUMNS_5f_1_5f_1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TITLE_5f_AND_5f_TWO_5f_COLUMNS_5f_1_5f_1_5f_1-subtitle">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16" style:family="presentation" style:parent-style-name="TITLE_5f_AND_5f_TWO_5f_COLUMNS_5f_1_5f_1_5f_1-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NE_5f_COLUMN_5f_TEXT-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CUSTOM_5f_4_5f_1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9" style:family="presentation" style:parent-style-name="CUSTOM_5f_4_5f_1_5f_1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0" style:family="presentation" style:parent-style-name="CUSTOM_5f_4_5f_1_5f_1_5f_1-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USTOM_5f_3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2" style:family="presentation" style:parent-style-name="CUSTOM_5f_3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3" style:family="presentation" style:parent-style-name="CUSTOM_5f_3_5f_1-notes" style:list-style-name="L1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5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solid" draw:fill-color="#cccccc"/>
      <style:paragraph-properties fo:text-align="start" style:font-independent-line-spacing="true"/>
      <style:text-properties fo:font-size="14pt"/>
    </style:style>
    <style:style style:name="P5" style:family="paragraph">
      <loext:graphic-properties draw:fill="solid" draw:fill-color="#ccc3b8"/>
      <style:paragraph-properties fo:text-align="start" style:font-independent-line-spacing="true"/>
      <style:text-properties fo:font-size="14pt"/>
    </style:style>
    <style:style style:name="P6" style:family="paragraph">
      <loext:graphic-properties draw:fill="none"/>
      <style:paragraph-properties fo:text-align="start"/>
      <style:text-properties fo:font-size="18pt"/>
    </style:style>
    <style:style style:name="P7" style:family="paragraph">
      <loext:graphic-properties draw:fill="solid" draw:fill-color="#dbdbdb"/>
      <style:paragraph-properties fo:text-align="start" style:font-independent-line-spacing="true"/>
      <style:text-properties fo:font-size="14pt"/>
    </style:style>
    <style:style style:name="P8" style:family="paragraph">
      <loext:graphic-properties draw:fill="solid" draw:fill-color="#f5f5f5"/>
      <style:paragraph-properties fo:text-align="start" style:font-independent-line-spacing="true"/>
      <style:text-properties fo:font-size="14pt"/>
    </style:style>
    <style:style style:name="P9" style:family="paragraph">
      <loext:graphic-properties draw:fill="solid" draw:fill-color="#e6e6e6" draw:opacity="70%"/>
      <style:paragraph-properties fo:text-align="start" style:font-independent-line-spacing="true"/>
      <style:text-properties fo:font-size="14pt"/>
    </style:style>
    <style:style style:name="P10" style:family="paragraph">
      <loext:graphic-properties draw:fill="solid" draw:fill-color="#263238" draw:opacity="65%"/>
      <style:paragraph-properties fo:text-align="start" style:font-independent-line-spacing="true"/>
      <style:text-properties fo:font-size="14pt"/>
    </style:style>
    <style:style style:name="P11" style:family="paragraph">
      <loext:graphic-properties draw:fill="solid" draw:fill-color="#ffffff" draw:opacity="57%"/>
      <style:paragraph-properties fo:text-align="start" style:font-independent-line-spacing="true"/>
      <style:text-properties fo:font-size="14pt"/>
    </style:style>
    <style:style style:name="P12" style:family="paragraph">
      <loext:graphic-properties draw:fill="solid" draw:fill-color="#b55e00"/>
      <style:paragraph-properties fo:text-align="start" style:font-independent-line-spacing="true"/>
      <style:text-properties fo:font-size="14pt"/>
    </style:style>
    <style:style style:name="P13" style:family="paragraph">
      <loext:graphic-properties draw:fill="solid" draw:fill-color="#fe8d00"/>
      <style:paragraph-properties fo:text-align="start" style:font-independent-line-spacing="true"/>
      <style:text-properties fo:font-size="14pt"/>
    </style:style>
    <style:style style:name="P14" style:family="paragraph">
      <loext:graphic-properties draw:fill="solid" draw:fill-color="#fff3e5"/>
      <style:paragraph-properties fo:text-align="start" style:font-independent-line-spacing="true"/>
      <style:text-properties fo:font-size="14pt"/>
    </style:style>
    <style:style style:name="P15" style:family="paragraph">
      <loext:graphic-properties draw:fill="solid" draw:fill-color="#fe8d00" draw:opacity="41%"/>
      <style:paragraph-properties fo:text-align="start" style:font-independent-line-spacing="true"/>
      <style:text-properties fo:font-size="14pt"/>
    </style:style>
    <style:style style:name="P16" style:family="paragraph">
      <loext:graphic-properties draw:fill="solid" draw:fill-color="#263238"/>
      <style:paragraph-properties fo:text-align="start" style:font-independent-line-spacing="true"/>
      <style:text-properties fo:font-size="14pt"/>
    </style:style>
    <style:style style:name="P17" style:family="paragraph">
      <loext:graphic-properties draw:fill="solid" draw:fill-color="#fff3e5" draw:opacity="81%"/>
      <style:paragraph-properties fo:text-align="start" style:font-independent-line-spacing="true"/>
      <style:text-properties fo:font-size="14pt"/>
    </style:style>
    <style:style style:name="P18" style:family="paragraph">
      <loext:graphic-properties draw:fill="solid" draw:fill-color="#191919" draw:opacity="83%"/>
      <style:paragraph-properties fo:text-align="start" style:font-independent-line-spacing="true"/>
      <style:text-properties fo:font-size="14pt"/>
    </style:style>
    <style:style style:name="P19" style:family="paragraph">
      <loext:graphic-properties draw:fill="solid" draw:fill-color="#263238" draw:opacity="44%"/>
      <style:paragraph-properties fo:text-align="start" style:font-independent-line-spacing="true"/>
      <style:text-properties fo:font-size="14pt"/>
    </style:style>
    <style:style style:name="P20" style:family="paragraph">
      <loext:graphic-properties draw:fill="solid" draw:fill-color="#783f04"/>
      <style:paragraph-properties fo:text-align="start" style:font-independent-line-spacing="true"/>
      <style:text-properties fo:font-size="14pt"/>
    </style:style>
    <style:style style:name="P21" style:family="paragraph">
      <loext:graphic-properties draw:fill="solid" draw:fill-color="#5b0f00"/>
      <style:paragraph-properties fo:text-align="start" style:font-independent-line-spacing="true"/>
      <style:text-properties fo:font-size="14pt"/>
    </style:style>
    <style:style style:name="P22" style:family="paragraph">
      <loext:graphic-properties draw:fill="solid" draw:fill-color="#fe8d00" draw:opacity="38%"/>
      <style:paragraph-properties fo:text-align="start" style:font-independent-line-spacing="true"/>
      <style:text-properties fo:font-size="14pt"/>
    </style:style>
    <style:style style:name="P2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4" style:family="paragraph">
      <style:paragraph-properties fo:margin-left="0cm" fo:margin-right="0cm" fo:margin-top="0cm" fo:margin-bottom="0.212cm" fo:line-height="115%" fo:text-align="start" fo:text-indent="0cm" style:writing-mode="lr-tb">
        <style:tab-stops>
          <style:tab-stop style:position="0cm"/>
        </style:tab-stops>
      </style:paragraph-properties>
    </style:style>
    <style:style style:name="P25" style:family="paragraph">
      <loext:graphic-properties draw:fill="none" draw:fill-color="#ffffff"/>
      <style:paragraph-properties fo:text-align="start" style:font-independent-line-spacing="true"/>
      <style:text-properties fo:font-size="20pt"/>
    </style:style>
    <style:style style:name="P2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7" style:family="paragraph">
      <loext:graphic-properties draw:fill="solid" draw:fill-color="#fff3e5"/>
      <style:paragraph-properties fo:text-align="start" style:font-independent-line-spacing="true"/>
      <style:text-properties fo:font-size="24pt"/>
    </style:style>
    <style:style style:name="P2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212cm" fo:margin-bottom="0.212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cm" fo:margin-bottom="0cm" fo:line-height="100%" fo:text-align="start" fo:text-indent="0cm" style:writing-mode="lr-tb"/>
    </style:style>
    <style:style style:name="P31" style:family="paragraph">
      <loext:graphic-properties draw:fill="none"/>
      <style:paragraph-properties fo:text-align="start" style:font-independent-line-spacing="true"/>
      <style:text-properties fo:font-size="32pt"/>
    </style:style>
    <style:style style:name="P32" style:family="paragraph">
      <loext:graphic-properties draw:fill="none"/>
      <style:paragraph-properties fo:text-align="start" style:font-independent-line-spacing="true"/>
      <style:text-properties fo:font-size="14pt"/>
    </style:style>
    <style:style style:name="P3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4"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3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36"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37" style:family="paragraph">
      <loext:graphic-properties draw:fill="none" draw:fill-color="#ffffff"/>
      <style:paragraph-properties fo:text-align="start" style:font-independent-line-spacing="true"/>
      <style:text-properties fo:font-size="14pt"/>
    </style:style>
    <style:style style:name="P38" style:family="paragraph">
      <loext:graphic-properties draw:fill="solid" draw:fill-color="#ebebeb"/>
      <style:paragraph-properties fo:text-align="start" style:font-independent-line-spacing="true"/>
      <style:text-properties fo:font-size="14pt"/>
    </style:style>
    <style:style style:name="P39" style:family="paragraph">
      <loext:graphic-properties draw:fill="solid" draw:fill-color="#ffffff"/>
      <style:paragraph-properties fo:text-align="start" style:font-independent-line-spacing="true"/>
      <style:text-properties fo:font-size="14pt"/>
    </style:style>
    <style:style style:name="P40" style:family="paragraph">
      <loext:graphic-properties draw:fill="solid" draw:fill-color="#fe8d00" draw:opacity="37%"/>
      <style:paragraph-properties fo:text-align="start" style:font-independent-line-spacing="true"/>
      <style:text-properties fo:font-size="14pt"/>
    </style:style>
    <style:style style:name="P41" style:family="paragraph">
      <loext:graphic-properties draw:fill="solid" draw:fill-color="#fe8d00" draw:opacity="55%"/>
      <style:paragraph-properties fo:text-align="start" style:font-independent-line-spacing="true"/>
      <style:text-properties fo:font-size="14pt"/>
    </style:style>
    <style:style style:name="P42" style:family="paragraph">
      <loext:graphic-properties draw:fill="solid" draw:fill-color="#e8e8e8"/>
      <style:paragraph-properties fo:text-align="start" style:font-independent-line-spacing="true"/>
      <style:text-properties fo:font-size="14pt"/>
    </style:style>
    <style:style style:name="P43" style:family="paragraph">
      <loext:graphic-properties draw:fill="solid" draw:fill-color="#e6e6e6"/>
      <style:paragraph-properties fo:text-align="start" style:font-independent-line-spacing="true"/>
      <style:text-properties fo:font-size="14pt"/>
    </style:style>
    <style:style style:name="P44" style:family="paragraph">
      <loext:graphic-properties draw:fill="solid" draw:fill-color="#b55b52"/>
      <style:paragraph-properties fo:text-align="start" style:font-independent-line-spacing="true"/>
      <style:text-properties fo:font-size="14pt"/>
    </style:style>
    <style:style style:name="P45" style:family="paragraph">
      <loext:graphic-properties draw:fill="solid" draw:fill-color="#191919"/>
      <style:paragraph-properties fo:text-align="start" style:font-independent-line-spacing="true"/>
      <style:text-properties fo:font-size="14pt"/>
    </style:style>
    <style:style style:name="P46" style:family="paragraph">
      <loext:graphic-properties draw:fill="solid" draw:fill-color="#a02724"/>
      <style:paragraph-properties fo:text-align="start" style:font-independent-line-spacing="true"/>
      <style:text-properties fo:font-size="14pt"/>
    </style:style>
    <style:style style:name="P47" style:family="paragraph">
      <style:paragraph-properties fo:margin-left="0cm" fo:margin-right="0cm" fo:margin-top="0cm" fo:margin-bottom="0cm" fo:line-height="115%" fo:text-align="start" fo:text-indent="0cm" style:writing-mode="lr-tb"/>
    </style:style>
    <style:style style:name="P48" style:family="paragraph">
      <style:paragraph-properties fo:margin-left="0.889cm" fo:margin-right="0cm" fo:margin-top="0cm" fo:margin-bottom="0cm" fo:line-height="115%" fo:text-align="start" fo:text-indent="0cm" style:writing-mode="lr-tb">
        <style:tab-stops>
          <style:tab-stop style:position="0cm"/>
        </style:tab-stops>
      </style:paragraph-properties>
    </style:style>
    <style:style style:name="P49" style:family="paragraph">
      <style:paragraph-properties fo:margin-left="0.889cm" fo:margin-right="0cm" fo:margin-top="0cm" fo:margin-bottom="0cm" fo:line-height="100%" fo:text-align="start" fo:text-indent="0cm" style:writing-mode="lr-tb">
        <style:tab-stops>
          <style:tab-stop style:position="0cm"/>
        </style:tab-stops>
      </style:paragraph-properties>
    </style:style>
    <style:style style:name="P50" style:family="paragraph">
      <loext:graphic-properties draw:fill="none" draw:fill-color="#ffffff"/>
      <style:paragraph-properties fo:text-align="start" style:font-independent-line-spacing="true"/>
      <style:text-properties fo:font-size="12pt"/>
    </style:style>
    <style:style style:name="P51"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52"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53" style:family="paragraph">
      <loext:graphic-properties draw:fill="none"/>
      <style:paragraph-properties fo:text-align="start" style:font-independent-line-spacing="true"/>
      <style:text-properties fo:font-size="12pt"/>
    </style:style>
    <style:style style:name="P54" style:family="paragraph">
      <loext:graphic-properties draw:fill="none"/>
      <style:paragraph-properties fo:text-align="start" style:font-independent-line-spacing="true"/>
      <style:text-properties fo:font-size="60pt"/>
    </style:style>
    <style:style style:name="P55" style:family="paragraph">
      <loext:graphic-properties draw:fill="solid" draw:fill-color="#fe8d00" draw:opacity="32%"/>
      <style:paragraph-properties fo:text-align="start" style:font-independent-line-spacing="true"/>
      <style:text-properties fo:font-size="14pt"/>
    </style:style>
    <style:style style:name="P56" style:family="paragraph">
      <loext:graphic-properties draw:fill="solid" draw:fill-color="#f9cb9c"/>
      <style:paragraph-properties fo:text-align="start" style:font-independent-line-spacing="true"/>
      <style:text-properties fo:font-size="14pt"/>
    </style:style>
    <style:style style:name="P57" style:family="paragraph">
      <loext:graphic-properties draw:fill="solid" draw:fill-color="#f6b26b"/>
      <style:paragraph-properties fo:text-align="start" style:font-independent-line-spacing="true"/>
      <style:text-properties fo:font-size="14pt"/>
    </style:style>
    <style:style style:name="P58" style:family="paragraph">
      <loext:graphic-properties draw:fill="solid" draw:fill-color="#b2b2b2"/>
      <style:paragraph-properties fo:text-align="start" style:font-independent-line-spacing="true"/>
      <style:text-properties fo:font-size="14pt"/>
    </style:style>
    <style:style style:name="P59" style:family="paragraph">
      <loext:graphic-properties draw:fill="solid" draw:fill-color="#bcbcbc"/>
      <style:paragraph-properties fo:text-align="start" style:font-independent-line-spacing="true"/>
      <style:text-properties fo:font-size="14pt"/>
    </style:style>
    <style:style style:name="P60" style:family="paragraph">
      <loext:graphic-properties draw:fill="solid" draw:fill-color="#cb8329"/>
      <style:paragraph-properties fo:text-align="start" style:font-independent-line-spacing="true"/>
      <style:text-properties fo:font-size="14pt"/>
    </style:style>
    <style:style style:name="P61" style:family="paragraph">
      <loext:graphic-properties draw:fill="solid" draw:fill-color="#1e282d"/>
      <style:paragraph-properties fo:text-align="start" style:font-independent-line-spacing="true"/>
      <style:text-properties fo:font-size="14pt"/>
    </style:style>
    <style:style style:name="P62" style:family="paragraph">
      <loext:graphic-properties draw:fill="solid" draw:fill-color="#ffc680"/>
      <style:paragraph-properties fo:text-align="start" style:font-independent-line-spacing="true"/>
      <style:text-properties fo:font-size="14pt"/>
    </style:style>
    <style:style style:name="P63" style:family="paragraph">
      <loext:graphic-properties draw:fill="solid" draw:fill-color="#93999c"/>
      <style:paragraph-properties fo:text-align="start" style:font-independent-line-spacing="true"/>
      <style:text-properties fo:font-size="14pt"/>
    </style:style>
    <style:style style:name="P64" style:family="paragraph">
      <loext:graphic-properties draw:fill="solid" draw:fill-color="#f0f0f0"/>
      <style:paragraph-properties fo:text-align="start" style:font-independent-line-spacing="true"/>
      <style:text-properties fo:font-size="14pt"/>
    </style:style>
    <style:style style:name="P65" style:family="paragraph">
      <loext:graphic-properties draw:fill="solid" draw:fill-color="#b25b52"/>
      <style:paragraph-properties fo:text-align="start" style:font-independent-line-spacing="true"/>
      <style:text-properties fo:font-size="14pt"/>
    </style:style>
    <style:style style:name="P66" style:family="paragraph">
      <loext:graphic-properties draw:fill="solid" draw:fill-color="#b74d3c"/>
      <style:paragraph-properties fo:text-align="start" style:font-independent-line-spacing="true"/>
      <style:text-properties fo:font-size="14pt"/>
    </style:style>
    <style:style style:name="P67" style:family="paragraph">
      <loext:graphic-properties draw:fill="solid" draw:fill-color="#8e4942"/>
      <style:paragraph-properties fo:text-align="start" style:font-independent-line-spacing="true"/>
      <style:text-properties fo:font-size="14pt"/>
    </style:style>
    <style:style style:name="P68" style:family="paragraph">
      <loext:graphic-properties draw:fill="solid" draw:fill-color="#263238" draw:opacity="68%"/>
      <style:paragraph-properties fo:text-align="start" style:font-independent-line-spacing="true"/>
      <style:text-properties fo:font-size="14pt"/>
    </style:style>
    <style:style style:name="P69" style:family="paragraph">
      <loext:graphic-properties draw:fill="solid" draw:fill-color="#b55e00" draw:opacity="53%"/>
      <style:paragraph-properties fo:text-align="start" style:font-independent-line-spacing="true"/>
      <style:text-properties fo:font-size="14pt"/>
    </style:style>
    <style:style style:name="P70" style:family="paragraph">
      <loext:graphic-properties draw:fill="solid" draw:fill-color="#ffffff" draw:opacity="78%"/>
      <style:paragraph-properties fo:text-align="start" style:font-independent-line-spacing="true"/>
      <style:text-properties fo:font-size="14pt"/>
    </style:style>
    <style:style style:name="P71" style:family="paragraph">
      <loext:graphic-properties draw:fill="solid" draw:fill-color="#85200c"/>
      <style:paragraph-properties fo:text-align="start" style:font-independent-line-spacing="true"/>
      <style:text-properties fo:font-size="14pt"/>
    </style:style>
    <style:style style:name="T1" style:family="text">
      <style:text-properties fo:font-variant="normal" fo:text-transform="none" fo:color="#191919" style:text-line-through-style="none" style:text-line-through-type="none" style:text-position="0% 100%" style:font-name="Dosis" fo:font-size="37pt" fo:letter-spacing="normal" fo:font-style="normal" style:text-underline-style="none" fo:font-weight="bold" style:font-name-asian="Dosis" style:font-size-asian="37pt" style:font-style-asian="normal" style:font-weight-asian="bold" style:font-name-complex="Dosis" style:font-size-complex="37pt" style:font-style-complex="normal" style:font-weight-complex="bold"/>
    </style:style>
    <style:style style:name="T2" style:family="text">
      <style:text-properties fo:font-variant="normal" fo:text-transform="none" fo:color="#191919" style:text-line-through-style="none" style:text-line-through-type="none" style:text-position="0% 100%" style:font-name="DM Sans" fo:font-size="16pt" fo:letter-spacing="normal" fo:font-style="normal" style:text-underline-style="none" fo:font-weight="normal" style:font-name-asian="DM Sans" style:font-size-asian="16pt" style:font-style-asian="normal" style:font-weight-asian="normal" style:font-name-complex="DM Sans" style:font-size-complex="16pt" style:font-style-complex="normal" style:font-weight-complex="normal"/>
    </style:style>
    <style:style style:name="T3" style:family="text">
      <style:text-properties fo:font-variant="normal" fo:text-transform="none" fo:color="#191919" style:text-line-through-style="none" style:text-line-through-type="none" style:text-position="0% 100%" style:font-name="DM Sans" fo:font-size="16pt" fo:letter-spacing="normal" fo:font-style="normal" style:text-underline-style="solid" style:text-underline-width="auto" style:text-underline-color="font-color" fo:font-weight="normal" style:font-name-asian="DM Sans" style:font-size-asian="16pt" style:font-style-asian="normal" style:font-weight-asian="normal" style:font-name-complex="DM Sans" style:font-size-complex="16pt" style:font-style-complex="normal" style:font-weight-complex="normal"/>
    </style:style>
    <style:style style:name="T4" style:family="text">
      <style:text-properties fo:font-variant="normal" fo:text-transform="none" fo:color="#1b1c1d" style:text-line-through-style="none" style:text-line-through-type="none" style:text-position="0% 100%" style:font-name="Dosis" fo:font-size="15pt" fo:letter-spacing="normal" fo:font-style="normal" style:text-underline-style="none" fo:font-weight="bold" style:font-name-asian="Dosis" style:font-size-asian="15pt" style:font-style-asian="normal" style:font-weight-asian="bold" style:font-name-complex="Dosis" style:font-size-complex="15pt" style:font-style-complex="normal" style:font-weight-complex="bold"/>
    </style:style>
    <style:style style:name="T5" style:family="text">
      <style:text-properties fo:font-variant="normal" fo:text-transform="none" fo:color="#191919" style:text-line-through-style="none" style:text-line-through-type="none" style:text-position="0% 100%" style:font-name="Dosis" fo:font-size="24pt" fo:letter-spacing="normal" fo:font-style="normal" style:text-underline-style="none" fo:font-weight="bold" style:font-name-asian="Dosis" style:font-size-asian="24pt" style:font-style-asian="normal" style:font-weight-asian="bold" style:font-name-complex="Dosis" style:font-size-complex="24pt" style:font-style-complex="normal" style:font-weight-complex="bold"/>
    </style:style>
    <style:style style:name="T6" style:family="text">
      <style:text-properties fo:font-variant="normal" fo:text-transform="none" fo:color="#191919" style:text-line-through-style="none" style:text-line-through-type="none" style:text-position="0% 100%" style:font-name="Dosis" fo:font-size="15pt" fo:letter-spacing="normal" fo:font-style="normal" style:text-underline-style="none" fo:font-weight="bold" style:font-name-asian="Dosis" style:font-size-asian="15pt" style:font-style-asian="normal" style:font-weight-asian="bold" style:font-name-complex="Dosis" style:font-size-complex="15pt" style:font-style-complex="normal" style:font-weight-complex="bold"/>
    </style:style>
    <style:style style:name="T7" style:family="text">
      <style:text-properties fo:font-variant="normal" fo:text-transform="none" fo:color="#1b1c1d" style:text-line-through-style="none" style:text-line-through-type="none" style:text-position="0% 100%" style:font-name="Dosis" fo:font-size="11pt" fo:letter-spacing="normal" fo:font-style="normal" style:text-underline-style="none" fo:font-weight="bold" style:font-name-asian="Dosis" style:font-size-asian="11pt" style:font-style-asian="normal" style:font-weight-asian="bold" style:font-name-complex="Dosis" style:font-size-complex="11pt" style:font-style-complex="normal" style:font-weight-complex="bold"/>
    </style:style>
    <style:style style:name="T8" style:family="text">
      <style:text-properties fo:font-variant="normal" fo:text-transform="none" fo:color="#191919" style:text-line-through-style="none" style:text-line-through-type="none" style:text-position="0% 100%" style:font-name="Dosis" fo:font-size="32pt" fo:letter-spacing="normal" fo:font-style="normal" style:text-underline-style="none" fo:font-weight="bold" style:font-name-asian="Dosis" style:font-size-asian="32pt" style:font-style-asian="normal" style:font-weight-asian="bold" style:font-name-complex="Dosis" style:font-size-complex="32pt" style:font-style-complex="normal" style:font-weight-complex="bold"/>
    </style:style>
    <style:style style:name="T9" style:family="text">
      <style:text-properties fo:font-variant="normal" fo:text-transform="none" fo:color="#191919" style:text-line-through-style="none" style:text-line-through-type="none" style:text-position="0% 100%" style:font-name="DM Sans" fo:font-size="12pt" fo:letter-spacing="normal" fo:font-style="normal" style:text-underline-style="none" fo:font-weight="normal" style:font-name-asian="DM Sans" style:font-size-asian="12pt" style:font-style-asian="normal" style:font-weight-asian="normal" style:font-name-complex="DM Sans" style:font-size-complex="12pt" style:font-style-complex="normal" style:font-weight-complex="normal"/>
    </style:style>
    <style:style style:name="T10" style:family="text">
      <style:text-properties fo:font-variant="normal" fo:text-transform="none" fo:color="#191919" style:text-line-through-style="none" style:text-line-through-type="none" style:text-position="0% 100%" style:font-name="Dosis" fo:font-size="20pt" fo:letter-spacing="normal" fo:font-style="normal" style:text-underline-style="none" fo:font-weight="bold" style:font-name-asian="Dosis" style:font-size-asian="20pt" style:font-style-asian="normal" style:font-weight-asian="bold" style:font-name-complex="Dosis" style:font-size-complex="20pt" style:font-style-complex="normal" style:font-weight-complex="bold"/>
    </style:style>
    <style:style style:name="T11" style:family="text">
      <style:text-properties fo:font-variant="normal" fo:text-transform="none" fo:color="#191919" style:text-line-through-style="none" style:text-line-through-type="none" style:text-position="0% 100%" style:font-name="Dosis" fo:font-size="21pt" fo:letter-spacing="normal" fo:font-style="normal" style:text-underline-style="none" fo:font-weight="bold" style:font-name-asian="Dosis" style:font-size-asian="21pt" style:font-style-asian="normal" style:font-weight-asian="bold" style:font-name-complex="Dosis" style:font-size-complex="21pt" style:font-style-complex="normal" style:font-weight-complex="bold"/>
    </style:style>
    <style:style style:name="T12" style:family="text">
      <style:text-properties fo:font-variant="normal" fo:text-transform="none" fo:color="#1b1c1d" style:text-line-through-style="none" style:text-line-through-type="none" style:text-position="0% 100%" style:font-name="Dosis" fo:font-size="32pt" fo:letter-spacing="normal" fo:font-style="normal" style:text-underline-style="none" fo:font-weight="bold" style:font-name-asian="Dosis" style:font-size-asian="32pt" style:font-style-asian="normal" style:font-weight-asian="bold" style:font-name-complex="Dosis" style:font-size-complex="32pt" style:font-style-complex="normal" style:font-weight-complex="bold"/>
    </style:style>
    <style:style style:name="T13" style:family="text">
      <style:text-properties fo:font-variant="normal" fo:text-transform="none" fo:color="#191919" style:text-line-through-style="none" style:text-line-through-type="none" style:text-position="0% 100%" style:font-name="DM Sans" fo:font-size="14pt" fo:letter-spacing="normal" fo:font-style="normal" style:text-underline-style="none" fo:font-weight="normal" style:font-name-asian="DM Sans" style:font-size-asian="14pt" style:font-style-asian="normal" style:font-weight-asian="normal" style:font-name-complex="DM Sans"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Dosis" fo:font-size="13pt" fo:letter-spacing="normal" fo:font-style="normal" style:text-underline-style="none" fo:font-weight="bold" style:font-name-asian="Dosis" style:font-size-asian="13pt" style:font-style-asian="normal" style:font-weight-asian="bold" style:font-name-complex="Dosis" style:font-size-complex="13pt" style:font-style-complex="normal" style:font-weight-complex="bold"/>
    </style:style>
    <style:style style:name="T15" style:family="text">
      <style:text-properties fo:font-variant="normal" fo:text-transform="none" fo:color="#000000" style:text-line-through-style="none" style:text-line-through-type="none" style:text-position="0% 100%" style:font-name="Dosis" fo:font-size="13pt" fo:letter-spacing="normal" fo:font-style="normal" style:text-underline-style="none" fo:font-weight="normal" style:font-name-asian="Dosis" style:font-size-asian="13pt" style:font-style-asian="normal" style:font-weight-asian="normal" style:font-name-complex="Dosis" style:font-size-complex="13pt" style:font-style-complex="normal" style:font-weight-complex="normal"/>
    </style:style>
    <style:style style:name="T16" style:family="text">
      <style:text-properties fo:font-variant="normal" fo:text-transform="none" fo:color="#191919" style:text-line-through-style="none" style:text-line-through-type="none" style:text-position="0% 100%" style:font-name="Dosis" fo:font-size="14pt" fo:letter-spacing="normal" fo:font-style="normal" style:text-underline-style="none" fo:font-weight="normal" style:font-name-asian="Dosis" style:font-size-asian="14pt" style:font-style-asian="normal" style:font-weight-asian="normal" style:font-name-complex="Dosis"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Dosis" fo:font-size="12pt" fo:letter-spacing="normal" fo:font-style="normal" style:text-underline-style="none" fo:font-weight="bold" style:font-name-asian="Dosis" style:font-size-asian="12pt" style:font-style-asian="normal" style:font-weight-asian="bold" style:font-name-complex="Dosis"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Dosis" fo:font-size="12pt" fo:letter-spacing="normal" fo:font-style="italic" style:text-underline-style="none" fo:font-weight="normal" style:font-name-asian="Dosis" style:font-size-asian="12pt" style:font-style-asian="italic" style:font-weight-asian="normal" style:font-name-complex="Dosis" style:font-size-complex="12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Dosis" fo:font-size="12pt" fo:letter-spacing="normal" fo:font-style="normal" style:text-underline-style="none" fo:font-weight="normal" style:font-name-asian="Dosis" style:font-size-asian="12pt" style:font-style-asian="normal" style:font-weight-asian="normal" style:font-name-complex="Dosis" style:font-size-complex="12pt" style:font-style-complex="normal" style:font-weight-complex="normal"/>
    </style:style>
    <style:style style:name="T20" style:family="text">
      <style:text-properties fo:font-variant="normal" fo:text-transform="none" fo:color="#1b1c1d" style:text-line-through-style="none" style:text-line-through-type="none" style:text-position="0% 100%" style:font-name="DM Sans" fo:font-size="12pt" fo:letter-spacing="normal" fo:font-style="normal" style:text-underline-style="none" fo:font-weight="normal" style:font-name-asian="DM Sans" style:font-size-asian="12pt" style:font-style-asian="normal" style:font-weight-asian="normal" style:font-name-complex="DM Sans" style:font-size-complex="12pt" style:font-style-complex="normal" style:font-weight-complex="normal"/>
    </style:style>
    <style:style style:name="T21" style:family="text">
      <style:text-properties fo:font-variant="normal" fo:text-transform="none" fo:color="#1b1c1d" style:text-line-through-style="none" style:text-line-through-type="none" style:text-position="0% 100%" style:font-name="DM Sans" fo:font-size="10pt" fo:letter-spacing="normal" fo:font-style="normal" style:text-underline-style="none" fo:font-weight="normal" style:font-name-asian="DM Sans" style:font-size-asian="10pt" style:font-style-asian="normal" style:font-weight-asian="normal" style:font-name-complex="DM Sans" style:font-size-complex="1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DM Sans" fo:font-size="12pt" fo:letter-spacing="normal" fo:font-style="normal" style:text-underline-style="none" fo:font-weight="normal" style:font-name-asian="DM Sans" style:font-size-asian="12pt" style:font-style-asian="normal" style:font-weight-asian="normal" style:font-name-complex="DM Sans"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DM Sans" fo:font-size="10pt" fo:letter-spacing="normal" fo:font-style="normal" style:text-underline-style="none" fo:font-weight="normal" style:font-name-asian="DM Sans" style:font-size-asian="10pt" style:font-style-asian="normal" style:font-weight-asian="normal" style:font-name-complex="DM Sans" style:font-size-complex="10pt" style:font-style-complex="normal" style:font-weight-complex="normal"/>
    </style:style>
    <style:style style:name="T24" style:family="text">
      <style:text-properties fo:font-variant="normal" fo:text-transform="none" fo:color="#191919" style:text-line-through-style="none" style:text-line-through-type="none" style:text-position="0% 100%" style:font-name="DM Sans" fo:font-size="10pt" fo:letter-spacing="normal" fo:font-style="italic" style:text-underline-style="none" fo:font-weight="normal" style:font-name-asian="DM Sans" style:font-size-asian="10pt" style:font-style-asian="italic" style:font-weight-asian="normal" style:font-name-complex="DM Sans" style:font-size-complex="10pt" style:font-style-complex="italic" style:font-weight-complex="normal"/>
    </style:style>
    <style:style style:name="T25" style:family="text">
      <style:text-properties fo:font-variant="normal" fo:text-transform="none" fo:color="#191919" style:text-line-through-style="none" style:text-line-through-type="none" style:text-position="0% 100%" style:font-name="Dosis" fo:font-size="14pt" fo:letter-spacing="normal" fo:font-style="normal" style:text-underline-style="none" fo:font-weight="bold" style:font-name-asian="Dosis" style:font-size-asian="14pt" style:font-style-asian="normal" style:font-weight-asian="bold" style:font-name-complex="Dosis" style:font-size-complex="14pt" style:font-style-complex="normal" style:font-weight-complex="bold"/>
    </style:style>
    <style:style style:name="T2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7" style:family="text">
      <style:text-properties fo:font-variant="normal" fo:text-transform="none" fo:color="#191919" style:text-line-through-style="none" style:text-line-through-type="none" style:text-position="0% 100%" style:font-name="Dosis" fo:font-size="60pt" fo:letter-spacing="normal" fo:font-style="normal" style:text-underline-style="none" fo:font-weight="bold" style:font-name-asian="Dosis" style:font-size-asian="60pt" style:font-style-asian="normal" style:font-weight-asian="bold" style:font-name-complex="Dosis" style:font-size-complex="60pt" style:font-style-complex="normal" style:font-weight-complex="bold"/>
    </style:style>
    <style:style style:name="T28" style:family="text">
      <style:text-properties fo:font-variant="normal" fo:text-transform="none" fo:color="#191919" style:text-line-through-style="none" style:text-line-through-type="none" style:text-position="0% 100%" style:font-name="DM Sans" fo:font-size="12pt" fo:letter-spacing="normal" fo:font-style="normal" style:text-underline-style="solid" style:text-underline-width="auto" style:text-underline-color="font-color" fo:font-weight="normal" style:font-name-asian="DM Sans" style:font-size-asian="12pt" style:font-style-asian="normal" style:font-weight-asian="normal" style:font-name-complex="DM Sans" style:font-size-complex="12pt" style:font-style-complex="normal" style:font-weight-complex="normal"/>
    </style:style>
    <text:list-style style:name="L1">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72cm" text:min-label-width="1.198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26cm" text:min-label-width="0.863cm"/>
        <style:text-properties style:font-name="DM Sans" fo:color="#1919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026cm" text:min-label-width="0.863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43cm" text:min-label-width="0.846cm"/>
        <style:text-properties fo:font-family="Anaheim" fo:color="#1919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043cm" text:min-label-width="0.84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19191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96;p33" presentation:style-name="pr1" draw:text-style-name="P2" draw:layer="layout" svg:width="12.637cm" svg:height="4.472cm" svg:x="11.187cm" svg:y="3.726cm" presentation:class="title" presentation:user-transformed="true">
          <draw:text-box>
            <text:p text:style-name="P1"><text:span text:style-name="T1">Base de conhecimento - Copilot CS</text:span></text:p>
          </draw:text-box>
        </draw:frame>
        <draw:frame draw:name="Google Shape;197;p33" presentation:style-name="pr2" draw:text-style-name="P3" draw:layer="layout" svg:width="12.231cm" svg:height="1.321cm" svg:x="11.187cm" svg:y="9.401cm" presentation:class="subtitle" presentation:user-transformed="true">
          <draw:text-box>
            <text:p text:style-name="P1"><text:span text:style-name="T2">Lucas Ferreira do Nascimento</text:span></text:p>
            <text:p text:style-name="P1"><text:span text:style-name="T3"><text:a xlink:href="mailto:lucaas.nf@gmail.com" xlink:type="simple">lucaas.nf@gmail.com</text:a></text:span></text:p>
            <text:p text:style-name="P1"><text:span text:style-name="T2">(19) 936203278</text:span></text:p>
            <text:p text:style-name="P1"><text:span text:style-name="T2"/></text:p>
          </draw:text-box>
        </draw:frame>
        <draw:custom-shape draw:name="Google Shape;198;p33" draw:style-name="gr1" draw:text-style-name="P4" draw:layer="layout" svg:width="0.006cm" svg:height="0.04cm" svg:x="21.045cm" svg:y="13.035cm">
          <text:p text:style-name="P26"><text:span text:style-name="T26"/></text:p>
          <draw:enhanced-geometry draw:mirror-horizontal="true" draw:mirror-vertical="false" drawooo:sub-view-size="32 184" draw:text-areas="0 0 ?f0 ?f1" svg:viewBox="0 0 0 0" draw:type="ooxml-non-primitive" draw:enhanced-path="M 1 1 L 1 1 31 183 31 183 1 1 Z N">
            <draw:equation draw:name="f0" draw:formula="logwidth"/>
            <draw:equation draw:name="f1" draw:formula="logheight"/>
          </draw:enhanced-geometry>
        </draw:custom-shape>
        <draw:custom-shape draw:name="Google Shape;199;p33" draw:style-name="gr1" draw:text-style-name="P4" draw:layer="layout" svg:width="0.193cm" svg:height="0.043cm" svg:x="22.137cm" svg:y="13.181cm">
          <text:p text:style-name="P26"><text:span text:style-name="T26"/></text:p>
          <draw:enhanced-geometry draw:mirror-horizontal="true" draw:mirror-vertical="false" drawooo:sub-view-size="870 199" draw:text-areas="0 0 ?f0 ?f1" svg:viewBox="0 0 0 0" draw:type="ooxml-non-primitive" draw:enhanced-path="M 16 1 L 16 1 1 199 1 199 16 1 Z M 869 1 L 869 1 854 199 854 199 869 1 Z N">
            <draw:equation draw:name="f0" draw:formula="logwidth"/>
            <draw:equation draw:name="f1" draw:formula="logheight"/>
          </draw:enhanced-geometry>
        </draw:custom-shape>
        <draw:custom-shape draw:name="Google Shape;200;p33" draw:style-name="gr2" draw:text-style-name="P5" draw:layer="layout" svg:width="0.053cm" svg:height="0.115cm" svg:x="21.967cm" svg:y="7.188cm">
          <text:p text:style-name="P26"><text:span text:style-name="T26"/></text:p>
          <draw:enhanced-geometry draw:mirror-horizontal="true" draw:mirror-vertical="false" drawooo:sub-view-size="244 519" draw:text-areas="0 0 ?f0 ?f1" svg:viewBox="0 0 0 0" draw:type="ooxml-non-primitive" draw:enhanced-path="M 229 457 L 229 518 229 518 229 457 Z M 0 0 L 244 183 244 183 0 0 Z N">
            <draw:equation draw:name="f0" draw:formula="logwidth"/>
            <draw:equation draw:name="f1" draw:formula="logheight"/>
          </draw:enhanced-geometry>
        </draw:custom-shape>
        <draw:custom-shape draw:name="Google Shape;201;p33" draw:style-name="gr2" draw:text-style-name="P5" draw:layer="layout" svg:width="0.149cm" svg:height="0.546cm" svg:x="21.58cm" svg:y="10.105cm">
          <text:p text:style-name="P26"><text:span text:style-name="T26"/></text:p>
          <draw:enhanced-geometry draw:mirror-horizontal="true" draw:mirror-vertical="false" drawooo:sub-view-size="671 2454" draw:text-areas="0 0 ?f0 ?f1" svg:viewBox="0 0 0 0" draw:type="ooxml-non-primitive" draw:enhanced-path="M 1 1 L 1 1 C 229 808 458 1662 671 2454 488 1662 260 808 1 1 Z N">
            <draw:equation draw:name="f0" draw:formula="logwidth"/>
            <draw:equation draw:name="f1" draw:formula="logheight"/>
          </draw:enhanced-geometry>
        </draw:custom-shape>
        <draw:custom-shape draw:name="Google Shape;202;p33" draw:style-name="gr1" draw:text-style-name="P4" draw:layer="layout" svg:width="0.006cm" svg:height="0.04cm" svg:x="8.18cm" svg:y="13.697cm">
          <text:p text:style-name="P26"><text:span text:style-name="T26"/></text:p>
          <draw:enhanced-geometry draw:mirror-horizontal="true" draw:mirror-vertical="false" drawooo:sub-view-size="32 184" draw:text-areas="0 0 ?f0 ?f1" svg:viewBox="0 0 0 0" draw:type="ooxml-non-primitive" draw:enhanced-path="M 1 1 L 1 1 31 183 31 183 1 1 Z N">
            <draw:equation draw:name="f0" draw:formula="logwidth"/>
            <draw:equation draw:name="f1" draw:formula="logheight"/>
          </draw:enhanced-geometry>
        </draw:custom-shape>
        <draw:custom-shape draw:name="Google Shape;203;p33" draw:style-name="gr1" draw:text-style-name="P4" draw:layer="layout" svg:width="0.193cm" svg:height="0.043cm" svg:x="9.271cm" svg:y="13.843cm">
          <text:p text:style-name="P26"><text:span text:style-name="T26"/></text:p>
          <draw:enhanced-geometry draw:mirror-horizontal="true" draw:mirror-vertical="false" drawooo:sub-view-size="870 199" draw:text-areas="0 0 ?f0 ?f1" svg:viewBox="0 0 0 0" draw:type="ooxml-non-primitive" draw:enhanced-path="M 16 1 L 16 1 1 199 1 199 16 1 Z M 869 1 L 869 1 854 199 854 199 869 1 Z N">
            <draw:equation draw:name="f0" draw:formula="logwidth"/>
            <draw:equation draw:name="f1" draw:formula="logheight"/>
          </draw:enhanced-geometry>
        </draw:custom-shape>
        <draw:custom-shape draw:name="Google Shape;204;p33" draw:style-name="gr2" draw:text-style-name="P5" draw:layer="layout" svg:width="0.053cm" svg:height="0.115cm" svg:x="9.102cm" svg:y="7.85cm">
          <text:p text:style-name="P26"><text:span text:style-name="T26"/></text:p>
          <draw:enhanced-geometry draw:mirror-horizontal="true" draw:mirror-vertical="false" drawooo:sub-view-size="244 519" draw:text-areas="0 0 ?f0 ?f1" svg:viewBox="0 0 0 0" draw:type="ooxml-non-primitive" draw:enhanced-path="M 229 457 L 229 518 229 518 229 457 Z M 0 0 L 244 183 244 183 0 0 Z N">
            <draw:equation draw:name="f0" draw:formula="logwidth"/>
            <draw:equation draw:name="f1" draw:formula="logheight"/>
          </draw:enhanced-geometry>
        </draw:custom-shape>
        <draw:custom-shape draw:name="Google Shape;205;p33" draw:style-name="gr2" draw:text-style-name="P5" draw:layer="layout" svg:width="0.149cm" svg:height="0.546cm" svg:x="8.715cm" svg:y="10.766cm">
          <text:p text:style-name="P26"><text:span text:style-name="T26"/></text:p>
          <draw:enhanced-geometry draw:mirror-horizontal="true" draw:mirror-vertical="false" drawooo:sub-view-size="671 2454" draw:text-areas="0 0 ?f0 ?f1" svg:viewBox="0 0 0 0" draw:type="ooxml-non-primitive" draw:enhanced-path="M 1 1 L 1 1 C 229 808 458 1662 671 2454 488 1662 260 808 1 1 Z N">
            <draw:equation draw:name="f0" draw:formula="logwidth"/>
            <draw:equation draw:name="f1" draw:formula="logheight"/>
          </draw:enhanced-geometry>
        </draw:custom-shape>
        <draw:frame draw:name="Google Shape;206;p33" draw:style-name="gr3" draw:text-style-name="P6" draw:layer="layout" svg:width="7.551cm" svg:height="0.546cm" draw:transform="rotate (-3.14159265358979) translate (23.016cm 9.073cm)">
          <draw:image xlink:href="Pictures/10000201000002890000002F9B61A6A64B0F145F.png" xlink:type="simple" xlink:show="embed" xlink:actuate="onLoad">
            <text:p/>
          </draw:image>
        </draw:frame>
        <draw:g draw:name="Google Shape;207;p33">
          <draw:g draw:name="Google Shape;208;p33">
            <draw:g draw:name="Google Shape;209;p33">
              <draw:custom-shape draw:name="Google Shape;210;p33" draw:style-name="gr4" draw:text-style-name="P7" draw:layer="layout" svg:width="5.235cm" svg:height="3.977cm" svg:x="2.155cm" svg:y="3.249cm">
                <text:p text:style-name="P26"><text:span text:style-name="T26"/></text:p>
                <draw:enhanced-geometry draw:mirror-horizontal="false" draw:mirror-vertical="false" drawooo:sub-view-size="27471 20874" draw:text-areas="0 0 ?f0 ?f1" svg:viewBox="0 0 0 0" draw:type="ooxml-non-primitive" draw:enhanced-path="M 0 0 L 0 20873 27471 20873 27471 0 Z N">
                  <draw:equation draw:name="f0" draw:formula="logwidth"/>
                  <draw:equation draw:name="f1" draw:formula="logheight"/>
                </draw:enhanced-geometry>
              </draw:custom-shape>
              <draw:custom-shape draw:name="Google Shape;211;p33" draw:style-name="gr4" draw:text-style-name="P7" draw:layer="layout" svg:width="5.148cm" svg:height="0.237cm" svg:x="2.082cm" svg:y="7.228cm">
                <text:p text:style-name="P26"><text:span text:style-name="T26"/></text:p>
                <draw:enhanced-geometry draw:mirror-horizontal="false" draw:mirror-vertical="false" drawooo:sub-view-size="27014 1250" draw:text-areas="0 0 ?f0 ?f1" svg:viewBox="0 0 0 0" draw:type="ooxml-non-primitive" draw:enhanced-path="M 0 0 L 0 1250 27014 1250 27014 0 Z N">
                  <draw:equation draw:name="f0" draw:formula="logwidth"/>
                  <draw:equation draw:name="f1" draw:formula="logheight"/>
                </draw:enhanced-geometry>
              </draw:custom-shape>
              <draw:custom-shape draw:name="Google Shape;212;p33" draw:style-name="gr4" draw:text-style-name="P7" draw:layer="layout" svg:width="0.028cm" svg:height="3.188cm" svg:x="2.463cm" svg:y="3.598cm">
                <text:p text:style-name="P26"><text:span text:style-name="T26"/></text:p>
                <draw:enhanced-geometry draw:mirror-horizontal="false" draw:mirror-vertical="false" drawooo:sub-view-size="153 16730" draw:text-areas="0 0 ?f0 ?f1" svg:viewBox="0 0 0 0" draw:type="ooxml-non-primitive" draw:enhanced-path="M 77 0 C 31 0 0 31 0 77 L 0 16653 C 0 16699 31 16729 77 16729 107 16729 153 16699 153 16653 L 153 77 C 153 31 107 0 77 0 Z N">
                  <draw:equation draw:name="f0" draw:formula="logwidth"/>
                  <draw:equation draw:name="f1" draw:formula="logheight"/>
                </draw:enhanced-geometry>
              </draw:custom-shape>
              <draw:custom-shape draw:name="Google Shape;213;p33" draw:style-name="gr4" draw:text-style-name="P7" draw:layer="layout" svg:width="0.031cm" svg:height="0.284cm" svg:x="2.463cm" svg:y="3.598cm">
                <text:p text:style-name="P26"><text:span text:style-name="T26"/></text:p>
                <draw:enhanced-geometry draw:mirror-horizontal="false" draw:mirror-vertical="false" drawooo:sub-view-size="168 1494" draw:text-areas="0 0 ?f0 ?f1" svg:viewBox="0 0 0 0" draw:type="ooxml-non-primitive" draw:enhanced-path="M 77 0 C 31 0 0 31 0 77 L 0 1493 168 1493 168 77 C 153 16 107 0 77 0 Z N">
                  <draw:equation draw:name="f0" draw:formula="logwidth"/>
                  <draw:equation draw:name="f1" draw:formula="logheight"/>
                </draw:enhanced-geometry>
              </draw:custom-shape>
              <draw:custom-shape draw:name="Google Shape;214;p33" draw:style-name="gr4" draw:text-style-name="P7" draw:layer="layout" svg:width="0.031cm" svg:height="0.33cm" svg:x="2.46cm" svg:y="4.094cm">
                <text:p text:style-name="P26"><text:span text:style-name="T26"/></text:p>
                <draw:enhanced-geometry draw:mirror-horizontal="false" draw:mirror-vertical="false" drawooo:sub-view-size="168 1738" draw:text-areas="0 0 ?f0 ?f1" svg:viewBox="0 0 0 0" draw:type="ooxml-non-primitive" draw:enhanced-path="M 0 1 L 0 1738 168 1738 168 1 Z N">
                  <draw:equation draw:name="f0" draw:formula="logwidth"/>
                  <draw:equation draw:name="f1" draw:formula="logheight"/>
                </draw:enhanced-geometry>
              </draw:custom-shape>
              <draw:custom-shape draw:name="Google Shape;215;p33" draw:style-name="gr4" draw:text-style-name="P7" draw:layer="layout" svg:width="0.031cm" svg:height="0.33cm" svg:x="2.46cm" svg:y="4.634cm">
                <text:p text:style-name="P26"><text:span text:style-name="T26"/></text:p>
                <draw:enhanced-geometry draw:mirror-horizontal="false" draw:mirror-vertical="false" drawooo:sub-view-size="168 1738" draw:text-areas="0 0 ?f0 ?f1" svg:viewBox="0 0 0 0" draw:type="ooxml-non-primitive" draw:enhanced-path="M 0 1 L 0 1737 168 1737 168 1 Z N">
                  <draw:equation draw:name="f0" draw:formula="logwidth"/>
                  <draw:equation draw:name="f1" draw:formula="logheight"/>
                </draw:enhanced-geometry>
              </draw:custom-shape>
              <draw:custom-shape draw:name="Google Shape;216;p33" draw:style-name="gr4" draw:text-style-name="P7" draw:layer="layout" svg:width="0.031cm" svg:height="0.327cm" svg:x="2.46cm" svg:y="5.175cm">
                <text:p text:style-name="P26"><text:span text:style-name="T26"/></text:p>
                <draw:enhanced-geometry draw:mirror-horizontal="false" draw:mirror-vertical="false" drawooo:sub-view-size="168 1723" draw:text-areas="0 0 ?f0 ?f1" svg:viewBox="0 0 0 0" draw:type="ooxml-non-primitive" draw:enhanced-path="M 0 0 L 0 1722 168 1722 168 0 Z N">
                  <draw:equation draw:name="f0" draw:formula="logwidth"/>
                  <draw:equation draw:name="f1" draw:formula="logheight"/>
                </draw:enhanced-geometry>
              </draw:custom-shape>
              <draw:custom-shape draw:name="Google Shape;217;p33" draw:style-name="gr4" draw:text-style-name="P7" draw:layer="layout" svg:width="0.031cm" svg:height="0.324cm" svg:x="2.46cm" svg:y="5.718cm">
                <text:p text:style-name="P26"><text:span text:style-name="T26"/></text:p>
                <draw:enhanced-geometry draw:mirror-horizontal="false" draw:mirror-vertical="false" drawooo:sub-view-size="168 1707" draw:text-areas="0 0 ?f0 ?f1" svg:viewBox="0 0 0 0" draw:type="ooxml-non-primitive" draw:enhanced-path="M 0 1 L 0 1707 168 1707 168 1 Z N">
                  <draw:equation draw:name="f0" draw:formula="logwidth"/>
                  <draw:equation draw:name="f1" draw:formula="logheight"/>
                </draw:enhanced-geometry>
              </draw:custom-shape>
              <draw:custom-shape draw:name="Google Shape;218;p33" draw:style-name="gr4" draw:text-style-name="P7" draw:layer="layout" svg:width="0.031cm" svg:height="0.327cm" svg:x="2.46cm" svg:y="6.255cm">
                <text:p text:style-name="P26"><text:span text:style-name="T26"/></text:p>
                <draw:enhanced-geometry draw:mirror-horizontal="false" draw:mirror-vertical="false" drawooo:sub-view-size="168 1722" draw:text-areas="0 0 ?f0 ?f1" svg:viewBox="0 0 0 0" draw:type="ooxml-non-primitive" draw:enhanced-path="M 0 0 L 0 1722 168 1722 168 0 Z N">
                  <draw:equation draw:name="f0" draw:formula="logwidth"/>
                  <draw:equation draw:name="f1" draw:formula="logheight"/>
                </draw:enhanced-geometry>
              </draw:custom-shape>
            </draw:g>
            <draw:custom-shape draw:name="Google Shape;219;p33" draw:style-name="gr4" draw:text-style-name="P7" draw:layer="layout" svg:width="5.148cm" svg:height="3.977cm" svg:x="2.082cm" svg:y="3.249cm">
              <text:p text:style-name="P26"><text:span text:style-name="T26"/></text:p>
              <draw:enhanced-geometry draw:mirror-horizontal="false" draw:mirror-vertical="false" drawooo:sub-view-size="27014 20874" draw:text-areas="0 0 ?f0 ?f1" svg:viewBox="0 0 0 0" draw:type="ooxml-non-primitive" draw:enhanced-path="M 0 0 L 0 20873 27014 20873 27014 0 Z N">
                <draw:equation draw:name="f0" draw:formula="logwidth"/>
                <draw:equation draw:name="f1" draw:formula="logheight"/>
              </draw:enhanced-geometry>
            </draw:custom-shape>
            <draw:custom-shape draw:name="Google Shape;220;p33" draw:style-name="gr5" draw:text-style-name="P8" draw:layer="layout" svg:width="4.793cm" svg:height="3.536cm" svg:x="2.375cm" svg:y="3.467cm">
              <text:p text:style-name="P26"><text:span text:style-name="T26"/></text:p>
              <draw:enhanced-geometry draw:mirror-horizontal="false" draw:mirror-vertical="false" drawooo:sub-view-size="25155 18559" draw:text-areas="0 0 ?f0 ?f1" svg:viewBox="0 0 0 0" draw:type="ooxml-non-primitive" draw:enhanced-path="M 0 1 L 0 18558 25155 18558 25155 1 Z N">
                <draw:equation draw:name="f0" draw:formula="logwidth"/>
                <draw:equation draw:name="f1" draw:formula="logheight"/>
              </draw:enhanced-geometry>
            </draw:custom-shape>
            <draw:custom-shape draw:name="Google Shape;221;p33" draw:style-name="gr5" draw:text-style-name="P8" draw:layer="layout" svg:width="5.235cm" svg:height="0.237cm" svg:x="2.416cm" svg:y="7.228cm">
              <text:p text:style-name="P26"><text:span text:style-name="T26"/></text:p>
              <draw:enhanced-geometry draw:mirror-horizontal="false" draw:mirror-vertical="false" drawooo:sub-view-size="27471 1250" draw:text-areas="0 0 ?f0 ?f1" svg:viewBox="0 0 0 0" draw:type="ooxml-non-primitive" draw:enhanced-path="M 1 0 L 1 1250 27471 1250 27471 0 Z N">
                <draw:equation draw:name="f0" draw:formula="logwidth"/>
                <draw:equation draw:name="f1" draw:formula="logheight"/>
              </draw:enhanced-geometry>
            </draw:custom-shape>
            <draw:g draw:name="Google Shape;222;p33">
              <draw:custom-shape draw:name="Google Shape;223;p33" draw:style-name="gr6" draw:text-style-name="P9" draw:layer="layout" svg:width="0.22cm" svg:height="0.31cm" svg:x="7.17cm" svg:y="3.554cm">
                <text:p text:style-name="P26"><text:span text:style-name="T26"/></text:p>
                <draw:enhanced-geometry draw:mirror-horizontal="false" draw:mirror-vertical="false" drawooo:sub-view-size="1159 1632" draw:text-areas="0 0 ?f0 ?f1" svg:viewBox="0 0 0 0" draw:type="ooxml-non-primitive" draw:enhanced-path="M 1 1 L 1 1631 C 382 1555 763 1494 1159 1463 L 1159 1 Z N">
                  <draw:equation draw:name="f0" draw:formula="logwidth"/>
                  <draw:equation draw:name="f1" draw:formula="logheight"/>
                </draw:enhanced-geometry>
              </draw:custom-shape>
              <draw:custom-shape draw:name="Google Shape;224;p33" draw:style-name="gr6" draw:text-style-name="P9" draw:layer="layout" svg:width="1.614cm" svg:height="0.327cm" svg:x="5.529cm" svg:y="3.554cm">
                <text:p text:style-name="P26"><text:span text:style-name="T26"/></text:p>
                <draw:enhanced-geometry draw:mirror-horizontal="false" draw:mirror-vertical="false" drawooo:sub-view-size="8472 1723" draw:text-areas="0 0 ?f0 ?f1" svg:viewBox="0 0 0 0" draw:type="ooxml-non-primitive" draw:enhanced-path="M 305 1 L 0 1722 8167 1722 C 8274 1707 8365 1692 8472 1677 L 8472 1 Z N">
                  <draw:equation draw:name="f0" draw:formula="logwidth"/>
                  <draw:equation draw:name="f1" draw:formula="logheight"/>
                </draw:enhanced-geometry>
              </draw:custom-shape>
              <draw:custom-shape draw:name="Google Shape;225;p33" draw:style-name="gr6" draw:text-style-name="P9" draw:layer="layout" svg:width="0.104cm" svg:height="0.327cm" svg:x="2.271cm" svg:y="3.554cm">
                <text:p text:style-name="P26"><text:span text:style-name="T26"/></text:p>
                <draw:enhanced-geometry draw:mirror-horizontal="false" draw:mirror-vertical="false" drawooo:sub-view-size="550 1723" draw:text-areas="0 0 ?f0 ?f1" svg:viewBox="0 0 0 0" draw:type="ooxml-non-primitive" draw:enhanced-path="M 1 1 L 92 1722 549 1722 549 1 Z N">
                  <draw:equation draw:name="f0" draw:formula="logwidth"/>
                  <draw:equation draw:name="f1" draw:formula="logheight"/>
                </draw:enhanced-geometry>
              </draw:custom-shape>
              <draw:custom-shape draw:name="Google Shape;226;p33" draw:style-name="gr6" draw:text-style-name="P9" draw:layer="layout" svg:width="2.839cm" svg:height="0.327cm" svg:x="2.373cm" svg:y="3.554cm">
                <text:p text:style-name="P26"><text:span text:style-name="T26"/></text:p>
                <draw:enhanced-geometry draw:mirror-horizontal="false" draw:mirror-vertical="false" drawooo:sub-view-size="14901 1723" draw:text-areas="0 0 ?f0 ?f1" svg:viewBox="0 0 0 0" draw:type="ooxml-non-primitive" draw:enhanced-path="M 0 1 L 0 1722 457 1722 457 306 C 457 260 488 229 533 229 564 229 609 260 609 306 L 609 1722 8502 1722 8806 1 Z M 13819 1 L 13514 1722 14596 1722 14901 1 Z N">
                  <draw:equation draw:name="f0" draw:formula="logwidth"/>
                  <draw:equation draw:name="f1" draw:formula="logheight"/>
                </draw:enhanced-geometry>
              </draw:custom-shape>
              <draw:custom-shape draw:name="Google Shape;227;p33" draw:style-name="gr6" draw:text-style-name="P9" draw:layer="layout" svg:width="1.013cm" svg:height="0.327cm" svg:x="3.996cm" svg:y="3.554cm">
                <text:p text:style-name="P26"><text:span text:style-name="T26"/></text:p>
                <draw:enhanced-geometry draw:mirror-horizontal="false" draw:mirror-vertical="false" drawooo:sub-view-size="5319 1723" draw:text-areas="0 0 ?f0 ?f1" svg:viewBox="0 0 0 0" draw:type="ooxml-non-primitive" draw:enhanced-path="M 290 1 L 1 1722 5014 1722 5318 1 Z N">
                  <draw:equation draw:name="f0" draw:formula="logwidth"/>
                  <draw:equation draw:name="f1" draw:formula="logheight"/>
                </draw:enhanced-geometry>
              </draw:custom-shape>
              <draw:custom-shape draw:name="Google Shape;228;p33" draw:style-name="gr6" draw:text-style-name="P9" draw:layer="layout" svg:width="0.432cm" svg:height="0.327cm" svg:x="5.155cm" svg:y="3.554cm">
                <text:p text:style-name="P26"><text:span text:style-name="T26"/></text:p>
                <draw:enhanced-geometry draw:mirror-horizontal="false" draw:mirror-vertical="false" drawooo:sub-view-size="2271 1723" draw:text-areas="0 0 ?f0 ?f1" svg:viewBox="0 0 0 0" draw:type="ooxml-non-primitive" draw:enhanced-path="M 305 1 L 0 1722 1965 1722 2270 1 Z N">
                  <draw:equation draw:name="f0" draw:formula="logwidth"/>
                  <draw:equation draw:name="f1" draw:formula="logheight"/>
                </draw:enhanced-geometry>
              </draw:custom-shape>
              <draw:custom-shape draw:name="Google Shape;229;p33" draw:style-name="gr6" draw:text-style-name="P9" draw:layer="layout" svg:width="4.021cm" svg:height="0.33cm" svg:x="2.494cm" svg:y="4.094cm">
                <text:p text:style-name="P26"><text:span text:style-name="T26"/></text:p>
                <draw:enhanced-geometry draw:mirror-horizontal="false" draw:mirror-vertical="false" drawooo:sub-view-size="21103 1738" draw:text-areas="0 0 ?f0 ?f1" svg:viewBox="0 0 0 0" draw:type="ooxml-non-primitive" draw:enhanced-path="M 1 1 L 1 1738 7406 1738 7695 1 Z M 12692 1 L 12388 1738 13470 1738 13774 1 Z M 15740 1 L 15435 1738 18558 1738 C 19335 1052 20189 473 21103 1 Z N">
                  <draw:equation draw:name="f0" draw:formula="logwidth"/>
                  <draw:equation draw:name="f1" draw:formula="logheight"/>
                </draw:enhanced-geometry>
              </draw:custom-shape>
              <draw:custom-shape draw:name="Google Shape;230;p33" draw:style-name="gr6" draw:text-style-name="P9" draw:layer="layout" svg:width="1.013cm" svg:height="0.33cm" svg:x="3.903cm" svg:y="4.094cm">
                <text:p text:style-name="P26"><text:span text:style-name="T26"/></text:p>
                <draw:enhanced-geometry draw:mirror-horizontal="false" draw:mirror-vertical="false" drawooo:sub-view-size="5318 1738" draw:text-areas="0 0 ?f0 ?f1" svg:viewBox="0 0 0 0" draw:type="ooxml-non-primitive" draw:enhanced-path="M 305 1 L 0 1738 5013 1738 5318 1 Z N">
                  <draw:equation draw:name="f0" draw:formula="logwidth"/>
                  <draw:equation draw:name="f1" draw:formula="logheight"/>
                </draw:enhanced-geometry>
              </draw:custom-shape>
              <draw:custom-shape draw:name="Google Shape;231;p33" draw:style-name="gr6" draw:text-style-name="P9" draw:layer="layout" svg:width="0.104cm" svg:height="0.33cm" svg:x="2.271cm" svg:y="4.094cm">
                <text:p text:style-name="P26"><text:span text:style-name="T26"/></text:p>
                <draw:enhanced-geometry draw:mirror-horizontal="false" draw:mirror-vertical="false" drawooo:sub-view-size="550 1738" draw:text-areas="0 0 ?f0 ?f1" svg:viewBox="0 0 0 0" draw:type="ooxml-non-primitive" draw:enhanced-path="M 1 1 L 92 1738 549 1738 549 1 Z N">
                  <draw:equation draw:name="f0" draw:formula="logwidth"/>
                  <draw:equation draw:name="f1" draw:formula="logheight"/>
                </draw:enhanced-geometry>
              </draw:custom-shape>
              <draw:custom-shape draw:name="Google Shape;232;p33" draw:style-name="gr6" draw:text-style-name="P9" draw:layer="layout" svg:width="0.083cm" svg:height="0.33cm" svg:x="2.375cm" svg:y="4.094cm">
                <text:p text:style-name="P26"><text:span text:style-name="T26"/></text:p>
                <draw:enhanced-geometry draw:mirror-horizontal="false" draw:mirror-vertical="false" drawooo:sub-view-size="443 1738" draw:text-areas="0 0 ?f0 ?f1" svg:viewBox="0 0 0 0" draw:type="ooxml-non-primitive" draw:enhanced-path="M 0 1 L 0 1738 442 1738 442 1 Z N">
                  <draw:equation draw:name="f0" draw:formula="logwidth"/>
                  <draw:equation draw:name="f1" draw:formula="logheight"/>
                </draw:enhanced-geometry>
              </draw:custom-shape>
              <draw:custom-shape draw:name="Google Shape;233;p33" draw:style-name="gr6" draw:text-style-name="P9" draw:layer="layout" svg:width="0.429cm" svg:height="0.33cm" svg:x="5.064cm" svg:y="4.094cm">
                <text:p text:style-name="P26"><text:span text:style-name="T26"/></text:p>
                <draw:enhanced-geometry draw:mirror-horizontal="false" draw:mirror-vertical="false" drawooo:sub-view-size="2256 1738" draw:text-areas="0 0 ?f0 ?f1" svg:viewBox="0 0 0 0" draw:type="ooxml-non-primitive" draw:enhanced-path="M 290 1 L 1 1738 1951 1738 2256 1 Z N">
                  <draw:equation draw:name="f0" draw:formula="logwidth"/>
                  <draw:equation draw:name="f1" draw:formula="logheight"/>
                </draw:enhanced-geometry>
              </draw:custom-shape>
              <draw:custom-shape draw:name="Google Shape;234;p33" draw:style-name="gr6" draw:text-style-name="P9" draw:layer="layout" svg:width="3.324cm" svg:height="0.33cm" svg:x="2.492cm" svg:y="4.634cm">
                <text:p text:style-name="P26"><text:span text:style-name="T26"/></text:p>
                <draw:enhanced-geometry draw:mirror-horizontal="false" draw:mirror-vertical="false" drawooo:sub-view-size="17446 1738" draw:text-areas="0 0 ?f0 ?f1" svg:viewBox="0 0 0 0" draw:type="ooxml-non-primitive" draw:enhanced-path="M 1 1 L 1 1737 4800 1737 C 4754 1280 4648 808 4526 458 L 4526 458 5714 1280 5988 1463 C 5973 1570 5973 1646 5973 1737 L 6918 1737 7223 1 Z M 12220 1 L 11915 1737 13012 1737 13317 1 Z M 15267 1 L 14962 1737 16151 1737 C 16516 1128 16943 534 17446 1 Z N">
                  <draw:equation draw:name="f0" draw:formula="logwidth"/>
                  <draw:equation draw:name="f1" draw:formula="logheight"/>
                </draw:enhanced-geometry>
              </draw:custom-shape>
              <draw:custom-shape draw:name="Google Shape;235;p33" draw:style-name="gr6" draw:text-style-name="P9" draw:layer="layout" svg:width="1.01cm" svg:height="0.33cm" svg:x="3.81cm" svg:y="4.634cm">
                <text:p text:style-name="P26"><text:span text:style-name="T26"/></text:p>
                <draw:enhanced-geometry draw:mirror-horizontal="false" draw:mirror-vertical="false" drawooo:sub-view-size="5303 1738" draw:text-areas="0 0 ?f0 ?f1" svg:viewBox="0 0 0 0" draw:type="ooxml-non-primitive" draw:enhanced-path="M 306 1 L 1 1737 4998 1737 5303 1 Z N">
                  <draw:equation draw:name="f0" draw:formula="logwidth"/>
                  <draw:equation draw:name="f1" draw:formula="logheight"/>
                </draw:enhanced-geometry>
              </draw:custom-shape>
              <draw:custom-shape draw:name="Google Shape;236;p33" draw:style-name="gr6" draw:text-style-name="P9" draw:layer="layout" svg:width="0.104cm" svg:height="0.33cm" svg:x="2.271cm" svg:y="4.634cm">
                <text:p text:style-name="P26"><text:span text:style-name="T26"/></text:p>
                <draw:enhanced-geometry draw:mirror-horizontal="false" draw:mirror-vertical="false" drawooo:sub-view-size="550 1738" draw:text-areas="0 0 ?f0 ?f1" svg:viewBox="0 0 0 0" draw:type="ooxml-non-primitive" draw:enhanced-path="M 1 1 L 92 1737 549 1737 549 1 Z N">
                  <draw:equation draw:name="f0" draw:formula="logwidth"/>
                  <draw:equation draw:name="f1" draw:formula="logheight"/>
                </draw:enhanced-geometry>
              </draw:custom-shape>
              <draw:custom-shape draw:name="Google Shape;237;p33" draw:style-name="gr6" draw:text-style-name="P9" draw:layer="layout" svg:width="0.083cm" svg:height="0.33cm" svg:x="2.375cm" svg:y="4.634cm">
                <text:p text:style-name="P26"><text:span text:style-name="T26"/></text:p>
                <draw:enhanced-geometry draw:mirror-horizontal="false" draw:mirror-vertical="false" drawooo:sub-view-size="443 1738" draw:text-areas="0 0 ?f0 ?f1" svg:viewBox="0 0 0 0" draw:type="ooxml-non-primitive" draw:enhanced-path="M 0 1 L 0 1737 442 1737 442 1 Z N">
                  <draw:equation draw:name="f0" draw:formula="logwidth"/>
                  <draw:equation draw:name="f1" draw:formula="logheight"/>
                </draw:enhanced-geometry>
              </draw:custom-shape>
              <draw:custom-shape draw:name="Google Shape;238;p33" draw:style-name="gr6" draw:text-style-name="P9" draw:layer="layout" svg:width="0.426cm" svg:height="0.33cm" svg:x="4.972cm" svg:y="4.634cm">
                <text:p text:style-name="P26"><text:span text:style-name="T26"/></text:p>
                <draw:enhanced-geometry draw:mirror-horizontal="false" draw:mirror-vertical="false" drawooo:sub-view-size="2240 1738" draw:text-areas="0 0 ?f0 ?f1" svg:viewBox="0 0 0 0" draw:type="ooxml-non-primitive" draw:enhanced-path="M 305 1 L 0 1737 1950 1737 2240 1 Z N">
                  <draw:equation draw:name="f0" draw:formula="logwidth"/>
                  <draw:equation draw:name="f1" draw:formula="logheight"/>
                </draw:enhanced-geometry>
              </draw:custom-shape>
              <draw:custom-shape draw:name="Google Shape;239;p33" draw:style-name="gr6" draw:text-style-name="P9" draw:layer="layout" svg:width="2.961cm" svg:height="0.33cm" svg:x="2.492cm" svg:y="5.175cm">
                <text:p text:style-name="P26"><text:span text:style-name="T26"/></text:p>
                <draw:enhanced-geometry draw:mirror-horizontal="false" draw:mirror-vertical="false" drawooo:sub-view-size="15542 1738" draw:text-areas="0 0 ?f0 ?f1" svg:viewBox="0 0 0 0" draw:type="ooxml-non-primitive" draw:enhanced-path="M 1 0 L 1 1737 3200 1737 C 3094 1341 2987 915 2850 518 2850 518 3459 336 4145 199 4282 183 4419 138 4571 122 L 4587 122 C 4602 77 4632 46 4663 0 Z M 11732 0 L 11428 1737 12022 1737 C 12052 1646 12113 1555 12144 1478 L 12525 1600 12814 0 Z M 14764 0 L 14460 1737 14871 1737 C 15069 1128 15267 564 15541 0 Z N">
                  <draw:equation draw:name="f0" draw:formula="logwidth"/>
                  <draw:equation draw:name="f1" draw:formula="logheight"/>
                </draw:enhanced-geometry>
              </draw:custom-shape>
              <draw:custom-shape draw:name="Google Shape;240;p33" draw:style-name="gr6" draw:text-style-name="P9" draw:layer="layout" svg:width="0.667cm" svg:height="0.327cm" svg:x="4.06cm" svg:y="5.175cm">
                <text:p text:style-name="P26"><text:span text:style-name="T26"/></text:p>
                <draw:enhanced-geometry draw:mirror-horizontal="false" draw:mirror-vertical="false" drawooo:sub-view-size="3505 1723" draw:text-areas="0 0 ?f0 ?f1" svg:viewBox="0 0 0 0" draw:type="ooxml-non-primitive" draw:enhanced-path="M 0 0 C 366 46 777 259 1128 671 1387 1021 1630 1356 1859 1722 L 3200 1722 3504 0 Z N">
                  <draw:equation draw:name="f0" draw:formula="logwidth"/>
                  <draw:equation draw:name="f1" draw:formula="logheight"/>
                </draw:enhanced-geometry>
              </draw:custom-shape>
              <draw:custom-shape draw:name="Google Shape;241;p33" draw:style-name="gr6" draw:text-style-name="P9" draw:layer="layout" svg:width="0.104cm" svg:height="0.327cm" svg:x="2.271cm" svg:y="5.175cm">
                <text:p text:style-name="P26"><text:span text:style-name="T26"/></text:p>
                <draw:enhanced-geometry draw:mirror-horizontal="false" draw:mirror-vertical="false" drawooo:sub-view-size="550 1723" draw:text-areas="0 0 ?f0 ?f1" svg:viewBox="0 0 0 0" draw:type="ooxml-non-primitive" draw:enhanced-path="M 1 0 L 92 1722 549 1722 549 0 Z N">
                  <draw:equation draw:name="f0" draw:formula="logwidth"/>
                  <draw:equation draw:name="f1" draw:formula="logheight"/>
                </draw:enhanced-geometry>
              </draw:custom-shape>
              <draw:custom-shape draw:name="Google Shape;242;p33" draw:style-name="gr6" draw:text-style-name="P9" draw:layer="layout" svg:width="0.083cm" svg:height="0.327cm" svg:x="2.375cm" svg:y="5.175cm">
                <text:p text:style-name="P26"><text:span text:style-name="T26"/></text:p>
                <draw:enhanced-geometry draw:mirror-horizontal="false" draw:mirror-vertical="false" drawooo:sub-view-size="443 1723" draw:text-areas="0 0 ?f0 ?f1" svg:viewBox="0 0 0 0" draw:type="ooxml-non-primitive" draw:enhanced-path="M 0 0 L 0 1722 442 1722 442 0 Z N">
                  <draw:equation draw:name="f0" draw:formula="logwidth"/>
                  <draw:equation draw:name="f1" draw:formula="logheight"/>
                </draw:enhanced-geometry>
              </draw:custom-shape>
              <draw:custom-shape draw:name="Google Shape;243;p33" draw:style-name="gr6" draw:text-style-name="P9" draw:layer="layout" svg:width="0.104cm" svg:height="0.324cm" svg:x="2.271cm" svg:y="5.718cm">
                <text:p text:style-name="P26"><text:span text:style-name="T26"/></text:p>
                <draw:enhanced-geometry draw:mirror-horizontal="false" draw:mirror-vertical="false" drawooo:sub-view-size="550 1707" draw:text-areas="0 0 ?f0 ?f1" svg:viewBox="0 0 0 0" draw:type="ooxml-non-primitive" draw:enhanced-path="M 1 1 L 92 1707 549 1707 549 1 Z N">
                  <draw:equation draw:name="f0" draw:formula="logwidth"/>
                  <draw:equation draw:name="f1" draw:formula="logheight"/>
                </draw:enhanced-geometry>
              </draw:custom-shape>
              <draw:custom-shape draw:name="Google Shape;244;p33" draw:style-name="gr6" draw:text-style-name="P9" draw:layer="layout" svg:width="2.906cm" svg:height="0.327cm" svg:x="2.373cm" svg:y="5.718cm">
                <text:p text:style-name="P26"><text:span text:style-name="T26"/></text:p>
                <draw:enhanced-geometry draw:mirror-horizontal="false" draw:mirror-vertical="false" drawooo:sub-view-size="15252 1723" draw:text-areas="0 0 ?f0 ?f1" svg:viewBox="0 0 0 0" draw:type="ooxml-non-primitive" draw:enhanced-path="M 11884 1 L 11777 549 C 11823 488 11854 412 11899 351 11945 229 12006 107 12082 1 Z M 12753 1113 L 12753 1113 C 12707 1174 12692 1250 12661 1311 L 12433 1707 12661 1707 12753 1113 Z M 0 1 L 0 1722 457 1722 457 1 Z M 625 1 L 625 1722 4312 1722 C 4281 1448 4236 1158 4205 854 4159 564 4114 275 4053 1 Z M 14901 1 L 14596 1722 15084 1722 C 15099 1143 15160 549 15251 1 Z N">
                  <draw:equation draw:name="f0" draw:formula="logwidth"/>
                  <draw:equation draw:name="f1" draw:formula="logheight"/>
                </draw:enhanced-geometry>
              </draw:custom-shape>
              <draw:custom-shape draw:name="Google Shape;245;p33" draw:style-name="gr6" draw:text-style-name="P9" draw:layer="layout" svg:width="0.388cm" svg:height="0.324cm" svg:x="4.248cm" svg:y="5.718cm">
                <text:p text:style-name="P26"><text:span text:style-name="T26"/></text:p>
                <draw:enhanced-geometry draw:mirror-horizontal="false" draw:mirror-vertical="false" drawooo:sub-view-size="2043 1707" draw:text-areas="0 0 ?f0 ?f1" svg:viewBox="0 0 0 0" draw:type="ooxml-non-primitive" draw:enhanced-path="M 1509 1 L 1204 199 C 1235 260 1280 336 1311 397 1387 549 1478 686 1555 839 L 1631 991 C 1753 854 1844 701 1935 549 L 2042 1 Z M 1448 1174 C 1448 1174 1437 1174 1433 1183 L 1433 1183 C 1439 1181 1444 1178 1448 1174 Z M 1433 1183 C 1427 1187 1420 1190 1415 1194 L 1415 1194 C 1419 1191 1425 1189 1433 1189 1433 1187 1433 1185 1433 1183 Z M 1415 1194 C 1413 1195 1412 1196 1411 1197 L 1411 1197 C 1412 1196 1413 1195 1415 1194 Z M 1411 1197 L 1411 1197 C 1406 1202 1402 1209 1402 1219 L 1402 1219 C 1402 1219 1402 1206 1411 1197 Z M 0 991 C 0 1219 16 1463 31 1707 L 473 1707 366 1539 92 1113 0 991 Z N">
                  <draw:equation draw:name="f0" draw:formula="logwidth"/>
                  <draw:equation draw:name="f1" draw:formula="logheight"/>
                </draw:enhanced-geometry>
              </draw:custom-shape>
              <draw:custom-shape draw:name="Google Shape;246;p33" draw:style-name="gr6" draw:text-style-name="P9" draw:layer="layout" svg:width="0.429cm" svg:height="0.327cm" svg:x="4.783cm" svg:y="5.718cm">
                <text:p text:style-name="P26"><text:span text:style-name="T26"/></text:p>
                <draw:enhanced-geometry draw:mirror-horizontal="false" draw:mirror-vertical="false" drawooo:sub-view-size="2256 1723" draw:text-areas="0 0 ?f0 ?f1" svg:viewBox="0 0 0 0" draw:type="ooxml-non-primitive" draw:enhanced-path="M 534 1 C 427 275 336 564 229 839 184 930 153 1021 92 1143 L 1 1722 1951 1722 2256 1 Z N">
                  <draw:equation draw:name="f0" draw:formula="logwidth"/>
                  <draw:equation draw:name="f1" draw:formula="logheight"/>
                </draw:enhanced-geometry>
              </draw:custom-shape>
              <draw:custom-shape draw:name="Google Shape;247;p33" draw:style-name="gr6" draw:text-style-name="P9" draw:layer="layout" svg:width="0.104cm" svg:height="0.327cm" svg:x="2.271cm" svg:y="6.255cm">
                <text:p text:style-name="P26"><text:span text:style-name="T26"/></text:p>
                <draw:enhanced-geometry draw:mirror-horizontal="false" draw:mirror-vertical="false" drawooo:sub-view-size="550 1722" draw:text-areas="0 0 ?f0 ?f1" svg:viewBox="0 0 0 0" draw:type="ooxml-non-primitive" draw:enhanced-path="M 1 0 L 92 1722 549 1722 549 0 Z N">
                  <draw:equation draw:name="f0" draw:formula="logwidth"/>
                  <draw:equation draw:name="f1" draw:formula="logheight"/>
                </draw:enhanced-geometry>
              </draw:custom-shape>
              <draw:custom-shape draw:name="Google Shape;248;p33" draw:style-name="gr6" draw:text-style-name="P9" draw:layer="layout" svg:width="2.877cm" svg:height="0.327cm" svg:x="2.373cm" svg:y="6.255cm">
                <text:p text:style-name="P26"><text:span text:style-name="T26"/></text:p>
                <draw:enhanced-geometry draw:mirror-horizontal="false" draw:mirror-vertical="false" drawooo:sub-view-size="15099 1722" draw:text-areas="0 0 ?f0 ?f1" svg:viewBox="0 0 0 0" draw:type="ooxml-non-primitive" draw:enhanced-path="M 0 0 L 0 1722 457 1722 457 0 Z M 625 0 L 625 1722 4540 1722 C 4525 1265 4479 732 4449 153 4449 92 4434 46 4434 0 Z M 11366 0 L 11061 1722 12143 1722 12448 0 Z M 14413 0 L 14109 1722 15099 1722 C 15084 1478 15084 1234 15084 1006 L 15084 0 Z N">
                  <draw:equation draw:name="f0" draw:formula="logwidth"/>
                  <draw:equation draw:name="f1" draw:formula="logheight"/>
                </draw:enhanced-geometry>
              </draw:custom-shape>
              <draw:custom-shape draw:name="Google Shape;249;p33" draw:style-name="gr6" draw:text-style-name="P9" draw:layer="layout" svg:width="0.281cm" svg:height="0.327cm" svg:x="4.26cm" svg:y="6.255cm">
                <text:p text:style-name="P26"><text:span text:style-name="T26"/></text:p>
                <draw:enhanced-geometry draw:mirror-horizontal="false" draw:mirror-vertical="false" drawooo:sub-view-size="1479 1722" draw:text-areas="0 0 ?f0 ?f1" svg:viewBox="0 0 0 0" draw:type="ooxml-non-primitive" draw:enhanced-path="M 31 0 C 31 533 31 1112 0 1722 L 1174 1722 1478 0 Z N">
                  <draw:equation draw:name="f0" draw:formula="logwidth"/>
                  <draw:equation draw:name="f1" draw:formula="logheight"/>
                </draw:enhanced-geometry>
              </draw:custom-shape>
              <draw:custom-shape draw:name="Google Shape;250;p33" draw:style-name="gr6" draw:text-style-name="P9" draw:layer="layout" svg:width="0.429cm" svg:height="0.327cm" svg:x="4.69cm" svg:y="6.255cm">
                <text:p text:style-name="P26"><text:span text:style-name="T26"/></text:p>
                <draw:enhanced-geometry draw:mirror-horizontal="false" draw:mirror-vertical="false" drawooo:sub-view-size="2256 1722" draw:text-areas="0 0 ?f0 ?f1" svg:viewBox="0 0 0 0" draw:type="ooxml-non-primitive" draw:enhanced-path="M 290 0 L 0 1722 1951 1722 2255 0 Z N">
                  <draw:equation draw:name="f0" draw:formula="logwidth"/>
                  <draw:equation draw:name="f1" draw:formula="logheight"/>
                </draw:enhanced-geometry>
              </draw:custom-shape>
            </draw:g>
          </draw:g>
          <draw:g draw:name="Google Shape;251;p33">
            <draw:custom-shape draw:name="Google Shape;252;p33" draw:style-name="gr4" draw:text-style-name="P7" draw:layer="layout" svg:width="1.649cm" svg:height="1.35cm" svg:x="9.255cm" svg:y="3.702cm">
              <text:p text:style-name="P26"><text:span text:style-name="T26"/></text:p>
              <draw:enhanced-geometry draw:mirror-horizontal="false" draw:mirror-vertical="false" drawooo:sub-view-size="8655 7086" draw:text-areas="0 0 ?f0 ?f1" svg:viewBox="0 0 0 0" draw:type="ooxml-non-primitive" draw:enhanced-path="M 3992 1 C 2148 1 610 1387 412 3216 L 0 7086 8654 7086 8243 3216 C 8030 1387 6491 1 4647 1 Z N">
                <draw:equation draw:name="f0" draw:formula="logwidth"/>
                <draw:equation draw:name="f1" draw:formula="logheight"/>
              </draw:enhanced-geometry>
            </draw:custom-shape>
            <draw:g draw:name="Google Shape;253;p33">
              <draw:custom-shape draw:name="Google Shape;254;p33" draw:style-name="gr5" draw:text-style-name="P8" draw:layer="layout" svg:width="0.162cm" svg:height="5.377cm" svg:x="9.998cm" svg:y="5.053cm">
                <text:p text:style-name="P26"><text:span text:style-name="T26"/></text:p>
                <draw:enhanced-geometry draw:mirror-horizontal="false" draw:mirror-vertical="false" drawooo:sub-view-size="854 28218" draw:text-areas="0 0 ?f0 ?f1" svg:viewBox="0 0 0 0" draw:type="ooxml-non-primitive" draw:enhanced-path="M 1 1 L 1 28217 854 28217 854 1 Z N">
                  <draw:equation draw:name="f0" draw:formula="logwidth"/>
                  <draw:equation draw:name="f1" draw:formula="logheight"/>
                </draw:enhanced-geometry>
              </draw:custom-shape>
              <draw:custom-shape draw:name="Google Shape;255;p33" draw:style-name="gr5" draw:text-style-name="P8" draw:layer="layout" svg:width="0.307cm" svg:height="0.74cm" svg:x="9.925cm" svg:y="5.549cm">
                <text:p text:style-name="P26"><text:span text:style-name="T26"/></text:p>
                <draw:enhanced-geometry draw:mirror-horizontal="false" draw:mirror-vertical="false" drawooo:sub-view-size="1616 3887" draw:text-areas="0 0 ?f0 ?f1" svg:viewBox="0 0 0 0" draw:type="ooxml-non-primitive" draw:enhanced-path="M 595 1 C 260 1 1 275 1 595 L 1 3292 C 1 3627 260 3886 595 3886 L 1022 3886 C 1341 3886 1616 3627 1616 3292 L 1616 595 C 1616 260 1357 1 1022 1 Z N">
                  <draw:equation draw:name="f0" draw:formula="logwidth"/>
                  <draw:equation draw:name="f1" draw:formula="logheight"/>
                </draw:enhanced-geometry>
              </draw:custom-shape>
              <draw:custom-shape draw:name="Google Shape;256;p33" draw:style-name="gr5" draw:text-style-name="P8" draw:layer="layout" svg:width="0.307cm" svg:height="0.74cm" svg:x="9.925cm" svg:y="6.737cm">
                <text:p text:style-name="P26"><text:span text:style-name="T26"/></text:p>
                <draw:enhanced-geometry draw:mirror-horizontal="false" draw:mirror-vertical="false" drawooo:sub-view-size="1616 3886" draw:text-areas="0 0 ?f0 ?f1" svg:viewBox="0 0 0 0" draw:type="ooxml-non-primitive" draw:enhanced-path="M 595 0 C 260 0 1 259 1 595 L 1 3291 C 1 3611 260 3886 595 3886 L 1022 3886 C 1341 3886 1616 3611 1616 3291 L 1616 595 C 1616 259 1357 0 1022 0 Z N">
                  <draw:equation draw:name="f0" draw:formula="logwidth"/>
                  <draw:equation draw:name="f1" draw:formula="logheight"/>
                </draw:enhanced-geometry>
              </draw:custom-shape>
              <draw:custom-shape draw:name="Google Shape;257;p33" draw:style-name="gr5" draw:text-style-name="P8" draw:layer="layout" svg:width="1.074cm" svg:height="0.112cm" svg:x="9.539cm" svg:y="10.317cm">
                <text:p text:style-name="P26"><text:span text:style-name="T26"/></text:p>
                <draw:enhanced-geometry draw:mirror-horizontal="false" draw:mirror-vertical="false" drawooo:sub-view-size="5638 595" draw:text-areas="0 0 ?f0 ?f1" svg:viewBox="0 0 0 0" draw:type="ooxml-non-primitive" draw:enhanced-path="M 595 0 C 275 0 0 274 0 594 L 5638 594 C 5638 274 5394 0 5059 0 Z N">
                  <draw:equation draw:name="f0" draw:formula="logwidth"/>
                  <draw:equation draw:name="f1" draw:formula="logheight"/>
                </draw:enhanced-geometry>
              </draw:custom-shape>
            </draw:g>
            <draw:custom-shape draw:name="Google Shape;258;p33" draw:style-name="gr7" draw:text-style-name="P10" draw:layer="layout" svg:width="0.162cm" svg:height="0.101cm" svg:x="9.998cm" svg:y="5.053cm">
              <text:p text:style-name="P26"><text:span text:style-name="T26"/></text:p>
              <draw:enhanced-geometry draw:mirror-horizontal="false" draw:mirror-vertical="false" drawooo:sub-view-size="854 534" draw:text-areas="0 0 ?f0 ?f1" svg:viewBox="0 0 0 0" draw:type="ooxml-non-primitive" draw:enhanced-path="M 1 1 L 1 534 854 534 854 1 Z N">
                <draw:equation draw:name="f0" draw:formula="logwidth"/>
                <draw:equation draw:name="f1" draw:formula="logheight"/>
              </draw:enhanced-geometry>
            </draw:custom-shape>
          </draw:g>
          <draw:g draw:name="Google Shape;259;p33">
            <draw:custom-shape draw:name="Google Shape;260;p33" draw:style-name="gr8" draw:text-style-name="P11" draw:layer="layout" svg:width="1.567cm" svg:height="3.536cm" svg:x="3.456cm" svg:y="3.467cm">
              <text:p text:style-name="P26"><text:span text:style-name="T26"/></text:p>
              <draw:enhanced-geometry draw:mirror-horizontal="false" draw:mirror-vertical="false" drawooo:sub-view-size="8228 18559" draw:text-areas="0 0 ?f0 ?f1" svg:viewBox="0 0 0 0" draw:type="ooxml-non-primitive" draw:enhanced-path="M 3200 1 L 0 18558 5013 18558 8227 1 Z N">
                <draw:equation draw:name="f0" draw:formula="logwidth"/>
                <draw:equation draw:name="f1" draw:formula="logheight"/>
              </draw:enhanced-geometry>
            </draw:custom-shape>
            <draw:custom-shape draw:name="Google Shape;261;p33" draw:style-name="gr8" draw:text-style-name="P11" draw:layer="layout" svg:width="0.984cm" svg:height="3.536cm" svg:x="4.617cm" svg:y="3.467cm">
              <text:p text:style-name="P26"><text:span text:style-name="T26"/></text:p>
              <draw:enhanced-geometry draw:mirror-horizontal="false" draw:mirror-vertical="false" drawooo:sub-view-size="5166 18559" draw:text-areas="0 0 ?f0 ?f1" svg:viewBox="0 0 0 0" draw:type="ooxml-non-primitive" draw:enhanced-path="M 3200 1 L 0 18558 1951 18558 5165 1 Z N">
                <draw:equation draw:name="f0" draw:formula="logwidth"/>
                <draw:equation draw:name="f1" draw:formula="logheight"/>
              </draw:enhanced-geometry>
            </draw:custom-shape>
          </draw:g>
          <draw:g draw:name="Google Shape;262;p33">
            <draw:custom-shape draw:name="Google Shape;263;p33" draw:style-name="gr4" draw:text-style-name="P7" draw:layer="layout" svg:width="0.658cm" svg:height="2.459cm" svg:x="7.748cm" svg:y="7.971cm">
              <text:p text:style-name="P26"><text:span text:style-name="T26"/></text:p>
              <draw:enhanced-geometry draw:mirror-horizontal="false" draw:mirror-vertical="false" drawooo:sub-view-size="3460 12906" draw:text-areas="0 0 ?f0 ?f1" svg:viewBox="0 0 0 0" draw:type="ooxml-non-primitive" draw:enhanced-path="M 1 1 L 1 12905 3459 12905 3459 1 Z N">
                <draw:equation draw:name="f0" draw:formula="logwidth"/>
                <draw:equation draw:name="f1" draw:formula="logheight"/>
              </draw:enhanced-geometry>
            </draw:custom-shape>
            <draw:custom-shape draw:name="Google Shape;264;p33" draw:style-name="gr5" draw:text-style-name="P8" draw:layer="layout" svg:width="0.69cm" svg:height="0.339cm" svg:x="7.716cm" svg:y="10.091cm">
              <text:p text:style-name="P26"><text:span text:style-name="T26"/></text:p>
              <draw:enhanced-geometry draw:mirror-horizontal="false" draw:mirror-vertical="false" drawooo:sub-view-size="3627 1784" draw:text-areas="0 0 ?f0 ?f1" svg:viewBox="0 0 0 0" draw:type="ooxml-non-primitive" draw:enhanced-path="M 0 1 L 1844 1783 3626 1783 3626 1 Z N">
                <draw:equation draw:name="f0" draw:formula="logwidth"/>
                <draw:equation draw:name="f1" draw:formula="logheight"/>
              </draw:enhanced-geometry>
            </draw:custom-shape>
            <draw:custom-shape draw:name="Google Shape;265;p33" draw:style-name="gr4" draw:text-style-name="P7" draw:layer="layout" svg:width="0.658cm" svg:height="2.459cm" svg:x="2.285cm" svg:y="7.971cm">
              <text:p text:style-name="P26"><text:span text:style-name="T26"/></text:p>
              <draw:enhanced-geometry draw:mirror-horizontal="false" draw:mirror-vertical="false" drawooo:sub-view-size="3460 12906" draw:text-areas="0 0 ?f0 ?f1" svg:viewBox="0 0 0 0" draw:type="ooxml-non-primitive" draw:enhanced-path="M 1 1 L 1 12905 3460 12905 3460 1 Z N">
                <draw:equation draw:name="f0" draw:formula="logwidth"/>
                <draw:equation draw:name="f1" draw:formula="logheight"/>
              </draw:enhanced-geometry>
            </draw:custom-shape>
            <draw:custom-shape draw:name="Google Shape;266;p33" draw:style-name="gr5" draw:text-style-name="P8" draw:layer="layout" svg:width="5.758cm" svg:height="2.34cm" svg:x="2.648cm" svg:y="7.971cm">
              <text:p text:style-name="P26"><text:span text:style-name="T26"/></text:p>
              <draw:enhanced-geometry draw:mirror-horizontal="false" draw:mirror-vertical="false" drawooo:sub-view-size="30214 12281" draw:text-areas="0 0 ?f0 ?f1" svg:viewBox="0 0 0 0" draw:type="ooxml-non-primitive" draw:enhanced-path="M 0 1 L 0 12281 30213 12281 30213 1 Z N">
                <draw:equation draw:name="f0" draw:formula="logwidth"/>
                <draw:equation draw:name="f1" draw:formula="logheight"/>
              </draw:enhanced-geometry>
            </draw:custom-shape>
            <draw:custom-shape draw:name="Google Shape;267;p33" draw:style-name="gr5" draw:text-style-name="P8" draw:layer="layout" svg:width="0.69cm" svg:height="0.339cm" svg:x="2.648cm" svg:y="10.091cm">
              <text:p text:style-name="P26"><text:span text:style-name="T26"/></text:p>
              <draw:enhanced-geometry draw:mirror-horizontal="false" draw:mirror-vertical="false" drawooo:sub-view-size="3627 1784" draw:text-areas="0 0 ?f0 ?f1" svg:viewBox="0 0 0 0" draw:type="ooxml-non-primitive" draw:enhanced-path="M 0 1 L 0 1783 1768 1783 3627 1 Z N">
                <draw:equation draw:name="f0" draw:formula="logwidth"/>
                <draw:equation draw:name="f1" draw:formula="logheight"/>
              </draw:enhanced-geometry>
            </draw:custom-shape>
            <draw:custom-shape draw:name="Google Shape;268;p33" draw:style-name="gr4" draw:text-style-name="P7" draw:layer="layout" svg:width="5.235cm" svg:height="0.586cm" svg:x="2.907cm" svg:y="8.842cm">
              <text:p text:style-name="P26"><text:span text:style-name="T26"/></text:p>
              <draw:enhanced-geometry draw:mirror-horizontal="false" draw:mirror-vertical="false" drawooo:sub-view-size="27471 3079" draw:text-areas="0 0 ?f0 ?f1" svg:viewBox="0 0 0 0" draw:type="ooxml-non-primitive" draw:enhanced-path="M 0 0 L 0 3078 27471 3078 27471 0 Z N">
                <draw:equation draw:name="f0" draw:formula="logwidth"/>
                <draw:equation draw:name="f1" draw:formula="logheight"/>
              </draw:enhanced-geometry>
            </draw:custom-shape>
            <draw:custom-shape draw:name="Google Shape;269;p33" draw:style-name="gr4" draw:text-style-name="P7" draw:layer="layout" svg:width="5.235cm" svg:height="0.583cm" svg:x="2.907cm" svg:y="9.557cm">
              <text:p text:style-name="P26"><text:span text:style-name="T26"/></text:p>
              <draw:enhanced-geometry draw:mirror-horizontal="false" draw:mirror-vertical="false" drawooo:sub-view-size="27471 3063" draw:text-areas="0 0 ?f0 ?f1" svg:viewBox="0 0 0 0" draw:type="ooxml-non-primitive" draw:enhanced-path="M 0 0 L 0 3063 27471 3063 27471 0 Z N">
                <draw:equation draw:name="f0" draw:formula="logwidth"/>
                <draw:equation draw:name="f1" draw:formula="logheight"/>
              </draw:enhanced-geometry>
            </draw:custom-shape>
            <draw:custom-shape draw:name="Google Shape;270;p33" draw:style-name="gr4" draw:text-style-name="P7" draw:layer="layout" svg:width="5.235cm" svg:height="0.586cm" svg:x="2.907cm" svg:y="8.131cm">
              <text:p text:style-name="P26"><text:span text:style-name="T26"/></text:p>
              <draw:enhanced-geometry draw:mirror-horizontal="false" draw:mirror-vertical="false" drawooo:sub-view-size="27471 3079" draw:text-areas="0 0 ?f0 ?f1" svg:viewBox="0 0 0 0" draw:type="ooxml-non-primitive" draw:enhanced-path="M 0 1 L 0 3078 27471 3078 27471 1 Z N">
                <draw:equation draw:name="f0" draw:formula="logwidth"/>
                <draw:equation draw:name="f1" draw:formula="logheight"/>
              </draw:enhanced-geometry>
            </draw:custom-shape>
          </draw:g>
          <draw:custom-shape draw:name="Google Shape;271;p33" draw:style-name="gr5" draw:text-style-name="P8" draw:layer="layout" svg:width="9.065cm" svg:height="0.528cm" svg:x="1.69cm" svg:y="10.959cm">
            <text:p text:style-name="P26"><text:span text:style-name="T26"/></text:p>
            <draw:enhanced-geometry draw:mirror-horizontal="false" draw:mirror-vertical="false" drawooo:sub-view-size="47568 2774" draw:text-areas="0 0 ?f0 ?f1" svg:viewBox="0 0 0 0" draw:type="ooxml-non-primitive" draw:enhanced-path="M 23784 0 C 10635 0 1 610 1 1387 1 2149 10635 2773 23784 2773 36917 2773 47567 2149 47567 1387 47567 610 36917 0 23784 0 Z N">
              <draw:equation draw:name="f0" draw:formula="logwidth"/>
              <draw:equation draw:name="f1" draw:formula="logheight"/>
            </draw:enhanced-geometry>
          </draw:custom-shape>
          <draw:g draw:name="Google Shape;272;p33">
            <draw:g draw:name="Google Shape;273;p33">
              <draw:custom-shape draw:name="Google Shape;274;p33" draw:style-name="gr9" draw:text-style-name="P12" draw:layer="layout" svg:width="3.405cm" svg:height="2.401cm" svg:x="6.719cm" svg:y="6.415cm">
                <text:p text:style-name="P26"><text:span text:style-name="T26"/></text:p>
                <draw:enhanced-geometry draw:mirror-horizontal="false" draw:mirror-vertical="false" drawooo:sub-view-size="17872 12601" draw:text-areas="0 0 ?f0 ?f1" svg:viewBox="0 0 0 0" draw:type="ooxml-non-primitive" draw:enhanced-path="M 17872 0 C 17598 2697 16318 5257 14200 7237 11762 9492 8563 10757 5226 10757 3444 10757 1646 10391 0 9690 L 0 11534 C 1646 12235 3428 12600 5226 12600 5246 12600 5266 12600 5286 12600 8601 12600 11777 11352 14200 9081 16318 7100 17598 4571 17872 1844 L 17872 0 Z N">
                  <draw:equation draw:name="f0" draw:formula="logwidth"/>
                  <draw:equation draw:name="f1" draw:formula="logheight"/>
                </draw:enhanced-geometry>
              </draw:custom-shape>
              <draw:custom-shape draw:name="Google Shape;275;p33" draw:style-name="gr10" draw:text-style-name="P13" draw:layer="layout" svg:width="3.405cm" svg:height="2.052cm" svg:x="6.719cm" svg:y="6.409cm">
                <text:p text:style-name="P26"><text:span text:style-name="T26"/></text:p>
                <draw:enhanced-geometry draw:mirror-horizontal="false" draw:mirror-vertical="false" drawooo:sub-view-size="17872 10773" draw:text-areas="0 0 ?f0 ?f1" svg:viewBox="0 0 0 0" draw:type="ooxml-non-primitive" draw:enhanced-path="M 5957 1 L 0 9706 C 1646 10407 3444 10772 5226 10772 8563 10772 11762 9508 14200 7238 16318 5257 17598 2728 17872 1 Z N">
                  <draw:equation draw:name="f0" draw:formula="logwidth"/>
                  <draw:equation draw:name="f1" draw:formula="logheight"/>
                </draw:enhanced-geometry>
              </draw:custom-shape>
            </draw:g>
            <draw:g draw:name="Google Shape;276;p33">
              <draw:custom-shape draw:name="Google Shape;277;p33" draw:style-name="gr10" draw:text-style-name="P13" draw:layer="layout" svg:width="2.18cm" svg:height="2.261cm" svg:x="5.285cm" svg:y="6.031cm">
                <text:p text:style-name="P26"><text:span text:style-name="T26"/></text:p>
                <draw:enhanced-geometry draw:mirror-horizontal="false" draw:mirror-vertical="false" drawooo:sub-view-size="11443 11869" draw:text-areas="0 0 ?f0 ?f1" svg:viewBox="0 0 0 0" draw:type="ooxml-non-primitive" draw:enhanced-path="M 11443 0 L 5287 10025 C 1997 7801 1 4175 1 335 L 1 2179 C 1 6018 1997 9644 5287 11869 L 11443 1859 11443 0 Z N">
                  <draw:equation draw:name="f0" draw:formula="logwidth"/>
                  <draw:equation draw:name="f1" draw:formula="logheight"/>
                </draw:enhanced-geometry>
              </draw:custom-shape>
              <draw:custom-shape draw:name="Google Shape;278;p33" draw:style-name="gr11" draw:text-style-name="P14" draw:layer="layout" svg:width="2.18cm" svg:height="4.114cm" svg:x="5.285cm" svg:y="3.824cm">
                <text:p text:style-name="P26"><text:span text:style-name="T26"/></text:p>
                <draw:enhanced-geometry draw:mirror-horizontal="false" draw:mirror-vertical="false" drawooo:sub-view-size="11443 21591" draw:text-areas="0 0 ?f0 ?f1" svg:viewBox="0 0 0 0" draw:type="ooxml-non-primitive" draw:enhanced-path="M 11443 1 C 8563 275 5836 1494 3749 3475 1326 5745 1 8731 1 11885 1 15739 1997 19350 5287 21590 L 11443 11565 11443 1 Z N">
                  <draw:equation draw:name="f0" draw:formula="logwidth"/>
                  <draw:equation draw:name="f1" draw:formula="logheight"/>
                </draw:enhanced-geometry>
              </draw:custom-shape>
              <draw:custom-shape draw:name="Google Shape;279;p33" draw:style-name="gr10" draw:text-style-name="P13" draw:layer="layout" svg:width="2.189cm" svg:height="2.258cm" svg:x="5.285cm" svg:y="6.031cm">
                <text:p text:style-name="P26"><text:span text:style-name="T26"/></text:p>
                <draw:enhanced-geometry draw:mirror-horizontal="false" draw:mirror-vertical="false" drawooo:sub-view-size="11489 11854" draw:text-areas="0 0 ?f0 ?f1" svg:viewBox="0 0 0 0" draw:type="ooxml-non-primitive" draw:enhanced-path="M 11443 0 L 11443 72 11489 0 Z M 11443 72 L 11275 335 10757 1158 10133 2194 9980 2438 5730 9340 5699 9385 5318 10025 C 4953 9766 4587 9507 4252 9218 4236 9218 4236 9203 4206 9203 3597 8685 3063 8136 2576 7527 2256 7130 1966 6704 1692 6262 1052 5226 595 4098 306 2895 168 2331 77 1752 47 1158 16 884 1 594 1 305 L 1 2148 C 1 6003 1997 9614 5303 11854 L 11443 1828 11443 72 Z N">
                  <draw:equation draw:name="f0" draw:formula="logwidth"/>
                  <draw:equation draw:name="f1" draw:formula="logheight"/>
                </draw:enhanced-geometry>
              </draw:custom-shape>
              <draw:custom-shape draw:name="Google Shape;280;p33" draw:style-name="gr12" draw:text-style-name="P15" draw:layer="layout" svg:width="2.186cm" svg:height="4.111cm" svg:x="5.285cm" svg:y="3.824cm">
                <text:p text:style-name="P26"><text:span text:style-name="T26"/></text:p>
                <draw:enhanced-geometry draw:mirror-horizontal="false" draw:mirror-vertical="false" drawooo:sub-view-size="11473 21575" draw:text-areas="0 0 ?f0 ?f1" svg:viewBox="0 0 0 0" draw:type="ooxml-non-primitive" draw:enhanced-path="M 11458 1 L 11458 2 11458 2 C 11463 2 11468 1 11473 1 Z M 10193 610 C 10330 610 10467 732 10467 884 10467 1022 10345 1143 10193 1143 10041 1143 9934 1022 9934 884 9934 747 10041 610 10193 610 Z M 10193 1189 C 10254 1189 10284 1204 10330 1220 L 10863 1524 C 10894 1555 10924 1601 10924 1646 10924 1661 10924 1677 10894 1722 10879 1753 10818 1783 10787 1783 10772 1783 10741 1783 10726 1753 L 10482 1631 10482 3017 C 10482 3094 10422 3155 10345 3155 10269 3155 10208 3094 10208 3017 L 10208 2256 10163 2256 10163 3017 C 10163 3078 10102 3124 10041 3124 L 10025 3124 C 9949 3124 9888 3078 9888 3017 L 9888 1631 9644 1753 C 9629 1783 9599 1783 9584 1783 9553 1783 9492 1753 9477 1707 9446 1677 9446 1661 9446 1646 9446 1601 9462 1555 9523 1524 L 10056 1220 C 10102 1204 10163 1189 10193 1189 Z M 5028 3414 C 5165 3414 5272 3535 5302 3657 5302 3794 5180 3916 5058 3932 4891 3932 4784 3810 4784 3688 4784 3551 4891 3429 5028 3414 Z M 6765 3414 C 6902 3414 7039 3535 7039 3688 7039 3810 6917 3947 6765 3947 6613 3932 6506 3810 6506 3688 6506 3551 6613 3414 6765 3414 Z M 8487 3414 C 8639 3414 8746 3535 8746 3688 8746 3810 8639 3947 8487 3947 8319 3947 8212 3810 8212 3688 8212 3551 8319 3414 8487 3414 Z M 10193 3414 C 10345 3414 10467 3535 10467 3688 10467 3810 10345 3947 10193 3947 10041 3947 9934 3810 9934 3688 9934 3551 10041 3414 10193 3414 Z M 5058 3962 C 5104 3962 5150 3993 5180 4008 L 5714 4313 5744 4313 C 5775 4328 5790 4389 5790 4419 5790 4450 5790 4480 5775 4495 5759 4541 5698 4556 5668 4556 5637 4556 5607 4556 5592 4541 L 5333 4404 5333 5790 C 5333 5867 5287 5928 5211 5928 5135 5928 5074 5867 5074 5790 L 5074 5029 5013 5029 5013 5790 C 5013 5867 4952 5928 4876 5928 4799 5928 4754 5867 4754 5790 L 4754 4404 4495 4541 C 4480 4556 4464 4556 4419 4556 4388 4556 4327 4541 4312 4480 4327 4480 4312 4465 4312 4419 4312 4389 4327 4328 4388 4313 L 4921 4008 C 4952 3977 5013 3962 5058 3962 Z M 6765 3962 C 6826 3962 6856 3993 6902 4008 L 7435 4313 C 7466 4328 7511 4389 7511 4419 7511 4450 7511 4465 7496 4480 7466 4526 7420 4556 7374 4556 7359 4556 7344 4556 7298 4541 L 7054 4404 7054 5790 C 7054 5851 6993 5912 6932 5912 L 6917 5912 C 6841 5912 6780 5851 6780 5790 L 6780 5029 6734 5029 6734 5790 C 6734 5867 6673 5928 6597 5928 6521 5928 6460 5867 6460 5790 L 6460 4404 6216 4541 C 6201 4556 6171 4556 6140 4556 6095 4556 6049 4541 6018 4480 L 6018 4419 C 6018 4389 6034 4328 6095 4313 L 6628 4008 C 6673 3977 6734 3962 6765 3962 Z M 10193 3962 C 10254 3962 10284 3993 10330 4008 L 10863 4313 C 10894 4328 10924 4389 10924 4419 10924 4450 10924 4465 10894 4495 10879 4541 10818 4556 10787 4556 10772 4556 10741 4556 10726 4541 L 10482 4404 10482 5790 C 10482 5867 10422 5928 10345 5928 10269 5928 10208 5867 10208 5790 L 10208 5029 10163 5029 10163 5790 C 10163 5851 10102 5912 10041 5912 L 10025 5912 C 9949 5912 9888 5851 9888 5790 L 9888 4404 9644 4541 C 9629 4556 9599 4556 9584 4556 9553 4556 9492 4541 9477 4480 9446 4480 9446 4465 9446 4419 9446 4389 9462 4328 9523 4313 L 10056 4008 C 10102 3977 10163 3962 10193 3962 Z M 8487 3977 C 8532 3977 8578 4008 8608 4023 L 9142 4328 C 9187 4343 9218 4404 9218 4450 9218 4465 9218 4480 9203 4495 9187 4541 9126 4572 9096 4572 9066 4572 9050 4572 9020 4556 L 8761 4419 8761 5821 C 8761 5867 8715 5928 8654 5928 L 8639 5928 C 8563 5928 8502 5867 8502 5821 L 8502 5059 8441 5059 8441 5821 C 8441 5882 8380 5943 8304 5943 8228 5943 8182 5882 8182 5821 L 8182 4404 7923 4541 7908 4541 C 7892 4556 7877 4556 7847 4556 7801 4556 7755 4541 7740 4480 L 7740 4450 C 7740 4389 7755 4343 7816 4328 L 8349 4023 C 8380 4008 8441 3977 8487 3977 Z M 5028 6202 C 5165 6202 5272 6308 5302 6446 5302 6583 5180 6689 5058 6705 5041 6708 5024 6709 5008 6709 4870 6709 4784 6597 4784 6461 4784 6324 4891 6217 5028 6202 Z M 3352 6202 C 3504 6202 3626 6308 3626 6461 3626 6598 3504 6735 3352 6735 3200 6735 3093 6613 3093 6461 3093 6324 3200 6202 3352 6202 Z M 6765 6202 C 6902 6202 7039 6308 7039 6461 7039 6598 6917 6735 6765 6735 6613 6735 6506 6613 6506 6461 6506 6324 6613 6202 6765 6202 Z M 8487 6202 C 8639 6202 8746 6308 8746 6461 8746 6598 8639 6735 8487 6735 8319 6735 8212 6613 8212 6461 8212 6324 8319 6202 8487 6202 Z M 10193 6202 C 10345 6202 10467 6308 10467 6461 10467 6598 10345 6735 10193 6735 10041 6735 9934 6613 9934 6461 9934 6324 10041 6202 10193 6202 Z M 5058 6765 C 5104 6765 5150 6781 5180 6811 L 5714 7116 5744 7116 C 5775 7131 5790 7192 5790 7223 5790 7238 5790 7284 5775 7299 5759 7344 5698 7360 5668 7360 5637 7360 5607 7360 5592 7344 L 5333 7207 5333 8594 C 5333 8670 5287 8731 5211 8731 5135 8731 5074 8670 5074 8594 L 5074 7832 5013 7832 5013 8594 C 5013 8670 4952 8731 4876 8731 4799 8731 4754 8670 4754 8594 L 4754 7207 4495 7344 C 4480 7360 4464 7360 4419 7360 4388 7360 4327 7344 4312 7284 4327 7284 4312 7238 4312 7223 4312 7192 4327 7131 4388 7116 L 4921 6811 C 4952 6781 5013 6765 5058 6765 Z M 6765 6765 C 6826 6765 6856 6781 6902 6811 L 7435 7116 C 7466 7131 7511 7192 7511 7223 7511 7238 7511 7268 7496 7284 7466 7314 7420 7360 7374 7360 7359 7360 7344 7360 7298 7344 L 7054 7207 7054 8594 7054 8609 C 7054 8685 6993 8731 6917 8731 L 6902 8731 C 6826 8731 6780 8670 6780 8594 L 6780 8579 6780 7817 6734 7817 6734 8579 C 6734 8655 6673 8716 6597 8716 6521 8716 6460 8655 6460 8579 L 6460 7192 6216 7314 C 6201 7344 6171 7344 6140 7344 6095 7344 6049 7314 6018 7268 L 6018 7223 C 6018 7192 6034 7131 6095 7116 L 6628 6811 C 6673 6781 6734 6765 6765 6765 Z M 8487 6765 C 8532 6765 8578 6781 8608 6811 L 9142 7116 C 9187 7131 9218 7192 9218 7223 9218 7238 9218 7268 9203 7284 9187 7314 9126 7360 9096 7360 9066 7360 9050 7360 9020 7344 L 8761 7207 8761 8594 8761 8609 C 8761 8685 8715 8731 8639 8731 L 8608 8731 C 8532 8731 8502 8670 8502 8594 L 8502 8579 8502 7817 8441 7817 8441 8579 C 8441 8655 8380 8716 8304 8716 8228 8716 8182 8655 8182 8579 L 8182 7192 7923 7314 7908 7314 C 7892 7344 7877 7344 7847 7344 7801 7344 7755 7314 7740 7268 L 7740 7223 C 7740 7162 7755 7131 7816 7116 L 8349 6811 C 8380 6781 8441 6765 8487 6765 Z M 10193 6765 C 10254 6765 10284 6781 10330 6811 L 10863 7116 C 10894 7131 10924 7192 10924 7223 10924 7238 10924 7268 10894 7299 10879 7344 10818 7360 10787 7360 10772 7360 10741 7360 10726 7344 L 10482 7207 10482 8594 C 10482 8670 10422 8731 10345 8731 10269 8731 10208 8670 10208 8594 L 10208 7832 10163 7832 10163 8594 10163 8609 C 10163 8685 10102 8731 10025 8731 L 10010 8731 C 9934 8731 9888 8670 9888 8594 L 9888 8579 9888 7192 9644 7314 C 9629 7344 9599 7344 9584 7344 9553 7344 9492 7314 9477 7268 9473 7270 9469 7271 9466 7271 9446 7271 9446 7236 9446 7223 9446 7192 9462 7131 9523 7116 L 10056 6811 C 10102 6781 10163 6765 10193 6765 Z M 3352 6765 C 3413 6765 3459 6781 3489 6811 L 4022 7116 C 4068 7131 4083 7192 4083 7223 4083 7238 4083 7268 4068 7299 4038 7344 3992 7375 3946 7375 3931 7375 3916 7375 3870 7360 L 3626 7223 3626 8609 C 3626 8685 3565 8746 3489 8746 3413 8746 3352 8685 3352 8609 L 3352 7847 3306 7847 3306 8609 C 3306 8685 3245 8746 3169 8746 3093 8746 3032 8685 3032 8609 L 3032 7223 2788 7360 C 2773 7375 2743 7375 2727 7375 2697 7375 2636 7360 2621 7299 L 2605 7223 C 2605 7192 2636 7131 2697 7116 L 3230 6811 C 3261 6781 3322 6765 3352 6765 Z M 1646 8990 C 1783 8990 1905 9112 1905 9264 1905 9401 1798 9523 1646 9523 1493 9523 1371 9401 1371 9264 1371 9127 1493 8990 1646 8990 Z M 3352 8990 C 3489 8990 3626 9112 3626 9264 3626 9401 3504 9523 3352 9523 3200 9523 3093 9401 3093 9264 3093 9127 3200 8990 3352 8990 Z M 5058 8990 C 5211 8990 5317 9112 5317 9264 5317 9417 5211 9523 5058 9523 4891 9523 4784 9401 4784 9264 4784 9112 4891 8990 5058 8990 Z M 6765 8990 C 6902 8990 7039 9112 7039 9264 7039 9401 6917 9523 6765 9523 6613 9523 6506 9401 6506 9264 6506 9127 6613 8990 6765 8990 Z M 8487 8990 C 8608 8990 8746 9112 8746 9264 8746 9401 8639 9523 8487 9523 8319 9523 8212 9401 8212 9264 8212 9127 8319 8990 8487 8990 Z M 10193 8990 C 10330 8990 10467 9112 10467 9264 10467 9401 10345 9523 10193 9523 10041 9523 9934 9401 9934 9264 9934 9127 10041 8990 10193 8990 Z M 1646 9569 C 1707 9569 1737 9584 1783 9599 L 2316 9904 C 2346 9935 2362 9980 2362 10026 2362 10041 2362 10056 2346 10102 2331 10133 2270 10178 2240 10178 2209 10178 2194 10178 2179 10148 L 1935 10026 1935 11412 C 1935 11489 1874 11550 1798 11550 1722 11550 1661 11489 1661 11412 L 1661 10651 1600 10651 1600 11412 C 1600 11473 1554 11534 1493 11534 L 1478 11534 C 1402 11534 1341 11473 1341 11412 L 1341 10026 1097 10148 C 1067 10178 1051 10178 1036 10178 990 10178 945 10148 914 10102 899 10056 899 10041 899 10026 899 9980 914 9935 975 9904 L 1508 9599 C 1554 9584 1600 9569 1646 9569 Z M 3352 9569 C 3413 9569 3459 9584 3489 9599 L 4022 9904 C 4068 9935 4083 9980 4083 10026 4083 10041 4083 10056 4068 10102 4038 10133 3992 10178 3946 10178 3931 10178 3916 10178 3885 10148 L 3642 10026 3642 11412 C 3642 11489 3581 11550 3504 11550 3428 11550 3383 11489 3383 11412 L 3383 10651 3322 10651 3322 11412 C 3322 11489 3261 11550 3184 11550 3108 11550 3047 11489 3047 11412 L 3047 10026 2804 10148 C 2788 10178 2773 10178 2743 10178 2712 10178 2651 10148 2636 10102 2605 10056 2605 10041 2605 10026 2605 9980 2636 9935 2697 9904 L 3230 9599 C 3261 9584 3322 9569 3352 9569 Z M 5058 9569 C 5104 9569 5150 9584 5180 9599 L 5714 9904 C 5759 9935 5775 9980 5775 10026 5775 10041 5775 10056 5759 10102 5744 10133 5683 10178 5637 10178 5622 10178 5607 10178 5592 10148 L 5333 10026 5333 11412 C 5333 11489 5287 11550 5211 11550 5135 11550 5074 11489 5074 11412 L 5074 10651 5013 10651 5013 11412 C 5013 11489 4952 11550 4876 11550 4799 11550 4754 11489 4754 11412 L 4754 10026 4495 10148 C 4480 10178 4464 10178 4449 10178 4403 10178 4342 10148 4327 10102 4327 10056 4312 10041 4312 10026 4312 9980 4327 9935 4388 9904 L 4921 9599 C 4952 9584 5013 9569 5058 9569 Z M 6765 9569 C 6826 9569 6856 9584 6902 9599 L 7435 9904 C 7466 9935 7496 9980 7496 10026 7496 10041 7496 10056 7466 10102 7451 10133 7390 10178 7359 10178 7344 10178 7313 10178 7298 10148 L 7054 10026 7054 11412 C 7054 11473 6993 11534 6932 11534 L 6917 11534 C 6841 11534 6780 11473 6780 11412 L 6780 10651 6734 10651 6734 11412 C 6734 11489 6673 11550 6597 11550 6521 11550 6460 11489 6460 11412 L 6460 10026 6216 10148 C 6201 10178 6171 10178 6155 10178 6125 10178 6064 10148 6049 10102 6018 10056 6018 10041 6018 10026 6018 9980 6034 9935 6095 9904 L 6628 9599 C 6673 9584 6734 9569 6765 9569 Z M 8487 9569 C 8532 9569 8578 9584 8608 9599 L 9142 9904 C 9187 9935 9203 9980 9203 10026 9203 10041 9203 10056 9187 10102 9172 10133 9111 10178 9066 10178 9050 10178 9035 10178 9020 10148 L 8761 10026 8761 11412 C 8761 11473 8715 11534 8654 11534 L 8639 11534 C 8563 11534 8502 11473 8502 11412 L 8502 10651 8441 10651 8441 11412 C 8441 11489 8380 11550 8304 11550 8228 11550 8182 11489 8182 11412 L 8182 10026 7923 10148 C 7908 10178 7892 10178 7877 10178 7831 10178 7770 10148 7755 10102 7740 10056 7740 10041 7740 10026 7740 9980 7755 9935 7816 9904 L 8349 9599 C 8380 9584 8441 9569 8487 9569 Z M 10193 9569 C 10254 9569 10284 9584 10330 9599 L 10863 9904 C 10894 9935 10924 9980 10924 10026 10924 10041 10924 10056 10894 10102 10879 10133 10818 10178 10787 10178 10772 10178 10741 10178 10726 10148 L 10482 10026 10482 11412 C 10482 11489 10422 11550 10345 11550 10269 11550 10208 11489 10208 11412 L 10208 10651 10163 10651 10163 11412 C 10163 11473 10102 11534 10041 11534 L 10025 11534 C 9949 11534 9888 11473 9888 11412 L 9888 10026 9644 10148 C 9629 10178 9599 10178 9584 10178 9553 10178 9492 10148 9477 10102 9446 10056 9446 10041 9446 10026 9446 9980 9462 9935 9523 9904 L 10056 9599 C 10102 9584 10163 9569 10193 9569 Z M 1646 11793 C 1783 11793 1905 11915 1905 12068 1905 12189 1798 12327 1646 12327 1493 12311 1371 12189 1371 12068 1371 11930 1493 11793 1646 11793 Z M 3352 11793 C 3489 11793 3626 11915 3626 12068 3626 12189 3504 12327 3352 12327 3200 12311 3093 12189 3093 12068 3093 11930 3200 11793 3352 11793 Z M 5058 11793 C 5211 11793 5317 11915 5317 12068 5317 12220 5211 12327 5058 12327 4891 12327 4784 12189 4784 12068 4784 11915 4891 11793 5058 11793 Z M 6765 11793 C 6902 11793 7039 11915 7039 12068 7039 12189 6917 12327 6765 12327 6613 12311 6506 12189 6506 12068 6506 11915 6613 11793 6765 11793 Z M 8487 11793 C 8608 11793 8746 11915 8746 12068 8746 12189 8639 12327 8487 12327 8319 12311 8212 12189 8212 12068 8212 11930 8319 11793 8487 11793 Z M 1646 12357 C 1707 12357 1737 12388 1783 12403 L 2316 12707 C 2346 12723 2362 12784 2362 12829 2362 12845 2362 12860 2346 12906 2331 12936 2270 12951 2240 12951 2209 12951 2194 12951 2179 12936 L 1935 12799 1935 14201 C 1935 14262 1874 14323 1798 14323 1722 14323 1661 14262 1661 14201 L 1661 13439 1600 13439 1600 14201 C 1600 14246 1554 14307 1493 14307 L 1478 14307 C 1402 14307 1341 14246 1341 14201 L 1341 12784 1097 12921 C 1067 12936 1051 12936 1036 12936 990 12936 945 12921 914 12860 899 12860 899 12845 899 12829 899 12784 914 12723 975 12707 L 1508 12403 C 1554 12388 1600 12357 1646 12357 Z M 5058 12357 C 5104 12357 5150 12388 5180 12403 L 5714 12707 5744 12707 C 5775 12723 5790 12784 5790 12829 5790 12845 5790 12875 5775 12906 5759 12936 5698 12951 5668 12951 5637 12951 5607 12951 5592 12936 L 5333 12799 5333 14201 C 5333 14262 5287 14323 5211 14323 5135 14323 5074 14262 5074 14201 L 5074 13439 5013 13439 5013 14201 C 5013 14262 4952 14323 4876 14323 4799 14323 4754 14262 4754 14201 L 4754 12784 4495 12921 C 4480 12936 4464 12936 4419 12936 4388 12936 4327 12921 4312 12860 4327 12860 4312 12845 4312 12829 4312 12784 4327 12723 4388 12707 L 4921 12403 C 4952 12388 5013 12357 5058 12357 Z M 6765 12357 C 6826 12357 6856 12388 6902 12403 L 7435 12707 C 7466 12723 7511 12784 7511 12829 7511 12845 7511 12860 7496 12875 7466 12921 7420 12951 7374 12951 7359 12951 7344 12951 7298 12936 L 7054 12799 7054 14201 C 7054 14246 6993 14307 6932 14307 L 6917 14307 C 6841 14307 6780 14246 6780 14201 L 6780 13439 6734 13439 6734 14201 C 6734 14262 6673 14323 6597 14323 6521 14323 6460 14262 6460 14201 L 6460 12784 6216 12921 C 6201 12936 6171 12936 6140 12936 6095 12936 6049 12921 6018 12860 L 6018 12829 C 6018 12784 6034 12723 6095 12707 L 6628 12403 C 6673 12388 6734 12357 6765 12357 Z M 8487 12357 C 8532 12357 8578 12388 8608 12403 L 9142 12707 C 9187 12723 9218 12784 9218 12829 9218 12845 9218 12860 9203 12875 9187 12921 9126 12951 9096 12951 9066 12951 9050 12951 9020 12936 L 8761 12799 8761 14201 C 8761 14246 8715 14307 8654 14307 L 8639 14307 C 8563 14307 8502 14246 8502 14201 L 8502 13439 8441 13439 8441 14201 C 8441 14262 8380 14323 8304 14323 8228 14323 8182 14262 8182 14201 L 8182 12784 7923 12921 7908 12921 C 7892 12936 7877 12936 7847 12936 7801 12936 7755 12921 7740 12860 L 7740 12829 C 7740 12768 7755 12723 7816 12707 L 8349 12403 C 8380 12388 8441 12357 8487 12357 Z M 3352 12357 C 3413 12357 3459 12388 3489 12403 L 4022 12707 C 4068 12723 4083 12784 4083 12829 4083 12845 4083 12860 4068 12906 4038 12936 3992 12967 3946 12967 3931 12967 3916 12967 3870 12951 L 3626 12814 3626 14216 C 3626 14292 3565 14338 3489 14338 3413 14338 3352 14292 3352 14216 L 3352 13454 3306 13454 3306 14216 C 3306 14292 3245 14338 3169 14338 3093 14338 3032 14292 3032 14216 L 3032 12784 2788 12921 C 2773 12936 2743 12936 2727 12936 2697 12936 2636 12921 2621 12860 L 2605 12829 C 2605 12784 2636 12723 2697 12707 L 3230 12403 C 3261 12388 3322 12357 3352 12357 Z M 5028 14582 C 5165 14582 5272 14688 5302 14825 5302 14962 5180 15069 5058 15084 5041 15087 5024 15089 5008 15089 4870 15089 4784 14977 4784 14841 4784 14703 4891 14597 5028 14582 Z M 3352 14582 C 3504 14582 3626 14688 3626 14841 3626 14978 3504 15115 3352 15115 3200 15115 3093 14993 3093 14841 3093 14703 3200 14582 3352 14582 Z M 6750 14597 C 6887 14597 6993 14703 7009 14841 7009 14978 6902 15084 6765 15115 6613 15115 6506 14993 6506 14856 6506 14734 6613 14612 6750 14597 Z M 5058 15145 C 5104 15145 5150 15160 5180 15191 L 5714 15496 5744 15496 C 5775 15511 5790 15572 5790 15602 5790 15618 5790 15663 5775 15678 5759 15724 5698 15739 5668 15739 5637 15739 5607 15739 5592 15724 L 5333 15587 5333 16974 C 5333 17050 5287 17111 5211 17111 5135 17111 5074 17050 5074 16974 L 5074 16212 5013 16212 5013 16974 C 5013 17050 4952 17111 4876 17111 4799 17111 4754 17050 4754 16974 L 4754 15587 4495 15724 C 4480 15739 4464 15739 4419 15739 4388 15739 4327 15724 4312 15663 4327 15663 4312 15648 4312 15602 4312 15572 4327 15511 4388 15496 L 4921 15191 C 4952 15160 5013 15145 5058 15145 Z M 6765 15145 C 6826 15145 6856 15160 6902 15191 L 7435 15496 C 7466 15511 7511 15572 7511 15602 7511 15618 7511 15648 7496 15663 7466 15694 7420 15739 7374 15739 7359 15739 7344 15739 7298 15724 L 7054 15587 7054 16974 C 7054 17034 6993 17095 6932 17095 L 6917 17095 C 6841 17095 6780 17034 6780 16974 L 6780 16212 6734 16212 6734 16974 C 6734 17050 6673 17111 6597 17111 6521 17111 6460 17050 6460 16974 L 6460 15587 6216 15724 C 6201 15739 6171 15739 6140 15739 6095 15739 6049 15724 6018 15663 L 6018 15602 C 6018 15572 6034 15511 6095 15496 L 6628 15191 C 6673 15160 6734 15145 6765 15145 Z M 3352 15145 C 3413 15145 3459 15160 3489 15191 L 4022 15496 C 4068 15511 4083 15572 4083 15602 4083 15618 4083 15663 4068 15678 4038 15724 3992 15755 3946 15755 3931 15755 3916 15755 3870 15739 L 3626 15602 3626 16989 C 3626 17065 3565 17126 3489 17126 3413 17126 3352 17065 3352 16989 L 3352 16227 3306 16227 3306 16989 C 3306 17065 3245 17126 3169 17126 3093 17126 3032 17065 3032 16989 L 3032 15602 2788 15739 C 2773 15755 2743 15755 2727 15755 2697 15755 2636 15739 2621 15678 L 2605 15602 C 2605 15572 2636 15511 2697 15496 L 3230 15191 C 3261 15160 3322 15145 3352 15145 Z M 5028 17370 C 5165 17370 5272 17492 5302 17629 5302 17751 5180 17872 5058 17888 5048 17889 5037 17889 5027 17889 4878 17889 4784 17787 4784 17644 4784 17507 4891 17400 5028 17370 Z M 5058 17949 C 5104 17949 5150 17964 5180 17979 L 5714 18284 5744 18284 C 5775 18314 5790 18360 5790 18406 5790 18421 5790 18467 5775 18482 5759 18512 5698 18543 5668 18543 5637 18543 5607 18543 5592 18512 L 5333 18390 5333 19777 C 5333 19853 5287 19914 5211 19914 5135 19914 5074 19853 5074 19777 L 5074 19015 5013 19015 5013 19777 C 5013 19853 4952 19914 4876 19914 4799 19914 4754 19853 4754 19777 L 4754 18390 4495 18512 C 4480 18543 4464 18543 4419 18543 4388 18543 4327 18512 4312 18467 4327 18467 4312 18421 4312 18406 4312 18360 4327 18314 4388 18284 L 4921 17979 C 4952 17964 5013 17949 5058 17949 Z M 11458 2 C 11006 48 10554 123 10117 199 10056 214 10025 214 9964 229 7649 732 5485 1829 3763 3475 1341 5729 0 8731 0 11885 0 15739 2011 19350 5302 21575 L 11458 11565 11458 2 Z N">
                  <draw:equation draw:name="f0" draw:formula="logwidth"/>
                  <draw:equation draw:name="f1" draw:formula="logheight"/>
                </draw:enhanced-geometry>
              </draw:custom-shape>
            </draw:g>
            <draw:g draw:name="Google Shape;281;p33">
              <draw:custom-shape draw:name="Google Shape;282;p33" draw:style-name="gr13" draw:text-style-name="P16" draw:layer="layout" svg:width="1.129cm" svg:height="1.611cm" svg:x="7.956cm" svg:y="4.135cm">
                <text:p text:style-name="P26"><text:span text:style-name="T26"/></text:p>
                <draw:enhanced-geometry draw:mirror-horizontal="false" draw:mirror-vertical="false" drawooo:sub-view-size="5928 8457" draw:text-areas="0 0 ?f0 ?f1" svg:viewBox="0 0 0 0" draw:type="ooxml-non-primitive" draw:enhanced-path="M 5928 1 L 1 6598 1 8457 5928 1845 5928 1 Z N">
                  <draw:equation draw:name="f0" draw:formula="logwidth"/>
                  <draw:equation draw:name="f1" draw:formula="logheight"/>
                </draw:enhanced-geometry>
              </draw:custom-shape>
              <draw:custom-shape draw:name="Google Shape;283;p33" draw:style-name="gr13" draw:text-style-name="P16" draw:layer="layout" svg:width="1.123cm" svg:height="1.643cm" svg:x="7.956cm" svg:y="3.749cm">
                <text:p text:style-name="P26"><text:span text:style-name="T26"/></text:p>
                <draw:enhanced-geometry draw:mirror-horizontal="false" draw:mirror-vertical="false" drawooo:sub-view-size="5898 8625" draw:text-areas="0 0 ?f0 ?f1" svg:viewBox="0 0 0 0" draw:type="ooxml-non-primitive" draw:enhanced-path="M 1 1 L 1 8624 5897 2027 C 5029 1463 4069 1006 3078 671 2088 321 1052 92 1 1 Z N">
                  <draw:equation draw:name="f0" draw:formula="logwidth"/>
                  <draw:equation draw:name="f1" draw:formula="logheight"/>
                </draw:enhanced-geometry>
              </draw:custom-shape>
              <draw:g draw:name="Google Shape;284;p33">
                <draw:custom-shape draw:name="Google Shape;285;p33" draw:style-name="gr14" draw:text-style-name="P17" draw:layer="layout" svg:width="0.174cm" svg:height="0.173cm" svg:x="8.217cm" svg:y="3.923cm">
                  <text:p text:style-name="P26"><text:span text:style-name="T26"/></text:p>
                  <draw:enhanced-geometry draw:mirror-horizontal="false" draw:mirror-vertical="false" drawooo:sub-view-size="916 915" draw:text-areas="0 0 ?f0 ?f1" svg:viewBox="0 0 0 0" draw:type="ooxml-non-primitive" draw:enhanced-path="M 458 1 C 214 1 1 214 1 458 1 702 214 915 458 915 702 915 915 702 915 458 915 214 702 1 458 1 Z N">
                    <draw:equation draw:name="f0" draw:formula="logwidth"/>
                    <draw:equation draw:name="f1" draw:formula="logheight"/>
                  </draw:enhanced-geometry>
                </draw:custom-shape>
                <draw:custom-shape draw:name="Google Shape;286;p33" draw:style-name="gr14" draw:text-style-name="P17" draw:layer="layout" svg:width="0.49cm" svg:height="0.653cm" svg:x="8.057cm" svg:y="4.115cm">
                  <text:p text:style-name="P26"><text:span text:style-name="T26"/></text:p>
                  <draw:enhanced-geometry draw:mirror-horizontal="false" draw:mirror-vertical="false" drawooo:sub-view-size="2576 3429" draw:text-areas="0 0 ?f0 ?f1" svg:viewBox="0 0 0 0" draw:type="ooxml-non-primitive" draw:enhanced-path="M 1296 0 C 1220 0 1128 31 1052 61 L 108 595 C 31 640 1 716 1 808 1 838 16 884 31 914 77 991 153 1036 245 1036 290 1036 321 1021 367 991 L 793 747 793 3200 C 793 3337 915 3428 1022 3428 1144 3428 1250 3322 1250 3200 L 1250 1859 1327 1859 1327 3185 C 1327 3322 1448 3413 1555 3413 1677 3413 1784 3307 1784 3185 L 1784 732 2225 975 C 2271 991 2302 991 2347 991 2439 991 2515 945 2545 869 2576 823 2576 793 2576 762 2576 686 2530 610 2454 579 L 1525 46 C 1464 31 1372 0 1296 0 Z N">
                    <draw:equation draw:name="f0" draw:formula="logwidth"/>
                    <draw:equation draw:name="f1" draw:formula="logheight"/>
                  </draw:enhanced-geometry>
                </draw:custom-shape>
              </draw:g>
            </draw:g>
            <draw:g draw:name="Google Shape;287;p33">
              <draw:g draw:name="Google Shape;288;p33">
                <draw:custom-shape draw:name="Google Shape;289;p33" draw:style-name="gr10" draw:text-style-name="P13" draw:layer="layout" svg:width="1.892cm" svg:height="0.35cm" svg:x="8.232cm" svg:y="5.822cm">
                  <text:p text:style-name="P26"><text:span text:style-name="T26"/></text:p>
                  <draw:enhanced-geometry draw:mirror-horizontal="false" draw:mirror-vertical="false" drawooo:sub-view-size="9934 1844" draw:text-areas="0 0 ?f0 ?f1" svg:viewBox="0 0 0 0" draw:type="ooxml-non-primitive" draw:enhanced-path="M 0 0 L 0 1844 9934 1844 9934 0 Z N">
                    <draw:equation draw:name="f0" draw:formula="logwidth"/>
                    <draw:equation draw:name="f1" draw:formula="logheight"/>
                  </draw:enhanced-geometry>
                </draw:custom-shape>
                <draw:custom-shape draw:name="Google Shape;290;p33" draw:style-name="gr10" draw:text-style-name="P13" draw:layer="layout" svg:width="1.892cm" svg:height="1.364cm" svg:x="8.232cm" svg:y="4.457cm">
                  <text:p text:style-name="P26"><text:span text:style-name="T26"/></text:p>
                  <draw:enhanced-geometry draw:mirror-horizontal="false" draw:mirror-vertical="false" drawooo:sub-view-size="9934 7162" draw:text-areas="0 0 ?f0 ?f1" svg:viewBox="0 0 0 0" draw:type="ooxml-non-primitive" draw:enhanced-path="M 6399 0 L 0 7161 9934 7161 C 9812 5805 9431 4510 8822 3291 8212 2057 7390 945 6399 0 Z N">
                    <draw:equation draw:name="f0" draw:formula="logwidth"/>
                    <draw:equation draw:name="f1" draw:formula="logheight"/>
                  </draw:enhanced-geometry>
                </draw:custom-shape>
              </draw:g>
              <draw:custom-shape draw:name="Google Shape;291;p33" draw:style-name="gr15" draw:text-style-name="P18" draw:layer="layout" svg:width="1.892cm" svg:height="0.35cm" svg:x="8.223cm" svg:y="5.822cm">
                <text:p text:style-name="P26"><text:span text:style-name="T26"/></text:p>
                <draw:enhanced-geometry draw:mirror-horizontal="false" draw:mirror-vertical="false" drawooo:sub-view-size="9934 1844" draw:text-areas="0 0 ?f0 ?f1" svg:viewBox="0 0 0 0" draw:type="ooxml-non-primitive" draw:enhanced-path="M 0 0 L 0 1844 9934 1844 9934 0 Z N">
                  <draw:equation draw:name="f0" draw:formula="logwidth"/>
                  <draw:equation draw:name="f1" draw:formula="logheight"/>
                </draw:enhanced-geometry>
              </draw:custom-shape>
              <draw:custom-shape draw:name="Google Shape;292;p33" draw:style-name="gr16" draw:text-style-name="P19" draw:layer="layout" svg:width="1.892cm" svg:height="1.364cm" svg:x="8.227cm" svg:y="4.457cm">
                <text:p text:style-name="P26"><text:span text:style-name="T26"/></text:p>
                <draw:enhanced-geometry draw:mirror-horizontal="false" draw:mirror-vertical="false" drawooo:sub-view-size="9934 7162" draw:text-areas="0 0 ?f0 ?f1" svg:viewBox="0 0 0 0" draw:type="ooxml-non-primitive" draw:enhanced-path="M 5089 2956 C 5287 2956 5439 3124 5439 3306 5439 3520 5272 3672 5089 3672 4876 3672 4723 3520 4723 3306 4723 3108 4891 2956 5089 2956 Z M 7390 2956 C 7603 2956 7755 3124 7755 3306 7755 3520 7572 3672 7390 3672 7192 3672 7024 3520 7024 3306 7024 3108 7192 2956 7390 2956 Z M 5089 3748 C 5165 3748 5211 3763 5272 3809 L 6018 4221 6034 4221 C 6095 4266 6125 4327 6125 4373 6125 4419 6125 4449 6095 4480 6049 4525 6003 4571 5942 4571 5896 4571 5866 4571 5851 4525 L 5500 4327 5500 6277 5500 6323 5500 6354 C 5485 6460 5409 6506 5317 6506 L 5272 6506 C 5180 6491 5119 6414 5119 6323 L 5119 6277 5119 5211 5043 5211 5043 6277 5043 6323 C 5043 6414 4952 6491 4860 6491 L 4830 6491 C 4739 6491 4662 6399 4662 6308 L 4662 6277 4662 4312 4327 4525 C 4297 4556 4266 4556 4221 4556 4175 4556 4099 4510 4068 4449 4053 4419 4038 4403 4038 4358 4038 4297 4068 4221 4129 4205 L 4876 3794 C 4952 3763 5013 3748 5089 3748 Z M 7405 3748 C 7481 3748 7542 3763 7603 3809 L 8334 4221 C 8395 4266 8410 4327 8410 4373 8410 4403 8410 4434 8395 4449 8365 4525 8304 4571 8228 4571 8212 4571 8167 4571 8151 4556 L 7801 4342 7801 6308 7801 6338 C 7801 6430 7710 6506 7618 6506 L 7603 6506 C 7496 6506 7420 6414 7420 6323 L 7420 6293 7420 5226 7344 5226 7344 6293 7344 6338 7344 6369 C 7329 6475 7252 6521 7161 6521 L 7115 6521 C 7024 6506 6963 6430 6963 6338 L 6963 6293 6963 4342 6628 4540 C 6613 4571 6567 4571 6536 4571 6475 4571 6399 4525 6384 4464 L 6384 4373 C 6384 4327 6414 4251 6475 4221 L 7222 3809 C 7268 3763 7344 3748 7405 3748 Z M 6399 0 L 0 7161 9934 7161 C 9782 5805 9401 4510 8822 3291 8212 2072 7390 945 6399 0 Z N">
                  <draw:equation draw:name="f0" draw:formula="logwidth"/>
                  <draw:equation draw:name="f1" draw:formula="logheight"/>
                </draw:enhanced-geometry>
              </draw:custom-shape>
              <draw:g draw:name="Google Shape;293;p33">
                <draw:custom-shape draw:name="Google Shape;294;p33" draw:style-name="gr14" draw:text-style-name="P17" draw:layer="layout" svg:width="0.136cm" svg:height="0.136cm" svg:x="9.123cm" svg:y="5.021cm">
                  <text:p text:style-name="P26"><text:span text:style-name="T26"/></text:p>
                  <draw:enhanced-geometry draw:mirror-horizontal="false" draw:mirror-vertical="false" drawooo:sub-view-size="717 718" draw:text-areas="0 0 ?f0 ?f1" svg:viewBox="0 0 0 0" draw:type="ooxml-non-primitive" draw:enhanced-path="M 366 1 C 153 1 0 169 0 351 0 565 168 717 366 717 564 717 716 549 716 351 716 153 564 1 366 1 Z N">
                    <draw:equation draw:name="f0" draw:formula="logwidth"/>
                    <draw:equation draw:name="f1" draw:formula="logheight"/>
                  </draw:enhanced-geometry>
                </draw:custom-shape>
                <draw:custom-shape draw:name="Google Shape;295;p33" draw:style-name="gr14" draw:text-style-name="P17" draw:layer="layout" svg:width="0.397cm" svg:height="0.531cm" svg:x="8.995cm" svg:y="5.172cm">
                  <text:p text:style-name="P26"><text:span text:style-name="T26"/></text:p>
                  <draw:enhanced-geometry draw:mirror-horizontal="false" draw:mirror-vertical="false" drawooo:sub-view-size="2089 2789" draw:text-areas="0 0 ?f0 ?f1" svg:viewBox="0 0 0 0" draw:type="ooxml-non-primitive" draw:enhanced-path="M 1037 0 C 946 0 900 15 839 61 L 92 473 C 47 518 1 579 1 625 1 671 1 701 47 732 77 777 138 823 184 823 229 823 245 823 290 808 L 626 594 626 2560 626 2575 C 626 2666 702 2743 808 2758 L 824 2758 C 915 2758 991 2682 1006 2590 L 1006 2560 1006 1493 1083 1493 1083 2560 1083 2590 C 1083 2682 1144 2758 1235 2788 L 1281 2788 C 1372 2788 1448 2727 1464 2636 L 1464 2590 1464 2560 1464 594 1814 808 C 1844 823 1860 838 1905 838 1966 838 2043 808 2058 747 2073 701 2088 686 2088 655 2088 594 2058 518 1997 503 L 1982 503 1235 76 C 1159 15 1113 0 1037 0 Z N">
                    <draw:equation draw:name="f0" draw:formula="logwidth"/>
                    <draw:equation draw:name="f1" draw:formula="logheight"/>
                  </draw:enhanced-geometry>
                </draw:custom-shape>
                <draw:custom-shape draw:name="Google Shape;296;p33" draw:style-name="gr14" draw:text-style-name="P17" draw:layer="layout" svg:width="0.139cm" svg:height="0.136cm" svg:x="9.564cm" svg:y="5.021cm">
                  <text:p text:style-name="P26"><text:span text:style-name="T26"/></text:p>
                  <draw:enhanced-geometry draw:mirror-horizontal="false" draw:mirror-vertical="false" drawooo:sub-view-size="732 718" draw:text-areas="0 0 ?f0 ?f1" svg:viewBox="0 0 0 0" draw:type="ooxml-non-primitive" draw:enhanced-path="M 366 1 C 153 1 0 169 0 351 0 565 183 717 366 717 579 717 731 549 731 351 731 153 564 1 366 1 Z N">
                    <draw:equation draw:name="f0" draw:formula="logwidth"/>
                    <draw:equation draw:name="f1" draw:formula="logheight"/>
                  </draw:enhanced-geometry>
                </draw:custom-shape>
                <draw:custom-shape draw:name="Google Shape;297;p33" draw:style-name="gr14" draw:text-style-name="P17" draw:layer="layout" svg:width="0.394cm" svg:height="0.531cm" svg:x="9.439cm" svg:y="5.172cm">
                  <text:p text:style-name="P26"><text:span text:style-name="T26"/></text:p>
                  <draw:enhanced-geometry draw:mirror-horizontal="false" draw:mirror-vertical="false" drawooo:sub-view-size="2073 2789" draw:text-areas="0 0 ?f0 ?f1" svg:viewBox="0 0 0 0" draw:type="ooxml-non-primitive" draw:enhanced-path="M 1021 0 C 945 0 884 15 838 61 L 91 473 C 30 518 0 579 0 625 0 671 0 701 30 732 76 777 122 823 183 823 229 823 244 823 274 808 L 625 594 625 2560 625 2590 C 625 2682 670 2758 777 2788 L 808 2788 C 899 2788 990 2727 1006 2621 L 1006 2590 1006 2560 1006 1478 1082 1478 1082 2560 1082 2575 C 1082 2666 1158 2743 1249 2758 L 1265 2758 C 1371 2758 1447 2682 1463 2590 L 1463 2560 1463 594 1798 808 C 1813 823 1859 823 1874 823 1950 823 2011 777 2057 701 2072 686 2072 655 2072 625 2072 579 2026 518 1996 473 L 1249 61 C 1158 15 1082 0 1021 0 Z N">
                    <draw:equation draw:name="f0" draw:formula="logwidth"/>
                    <draw:equation draw:name="f1" draw:formula="logheight"/>
                  </draw:enhanced-geometry>
                </draw:custom-shape>
              </draw:g>
            </draw:g>
            <draw:g draw:name="Google Shape;298;p33">
              <draw:custom-shape draw:name="Google Shape;299;p33" draw:style-name="gr6" draw:text-style-name="P9" draw:layer="layout" svg:width="0.109cm" svg:height="0.107cm" svg:x="9.08cm" svg:y="6.519cm">
                <text:p text:style-name="P26"><text:span text:style-name="T26"/></text:p>
                <draw:enhanced-geometry draw:mirror-horizontal="false" draw:mirror-vertical="false" drawooo:sub-view-size="579 565" draw:text-areas="0 0 ?f0 ?f1" svg:viewBox="0 0 0 0" draw:type="ooxml-non-primitive" draw:enhanced-path="M 290 1 C 122 1 0 138 0 290 0 458 137 564 290 564 457 564 579 443 579 290 579 138 442 1 290 1 Z N">
                  <draw:equation draw:name="f0" draw:formula="logwidth"/>
                  <draw:equation draw:name="f1" draw:formula="logheight"/>
                </draw:enhanced-geometry>
              </draw:custom-shape>
              <draw:custom-shape draw:name="Google Shape;300;p33" draw:style-name="gr6" draw:text-style-name="P9" draw:layer="layout" svg:width="0.319cm" svg:height="0.423cm" svg:x="8.975cm" svg:y="6.641cm">
                <text:p text:style-name="P26"><text:span text:style-name="T26"/></text:p>
                <draw:enhanced-geometry draw:mirror-horizontal="false" draw:mirror-vertical="false" drawooo:sub-view-size="1677 2226" draw:text-areas="0 0 ?f0 ?f1" svg:viewBox="0 0 0 0" draw:type="ooxml-non-primitive" draw:enhanced-path="M 839 1 C 778 1 732 31 686 46 L 77 381 C 16 412 1 458 1 519 1 534 1 580 16 595 31 656 92 671 153 671 168 671 214 671 229 656 L 519 503 519 2103 C 519 2179 595 2225 671 2225 L 686 2225 C 762 2225 823 2179 823 2103 L 823 1235 854 1235 854 2103 C 854 2179 930 2225 1006 2225 L 1021 2225 C 1098 2225 1158 2179 1158 2103 L 1158 503 1448 656 C 1463 671 1509 671 1524 671 1585 671 1616 656 1661 595 1677 580 1677 534 1677 519 1677 458 1661 427 1600 381 L 991 46 C 960 31 899 1 839 1 Z N">
                  <draw:equation draw:name="f0" draw:formula="logwidth"/>
                  <draw:equation draw:name="f1" draw:formula="logheight"/>
                </draw:enhanced-geometry>
              </draw:custom-shape>
              <draw:custom-shape draw:name="Google Shape;301;p33" draw:style-name="gr6" draw:text-style-name="P9" draw:layer="layout" svg:width="0.106cm" svg:height="0.107cm" svg:x="9.451cm" svg:y="6.519cm">
                <text:p text:style-name="P26"><text:span text:style-name="T26"/></text:p>
                <draw:enhanced-geometry draw:mirror-horizontal="false" draw:mirror-vertical="false" drawooo:sub-view-size="564 565" draw:text-areas="0 0 ?f0 ?f1" svg:viewBox="0 0 0 0" draw:type="ooxml-non-primitive" draw:enhanced-path="M 290 1 C 107 1 0 138 0 290 0 458 137 564 290 564 457 564 564 443 564 290 564 138 442 1 290 1 Z N">
                  <draw:equation draw:name="f0" draw:formula="logwidth"/>
                  <draw:equation draw:name="f1" draw:formula="logheight"/>
                </draw:enhanced-geometry>
              </draw:custom-shape>
              <draw:custom-shape draw:name="Google Shape;302;p33" draw:style-name="gr6" draw:text-style-name="P9" draw:layer="layout" svg:width="0.316cm" svg:height="0.423cm" svg:x="9.347cm" svg:y="6.641cm">
                <text:p text:style-name="P26"><text:span text:style-name="T26"/></text:p>
                <draw:enhanced-geometry draw:mirror-horizontal="false" draw:mirror-vertical="false" drawooo:sub-view-size="1662 2226" draw:text-areas="0 0 ?f0 ?f1" svg:viewBox="0 0 0 0" draw:type="ooxml-non-primitive" draw:enhanced-path="M 839 1 C 778 1 717 31 686 46 L 77 381 C 16 412 1 458 1 519 1 534 1 580 16 595 31 656 92 671 153 671 168 671 199 671 229 656 L 504 503 504 2103 C 504 2179 580 2225 656 2225 L 671 2225 C 763 2225 808 2179 808 2103 L 808 1235 854 1235 854 2103 C 854 2179 930 2225 1006 2225 L 1022 2225 C 1098 2225 1159 2179 1159 2103 L 1159 503 1433 656 C 1463 671 1494 671 1509 671 1570 671 1616 656 1646 595 1661 580 1661 534 1661 519 1661 458 1646 427 1585 381 L 976 46 C 930 31 884 1 839 1 Z N">
                  <draw:equation draw:name="f0" draw:formula="logwidth"/>
                  <draw:equation draw:name="f1" draw:formula="logheight"/>
                </draw:enhanced-geometry>
              </draw:custom-shape>
              <draw:custom-shape draw:name="Google Shape;303;p33" draw:style-name="gr6" draw:text-style-name="P9" draw:layer="layout" svg:width="0.113cm" svg:height="0.107cm" svg:x="8.339cm" svg:y="6.519cm">
                <text:p text:style-name="P26"><text:span text:style-name="T26"/></text:p>
                <draw:enhanced-geometry draw:mirror-horizontal="false" draw:mirror-vertical="false" drawooo:sub-view-size="596 565" draw:text-areas="0 0 ?f0 ?f1" svg:viewBox="0 0 0 0" draw:type="ooxml-non-primitive" draw:enhanced-path="M 290 1 C 123 1 1 138 1 290 1 458 138 564 290 564 443 564 580 443 580 290 595 138 458 1 290 1 Z N">
                  <draw:equation draw:name="f0" draw:formula="logwidth"/>
                  <draw:equation draw:name="f1" draw:formula="logheight"/>
                </draw:enhanced-geometry>
              </draw:custom-shape>
              <draw:custom-shape draw:name="Google Shape;304;p33" draw:style-name="gr6" draw:text-style-name="P9" draw:layer="layout" svg:width="0.319cm" svg:height="0.423cm" svg:x="8.234cm" svg:y="6.641cm">
                <text:p text:style-name="P26"><text:span text:style-name="T26"/></text:p>
                <draw:enhanced-geometry draw:mirror-horizontal="false" draw:mirror-vertical="false" drawooo:sub-view-size="1677 2226" draw:text-areas="0 0 ?f0 ?f1" svg:viewBox="0 0 0 0" draw:type="ooxml-non-primitive" draw:enhanced-path="M 838 1 C 777 1 732 31 686 46 L 77 381 C 16 412 0 458 0 519 0 534 0 580 16 595 31 656 92 671 153 671 168 671 214 671 229 656 L 518 503 518 2103 C 518 2179 595 2225 671 2225 L 686 2225 C 762 2225 823 2179 823 2103 L 823 1235 854 1235 854 2103 C 854 2179 930 2225 1006 2225 L 1021 2225 C 1097 2225 1158 2179 1158 2103 L 1158 503 1448 656 C 1463 671 1509 671 1524 671 1585 671 1615 656 1661 595 1676 580 1676 534 1676 519 1676 458 1661 427 1600 381 L 991 46 C 960 31 899 1 838 1 Z N">
                  <draw:equation draw:name="f0" draw:formula="logwidth"/>
                  <draw:equation draw:name="f1" draw:formula="logheight"/>
                </draw:enhanced-geometry>
              </draw:custom-shape>
              <draw:custom-shape draw:name="Google Shape;305;p33" draw:style-name="gr6" draw:text-style-name="P9" draw:layer="layout" svg:width="0.113cm" svg:height="0.107cm" svg:x="7.97cm" svg:y="6.519cm">
                <text:p text:style-name="P26"><text:span text:style-name="T26"/></text:p>
                <draw:enhanced-geometry draw:mirror-horizontal="false" draw:mirror-vertical="false" drawooo:sub-view-size="596 565" draw:text-areas="0 0 ?f0 ?f1" svg:viewBox="0 0 0 0" draw:type="ooxml-non-primitive" draw:enhanced-path="M 290 1 C 108 1 1 138 1 290 1 458 138 564 290 564 458 564 565 443 565 290 595 138 458 1 290 1 Z N">
                  <draw:equation draw:name="f0" draw:formula="logwidth"/>
                  <draw:equation draw:name="f1" draw:formula="logheight"/>
                </draw:enhanced-geometry>
              </draw:custom-shape>
              <draw:custom-shape draw:name="Google Shape;306;p33" draw:style-name="gr6" draw:text-style-name="P9" draw:layer="layout" svg:width="0.316cm" svg:height="0.423cm" svg:x="7.866cm" svg:y="6.641cm">
                <text:p text:style-name="P26"><text:span text:style-name="T26"/></text:p>
                <draw:enhanced-geometry draw:mirror-horizontal="false" draw:mirror-vertical="false" drawooo:sub-view-size="1662 2226" draw:text-areas="0 0 ?f0 ?f1" svg:viewBox="0 0 0 0" draw:type="ooxml-non-primitive" draw:enhanced-path="M 838 1 C 777 1 717 31 686 46 L 77 381 C 16 412 0 458 0 519 0 534 0 580 16 595 31 656 92 671 138 671 168 671 198 671 229 656 L 503 503 503 2103 C 503 2179 579 2225 656 2225 L 671 2225 C 762 2225 808 2179 808 2103 L 808 1235 854 1235 854 2103 C 854 2179 930 2225 1006 2225 L 1021 2225 C 1097 2225 1158 2179 1158 2103 L 1158 503 1433 656 C 1463 671 1494 671 1509 671 1570 671 1615 656 1646 595 1661 580 1661 534 1661 519 1661 458 1646 427 1585 381 L 976 46 C 945 31 884 1 838 1 Z N">
                  <draw:equation draw:name="f0" draw:formula="logwidth"/>
                  <draw:equation draw:name="f1" draw:formula="logheight"/>
                </draw:enhanced-geometry>
              </draw:custom-shape>
              <draw:custom-shape draw:name="Google Shape;307;p33" draw:style-name="gr6" draw:text-style-name="P9" draw:layer="layout" svg:width="0.106cm" svg:height="0.107cm" svg:x="8.711cm" svg:y="6.519cm">
                <text:p text:style-name="P26"><text:span text:style-name="T26"/></text:p>
                <draw:enhanced-geometry draw:mirror-horizontal="false" draw:mirror-vertical="false" drawooo:sub-view-size="564 565" draw:text-areas="0 0 ?f0 ?f1" svg:viewBox="0 0 0 0" draw:type="ooxml-non-primitive" draw:enhanced-path="M 290 1 C 107 1 0 138 0 290 0 458 137 564 290 564 457 564 564 443 564 290 564 138 457 1 290 1 Z N">
                  <draw:equation draw:name="f0" draw:formula="logwidth"/>
                  <draw:equation draw:name="f1" draw:formula="logheight"/>
                </draw:enhanced-geometry>
              </draw:custom-shape>
              <draw:custom-shape draw:name="Google Shape;308;p33" draw:style-name="gr6" draw:text-style-name="P9" draw:layer="layout" svg:width="0.319cm" svg:height="0.429cm" svg:x="8.603cm" svg:y="6.641cm">
                <text:p text:style-name="P26"><text:span text:style-name="T26"/></text:p>
                <draw:enhanced-geometry draw:mirror-horizontal="false" draw:mirror-vertical="false" drawooo:sub-view-size="1677 2256" draw:text-areas="0 0 ?f0 ?f1" svg:viewBox="0 0 0 0" draw:type="ooxml-non-primitive" draw:enhanced-path="M 854 1 C 793 1 732 31 701 46 L 92 381 C 31 412 0 458 0 519 0 534 0 580 31 595 46 656 107 671 153 671 183 671 214 671 244 656 L 518 503 518 2103 C 518 2179 595 2255 671 2255 747 2255 823 2179 823 2103 L 823 1235 869 1235 869 2103 C 869 2179 945 2225 1021 2225 L 1036 2225 C 1113 2225 1174 2179 1174 2103 L 1174 503 1448 656 C 1478 671 1509 671 1524 671 1585 671 1631 656 1661 595 1676 580 1676 534 1676 519 1676 458 1661 427 1600 381 L 991 46 C 960 31 899 1 854 1 Z N">
                  <draw:equation draw:name="f0" draw:formula="logwidth"/>
                  <draw:equation draw:name="f1" draw:formula="logheight"/>
                </draw:enhanced-geometry>
              </draw:custom-shape>
              <draw:custom-shape draw:name="Google Shape;309;p33" draw:style-name="gr6" draw:text-style-name="P9" draw:layer="layout" svg:width="0.112cm" svg:height="0.106cm" svg:x="8.711cm" svg:y="7.141cm">
                <text:p text:style-name="P26"><text:span text:style-name="T26"/></text:p>
                <draw:enhanced-geometry draw:mirror-horizontal="false" draw:mirror-vertical="false" drawooo:sub-view-size="595 564" draw:text-areas="0 0 ?f0 ?f1" svg:viewBox="0 0 0 0" draw:type="ooxml-non-primitive" draw:enhanced-path="M 290 0 C 107 0 0 122 0 274 0 457 137 564 290 564 442 564 564 427 564 274 594 122 457 0 290 0 Z N">
                  <draw:equation draw:name="f0" draw:formula="logwidth"/>
                  <draw:equation draw:name="f1" draw:formula="logheight"/>
                </draw:enhanced-geometry>
              </draw:custom-shape>
              <draw:custom-shape draw:name="Google Shape;310;p33" draw:style-name="gr6" draw:text-style-name="P9" draw:layer="layout" svg:width="0.319cm" svg:height="0.432cm" svg:x="8.6cm" svg:y="7.259cm">
                <text:p text:style-name="P26"><text:span text:style-name="T26"/></text:p>
                <draw:enhanced-geometry draw:mirror-horizontal="false" draw:mirror-vertical="false" drawooo:sub-view-size="1677 2271" draw:text-areas="0 0 ?f0 ?f1" svg:viewBox="0 0 0 0" draw:type="ooxml-non-primitive" draw:enhanced-path="M 869 1 C 808 1 747 16 716 31 L 107 382 C 46 397 0 458 0 519 0 534 0 549 15 565 46 625 107 671 152 671 168 671 198 671 213 641 L 229 625 518 473 518 2073 518 2088 C 518 2164 579 2241 655 2241 L 670 2241 C 747 2241 823 2180 823 2119 L 823 2088 823 1235 884 1235 884 2088 884 2119 C 884 2195 930 2271 1006 2271 L 1036 2271 C 1112 2271 1189 2210 1189 2134 L 1189 2119 1189 519 1463 686 C 1493 702 1508 702 1524 702 1585 702 1646 671 1661 610 1676 595 1676 565 1676 549 1676 488 1661 458 1615 412 L 1006 77 C 975 16 914 1 869 1 Z N">
                  <draw:equation draw:name="f0" draw:formula="logwidth"/>
                  <draw:equation draw:name="f1" draw:formula="logheight"/>
                </draw:enhanced-geometry>
              </draw:custom-shape>
              <draw:custom-shape draw:name="Google Shape;311;p33" draw:style-name="gr6" draw:text-style-name="P9" draw:layer="layout" svg:width="0.109cm" svg:height="0.106cm" svg:x="9.08cm" svg:y="7.141cm">
                <text:p text:style-name="P26"><text:span text:style-name="T26"/></text:p>
                <draw:enhanced-geometry draw:mirror-horizontal="false" draw:mirror-vertical="false" drawooo:sub-view-size="579 564" draw:text-areas="0 0 ?f0 ?f1" svg:viewBox="0 0 0 0" draw:type="ooxml-non-primitive" draw:enhanced-path="M 290 0 C 122 0 0 122 0 274 0 457 137 564 290 564 457 564 579 427 579 274 579 122 442 0 290 0 Z N">
                  <draw:equation draw:name="f0" draw:formula="logwidth"/>
                  <draw:equation draw:name="f1" draw:formula="logheight"/>
                </draw:enhanced-geometry>
              </draw:custom-shape>
              <draw:custom-shape draw:name="Google Shape;312;p33" draw:style-name="gr6" draw:text-style-name="P9" draw:layer="layout" svg:width="0.324cm" svg:height="0.432cm" svg:x="8.972cm" svg:y="7.259cm">
                <text:p text:style-name="P26"><text:span text:style-name="T26"/></text:p>
                <draw:enhanced-geometry draw:mirror-horizontal="false" draw:mirror-vertical="false" drawooo:sub-view-size="1707 2271" draw:text-areas="0 0 ?f0 ?f1" svg:viewBox="0 0 0 0" draw:type="ooxml-non-primitive" draw:enhanced-path="M 854 1 C 793 1 747 16 701 31 L 92 382 C 31 397 0 458 0 519 0 534 0 549 16 565 31 625 92 671 153 671 168 671 183 671 214 641 L 229 625 503 473 503 2073 503 2088 C 503 2164 564 2241 640 2241 L 655 2241 C 732 2241 808 2180 808 2119 L 808 2088 808 1235 869 1235 869 2088 869 2119 C 869 2195 930 2271 1006 2271 L 1021 2271 C 1097 2271 1173 2210 1173 2134 L 1173 2119 1173 519 1463 686 C 1478 702 1524 702 1554 702 1615 702 1646 686 1692 641 1707 625 1707 595 1707 549 1707 488 1692 458 1646 412 L 1631 397 1021 62 C 975 16 914 1 854 1 Z N">
                  <draw:equation draw:name="f0" draw:formula="logwidth"/>
                  <draw:equation draw:name="f1" draw:formula="logheight"/>
                </draw:enhanced-geometry>
              </draw:custom-shape>
              <draw:custom-shape draw:name="Google Shape;313;p33" draw:style-name="gr6" draw:text-style-name="P9" draw:layer="layout" svg:width="0.113cm" svg:height="0.106cm" svg:x="7.97cm" svg:y="7.141cm">
                <text:p text:style-name="P26"><text:span text:style-name="T26"/></text:p>
                <draw:enhanced-geometry draw:mirror-horizontal="false" draw:mirror-vertical="false" drawooo:sub-view-size="596 564" draw:text-areas="0 0 ?f0 ?f1" svg:viewBox="0 0 0 0" draw:type="ooxml-non-primitive" draw:enhanced-path="M 290 0 C 108 0 1 122 1 274 1 457 138 564 290 564 458 564 565 427 565 274 595 122 458 0 290 0 Z N">
                  <draw:equation draw:name="f0" draw:formula="logwidth"/>
                  <draw:equation draw:name="f1" draw:formula="logheight"/>
                </draw:enhanced-geometry>
              </draw:custom-shape>
              <draw:custom-shape draw:name="Google Shape;314;p33" draw:style-name="gr6" draw:text-style-name="P9" draw:layer="layout" svg:width="0.319cm" svg:height="0.432cm" svg:x="7.86cm" svg:y="7.259cm">
                <text:p text:style-name="P26"><text:span text:style-name="T26"/></text:p>
                <draw:enhanced-geometry draw:mirror-horizontal="false" draw:mirror-vertical="false" drawooo:sub-view-size="1677 2271" draw:text-areas="0 0 ?f0 ?f1" svg:viewBox="0 0 0 0" draw:type="ooxml-non-primitive" draw:enhanced-path="M 869 1 C 808 1 748 16 717 31 L 108 382 C 47 397 1 458 1 519 1 534 1 549 31 565 47 625 108 671 153 671 169 671 199 671 214 641 L 229 625 519 473 519 2073 519 2088 C 519 2164 580 2241 656 2241 L 671 2241 C 748 2241 824 2180 824 2119 L 824 2088 824 1235 885 1235 885 2088 885 2119 C 885 2195 930 2271 1007 2271 L 1037 2271 C 1113 2271 1189 2210 1189 2134 L 1189 2119 1189 519 1464 686 C 1494 702 1509 702 1525 702 1585 702 1646 671 1662 610 1677 595 1677 565 1677 549 1677 488 1662 458 1616 412 L 1007 77 C 976 16 915 1 869 1 Z N">
                  <draw:equation draw:name="f0" draw:formula="logwidth"/>
                  <draw:equation draw:name="f1" draw:formula="logheight"/>
                </draw:enhanced-geometry>
              </draw:custom-shape>
              <draw:custom-shape draw:name="Google Shape;315;p33" draw:style-name="gr6" draw:text-style-name="P9" draw:layer="layout" svg:width="0.11cm" svg:height="0.106cm" svg:x="7.601cm" svg:y="7.141cm">
                <text:p text:style-name="P26"><text:span text:style-name="T26"/></text:p>
                <draw:enhanced-geometry draw:mirror-horizontal="false" draw:mirror-vertical="false" drawooo:sub-view-size="580 564" draw:text-areas="0 0 ?f0 ?f1" svg:viewBox="0 0 0 0" draw:type="ooxml-non-primitive" draw:enhanced-path="M 290 0 C 123 0 1 122 1 274 1 457 138 564 290 564 443 564 580 427 580 274 580 122 443 0 290 0 Z N">
                  <draw:equation draw:name="f0" draw:formula="logwidth"/>
                  <draw:equation draw:name="f1" draw:formula="logheight"/>
                </draw:enhanced-geometry>
              </draw:custom-shape>
              <draw:custom-shape draw:name="Google Shape;316;p33" draw:style-name="gr6" draw:text-style-name="P9" draw:layer="layout" svg:width="0.313cm" svg:height="0.432cm" svg:x="7.503cm" svg:y="7.259cm">
                <text:p text:style-name="P26"><text:span text:style-name="T26"/></text:p>
                <draw:enhanced-geometry draw:mirror-horizontal="false" draw:mirror-vertical="false" drawooo:sub-view-size="1647 2271" draw:text-areas="0 0 ?f0 ?f1" svg:viewBox="0 0 0 0" draw:type="ooxml-non-primitive" draw:enhanced-path="M 808 1 C 763 1 702 16 656 31 L 47 382 C 16 412 1 458 1 519 1 549 1 565 16 610 47 641 92 671 138 671 169 671 184 671 199 641 L 488 488 488 2088 488 2119 C 488 2180 549 2271 626 2271 L 641 2271 C 717 2271 793 2210 793 2134 L 793 2119 793 1235 854 1235 854 2088 854 2119 C 854 2195 900 2271 976 2271 L 1006 2271 C 1083 2271 1159 2210 1159 2134 L 1159 2119 1159 519 1433 686 C 1464 702 1479 702 1494 702 1555 702 1616 671 1631 610 1646 595 1646 565 1646 549 1646 488 1631 458 1585 412 L 976 77 C 930 16 869 1 808 1 Z N">
                  <draw:equation draw:name="f0" draw:formula="logwidth"/>
                  <draw:equation draw:name="f1" draw:formula="logheight"/>
                </draw:enhanced-geometry>
              </draw:custom-shape>
              <draw:custom-shape draw:name="Google Shape;317;p33" draw:style-name="gr6" draw:text-style-name="P9" draw:layer="layout" svg:width="0.113cm" svg:height="0.106cm" svg:x="8.339cm" svg:y="7.141cm">
                <text:p text:style-name="P26"><text:span text:style-name="T26"/></text:p>
                <draw:enhanced-geometry draw:mirror-horizontal="false" draw:mirror-vertical="false" drawooo:sub-view-size="596 564" draw:text-areas="0 0 ?f0 ?f1" svg:viewBox="0 0 0 0" draw:type="ooxml-non-primitive" draw:enhanced-path="M 290 0 C 123 0 1 122 1 274 1 457 138 564 290 564 443 564 580 427 580 274 595 122 458 0 290 0 Z N">
                  <draw:equation draw:name="f0" draw:formula="logwidth"/>
                  <draw:equation draw:name="f1" draw:formula="logheight"/>
                </draw:enhanced-geometry>
              </draw:custom-shape>
              <draw:custom-shape draw:name="Google Shape;318;p33" draw:style-name="gr6" draw:text-style-name="P9" draw:layer="layout" svg:width="0.319cm" svg:height="0.432cm" svg:x="8.234cm" svg:y="7.259cm">
                <text:p text:style-name="P26"><text:span text:style-name="T26"/></text:p>
                <draw:enhanced-geometry draw:mirror-horizontal="false" draw:mirror-vertical="false" drawooo:sub-view-size="1677 2271" draw:text-areas="0 0 ?f0 ?f1" svg:viewBox="0 0 0 0" draw:type="ooxml-non-primitive" draw:enhanced-path="M 838 1 C 777 1 732 16 686 31 L 92 382 C 46 397 0 458 0 519 0 534 0 549 16 565 46 625 92 671 153 671 168 671 198 671 214 641 L 229 625 518 473 518 2073 518 2088 C 518 2164 579 2241 656 2241 L 671 2241 C 747 2241 823 2180 823 2119 L 823 2088 823 1235 884 1235 884 2088 884 2119 C 884 2195 930 2271 1006 2271 L 1036 2271 C 1113 2271 1174 2210 1174 2134 L 1174 2119 1174 519 1463 686 C 1478 702 1509 702 1524 702 1585 702 1631 671 1661 610 1676 595 1676 565 1676 549 1676 488 1661 458 1600 412 L 991 77 C 960 16 899 1 838 1 Z N">
                  <draw:equation draw:name="f0" draw:formula="logwidth"/>
                  <draw:equation draw:name="f1" draw:formula="logheight"/>
                </draw:enhanced-geometry>
              </draw:custom-shape>
              <draw:custom-shape draw:name="Google Shape;319;p33" draw:style-name="gr6" draw:text-style-name="P9" draw:layer="layout" svg:width="0.107cm" svg:height="0.11cm" svg:x="7.97cm" svg:y="7.756cm">
                <text:p text:style-name="P26"><text:span text:style-name="T26"/></text:p>
                <draw:enhanced-geometry draw:mirror-horizontal="false" draw:mirror-vertical="false" drawooo:sub-view-size="565 580" draw:text-areas="0 0 ?f0 ?f1" svg:viewBox="0 0 0 0" draw:type="ooxml-non-primitive" draw:enhanced-path="M 290 0 C 108 0 1 137 1 290 1 457 138 579 290 579 458 579 565 442 565 290 565 137 458 0 290 0 Z N">
                  <draw:equation draw:name="f0" draw:formula="logwidth"/>
                  <draw:equation draw:name="f1" draw:formula="logheight"/>
                </draw:enhanced-geometry>
              </draw:custom-shape>
              <draw:custom-shape draw:name="Google Shape;320;p33" draw:style-name="gr6" draw:text-style-name="P9" draw:layer="layout" svg:width="0.319cm" svg:height="0.426cm" svg:x="7.86cm" svg:y="7.881cm">
                <text:p text:style-name="P26"><text:span text:style-name="T26"/></text:p>
                <draw:enhanced-geometry draw:mirror-horizontal="false" draw:mirror-vertical="false" drawooo:sub-view-size="1677 2240" draw:text-areas="0 0 ?f0 ?f1" svg:viewBox="0 0 0 0" draw:type="ooxml-non-primitive" draw:enhanced-path="M 869 0 C 808 0 748 16 717 31 L 108 381 C 47 396 1 457 1 503 1 534 1 549 31 564 47 625 108 655 153 655 169 655 199 655 214 640 L 229 625 519 473 519 2072 519 2088 C 519 2164 580 2240 656 2240 L 671 2240 C 748 2240 824 2179 824 2103 L 824 2088 824 1204 885 1204 885 2072 885 2088 C 885 2164 930 2240 1007 2240 L 1037 2240 C 1113 2240 1189 2179 1189 2103 L 1189 2088 1189 488 1464 655 C 1494 686 1509 686 1525 686 1585 686 1646 640 1662 579 1677 564 1677 549 1677 534 1677 473 1662 427 1616 396 L 1007 46 C 976 0 915 0 869 0 Z N">
                  <draw:equation draw:name="f0" draw:formula="logwidth"/>
                  <draw:equation draw:name="f1" draw:formula="logheight"/>
                </draw:enhanced-geometry>
              </draw:custom-shape>
              <draw:custom-shape draw:name="Google Shape;321;p33" draw:style-name="gr6" draw:text-style-name="P9" draw:layer="layout" svg:width="0.11cm" svg:height="0.11cm" svg:x="7.601cm" svg:y="7.756cm">
                <text:p text:style-name="P26"><text:span text:style-name="T26"/></text:p>
                <draw:enhanced-geometry draw:mirror-horizontal="false" draw:mirror-vertical="false" drawooo:sub-view-size="580 580" draw:text-areas="0 0 ?f0 ?f1" svg:viewBox="0 0 0 0" draw:type="ooxml-non-primitive" draw:enhanced-path="M 290 0 C 123 0 1 137 1 290 1 457 138 579 290 579 443 579 580 442 580 290 580 137 443 0 290 0 Z N">
                  <draw:equation draw:name="f0" draw:formula="logwidth"/>
                  <draw:equation draw:name="f1" draw:formula="logheight"/>
                </draw:enhanced-geometry>
              </draw:custom-shape>
              <draw:custom-shape draw:name="Google Shape;322;p33" draw:style-name="gr6" draw:text-style-name="P9" draw:layer="layout" svg:width="0.313cm" svg:height="0.429cm" svg:x="7.503cm" svg:y="7.881cm">
                <text:p text:style-name="P26"><text:span text:style-name="T26"/></text:p>
                <draw:enhanced-geometry draw:mirror-horizontal="false" draw:mirror-vertical="false" drawooo:sub-view-size="1647 2256" draw:text-areas="0 0 ?f0 ?f1" svg:viewBox="0 0 0 0" draw:type="ooxml-non-primitive" draw:enhanced-path="M 808 0 C 763 0 702 16 656 31 L 47 381 C 16 412 1 457 1 503 1 549 1 564 16 610 47 640 92 655 138 655 169 655 184 655 199 640 L 488 488 488 2088 488 2103 C 488 2179 549 2255 626 2255 L 641 2255 C 717 2255 793 2210 793 2133 L 793 2103 793 1234 854 1234 854 2088 854 2103 C 854 2179 900 2255 976 2255 L 1006 2255 C 1083 2255 1159 2210 1159 2133 L 1159 2103 1159 503 1433 686 C 1464 701 1479 701 1494 701 1555 701 1616 655 1631 610 1646 579 1646 564 1646 549 1646 488 1631 457 1585 412 L 976 76 C 930 0 869 0 808 0 Z N">
                  <draw:equation draw:name="f0" draw:formula="logwidth"/>
                  <draw:equation draw:name="f1" draw:formula="logheight"/>
                </draw:enhanced-geometry>
              </draw:custom-shape>
              <draw:custom-shape draw:name="Google Shape;323;p33" draw:style-name="gr6" draw:text-style-name="P9" draw:layer="layout" svg:width="0.11cm" svg:height="0.11cm" svg:x="7.233cm" svg:y="7.756cm">
                <text:p text:style-name="P26"><text:span text:style-name="T26"/></text:p>
                <draw:enhanced-geometry draw:mirror-horizontal="false" draw:mirror-vertical="false" drawooo:sub-view-size="580 580" draw:text-areas="0 0 ?f0 ?f1" svg:viewBox="0 0 0 0" draw:type="ooxml-non-primitive" draw:enhanced-path="M 290 0 C 123 0 1 137 1 290 1 442 138 579 290 579 458 579 580 442 580 290 580 137 443 0 290 0 Z N">
                  <draw:equation draw:name="f0" draw:formula="logwidth"/>
                  <draw:equation draw:name="f1" draw:formula="logheight"/>
                </draw:enhanced-geometry>
              </draw:custom-shape>
              <draw:custom-shape draw:name="Google Shape;324;p33" draw:style-name="gr6" draw:text-style-name="P9" draw:layer="layout" svg:width="0.316cm" svg:height="0.426cm" svg:x="7.125cm" svg:y="7.881cm">
                <text:p text:style-name="P26"><text:span text:style-name="T26"/></text:p>
                <draw:enhanced-geometry draw:mirror-horizontal="false" draw:mirror-vertical="false" drawooo:sub-view-size="1661 2240" draw:text-areas="0 0 ?f0 ?f1" svg:viewBox="0 0 0 0" draw:type="ooxml-non-primitive" draw:enhanced-path="M 853 0 C 793 0 732 16 701 31 L 92 381 C 31 396 0 457 0 503 0 534 0 549 15 564 31 625 92 655 153 655 168 655 183 655 198 640 L 214 625 503 473 503 2072 503 2088 C 503 2164 564 2240 640 2240 L 655 2240 C 732 2240 808 2179 808 2103 L 808 2088 808 1204 869 1204 869 2072 869 2088 C 869 2164 930 2240 1006 2240 L 1021 2240 C 1097 2240 1173 2179 1173 2103 L 1173 2088 1173 488 1463 655 C 1478 686 1493 686 1509 686 1570 686 1630 640 1646 579 1661 564 1661 549 1661 534 1661 473 1646 427 1615 396 L 1006 46 C 960 0 914 0 853 0 Z N">
                  <draw:equation draw:name="f0" draw:formula="logwidth"/>
                  <draw:equation draw:name="f1" draw:formula="logheight"/>
                </draw:enhanced-geometry>
              </draw:custom-shape>
              <draw:custom-shape draw:name="Google Shape;325;p33" draw:style-name="gr6" draw:text-style-name="P9" draw:layer="layout" svg:width="0.11cm" svg:height="0.11cm" svg:x="8.339cm" svg:y="7.756cm">
                <text:p text:style-name="P26"><text:span text:style-name="T26"/></text:p>
                <draw:enhanced-geometry draw:mirror-horizontal="false" draw:mirror-vertical="false" drawooo:sub-view-size="580 580" draw:text-areas="0 0 ?f0 ?f1" svg:viewBox="0 0 0 0" draw:type="ooxml-non-primitive" draw:enhanced-path="M 290 0 C 123 0 1 137 1 290 1 442 138 579 290 579 443 579 580 442 580 290 580 137 458 0 290 0 Z N">
                  <draw:equation draw:name="f0" draw:formula="logwidth"/>
                  <draw:equation draw:name="f1" draw:formula="logheight"/>
                </draw:enhanced-geometry>
              </draw:custom-shape>
              <draw:custom-shape draw:name="Google Shape;326;p33" draw:style-name="gr6" draw:text-style-name="P9" draw:layer="layout" svg:width="0.319cm" svg:height="0.426cm" svg:x="8.232cm" svg:y="7.881cm">
                <text:p text:style-name="P26"><text:span text:style-name="T26"/></text:p>
                <draw:enhanced-geometry draw:mirror-horizontal="false" draw:mirror-vertical="false" drawooo:sub-view-size="1677 2240" draw:text-areas="0 0 ?f0 ?f1" svg:viewBox="0 0 0 0" draw:type="ooxml-non-primitive" draw:enhanced-path="M 853 0 C 792 0 747 16 701 31 L 92 381 C 31 396 0 457 0 503 0 534 0 549 15 564 31 625 92 655 152 655 168 655 183 655 213 640 L 229 625 518 473 518 2072 518 2088 C 518 2164 564 2240 640 2240 L 671 2240 C 747 2240 808 2179 808 2103 L 808 2088 808 1204 869 1204 869 2072 869 2088 C 869 2164 930 2240 1006 2240 L 1021 2240 C 1097 2240 1173 2179 1173 2103 L 1173 2088 1173 488 1463 655 C 1478 686 1493 686 1524 686 1569 686 1630 640 1646 579 1676 564 1676 549 1676 534 1676 473 1646 427 1615 396 L 1006 46 C 975 0 914 0 853 0 Z N">
                  <draw:equation draw:name="f0" draw:formula="logwidth"/>
                  <draw:equation draw:name="f1" draw:formula="logheight"/>
                </draw:enhanced-geometry>
              </draw:custom-shape>
            </draw:g>
          </draw:g>
          <draw:g draw:name="Google Shape;327;p33">
            <draw:custom-shape draw:name="Google Shape;328;p33" draw:style-name="gr17" draw:text-style-name="P20" draw:layer="layout" svg:width="0.237cm" svg:height="0.47cm" svg:x="4.571cm" svg:y="10.41cm">
              <text:p text:style-name="P26"><text:span text:style-name="T26"/></text:p>
              <draw:enhanced-geometry draw:mirror-horizontal="false" draw:mirror-vertical="false" drawooo:sub-view-size="1250 2469" draw:text-areas="0 0 ?f0 ?f1" svg:viewBox="0 0 0 0" draw:type="ooxml-non-primitive" draw:enhanced-path="M 945 1 L 0 229 305 2469 1249 2240 945 1 Z N">
                <draw:equation draw:name="f0" draw:formula="logwidth"/>
                <draw:equation draw:name="f1" draw:formula="logheight"/>
              </draw:enhanced-geometry>
            </draw:custom-shape>
            <draw:custom-shape draw:name="Google Shape;329;p33" draw:style-name="gr17" draw:text-style-name="P20" draw:layer="layout" svg:width="0.211cm" svg:height="0.429cm" svg:x="3.322cm" svg:y="10.602cm">
              <text:p text:style-name="P26"><text:span text:style-name="T26"/></text:p>
              <draw:enhanced-geometry draw:mirror-horizontal="false" draw:mirror-vertical="false" drawooo:sub-view-size="1113 2256" draw:text-areas="0 0 ?f0 ?f1" svg:viewBox="0 0 0 0" draw:type="ooxml-non-primitive" draw:enhanced-path="M 138 0 L 1 2255 976 2255 1113 0 Z N">
                <draw:equation draw:name="f0" draw:formula="logwidth"/>
                <draw:equation draw:name="f1" draw:formula="logheight"/>
              </draw:enhanced-geometry>
            </draw:custom-shape>
            <draw:custom-shape draw:name="Google Shape;330;p33" draw:style-name="gr13" draw:text-style-name="P16" draw:layer="layout" svg:width="0.606cm" svg:height="0.211cm" svg:x="3.282cm" svg:y="11.011cm">
              <text:p text:style-name="P26"><text:span text:style-name="T26"/></text:p>
              <draw:enhanced-geometry draw:mirror-horizontal="false" draw:mirror-vertical="false" drawooo:sub-view-size="3185 1113" draw:text-areas="0 0 ?f0 ?f1" svg:viewBox="0 0 0 0" draw:type="ooxml-non-primitive" draw:enhanced-path="M 122 1 C 92 1 46 31 46 62 L 0 915 C 0 1006 92 1082 183 1082 564 1082 823 1067 1326 1067 1631 1067 2377 1113 2789 1113 3185 1113 3185 701 3002 671 2225 503 1753 290 1478 62 1417 31 1356 1 1311 1 Z N">
                <draw:equation draw:name="f0" draw:formula="logwidth"/>
                <draw:equation draw:name="f1" draw:formula="logheight"/>
              </draw:enhanced-geometry>
            </draw:custom-shape>
            <draw:custom-shape draw:name="Google Shape;331;p33" draw:style-name="gr13" draw:text-style-name="P16" draw:layer="layout" svg:width="0.644cm" svg:height="0.265cm" svg:x="4.594cm" svg:y="10.818cm">
              <text:p text:style-name="P26"><text:span text:style-name="T26"/></text:p>
              <draw:enhanced-geometry draw:mirror-horizontal="false" draw:mirror-vertical="false" drawooo:sub-view-size="3383 1396" draw:text-areas="0 0 ?f0 ?f1" svg:viewBox="0 0 0 0" draw:type="ooxml-non-primitive" draw:enhanced-path="M 1170 1 C 1141 1 1112 4 1082 9 L 61 283 C 15 299 0 314 0 375 L 15 1274 C 15 1350 76 1396 168 1396 L 198 1396 C 564 1304 1097 1137 1585 1015 2133 893 2362 847 2986 679 3367 588 3382 161 3215 161 2826 169 2541 199 2263 199 1985 199 1714 169 1356 55 1285 14 1227 1 1170 1 Z N">
                <draw:equation draw:name="f0" draw:formula="logwidth"/>
                <draw:equation draw:name="f1" draw:formula="logheight"/>
              </draw:enhanced-geometry>
            </draw:custom-shape>
            <draw:custom-shape draw:name="Google Shape;332;p33" draw:style-name="gr17" draw:text-style-name="P20" draw:layer="layout" svg:width="0.981cm" svg:height="0.885cm" svg:x="4.013cm" svg:y="5.302cm">
              <text:p text:style-name="P26"><text:span text:style-name="T26"/></text:p>
              <draw:enhanced-geometry draw:mirror-horizontal="false" draw:mirror-vertical="false" drawooo:sub-view-size="5151 4648" draw:text-areas="0 0 ?f0 ?f1" svg:viewBox="0 0 0 0" draw:type="ooxml-non-primitive" draw:enhanced-path="M 2962 3363 L 2957 3368 C 2941 3383 2926 3391 2919 3391 2911 3391 2911 3383 2926 3368 2938 3368 2949 3366 2962 3363 Z M 1220 1 L 1 824 C 336 1372 717 1936 1083 2500 L 1631 3337 1905 3749 2042 3962 C 2088 4038 2119 4069 2210 4206 2347 4358 2500 4495 2682 4572 2819 4633 2957 4648 3079 4648 3200 4648 3307 4602 3429 4572 3566 4511 3688 4419 3810 4297 3901 4221 3962 4130 4038 4038 4145 3871 4252 3688 4343 3520 4435 3353 4511 3200 4572 3033 4815 2378 5029 1722 5151 1022 L 4450 793 C 4160 1387 3886 1981 3551 2530 3446 2765 3297 2967 3141 3164 L 3141 3164 3063 3018 C 2987 2865 2896 2728 2819 2576 2652 2271 2469 1981 2301 1692 1966 1128 1601 549 1220 1 Z N">
                <draw:equation draw:name="f0" draw:formula="logwidth"/>
                <draw:equation draw:name="f1" draw:formula="logheight"/>
              </draw:enhanced-geometry>
            </draw:custom-shape>
            <draw:custom-shape draw:name="Google Shape;333;p33" draw:style-name="gr13" draw:text-style-name="P16" draw:layer="layout" svg:width="0.714cm" svg:height="0.774cm" svg:x="3.874cm" svg:y="5.175cm">
              <text:p text:style-name="P26"><text:span text:style-name="T26"/></text:p>
              <draw:enhanced-geometry draw:mirror-horizontal="false" draw:mirror-vertical="false" drawooo:sub-view-size="3749 4065" draw:text-areas="0 0 ?f0 ?f1" svg:viewBox="0 0 0 0" draw:type="ooxml-non-primitive" draw:enhanced-path="M 1185 0 C 751 0 388 268 260 789 1 1672 1935 4064 1935 4064 L 3749 2815 C 3368 2053 2941 1337 2408 667 2025 219 1576 0 1185 0 Z N">
                <draw:equation draw:name="f0" draw:formula="logwidth"/>
                <draw:equation draw:name="f1" draw:formula="logheight"/>
              </draw:enhanced-geometry>
            </draw:custom-shape>
            <draw:custom-shape draw:name="Google Shape;334;p33" draw:style-name="gr18" draw:text-style-name="P21" draw:layer="layout" svg:width="0.182cm" svg:height="0.086cm" svg:x="4.594cm" svg:y="10.587cm">
              <text:p text:style-name="P26"><text:span text:style-name="T26"/></text:p>
              <draw:enhanced-geometry draw:mirror-horizontal="false" draw:mirror-vertical="false" drawooo:sub-view-size="960 458" draw:text-areas="0 0 ?f0 ?f1" svg:viewBox="0 0 0 0" draw:type="ooxml-non-primitive" draw:enhanced-path="M 945 0 L 0 244 31 457 960 229 945 0 Z N">
                <draw:equation draw:name="f0" draw:formula="logwidth"/>
                <draw:equation draw:name="f1" draw:formula="logheight"/>
              </draw:enhanced-geometry>
            </draw:custom-shape>
            <draw:custom-shape draw:name="Google Shape;335;p33" draw:style-name="gr18" draw:text-style-name="P21" draw:layer="layout" svg:width="0.188cm" svg:height="0.043cm" svg:x="3.334cm" svg:y="10.779cm">
              <text:p text:style-name="P26"><text:span text:style-name="T26"/></text:p>
              <draw:enhanced-geometry draw:mirror-horizontal="false" draw:mirror-vertical="false" drawooo:sub-view-size="991 230" draw:text-areas="0 0 ?f0 ?f1" svg:viewBox="0 0 0 0" draw:type="ooxml-non-primitive" draw:enhanced-path="M 16 1 L 1 229 976 229 991 1 Z N">
                <draw:equation draw:name="f0" draw:formula="logwidth"/>
                <draw:equation draw:name="f1" draw:formula="logheight"/>
              </draw:enhanced-geometry>
            </draw:custom-shape>
            <draw:custom-shape draw:name="Google Shape;336;p33" draw:style-name="gr13" draw:text-style-name="P16" draw:layer="layout" svg:width="1.309cm" svg:height="1.712cm" svg:x="3.09cm" svg:y="5.157cm">
              <text:p text:style-name="P26"><text:span text:style-name="T26"/></text:p>
              <draw:enhanced-geometry draw:mirror-horizontal="false" draw:mirror-vertical="false" drawooo:sub-view-size="6873 8990" draw:text-areas="0 0 ?f0 ?f1" svg:viewBox="0 0 0 0" draw:type="ooxml-non-primitive" draw:enhanced-path="M 3947 0 C 3200 46 2454 122 1738 229 1601 244 1448 274 1311 305 610 427 1 609 1 609 336 1661 565 2727 732 3794 839 4540 915 5256 976 5912 1083 7435 1113 8608 1159 8989 L 6339 8471 C 6872 2910 5455 122 5455 122 5029 61 4617 15 4206 0 Z N">
                <draw:equation draw:name="f0" draw:formula="logwidth"/>
                <draw:equation draw:name="f1" draw:formula="logheight"/>
              </draw:enhanced-geometry>
            </draw:custom-shape>
            <draw:custom-shape draw:name="Google Shape;337;p33" draw:style-name="gr15" draw:text-style-name="P18" draw:layer="layout" svg:width="0.188cm" svg:height="0.667cm" svg:x="3.142cm" svg:y="5.45cm">
              <text:p text:style-name="P26"><text:span text:style-name="T26"/></text:p>
              <draw:enhanced-geometry draw:mirror-horizontal="false" draw:mirror-vertical="false" drawooo:sub-view-size="991 3506" draw:text-areas="0 0 ?f0 ?f1" svg:viewBox="0 0 0 0" draw:type="ooxml-non-primitive" draw:enhanced-path="M 0 1 C 183 747 335 1494 457 2256 518 2698 564 3109 625 3505 990 2271 869 656 869 656 L 0 1 Z N">
                <draw:equation draw:name="f0" draw:formula="logwidth"/>
                <draw:equation draw:name="f1" draw:formula="logheight"/>
              </draw:enhanced-geometry>
            </draw:custom-shape>
            <draw:custom-shape draw:name="Google Shape;338;p33" draw:style-name="gr17" draw:text-style-name="P20" draw:layer="layout" svg:width="0.458cm" svg:height="0.573cm" svg:x="3.415cm" svg:y="4.719cm">
              <text:p text:style-name="P26"><text:span text:style-name="T26"/></text:p>
              <draw:enhanced-geometry draw:mirror-horizontal="false" draw:mirror-vertical="false" drawooo:sub-view-size="2408 3011" draw:text-areas="0 0 ?f0 ?f1" svg:viewBox="0 0 0 0" draw:type="ooxml-non-primitive" draw:enhanced-path="M 0 0 C 198 686 473 1981 31 2499 444 2837 940 3011 1460 3011 1572 3011 1685 3003 1798 2987 2408 2910 2392 2499 2240 2271 1417 2149 1387 1554 1478 1006 L 0 0 Z N">
                <draw:equation draw:name="f0" draw:formula="logwidth"/>
                <draw:equation draw:name="f1" draw:formula="logheight"/>
              </draw:enhanced-geometry>
            </draw:custom-shape>
            <draw:custom-shape draw:name="Google Shape;339;p33" draw:style-name="gr10" draw:text-style-name="P13" draw:layer="layout" svg:width="0.354cm" svg:height="0.352cm" svg:x="3.343cm" svg:y="5.15cm">
              <text:p text:style-name="P26"><text:span text:style-name="T26"/></text:p>
              <draw:enhanced-geometry draw:mirror-horizontal="false" draw:mirror-vertical="false" drawooo:sub-view-size="1860 1853" draw:text-areas="0 0 ?f0 ?f1" svg:viewBox="0 0 0 0" draw:type="ooxml-non-primitive" draw:enhanced-path="M 456 0 C 439 0 419 7 396 24 L 46 207 C 16 237 0 268 16 313 92 572 412 1563 1524 1852 1478 1456 1615 1075 1859 770 1478 709 716 359 503 39 503 20 485 0 456 0 Z N">
                <draw:equation draw:name="f0" draw:formula="logwidth"/>
                <draw:equation draw:name="f1" draw:formula="logheight"/>
              </draw:enhanced-geometry>
            </draw:custom-shape>
            <draw:custom-shape draw:name="Google Shape;340;p33" draw:style-name="gr10" draw:text-style-name="P13" draw:layer="layout" svg:width="0.319cm" svg:height="0.33cm" svg:x="3.79cm" svg:y="5.143cm">
              <text:p text:style-name="P26"><text:span text:style-name="T26"/></text:p>
              <draw:enhanced-geometry draw:mirror-horizontal="false" draw:mirror-vertical="false" drawooo:sub-view-size="1677 1738" draw:text-areas="0 0 ?f0 ?f1" svg:viewBox="0 0 0 0" draw:type="ooxml-non-primitive" draw:enhanced-path="M 260 1 C 214 16 184 77 199 123 229 306 260 595 1 763 1 763 595 1083 519 1738 1677 1342 823 245 671 62 656 47 641 16 610 16 L 275 1 Z N">
                <draw:equation draw:name="f0" draw:formula="logwidth"/>
                <draw:equation draw:name="f1" draw:formula="logheight"/>
              </draw:enhanced-geometry>
            </draw:custom-shape>
            <draw:custom-shape draw:name="Google Shape;341;p33" draw:style-name="gr18" draw:text-style-name="P21" draw:layer="layout" svg:width="0.165cm" svg:height="0.188cm" svg:x="3.523cm" svg:y="4.797cm">
              <text:p text:style-name="P26"><text:span text:style-name="T26"/></text:p>
              <draw:enhanced-geometry draw:mirror-horizontal="false" draw:mirror-vertical="false" drawooo:sub-view-size="870 992" draw:text-areas="0 0 ?f0 ?f1" svg:viewBox="0 0 0 0" draw:type="ooxml-non-primitive" draw:enhanced-path="M 16 1 L 16 1 C 1 138 16 275 31 382 92 686 549 991 854 991 L 854 915 C 854 808 869 717 869 595 L 595 412 16 1 Z N">
                <draw:equation draw:name="f0" draw:formula="logwidth"/>
                <draw:equation draw:name="f1" draw:formula="logheight"/>
              </draw:enhanced-geometry>
            </draw:custom-shape>
            <draw:custom-shape draw:name="Google Shape;342;p33" draw:style-name="gr13" draw:text-style-name="P16" draw:layer="layout" svg:width="0.294cm" svg:height="0.347cm" svg:x="3.676cm" svg:y="4.263cm">
              <text:p text:style-name="P26"><text:span text:style-name="T26"/></text:p>
              <draw:enhanced-geometry draw:mirror-horizontal="false" draw:mirror-vertical="false" drawooo:sub-view-size="1546 1827" draw:text-areas="0 0 ?f0 ?f1" svg:viewBox="0 0 0 0" draw:type="ooxml-non-primitive" draw:enhanced-path="M 605 0 C 1 0 211 1827 731 1827 777 1827 825 1813 875 1782 1545 1355 1423 350 784 45 717 14 658 0 605 0 Z N">
                <draw:equation draw:name="f0" draw:formula="logwidth"/>
                <draw:equation draw:name="f1" draw:formula="logheight"/>
              </draw:enhanced-geometry>
            </draw:custom-shape>
            <draw:custom-shape draw:name="Google Shape;343;p33" draw:style-name="gr17" draw:text-style-name="P20" draw:layer="layout" svg:width="0.565cm" svg:height="0.722cm" svg:x="3.372cm" svg:y="4.226cm">
              <text:p text:style-name="P26"><text:span text:style-name="T26"/></text:p>
              <draw:enhanced-geometry draw:mirror-horizontal="false" draw:mirror-vertical="false" drawooo:sub-view-size="2972 3794" draw:text-areas="0 0 ?f0 ?f1" svg:viewBox="0 0 0 0" draw:type="ooxml-non-primitive" draw:enhanced-path="M 1337 0 C 775 0 266 367 92 927 1 1140 1 1323 31 1536 184 2496 229 3060 778 3502 1016 3704 1287 3794 1552 3794 2167 3794 2754 3310 2850 2618 2972 1749 2697 332 1722 58 1594 19 1464 0 1337 0 Z N">
                <draw:equation draw:name="f0" draw:formula="logwidth"/>
                <draw:equation draw:name="f1" draw:formula="logheight"/>
              </draw:enhanced-geometry>
            </draw:custom-shape>
            <draw:custom-shape draw:name="Google Shape;344;p33" draw:style-name="gr13" draw:text-style-name="P16" draw:layer="layout" svg:width="0.725cm" svg:height="0.574cm" svg:x="3.154cm" svg:y="4.1cm">
              <text:p text:style-name="P26"><text:span text:style-name="T26"/></text:p>
              <draw:enhanced-geometry draw:mirror-horizontal="false" draw:mirror-vertical="false" drawooo:sub-view-size="3809 3019" draw:text-areas="0 0 ?f0 ?f1" svg:viewBox="0 0 0 0" draw:type="ooxml-non-primitive" draw:enhanced-path="M 1798 31 C 1661 183 1844 366 1844 366 1844 366 1221 647 710 647 591 647 479 632 381 594 L 381 594 C 396 731 472 869 564 945 564 945 0 1021 30 1874 85 2611 935 3018 1231 3018 1266 3018 1293 3013 1310 3002 1615 2788 1828 2270 1569 1524 L 1569 1524 C 1718 1573 2110 1643 2523 1643 3128 1643 3779 1494 3779 914 3809 0 2453 442 1798 31 Z N">
                <draw:equation draw:name="f0" draw:formula="logwidth"/>
                <draw:equation draw:name="f1" draw:formula="logheight"/>
              </draw:enhanced-geometry>
            </draw:custom-shape>
            <draw:custom-shape draw:name="Google Shape;345;p33" draw:style-name="gr17" draw:text-style-name="P20" draw:layer="layout" svg:width="0.224cm" svg:height="0.195cm" svg:x="3.285cm" svg:y="4.599cm">
              <text:p text:style-name="P26"><text:span text:style-name="T26"/></text:p>
              <draw:enhanced-geometry draw:mirror-horizontal="false" draw:mirror-vertical="false" drawooo:sub-view-size="1181 1028" draw:text-areas="0 0 ?f0 ?f1" svg:viewBox="0 0 0 0" draw:type="ooxml-non-primitive" draw:enhanced-path="M 445 1 C 409 1 372 6 336 17 123 93 1 322 77 535 92 581 107 626 153 687 305 870 503 1007 762 1023 784 1026 805 1027 824 1027 1096 1027 1181 745 1067 489 960 275 711 1 445 1 Z N">
                <draw:equation draw:name="f0" draw:formula="logwidth"/>
                <draw:equation draw:name="f1" draw:formula="logheight"/>
              </draw:enhanced-geometry>
            </draw:custom-shape>
            <draw:g draw:name="Google Shape;346;p33">
              <draw:custom-shape draw:name="Google Shape;347;p33" draw:style-name="gr10" draw:text-style-name="P13" draw:layer="layout" svg:width="1.193cm" svg:height="3.876cm" svg:x="3.645cm" svg:y="6.772cm">
                <text:p text:style-name="P26"><text:span text:style-name="T26"/></text:p>
                <draw:enhanced-geometry draw:mirror-horizontal="false" draw:mirror-vertical="false" drawooo:sub-view-size="6263 20341" draw:text-areas="0 0 ?f0 ?f1" svg:viewBox="0 0 0 0" draw:type="ooxml-non-primitive" draw:enhanced-path="M 3414 0 L 1 351 C 1 351 367 1432 824 2956 1265 4403 1814 6247 2256 7969 2606 9325 2880 10589 3002 11503 3383 14520 4663 20340 4663 20340 L 6263 19944 C 6263 19944 5897 13819 5684 10726 5501 7755 3414 0 3414 0 Z N">
                  <draw:equation draw:name="f0" draw:formula="logwidth"/>
                  <draw:equation draw:name="f1" draw:formula="logheight"/>
                </draw:enhanced-geometry>
              </draw:custom-shape>
              <draw:custom-shape draw:name="Google Shape;348;p33" draw:style-name="gr1" draw:text-style-name="P4" draw:layer="layout" svg:width="0.06cm" svg:height="0.22cm" svg:x="3.929cm" svg:y="7.75cm">
                <text:p text:style-name="P26"><text:span text:style-name="T26"/></text:p>
                <draw:enhanced-geometry draw:mirror-horizontal="false" draw:mirror-vertical="false" drawooo:sub-view-size="320 1159" draw:text-areas="0 0 ?f0 ?f1" svg:viewBox="0 0 0 0" draw:type="ooxml-non-primitive" draw:enhanced-path="M 0 1 L 0 1 C 91 382 213 762 320 1159 229 778 122 382 0 1 Z N">
                  <draw:equation draw:name="f0" draw:formula="logwidth"/>
                  <draw:equation draw:name="f1" draw:formula="logheight"/>
                </draw:enhanced-geometry>
              </draw:custom-shape>
              <draw:custom-shape draw:name="Google Shape;349;p33" draw:style-name="gr14" draw:text-style-name="P17" draw:layer="layout" svg:width="0.9cm" svg:height="3.876cm" svg:x="3.941cm" svg:y="6.772cm">
                <text:p text:style-name="P26"><text:span text:style-name="T26"/></text:p>
                <draw:enhanced-geometry draw:mirror-horizontal="false" draw:mirror-vertical="false" drawooo:sub-view-size="4725 20341" draw:text-areas="0 0 ?f0 ?f1" svg:viewBox="0 0 0 0" draw:type="ooxml-non-primitive" draw:enhanced-path="M 1890 0 L 62 198 C 62 274 31 1326 1 2788 595 4099 824 6536 717 7969 1067 9325 1357 10589 1464 11503 1845 14520 3124 20340 3124 20340 L 4724 19944 C 4724 19944 4709 19685 4678 19243 L 4678 19197 C 4663 18817 4633 18283 4587 17674 4526 16775 4480 15693 4404 14596 4374 14368 4374 14154 4358 13926 4282 12798 4221 11717 4176 10833 L 4176 10681 C 4145 10528 4145 10361 4130 10178 4038 9340 3840 8243 3612 7085 3566 6795 3505 6521 3444 6247 3261 5363 3048 4449 2835 3611 2728 3169 2622 2743 2530 2347 2149 975 1890 0 1890 0 Z N">
                  <draw:equation draw:name="f0" draw:formula="logwidth"/>
                  <draw:equation draw:name="f1" draw:formula="logheight"/>
                </draw:enhanced-geometry>
              </draw:custom-shape>
              <draw:custom-shape draw:name="Google Shape;350;p33" draw:style-name="gr19" draw:text-style-name="P22" draw:layer="layout" svg:width="0.162cm" svg:height="0.986cm" svg:x="3.929cm" svg:y="7.303cm">
                <text:p text:style-name="P26"><text:span text:style-name="T26"/></text:p>
                <draw:enhanced-geometry draw:mirror-horizontal="false" draw:mirror-vertical="false" drawooo:sub-view-size="854 5181" draw:text-areas="0 0 ?f0 ?f1" svg:viewBox="0 0 0 0" draw:type="ooxml-non-primitive" draw:enhanced-path="M 61 0 C 46 701 15 1509 0 2347 274 3276 533 4251 777 5181 853 3733 640 1311 61 0 Z N">
                  <draw:equation draw:name="f0" draw:formula="logwidth"/>
                  <draw:equation draw:name="f1" draw:formula="logheight"/>
                </draw:enhanced-geometry>
              </draw:custom-shape>
              <draw:custom-shape draw:name="Google Shape;351;p33" draw:style-name="gr10" draw:text-style-name="P13" draw:layer="layout" svg:width="0.687cm" svg:height="3.972cm" svg:x="3.258cm" svg:y="6.807cm">
                <text:p text:style-name="P26"><text:span text:style-name="T26"/></text:p>
                <draw:enhanced-geometry draw:mirror-horizontal="false" draw:mirror-vertical="false" drawooo:sub-view-size="3612 20843" draw:text-areas="0 0 ?f0 ?f1" svg:viewBox="0 0 0 0" draw:type="ooxml-non-primitive" draw:enhanced-path="M 3611 0 L 290 320 C 290 320 1067 8273 534 11701 61 14733 1 20843 1 20843 L 1783 20843 C 1783 20843 2819 14276 3185 11168 3505 8334 3611 0 3611 0 Z N">
                  <draw:equation draw:name="f0" draw:formula="logwidth"/>
                  <draw:equation draw:name="f1" draw:formula="logheight"/>
                </draw:enhanced-geometry>
              </draw:custom-shape>
              <draw:custom-shape draw:name="Google Shape;352;p33" draw:style-name="gr14" draw:text-style-name="P17" draw:layer="layout" svg:width="0.69cm" svg:height="3.977cm" svg:x="3.256cm" svg:y="6.807cm">
                <text:p text:style-name="P26"><text:span text:style-name="T26"/></text:p>
                <draw:enhanced-geometry draw:mirror-horizontal="false" draw:mirror-vertical="false" drawooo:sub-view-size="3627 20874" draw:text-areas="0 0 ?f0 ?f1" svg:viewBox="0 0 0 0" draw:type="ooxml-non-primitive" draw:enhanced-path="M 3626 0 L 275 335 C 275 335 716 4769 716 8471 716 9705 655 10863 534 11732 76 14733 0 20843 0 20873 L 1783 20873 C 1783 20873 2834 14291 3169 11198 3520 8349 3626 0 3626 0 Z N">
                  <draw:equation draw:name="f0" draw:formula="logwidth"/>
                  <draw:equation draw:name="f1" draw:formula="logheight"/>
                </draw:enhanced-geometry>
              </draw:custom-shape>
            </draw:g>
            <draw:custom-shape draw:name="Google Shape;353;p33" draw:style-name="gr13" draw:text-style-name="P16" draw:layer="layout" svg:width="0.446cm" svg:height="0.127cm" svg:x="3.221cm" svg:y="10.66cm">
              <text:p text:style-name="P26"><text:span text:style-name="T26"/></text:p>
              <draw:enhanced-geometry draw:mirror-horizontal="false" draw:mirror-vertical="false" drawooo:sub-view-size="2347 671" draw:text-areas="0 0 ?f0 ?f1" svg:viewBox="0 0 0 0" draw:type="ooxml-non-primitive" draw:enhanced-path="M 2347 0 L 0 46 122 670 2210 670 2347 0 Z N">
                <draw:equation draw:name="f0" draw:formula="logwidth"/>
                <draw:equation draw:name="f1" draw:formula="logheight"/>
              </draw:enhanced-geometry>
            </draw:custom-shape>
            <draw:custom-shape draw:name="Google Shape;354;p33" draw:style-name="gr13" draw:text-style-name="P16" draw:layer="layout" svg:width="0.403cm" svg:height="0.223cm" svg:x="4.484cm" svg:y="10.436cm">
              <text:p text:style-name="P26"><text:span text:style-name="T26"/></text:p>
              <draw:enhanced-geometry draw:mirror-horizontal="false" draw:mirror-vertical="false" drawooo:sub-view-size="2118 1175" draw:text-areas="0 0 ?f0 ?f1" svg:viewBox="0 0 0 0" draw:type="ooxml-non-primitive" draw:enhanced-path="M 2118 1 L 0 565 152 1174 2057 702 2118 1 Z N">
                <draw:equation draw:name="f0" draw:formula="logwidth"/>
                <draw:equation draw:name="f1" draw:formula="logheight"/>
              </draw:enhanced-geometry>
            </draw:custom-shape>
            <draw:custom-shape draw:name="Google Shape;355;p33" draw:style-name="gr13" draw:text-style-name="P16" draw:layer="layout" svg:width="0.043cm" svg:height="0.051cm" svg:x="3.656cm" svg:y="4.512cm">
              <text:p text:style-name="P26"><text:span text:style-name="T26"/></text:p>
              <draw:enhanced-geometry draw:mirror-horizontal="false" draw:mirror-vertical="false" drawooo:sub-view-size="230 275" draw:text-areas="0 0 ?f0 ?f1" svg:viewBox="0 0 0 0" draw:type="ooxml-non-primitive" draw:enhanced-path="M 107 1 C 47 1 1 77 31 153 31 229 77 275 138 275 199 275 229 199 214 123 214 46 153 1 107 1 Z N">
                <draw:equation draw:name="f0" draw:formula="logwidth"/>
                <draw:equation draw:name="f1" draw:formula="logheight"/>
              </draw:enhanced-geometry>
            </draw:custom-shape>
            <draw:custom-shape draw:name="Google Shape;356;p33" draw:style-name="gr13" draw:text-style-name="P16" draw:layer="layout" svg:width="0.043cm" svg:height="0.051cm" svg:x="3.825cm" svg:y="4.498cm">
              <text:p text:style-name="P26"><text:span text:style-name="T26"/></text:p>
              <draw:enhanced-geometry draw:mirror-horizontal="false" draw:mirror-vertical="false" drawooo:sub-view-size="230 275" draw:text-areas="0 0 ?f0 ?f1" svg:viewBox="0 0 0 0" draw:type="ooxml-non-primitive" draw:enhanced-path="M 92 0 C 31 0 1 77 16 153 16 229 77 275 138 275 183 275 229 199 214 122 183 46 153 0 92 0 Z N">
                <draw:equation draw:name="f0" draw:formula="logwidth"/>
                <draw:equation draw:name="f1" draw:formula="logheight"/>
              </draw:enhanced-geometry>
            </draw:custom-shape>
            <draw:custom-shape draw:name="Google Shape;357;p33" draw:style-name="gr18" draw:text-style-name="P21" draw:layer="layout" svg:width="0.083cm" svg:height="0.142cm" svg:x="3.773cm" svg:y="4.536cm">
              <text:p text:style-name="P26"><text:span text:style-name="T26"/></text:p>
              <draw:enhanced-geometry draw:mirror-horizontal="false" draw:mirror-vertical="false" drawooo:sub-view-size="443 751" draw:text-areas="0 0 ?f0 ?f1" svg:viewBox="0 0 0 0" draw:type="ooxml-non-primitive" draw:enhanced-path="M 0 1 L 76 747 C 99 750 121 751 143 751 257 751 366 717 442 640 275 442 122 229 0 1 Z N">
                <draw:equation draw:name="f0" draw:formula="logwidth"/>
                <draw:equation draw:name="f1" draw:formula="logheight"/>
              </draw:enhanced-geometry>
            </draw:custom-shape>
            <draw:custom-shape draw:name="Google Shape;358;p33" draw:style-name="gr13" draw:text-style-name="P16" draw:layer="layout" svg:width="0.112cm" svg:height="0.043cm" svg:x="3.639cm" svg:y="4.681cm">
              <text:p text:style-name="P26"><text:span text:style-name="T26"/></text:p>
              <draw:enhanced-geometry draw:mirror-horizontal="false" draw:mirror-vertical="false" drawooo:sub-view-size="595 229" draw:text-areas="0 0 ?f0 ?f1" svg:viewBox="0 0 0 0" draw:type="ooxml-non-primitive" draw:enhanced-path="M 0 0 L 0 46 C 138 153 305 229 473 229 L 579 229 C 595 229 595 214 595 214 595 198 579 198 579 198 560 200 540 201 520 201 340 201 156 138 46 0 Z N">
                <draw:equation draw:name="f0" draw:formula="logwidth"/>
                <draw:equation draw:name="f1" draw:formula="logheight"/>
              </draw:enhanced-geometry>
            </draw:custom-shape>
            <draw:custom-shape draw:name="Google Shape;359;p33" draw:style-name="gr13" draw:text-style-name="P16" draw:layer="layout" svg:width="0.078cm" svg:height="0.057cm" svg:x="3.592cm" svg:y="4.434cm">
              <text:p text:style-name="P26"><text:span text:style-name="T26"/></text:p>
              <draw:enhanced-geometry draw:mirror-horizontal="false" draw:mirror-vertical="false" drawooo:sub-view-size="412 306" draw:text-areas="0 0 ?f0 ?f1" svg:viewBox="0 0 0 0" draw:type="ooxml-non-primitive" draw:enhanced-path="M 382 0 C 229 31 92 107 16 229 1 259 16 290 31 290 L 62 305 C 77 305 92 305 92 290 153 198 244 122 382 107 397 107 412 76 412 46 412 16 397 0 382 0 Z N">
                <draw:equation draw:name="f0" draw:formula="logwidth"/>
                <draw:equation draw:name="f1" draw:formula="logheight"/>
              </draw:enhanced-geometry>
            </draw:custom-shape>
            <draw:custom-shape draw:name="Google Shape;360;p33" draw:style-name="gr13" draw:text-style-name="P16" draw:layer="layout" svg:width="0.075cm" svg:height="0.054cm" svg:x="3.825cm" svg:y="4.405cm">
              <text:p text:style-name="P26"><text:span text:style-name="T26"/></text:p>
              <draw:enhanced-geometry draw:mirror-horizontal="false" draw:mirror-vertical="false" drawooo:sub-view-size="397 291" draw:text-areas="0 0 ?f0 ?f1" svg:viewBox="0 0 0 0" draw:type="ooxml-non-primitive" draw:enhanced-path="M 31 1 C 16 1 1 31 1 47 1 62 16 77 31 108 153 123 260 169 320 290 320 285 322 284 326 284 332 284 346 290 366 290 L 381 290 C 397 275 397 260 397 229 320 108 183 16 31 1 Z N">
                <draw:equation draw:name="f0" draw:formula="logwidth"/>
                <draw:equation draw:name="f1" draw:formula="logheight"/>
              </draw:enhanced-geometry>
            </draw:custom-shape>
            <draw:g draw:name="Google Shape;361;p33">
              <draw:custom-shape draw:name="Google Shape;362;p33" draw:style-name="gr10" draw:text-style-name="P13" draw:layer="layout" svg:width="0.098cm" svg:height="0.044cm" svg:x="3.54cm" svg:y="10.996cm">
                <text:p text:style-name="P26"><text:span text:style-name="T26"/></text:p>
                <draw:enhanced-geometry draw:mirror-horizontal="false" draw:mirror-vertical="false" drawooo:sub-view-size="519 236" draw:text-areas="0 0 ?f0 ?f1" svg:viewBox="0 0 0 0" draw:type="ooxml-non-primitive" draw:enhanced-path="M 442 53 C 457 53 457 68 457 68 473 114 457 129 442 145 416 171 363 187 291 187 239 187 177 179 107 160 198 129 290 68 397 53 Z M 401 0 C 275 0 41 146 0 160 L 0 190 16 206 C 122 236 214 236 305 236 366 236 442 221 488 190 518 145 518 114 503 68 503 53 488 7 442 7 430 2 416 0 401 0 Z N">
                  <draw:equation draw:name="f0" draw:formula="logwidth"/>
                  <draw:equation draw:name="f1" draw:formula="logheight"/>
                </draw:enhanced-geometry>
              </draw:custom-shape>
              <draw:custom-shape draw:name="Google Shape;363;p33" draw:style-name="gr10" draw:text-style-name="P13" draw:layer="layout" svg:width="0.054cm" svg:height="0.083cm" svg:x="3.54cm" svg:y="10.953cm">
                <text:p text:style-name="P26"><text:span text:style-name="T26"/></text:p>
                <draw:enhanced-geometry draw:mirror-horizontal="false" draw:mirror-vertical="false" drawooo:sub-view-size="290 443" draw:text-areas="0 0 ?f0 ?f1" svg:viewBox="0 0 0 0" draw:type="ooxml-non-primitive" draw:enhanced-path="M 183 47 C 214 47 214 62 229 62 259 123 153 290 77 367 77 290 77 123 138 62 138 47 153 47 183 47 Z M 198 1 C 153 1 122 1 107 47 0 138 16 412 16 428 L 46 443 C 138 382 290 184 275 62 259 31 229 1 198 1 Z N">
                  <draw:equation draw:name="f0" draw:formula="logwidth"/>
                  <draw:equation draw:name="f1" draw:formula="logheight"/>
                </draw:enhanced-geometry>
              </draw:custom-shape>
              <draw:custom-shape draw:name="Google Shape;364;p33" draw:style-name="gr10" draw:text-style-name="P13" draw:layer="layout" svg:width="0.107cm" svg:height="0.061cm" svg:x="4.824cm" svg:y="10.776cm">
                <text:p text:style-name="P26"><text:span text:style-name="T26"/></text:p>
                <draw:enhanced-geometry draw:mirror-horizontal="false" draw:mirror-vertical="false" drawooo:sub-view-size="565 323" draw:text-areas="0 0 ?f0 ?f1" svg:viewBox="0 0 0 0" draw:type="ooxml-non-primitive" draw:enhanced-path="M 473 48 L 503 63 C 519 79 503 124 503 140 473 201 321 246 92 277 229 155 397 48 473 48 Z M 465 0 C 318 0 30 249 1 292 L 16 322 C 168 322 458 292 534 170 549 140 564 94 549 63 549 48 534 18 488 3 481 1 473 0 465 0 Z N">
                  <draw:equation draw:name="f0" draw:formula="logwidth"/>
                  <draw:equation draw:name="f1" draw:formula="logheight"/>
                </draw:enhanced-geometry>
              </draw:custom-shape>
              <draw:custom-shape draw:name="Google Shape;365;p33" draw:style-name="gr10" draw:text-style-name="P13" draw:layer="layout" svg:width="0.066cm" svg:height="0.09cm" svg:x="4.815cm" svg:y="10.746cm">
                <text:p text:style-name="P26"><text:span text:style-name="T26"/></text:p>
                <draw:enhanced-geometry draw:mirror-horizontal="false" draw:mirror-vertical="false" drawooo:sub-view-size="352 477" draw:text-areas="0 0 ?f0 ?f1" svg:viewBox="0 0 0 0" draw:type="ooxml-non-primitive" draw:enhanced-path="M 230 19 C 245 19 245 19 245 50 260 96 153 309 62 400 47 294 62 172 108 80 138 65 169 35 184 19 Z M 243 0 C 235 0 225 1 214 4 169 4 123 50 92 80 1 217 47 461 47 476 L 62 476 C 169 400 351 141 306 50 293 25 281 0 243 0 Z N">
                  <draw:equation draw:name="f0" draw:formula="logwidth"/>
                  <draw:equation draw:name="f1" draw:formula="logheight"/>
                </draw:enhanced-geometry>
              </draw:custom-shape>
            </draw:g>
            <draw:custom-shape draw:name="Google Shape;366;p33" draw:style-name="gr17" draw:text-style-name="P20" draw:layer="layout" svg:width="0.833cm" svg:height="1.233cm" svg:x="2.858cm" svg:y="5.421cm">
              <text:p text:style-name="P26"><text:span text:style-name="T26"/></text:p>
              <draw:enhanced-geometry draw:mirror-horizontal="false" draw:mirror-vertical="false" drawooo:sub-view-size="4374 6476" draw:text-areas="0 0 ?f0 ?f1" svg:viewBox="0 0 0 0" draw:type="ooxml-non-primitive" draw:enhanced-path="M 1343 4232 C 1345 4232 1348 4238 1351 4248 L 1351 4248 C 1348 4243 1345 4239 1342 4236 1342 4233 1342 4232 1343 4232 Z M 702 0 C 595 366 504 717 428 1052 351 1402 275 1737 214 2103 153 2469 108 2819 62 3185 47 3383 31 3550 31 3733 1 3840 1 3931 1 4023 L 1 4160 1 4267 1 4343 C 1 4541 62 4724 184 4906 260 5013 351 5135 458 5226 641 5379 824 5485 1022 5607 1357 5790 1723 5927 2088 6049 2774 6247 3475 6400 4191 6476 L 4374 5775 C 3734 5546 3094 5303 2500 5013 2210 4876 1951 4724 1677 4556 1570 4480 1479 4404 1403 4312 1382 4302 1368 4278 1357 4258 L 1357 4258 1357 4236 1372 4114 C 1372 4038 1372 3947 1403 3870 1418 3703 1448 3550 1479 3383 1525 3032 1585 2712 1662 2393 1738 2042 1814 1722 1890 1402 1966 1067 2058 732 2134 427 L 702 0 Z N">
                <draw:equation draw:name="f0" draw:formula="logwidth"/>
                <draw:equation draw:name="f1" draw:formula="logheight"/>
              </draw:enhanced-geometry>
            </draw:custom-shape>
            <draw:custom-shape draw:name="Google Shape;367;p33" draw:style-name="gr13" draw:text-style-name="P16" draw:layer="layout" svg:width="0.593cm" svg:height="0.746cm" svg:x="2.762cm" svg:y="5.261cm">
              <text:p text:style-name="P26"><text:span text:style-name="T26"/></text:p>
              <draw:enhanced-geometry draw:mirror-horizontal="false" draw:mirror-vertical="false" drawooo:sub-view-size="3114 3921" draw:text-areas="0 0 ?f0 ?f1" svg:viewBox="0 0 0 0" draw:type="ooxml-non-primitive" draw:enhanced-path="M 2057 1 C 1849 1 1617 61 1371 187 533 599 0 3280 0 3280 L 2301 3920 C 2575 3158 2788 2351 2941 1559 3114 579 2703 1 2057 1 Z N">
                <draw:equation draw:name="f0" draw:formula="logwidth"/>
                <draw:equation draw:name="f1" draw:formula="logheight"/>
              </draw:enhanced-geometry>
            </draw:custom-shape>
            <draw:custom-shape draw:name="Google Shape;368;p33" draw:style-name="gr10" draw:text-style-name="P13" draw:layer="layout" svg:width="2.287cm" svg:height="0.978cm" svg:x="3.444cm" svg:y="5.857cm">
              <text:p text:style-name="P26"><text:span text:style-name="T26"/></text:p>
              <draw:enhanced-geometry draw:mirror-horizontal="false" draw:mirror-vertical="false" drawooo:sub-view-size="12007 5136" draw:text-areas="0 0 ?f0 ?f1" svg:viewBox="0 0 0 0" draw:type="ooxml-non-primitive" draw:enhanced-path="M 11946 1 L 1 4846 107 5135 12007 123 11946 1 Z N">
                <draw:equation draw:name="f0" draw:formula="logwidth"/>
                <draw:equation draw:name="f1" draw:formula="logheight"/>
              </draw:enhanced-geometry>
            </draw:custom-shape>
            <draw:custom-shape draw:name="Google Shape;369;p33" draw:style-name="gr17" draw:text-style-name="P20" draw:layer="layout" svg:width="0.26cm" svg:height="0.217cm" svg:x="3.575cm" svg:y="6.516cm">
              <text:p text:style-name="P26"><text:span text:style-name="T26"/></text:p>
              <draw:enhanced-geometry draw:mirror-horizontal="false" draw:mirror-vertical="false" drawooo:sub-view-size="1372 1144" draw:text-areas="0 0 ?f0 ?f1" svg:viewBox="0 0 0 0" draw:type="ooxml-non-primitive" draw:enhanced-path="M 381 0 L 46 488 C 0 945 838 1143 838 1143 L 1371 16 381 0 Z N">
                <draw:equation draw:name="f0" draw:formula="logwidth"/>
                <draw:equation draw:name="f1" draw:formula="logheight"/>
              </draw:enhanced-geometry>
            </draw:custom-shape>
            <draw:custom-shape draw:name="Google Shape;370;p33" draw:style-name="gr17" draw:text-style-name="P20" draw:layer="layout" svg:width="0.22cm" svg:height="0.266cm" svg:x="3.735cm" svg:y="6.519cm">
              <text:p text:style-name="P26"><text:span text:style-name="T26"/></text:p>
              <draw:enhanced-geometry draw:mirror-horizontal="false" draw:mirror-vertical="false" drawooo:sub-view-size="1159 1403" draw:text-areas="0 0 ?f0 ?f1" svg:viewBox="0 0 0 0" draw:type="ooxml-non-primitive" draw:enhanced-path="M 518 1 L 0 1128 686 1402 1158 488 518 1 Z N">
                <draw:equation draw:name="f0" draw:formula="logwidth"/>
                <draw:equation draw:name="f1" draw:formula="logheight"/>
              </draw:enhanced-geometry>
            </draw:custom-shape>
            <draw:custom-shape draw:name="Google Shape;371;p33" draw:style-name="gr17" draw:text-style-name="P20" draw:layer="layout" svg:width="0.289cm" svg:height="0.205cm" svg:x="4.832cm" svg:y="5.343cm">
              <text:p text:style-name="P26"><text:span text:style-name="T26"/></text:p>
              <draw:enhanced-geometry draw:mirror-horizontal="false" draw:mirror-vertical="false" drawooo:sub-view-size="1524 1082" draw:text-areas="0 0 ?f0 ?f1" svg:viewBox="0 0 0 0" draw:type="ooxml-non-primitive" draw:enhanced-path="M 991 0 C 991 0 0 229 138 777 L 534 1082 1524 930 991 0 Z N">
                <draw:equation draw:name="f0" draw:formula="logwidth"/>
                <draw:equation draw:name="f1" draw:formula="logheight"/>
              </draw:enhanced-geometry>
            </draw:custom-shape>
            <draw:custom-shape draw:name="Google Shape;372;p33" draw:style-name="gr17" draw:text-style-name="P20" draw:layer="layout" svg:width="0.205cm" svg:height="0.223cm" svg:x="5.018cm" svg:y="5.297cm">
              <text:p text:style-name="P26"><text:span text:style-name="T26"/></text:p>
              <draw:enhanced-geometry draw:mirror-horizontal="false" draw:mirror-vertical="false" drawooo:sub-view-size="1083 1174" draw:text-areas="0 0 ?f0 ?f1" svg:viewBox="0 0 0 0" draw:type="ooxml-non-primitive" draw:enhanced-path="M 854 0 L 0 229 534 1174 1082 579 854 0 Z N">
                <draw:equation draw:name="f0" draw:formula="logwidth"/>
                <draw:equation draw:name="f1" draw:formula="logheight"/>
              </draw:enhanced-geometry>
            </draw:custom-shape>
          </draw:g>
          <draw:g draw:name="Google Shape;373;p33">
            <draw:custom-shape draw:name="Google Shape;374;p33" draw:style-name="gr10" draw:text-style-name="P13" draw:layer="layout" svg:width="0.173cm" svg:height="0.174cm" svg:x="4.893cm" svg:y="4.344cm">
              <text:p text:style-name="P26"><text:span text:style-name="T26"/></text:p>
              <draw:enhanced-geometry draw:mirror-horizontal="false" draw:mirror-vertical="false" drawooo:sub-view-size="915 916" draw:text-areas="0 0 ?f0 ?f1" svg:viewBox="0 0 0 0" draw:type="ooxml-non-primitive" draw:enhanced-path="M 458 1 C 214 1 1 214 1 458 1 702 214 915 458 915 717 915 915 702 915 458 915 214 717 1 458 1 Z N">
                <draw:equation draw:name="f0" draw:formula="logwidth"/>
                <draw:equation draw:name="f1" draw:formula="logheight"/>
              </draw:enhanced-geometry>
            </draw:custom-shape>
            <draw:custom-shape draw:name="Google Shape;375;p33" draw:style-name="gr10" draw:text-style-name="P13" draw:layer="layout" svg:width="0.507cm" svg:height="0.658cm" svg:x="4.728cm" svg:y="4.536cm">
              <text:p text:style-name="P26"><text:span text:style-name="T26"/></text:p>
              <draw:enhanced-geometry draw:mirror-horizontal="false" draw:mirror-vertical="false" drawooo:sub-view-size="2667 3456" draw:text-areas="0 0 ?f0 ?f1" svg:viewBox="0 0 0 0" draw:type="ooxml-non-primitive" draw:enhanced-path="M 1334 0 C 1246 0 1158 19 1082 57 L 153 591 C 31 652 0 804 61 911 94 997 180 1038 270 1038 308 1038 346 1031 381 1017 L 823 758 823 3227 C 823 3348 930 3455 1052 3455 1174 3455 1280 3333 1280 3227 L 1280 1871 1356 1871 1356 3196 C 1356 3333 1463 3425 1585 3425 1707 3425 1813 3318 1813 3196 L 1813 743 2240 987 C 2280 1007 2322 1017 2364 1017 2451 1017 2534 973 2575 880 2667 789 2621 652 2514 591 L 1585 57 C 1509 19 1421 0 1334 0 Z N">
                <draw:equation draw:name="f0" draw:formula="logwidth"/>
                <draw:equation draw:name="f1" draw:formula="logheight"/>
              </draw:enhanced-geometry>
            </draw:custom-shape>
          </draw:g>
        </draw:g>
        <presentation:notes draw:style-name="dp2">
          <draw:page-thumbnail draw:name="Google Shape;193;g4dfce81f19_0_45:notes" draw:style-name="gr20" draw:layer="layout" svg:width="16.932cm" svg:height="9.524cm" svg:x="1.059cm" svg:y="1.905cm" draw:page-number="1" presentation:class="page"/>
          <draw:frame draw:name="Google Shape;194;g4dfce81f19_0_45:notes" presentation:style-name="pr3" draw:text-style-name="P23" draw:layer="layout" svg:width="15.239cm" svg:height="11.429cm" svg:x="1.905cm" svg:y="12.065cm" presentation:class="notes" presentation:placeholder="true" presentation:user-transformed="true">
            <draw:text-box/>
          </draw:frame>
        </presentation:notes>
      </draw:page>
      <draw:page draw:name="06" draw:style-name="dp1" draw:master-page-name="BLANK_5f_1_5f_1_5f_1_5f_1_5f_1_5f_1">
        <draw:frame draw:name="Google Shape;380;p34" presentation:style-name="pr4" draw:text-style-name="P25" draw:layer="layout" svg:width="5.752cm" svg:height="1.807cm" svg:x="9.498cm" svg:y="4.946cm" presentation:class="subtitle" presentation:user-transformed="true">
          <draw:text-box>
            <text:p text:style-name="P24"><text:span text:style-name="T4">Roteiro Adaptado para Copilot CS</text:span></text:p>
          </draw:text-box>
        </draw:frame>
        <draw:frame draw:name="Google Shape;381;p34" presentation:style-name="pr5" draw:text-style-name="P27" draw:layer="layout" svg:width="2.04cm" svg:height="1.095cm" svg:x="2.273cm" svg:y="3.57cm" presentation:class="title" presentation:user-transformed="true">
          <draw:text-box>
            <text:p text:style-name="P26"><text:span text:style-name="T5">01</text:span></text:p>
          </draw:text-box>
        </draw:frame>
        <draw:frame draw:name="Google Shape;382;p34" presentation:style-name="pr5" draw:text-style-name="P27" draw:layer="layout" svg:width="2.04cm" svg:height="1.095cm" svg:x="2.273cm" svg:y="8.551cm" presentation:class="title" presentation:user-transformed="true">
          <draw:text-box>
            <text:p text:style-name="P26"><text:span text:style-name="T5">04</text:span></text:p>
          </draw:text-box>
        </draw:frame>
        <draw:frame draw:name="Google Shape;383;p34" presentation:style-name="pr5" draw:text-style-name="P27" draw:layer="layout" svg:width="2.04cm" svg:height="1.095cm" svg:x="9.771cm" svg:y="3.57cm" presentation:class="title" presentation:user-transformed="true">
          <draw:text-box>
            <text:p text:style-name="P26"><text:span text:style-name="T5">02</text:span></text:p>
          </draw:text-box>
        </draw:frame>
        <draw:frame draw:name="Google Shape;384;p34" presentation:style-name="pr5" draw:text-style-name="P27" draw:layer="layout" svg:width="2.04cm" svg:height="1.095cm" svg:x="9.771cm" svg:y="8.551cm" presentation:class="title" presentation:user-transformed="true">
          <draw:text-box>
            <text:p text:style-name="P26"><text:span text:style-name="T5">05</text:span></text:p>
          </draw:text-box>
        </draw:frame>
        <draw:frame draw:name="Google Shape;385;p34" presentation:style-name="pr5" draw:text-style-name="P27" draw:layer="layout" svg:width="2.04cm" svg:height="1.095cm" svg:x="17.269cm" svg:y="3.57cm" presentation:class="title" presentation:user-transformed="true">
          <draw:text-box>
            <text:p text:style-name="P26"><text:span text:style-name="T5">03</text:span></text:p>
          </draw:text-box>
        </draw:frame>
        <draw:frame draw:name="Google Shape;386;p34" presentation:style-name="pr4" draw:text-style-name="P25" draw:layer="layout" svg:width="6.794cm" svg:height="1.373cm" svg:x="2cm" svg:y="4.946cm" presentation:class="subtitle" presentation:user-transformed="true">
          <draw:text-box>
            <text:p text:style-name="P26"><text:span text:style-name="T6">Passo a passo da criação da KB</text:span></text:p>
          </draw:text-box>
        </draw:frame>
        <draw:frame draw:name="Google Shape;387;p34" presentation:style-name="pr4" draw:text-style-name="P25" draw:layer="layout" svg:width="6.035cm" svg:height="1.373cm" svg:x="2cm" svg:y="9.927cm" presentation:class="subtitle" presentation:user-transformed="true">
          <draw:text-box>
            <text:p text:style-name="P26"><text:span text:style-name="T6">A Transformação na Prática (Antes e Depois)</text:span></text:p>
          </draw:text-box>
        </draw:frame>
        <draw:frame draw:name="Google Shape;388;p34" presentation:style-name="pr4" draw:text-style-name="P25" draw:layer="layout" svg:width="5.752cm" svg:height="1.373cm" svg:x="9.498cm" svg:y="9.927cm" presentation:class="subtitle" presentation:user-transformed="true">
          <draw:text-box>
            <text:p text:style-name="P26"><text:span text:style-name="T6">Superando as dificuldades</text:span></text:p>
          </draw:text-box>
        </draw:frame>
        <draw:frame draw:name="Google Shape;389;p34" presentation:style-name="pr4" draw:text-style-name="P25" draw:layer="layout" svg:width="5.752cm" svg:height="1.807cm" svg:x="16.996cm" svg:y="4.946cm" presentation:class="subtitle" presentation:user-transformed="true">
          <draw:text-box>
            <text:p text:style-name="P28"><text:span text:style-name="T4">A base de conhecimento</text:span></text:p>
            <text:p text:style-name="P29"><text:span text:style-name="T7"/></text:p>
          </draw:text-box>
        </draw:frame>
        <draw:frame draw:name="Google Shape;390;p34" presentation:style-name="pr5" draw:text-style-name="P27" draw:layer="layout" svg:width="2.04cm" svg:height="1.095cm" svg:x="17.269cm" svg:y="8.551cm" presentation:class="title" presentation:user-transformed="true">
          <draw:text-box>
            <text:p text:style-name="P26"><text:span text:style-name="T5">06</text:span></text:p>
          </draw:text-box>
        </draw:frame>
        <draw:frame draw:name="Google Shape;391;p34" presentation:style-name="pr4" draw:text-style-name="P25" draw:layer="layout" svg:width="5.752cm" svg:height="1.373cm" svg:x="16.996cm" svg:y="9.927cm" presentation:class="subtitle" presentation:user-transformed="true">
          <draw:text-box>
            <text:p text:style-name="P26"><text:span text:style-name="T6">Ferramentas e referências</text:span></text:p>
          </draw:text-box>
        </draw:frame>
        <presentation:notes draw:style-name="dp2">
          <draw:page-thumbnail draw:name="Google Shape;377;g27f15d4ccb4_2_1068:notes" draw:style-name="gr20" draw:layer="layout" svg:width="16.932cm" svg:height="9.524cm" svg:x="1.059cm" svg:y="1.905cm" draw:page-number="2" presentation:class="page"/>
          <draw:frame draw:name="Google Shape;378;g27f15d4ccb4_2_1068:notes" presentation:style-name="pr6" draw:text-style-name="P23" draw:layer="layout" svg:width="15.239cm" svg:height="11.429cm" svg:x="1.905cm" svg:y="12.065cm" presentation:class="notes" presentation:placeholder="true" presentation:user-transformed="true">
            <draw:text-box/>
          </draw:frame>
        </presentation:notes>
      </draw:page>
      <draw:page draw:name="Passo a passo da criação da KB" draw:style-name="dp1" draw:master-page-name="TITLE_5f_ONLY" presentation:presentation-page-layout-name="AL2T19">
        <draw:frame draw:name="Google Shape;396;p35" presentation:style-name="pr7" draw:text-style-name="P31" draw:layer="layout" svg:width="21.399cm" svg:height="1.59cm" svg:x="2cm" svg:y="1.236cm" presentation:class="title" presentation:user-transformed="true">
          <draw:text-box>
            <text:list text:style-name="L5">
              <text:list-item>
                <text:p text:style-name="P30"><text:span text:style-name="T8">Passo a passo da criação da KB</text:span></text:p>
              </text:list-item>
            </text:list>
          </draw:text-box>
        </draw:frame>
        <draw:custom-shape draw:name="Google Shape;397;p35" draw:style-name="gr21" draw:text-style-name="P32" draw:layer="layout" svg:width="10.682cm" svg:height="1.427cm" svg:x="13.743cm" svg:y="4.489cm">
          <text:p text:style-name="P26"><text:span text:style-name="T9">Comparei o roteiro original com as boas práticas para identificar as possíveis alterações e melhor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35" draw:style-name="gr22" draw:text-style-name="P32" draw:layer="layout" svg:width="8.576cm" svg:height="1.427cm" svg:x="5.166cm" svg:y="4.489cm">
          <text:p text:style-name="P26"><text:span text:style-name="T10">Análise Crít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35" draw:style-name="gr23" draw:text-style-name="P14" draw:layer="layout" svg:width="1.656cm" svg:height="1.139cm" svg:x="2.204cm" svg:y="4.634cm">
          <text:p text:style-name="P33"><text:span text:style-name="T1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35" draw:style-name="gr21" draw:text-style-name="P32" draw:layer="layout" svg:width="9.657cm" svg:height="1.427cm" svg:x="13.742cm" svg:y="6.311cm">
          <text:p text:style-name="P26"><text:span text:style-name="T9">Desenhei uma nova arquitetura da informação, focada em modular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1;p35" draw:style-name="gr22" draw:text-style-name="P32" draw:layer="layout" svg:width="8.576cm" svg:height="1.427cm" svg:x="5.166cm" svg:y="6.311cm">
          <text:p text:style-name="P26"><text:span text:style-name="T10">Planejamento Estrutur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35" draw:style-name="gr23" draw:text-style-name="P14" draw:layer="layout" svg:width="1.656cm" svg:height="1.139cm" svg:x="2.204cm" svg:y="6.455cm">
          <text:p text:style-name="P33"><text:span text:style-name="T11">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35" draw:style-name="gr21" draw:text-style-name="P32" draw:layer="layout" svg:width="9.657cm" svg:height="1.427cm" svg:x="13.742cm" svg:y="8.276cm">
          <text:p text:style-name="P34"><text:span text:style-name="T9">Apliquei as regras de estilo, formatação e estrutura para transformar o conteú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35" draw:style-name="gr22" draw:text-style-name="P32" draw:layer="layout" svg:width="8.576cm" svg:height="1.427cm" svg:x="5.166cm" svg:y="8.276cm">
          <text:p text:style-name="P26"><text:span text:style-name="T10">Reescrita e Otimiz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35" draw:style-name="gr23" draw:text-style-name="P14" draw:layer="layout" svg:width="1.656cm" svg:height="1.139cm" svg:x="2.204cm" svg:y="8.42cm">
          <text:p text:style-name="P33"><text:span text:style-name="T1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35" draw:style-name="gr21" draw:text-style-name="P32" draw:layer="layout" svg:width="10.486cm" svg:height="1.427cm" svg:x="13.743cm" svg:y="10.242cm">
          <text:p text:style-name="P26"><text:span text:style-name="T9">Garanti que a durante a criação da KB não tivesse alterado o entendimento nenhuma informação do roteiro. Ex: telefone, fontes e canais de atendiment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35" draw:style-name="gr22" draw:text-style-name="P32" draw:layer="layout" svg:width="8.576cm" svg:height="1.427cm" svg:x="5.166cm" svg:y="10.242cm">
          <text:p text:style-name="P26"><text:span text:style-name="T10">Validação de informaçõ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35" draw:style-name="gr23" draw:text-style-name="P14" draw:layer="layout" svg:width="1.656cm" svg:height="1.139cm" svg:x="2.204cm" svg:y="10.386cm">
          <text:p text:style-name="P33"><text:span text:style-name="T11">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35" draw:style-name="gr24" draw:text-style-name="P6" draw:layer="layout" svg:width="1.305cm" svg:height="0.001cm" svg:x="3.86cm" svg:y="5.204cm">
          <text:p/>
          <draw:enhanced-geometry draw:mirror-horizontal="false" draw:mirror-vertical="false" svg:viewBox="0 0 21600 21600" draw:type="mso-spt32" draw:enhanced-path="M 0 0 L 21600 21600 N"/>
        </draw:custom-shape>
        <draw:custom-shape draw:name="Google Shape;410;p35" draw:style-name="gr24" draw:text-style-name="P6" draw:layer="layout" svg:width="1.305cm" svg:height="0.001cm" svg:x="3.86cm" svg:y="7.025cm">
          <text:p/>
          <draw:enhanced-geometry draw:mirror-horizontal="false" draw:mirror-vertical="false" svg:viewBox="0 0 21600 21600" draw:type="mso-spt32" draw:enhanced-path="M 0 0 L 21600 21600 N"/>
        </draw:custom-shape>
        <draw:custom-shape draw:name="Google Shape;411;p35" draw:style-name="gr24" draw:text-style-name="P6" draw:layer="layout" svg:width="1.305cm" svg:height="0.001cm" svg:x="3.86cm" svg:y="8.99cm">
          <text:p/>
          <draw:enhanced-geometry draw:mirror-horizontal="false" draw:mirror-vertical="false" svg:viewBox="0 0 21600 21600" draw:type="mso-spt32" draw:enhanced-path="M 0 0 L 21600 21600 N"/>
        </draw:custom-shape>
        <draw:custom-shape draw:name="Google Shape;412;p35" draw:style-name="gr24" draw:text-style-name="P6" draw:layer="layout" svg:width="1.305cm" svg:height="0.001cm" svg:x="3.86cm" svg:y="10.956cm">
          <text:p/>
          <draw:enhanced-geometry draw:mirror-horizontal="false" draw:mirror-vertical="false" svg:viewBox="0 0 21600 21600" draw:type="mso-spt32" draw:enhanced-path="M 0 0 L 21600 21600 N"/>
        </draw:custom-shape>
        <draw:custom-shape draw:name="Google Shape;413;p35" draw:style-name="gr24" draw:text-style-name="P6" draw:layer="layout" svg:width="0.001cm" svg:height="0.681cm" svg:x="3.032cm" svg:y="5.774cm">
          <text:p/>
          <draw:enhanced-geometry draw:mirror-horizontal="false" draw:mirror-vertical="false" svg:viewBox="0 0 21600 21600" draw:type="mso-spt32" draw:enhanced-path="M 0 0 L 21600 21600 N"/>
        </draw:custom-shape>
        <draw:custom-shape draw:name="Google Shape;414;p35" draw:style-name="gr24" draw:text-style-name="P6" draw:layer="layout" svg:width="0.001cm" svg:height="0.825cm" svg:x="3.032cm" svg:y="7.595cm">
          <text:p/>
          <draw:enhanced-geometry draw:mirror-horizontal="false" draw:mirror-vertical="false" svg:viewBox="0 0 21600 21600" draw:type="mso-spt32" draw:enhanced-path="M 0 0 L 21600 21600 N"/>
        </draw:custom-shape>
        <draw:custom-shape draw:name="Google Shape;415;p35" draw:style-name="gr24" draw:text-style-name="P6" draw:layer="layout" svg:width="0.001cm" svg:height="0.825cm" svg:x="3.032cm" svg:y="9.56cm">
          <text:p/>
          <draw:enhanced-geometry draw:mirror-horizontal="false" draw:mirror-vertical="false" svg:viewBox="0 0 21600 21600" draw:type="mso-spt32" draw:enhanced-path="M 0 0 L 21600 21600 N"/>
        </draw:custom-shape>
        <presentation:notes draw:style-name="dp2">
          <draw:page-thumbnail draw:name="Google Shape;393;g2802f6f1d3b_1_1818:notes" draw:style-name="gr20" draw:layer="layout" svg:width="16.932cm" svg:height="9.524cm" svg:x="1.059cm" svg:y="1.905cm" draw:page-number="3" presentation:class="page"/>
          <draw:frame draw:name="Google Shape;394;g2802f6f1d3b_1_1818:notes" presentation:style-name="pr8" draw:text-style-name="P23" draw:layer="layout" svg:width="15.239cm" svg:height="11.429cm" svg:x="1.905cm" svg:y="12.065cm" presentation:class="notes" presentation:placeholder="true" presentation:user-transformed="true">
            <draw:text-box/>
          </draw:frame>
        </presentation:notes>
      </draw:page>
      <draw:page draw:name="2. Roteiro Adaptado para Copilot CS" draw:style-name="dp1" draw:master-page-name="ONE_5f_COLUMN_5f_TEXT">
        <draw:frame draw:name="Google Shape;420;p36" presentation:style-name="pr9" draw:text-style-name="P31" draw:layer="layout" svg:width="21.418cm" svg:height="1.59cm" svg:x="2cm" svg:y="1.236cm" presentation:class="title" presentation:user-transformed="true">
          <draw:text-box>
            <text:p text:style-name="P24"><text:span text:style-name="T12">2. Roteiro Adaptado para Copilot CS</text:span></text:p>
          </draw:text-box>
        </draw:frame>
        <draw:frame draw:name="Google Shape;421;p36" presentation:style-name="pr10" draw:text-style-name="P37" draw:layer="layout" svg:width="12.869cm" svg:height="5.427cm" svg:x="2cm" svg:y="4.283cm" presentation:class="subtitle" presentation:user-transformed="true">
          <draw:text-box>
            <text:p text:style-name="P26"><text:span text:style-name="T13">Por mais que o roteiro funcionasse para um humano, ele apresentava barreiras para a IA:</text:span></text:p>
            <text:p text:style-name="P35"><text:span text:style-name="T14">Linguagem Conversacional:</text:span><text:span text:style-name="T15"> Expressões como "Olá, que bom te ter aqui!" são ruído para a IA, que busca de informação. <text:s/></text:span></text:p>
            <text:p text:style-name="P35"><text:span text:style-name="T14">Falta de Estrutura:</text:span><text:span text:style-name="T15"> A ausência de títulos e listas dificultava a indexação e a extração de trechos específicos. <text:s/></text:span></text:p>
            <text:p text:style-name="P35"><text:span text:style-name="T14">Dependência de Contexto Visual:</text:span><text:span text:style-name="T15"> A instrução "observe no desenho abaixo" é uma barreira intransponível para uma IA que processa texto. <text:s/></text:span></text:p>
            <text:p text:style-name="P35"><text:span text:style-name="T14">Informação Crítica Diluída:</text:span><text:span text:style-name="T15"> Avisos importantes estavam misturados ao texto, sem o destaque estrutural necessário para a IA priorizá-los.</text:span></text:p>
            <text:p text:style-name="P36"><text:span text:style-name="T13"/></text:p>
          </draw:text-box>
        </draw:frame>
        <draw:custom-shape draw:name="Google Shape;422;p36" draw:style-name="gr25" draw:text-style-name="P38" draw:layer="layout" svg:width="0.117cm" svg:height="0.004cm" svg:x="15.139cm" svg:y="12.719cm">
          <text:p text:style-name="P26"><text:span text:style-name="T26"/></text:p>
          <draw:enhanced-geometry draw:mirror-horizontal="false" draw:mirror-vertical="false" drawooo:sub-view-size="793 32" draw:text-areas="0 0 ?f0 ?f1" svg:viewBox="0 0 0 0" draw:type="ooxml-non-primitive" draw:enhanced-path="M 0 1 L 0 31 793 31 793 1 Z N">
            <draw:equation draw:name="f0" draw:formula="logwidth"/>
            <draw:equation draw:name="f1" draw:formula="logheight"/>
          </draw:enhanced-geometry>
        </draw:custom-shape>
        <draw:g draw:name="Google Shape;423;p36">
          <draw:custom-shape draw:name="Google Shape;424;p36" draw:style-name="gr5" draw:text-style-name="P8" draw:layer="layout" svg:width="7.328cm" svg:height="0.429cm" svg:x="16.755cm" svg:y="12.569cm">
            <text:p text:style-name="P26"><text:span text:style-name="T26"/></text:p>
            <draw:enhanced-geometry draw:mirror-horizontal="false" draw:mirror-vertical="false" drawooo:sub-view-size="49380 2896" draw:text-areas="0 0 ?f0 ?f1" svg:viewBox="0 0 0 0" draw:type="ooxml-non-primitive" draw:enhanced-path="M 24682 1 C 11061 1 0 656 0 1448 0 2241 11061 2896 24682 2896 38319 2896 49380 2241 49380 1448 49380 656 38319 1 24682 1 Z N">
              <draw:equation draw:name="f0" draw:formula="logwidth"/>
              <draw:equation draw:name="f1" draw:formula="logheight"/>
            </draw:enhanced-geometry>
          </draw:custom-shape>
          <draw:custom-shape draw:name="Google Shape;425;p36" draw:style-name="gr4" draw:text-style-name="P7" draw:layer="layout" svg:width="9.443cm" svg:height="0.004cm" svg:x="14.87cm" svg:y="12.146cm">
            <text:p text:style-name="P26"><text:span text:style-name="T26"/></text:p>
            <draw:enhanced-geometry draw:mirror-horizontal="false" draw:mirror-vertical="false" drawooo:sub-view-size="63626 32" draw:text-areas="0 0 ?f0 ?f1" svg:viewBox="0 0 0 0" draw:type="ooxml-non-primitive" draw:enhanced-path="M 1 1 L 1 31 63626 31 63626 1 Z N">
              <draw:equation draw:name="f0" draw:formula="logwidth"/>
              <draw:equation draw:name="f1" draw:formula="logheight"/>
            </draw:enhanced-geometry>
          </draw:custom-shape>
          <draw:g draw:name="Google Shape;426;p36">
            <draw:custom-shape draw:name="Google Shape;427;p36" draw:style-name="gr13" draw:text-style-name="P16" draw:layer="layout" svg:width="0.551cm" svg:height="5.121cm" svg:x="19.883cm" svg:y="7.58cm">
              <text:p text:style-name="P26"><text:span text:style-name="T26"/></text:p>
              <draw:enhanced-geometry draw:mirror-horizontal="false" draw:mirror-vertical="false" drawooo:sub-view-size="3719 34510" draw:text-areas="0 0 ?f0 ?f1" svg:viewBox="0 0 0 0" draw:type="ooxml-non-primitive" draw:enhanced-path="M 3353 1 C 3231 1 3124 92 3124 229 L 1 34358 1 34373 C 1 34449 62 34510 138 34510 L 443 34510 C 519 34510 580 34449 580 34373 L 3718 1 Z N">
                <draw:equation draw:name="f0" draw:formula="logwidth"/>
                <draw:equation draw:name="f1" draw:formula="logheight"/>
              </draw:enhanced-geometry>
            </draw:custom-shape>
            <draw:custom-shape draw:name="Google Shape;428;p36" draw:style-name="gr13" draw:text-style-name="P16" draw:layer="layout" svg:width="0.551cm" svg:height="5.121cm" svg:x="20.401cm" svg:y="7.58cm">
              <text:p text:style-name="P26"><text:span text:style-name="T26"/></text:p>
              <draw:enhanced-geometry draw:mirror-horizontal="false" draw:mirror-vertical="false" drawooo:sub-view-size="3719 34510" draw:text-areas="0 0 ?f0 ?f1" svg:viewBox="0 0 0 0" draw:type="ooxml-non-primitive" draw:enhanced-path="M 1 1 L 3139 34373 C 3139 34449 3200 34510 3277 34510 L 3581 34510 C 3657 34510 3718 34449 3718 34373 L 3718 34358 595 199 C 595 92 473 1 366 1 Z N">
                <draw:equation draw:name="f0" draw:formula="logwidth"/>
                <draw:equation draw:name="f1" draw:formula="logheight"/>
              </draw:enhanced-geometry>
            </draw:custom-shape>
          </draw:g>
          <draw:g draw:name="Google Shape;429;p36">
            <draw:custom-shape draw:name="Google Shape;430;p36" draw:style-name="gr4" draw:text-style-name="P7" draw:layer="layout" svg:width="0.494cm" svg:height="0.006cm" svg:x="22.87cm" svg:y="12.446cm">
              <text:p text:style-name="P26"><text:span text:style-name="T26"/></text:p>
              <draw:enhanced-geometry draw:mirror-horizontal="false" draw:mirror-vertical="false" drawooo:sub-view-size="3338 46" draw:text-areas="0 0 ?f0 ?f1" svg:viewBox="0 0 0 0" draw:type="ooxml-non-primitive" draw:enhanced-path="M 0 0 L 0 46 3337 46 3337 0 Z N">
                <draw:equation draw:name="f0" draw:formula="logwidth"/>
                <draw:equation draw:name="f1" draw:formula="logheight"/>
              </draw:enhanced-geometry>
            </draw:custom-shape>
            <draw:custom-shape draw:name="Google Shape;431;p36" draw:style-name="gr4" draw:text-style-name="P7" draw:layer="layout" svg:width="0.646cm" svg:height="0.006cm" svg:x="20.964cm" svg:y="12.388cm">
              <text:p text:style-name="P26"><text:span text:style-name="T26"/></text:p>
              <draw:enhanced-geometry draw:mirror-horizontal="false" draw:mirror-vertical="false" drawooo:sub-view-size="4359 46" draw:text-areas="0 0 ?f0 ?f1" svg:viewBox="0 0 0 0" draw:type="ooxml-non-primitive" draw:enhanced-path="M 1 0 L 1 46 4358 46 4358 0 Z N">
                <draw:equation draw:name="f0" draw:formula="logwidth"/>
                <draw:equation draw:name="f1" draw:formula="logheight"/>
              </draw:enhanced-geometry>
            </draw:custom-shape>
            <draw:custom-shape draw:name="Google Shape;432;p36" draw:style-name="gr4" draw:text-style-name="P7" draw:layer="layout" svg:width="0.501cm" svg:height="0.004cm" svg:x="22.223cm" svg:y="12.272cm">
              <text:p text:style-name="P26"><text:span text:style-name="T26"/></text:p>
              <draw:enhanced-geometry draw:mirror-horizontal="false" draw:mirror-vertical="false" drawooo:sub-view-size="3384 31" draw:text-areas="0 0 ?f0 ?f1" svg:viewBox="0 0 0 0" draw:type="ooxml-non-primitive" draw:enhanced-path="M 1 0 L 1 31 3383 31 3383 0 Z N">
                <draw:equation draw:name="f0" draw:formula="logwidth"/>
                <draw:equation draw:name="f1" draw:formula="logheight"/>
              </draw:enhanced-geometry>
            </draw:custom-shape>
          </draw:g>
          <draw:g draw:name="Google Shape;433;p36">
            <draw:g draw:name="Google Shape;434;p36">
              <draw:g draw:name="Google Shape;435;p36">
                <draw:custom-shape draw:name="Google Shape;436;p36" draw:style-name="gr26" draw:text-style-name="P39" draw:layer="layout" svg:width="4.626cm" svg:height="3.373cm" svg:x="18.107cm" svg:y="7.648cm">
                  <text:p text:style-name="P26"><text:span text:style-name="T26"/></text:p>
                  <draw:enhanced-geometry draw:mirror-horizontal="false" draw:mirror-vertical="false" drawooo:sub-view-size="31174 22733" draw:text-areas="0 0 ?f0 ?f1" svg:viewBox="0 0 0 0" draw:type="ooxml-non-primitive" draw:enhanced-path="M 3063 1 C 2210 16 1494 671 1418 1524 L 46 21209 C 1 22001 564 22687 1341 22733 L 28111 22733 C 28964 22717 29665 22077 29741 21209 L 31112 1524 C 31173 747 30594 77 29817 1 Z N">
                    <draw:equation draw:name="f0" draw:formula="logwidth"/>
                    <draw:equation draw:name="f1" draw:formula="logheight"/>
                  </draw:enhanced-geometry>
                </draw:custom-shape>
                <draw:custom-shape draw:name="Google Shape;437;p36" draw:style-name="gr10" draw:text-style-name="P13" draw:layer="layout" svg:width="4.621cm" svg:height="3.389cm" svg:x="18.105cm" svg:y="7.641cm">
                  <text:p text:style-name="P26"><text:span text:style-name="T26"/></text:p>
                  <draw:enhanced-geometry draw:mirror-horizontal="false" draw:mirror-vertical="false" drawooo:sub-view-size="31143 22840" draw:text-areas="0 0 ?f0 ?f1" svg:viewBox="0 0 0 0" draw:type="ooxml-non-primitive" draw:enhanced-path="M 29832 62 C 30579 123 31127 778 31066 1525 L 29695 21225 C 29634 22063 28949 22687 28111 22702 L 1356 22702 C 625 22657 61 21986 122 21240 L 1494 1570 C 1554 732 2240 92 3078 77 L 29695 62 Z M 3048 1 C 2179 1 1448 687 1372 1570 L 0 21255 0 21392 C 31 22205 686 22840 1466 22840 1475 22840 1484 22840 1494 22840 L 28111 22840 C 29010 22824 29741 22139 29802 21255 L 31143 1585 31143 1448 C 31143 641 30487 1 29680 1 Z N">
                    <draw:equation draw:name="f0" draw:formula="logwidth"/>
                    <draw:equation draw:name="f1" draw:formula="logheight"/>
                  </draw:enhanced-geometry>
                </draw:custom-shape>
              </draw:g>
              <draw:g draw:name="Google Shape;438;p36">
                <draw:custom-shape draw:name="Google Shape;439;p36" draw:style-name="gr10" draw:text-style-name="P13" draw:layer="layout" svg:width="0.469cm" svg:height="0.558cm" svg:x="18.754cm" svg:y="8.844cm">
                  <text:p text:style-name="P26"><text:span text:style-name="T26"/></text:p>
                  <draw:enhanced-geometry draw:mirror-horizontal="false" draw:mirror-vertical="false" drawooo:sub-view-size="3170 3764" draw:text-areas="0 0 ?f0 ?f1" svg:viewBox="0 0 0 0" draw:type="ooxml-non-primitive" draw:enhanced-path="M 3123 0 C 2941 92 2788 183 2636 275 L 2712 397 3169 107 3123 0 Z M 2209 625 C 2072 732 1920 854 1783 991 L 1874 1082 C 2011 945 2148 838 2286 717 L 2209 625 Z M 1402 1387 C 1265 1509 1158 1646 1036 1798 L 1143 1874 C 1249 1722 1387 1600 1493 1463 L 1402 1387 Z M 716 2240 C 625 2392 533 2560 427 2712 L 549 2773 C 625 2621 716 2469 838 2316 L 716 2240 Z M 183 3200 C 107 3368 46 3550 0 3733 L 122 3764 305 3246 183 3200 Z N">
                    <draw:equation draw:name="f0" draw:formula="logwidth"/>
                    <draw:equation draw:name="f1" draw:formula="logheight"/>
                  </draw:enhanced-geometry>
                </draw:custom-shape>
                <draw:custom-shape draw:name="Google Shape;440;p36" draw:style-name="gr10" draw:text-style-name="P13" draw:layer="layout" svg:width="0.038cm" svg:height="0.031cm" svg:x="19.297cm" svg:y="8.801cm">
                  <text:p text:style-name="P26"><text:span text:style-name="T26"/></text:p>
                  <draw:enhanced-geometry draw:mirror-horizontal="false" draw:mirror-vertical="false" drawooo:sub-view-size="260 215" draw:text-areas="0 0 ?f0 ?f1" svg:viewBox="0 0 0 0" draw:type="ooxml-non-primitive" draw:enhanced-path="M 245 1 C 168 16 77 62 1 77 L 31 214 C 107 184 184 169 260 138 L 245 1 Z N">
                    <draw:equation draw:name="f0" draw:formula="logwidth"/>
                    <draw:equation draw:name="f1" draw:formula="logheight"/>
                  </draw:enhanced-geometry>
                </draw:custom-shape>
                <draw:custom-shape draw:name="Google Shape;441;p36" draw:style-name="gr10" draw:text-style-name="P13" draw:layer="layout" svg:width="0.024cm" svg:height="0.038cm" svg:x="21.888cm" svg:y="9.319cm">
                  <text:p text:style-name="P26"><text:span text:style-name="T26"/></text:p>
                  <draw:enhanced-geometry draw:mirror-horizontal="false" draw:mirror-vertical="false" drawooo:sub-view-size="168 260" draw:text-areas="0 0 ?f0 ?f1" svg:viewBox="0 0 0 0" draw:type="ooxml-non-primitive" draw:enhanced-path="M 137 0 L 0 15 C 15 91 31 183 31 259 L 168 244 C 152 168 152 76 137 0 Z N">
                    <draw:equation draw:name="f0" draw:formula="logwidth"/>
                    <draw:equation draw:name="f1" draw:formula="logheight"/>
                  </draw:enhanced-geometry>
                </draw:custom-shape>
                <draw:custom-shape draw:name="Google Shape;442;p36" draw:style-name="gr10" draw:text-style-name="P13" draw:layer="layout" svg:width="0.395cm" svg:height="0.659cm" svg:x="21.517cm" svg:y="9.428cm">
                  <text:p text:style-name="P26"><text:span text:style-name="T26"/></text:p>
                  <draw:enhanced-geometry draw:mirror-horizontal="false" draw:mirror-vertical="false" drawooo:sub-view-size="2667 4450" draw:text-areas="0 0 ?f0 ?f1" svg:viewBox="0 0 0 0" draw:type="ooxml-non-primitive" draw:enhanced-path="M 2530 0 C 2530 183 2514 336 2499 488 L 2636 503 C 2651 336 2667 153 2667 0 Z M 2408 945 C 2362 1097 2332 1250 2271 1402 L 2408 1432 C 2453 1280 2499 1128 2530 960 L 2408 945 Z M 2133 1829 C 2057 1981 1996 2133 1920 2270 L 2042 2331 C 2118 2194 2179 2042 2255 1890 L 2133 1829 Z M 1676 2697 C 1600 2819 1509 2941 1417 3078 L 1509 3154 C 1615 3017 1692 2880 1798 2773 L 1676 2697 Z M 1128 3428 C 1006 3550 899 3657 777 3764 L 854 3855 C 976 3764 1082 3642 1219 3535 L 1128 3428 Z M 397 4068 C 259 4160 138 4251 0 4327 L 61 4449 C 214 4343 351 4266 473 4160 L 397 4068 Z N">
                    <draw:equation draw:name="f0" draw:formula="logwidth"/>
                    <draw:equation draw:name="f1" draw:formula="logheight"/>
                  </draw:enhanced-geometry>
                </draw:custom-shape>
                <draw:custom-shape draw:name="Google Shape;443;p36" draw:style-name="gr10" draw:text-style-name="P13" draw:layer="layout" svg:width="0.04cm" svg:height="0.031cm" svg:x="21.422cm" svg:y="10.104cm">
                  <text:p text:style-name="P26"><text:span text:style-name="T26"/></text:p>
                  <draw:enhanced-geometry draw:mirror-horizontal="false" draw:mirror-vertical="false" drawooo:sub-view-size="275 215" draw:text-areas="0 0 ?f0 ?f1" svg:viewBox="0 0 0 0" draw:type="ooxml-non-primitive" draw:enhanced-path="M 229 1 C 153 16 77 62 1 92 L 46 214 C 122 199 199 153 275 123 L 229 1 Z N">
                    <draw:equation draw:name="f0" draw:formula="logwidth"/>
                    <draw:equation draw:name="f1" draw:formula="logheight"/>
                  </draw:enhanced-geometry>
                </draw:custom-shape>
                <draw:custom-shape draw:name="Google Shape;444;p36" draw:style-name="gr10" draw:text-style-name="P13" draw:layer="layout" svg:width="0.038cm" svg:height="0.026cm" svg:x="20.348cm" svg:y="8.779cm">
                  <text:p text:style-name="P26"><text:span text:style-name="T26"/></text:p>
                  <draw:enhanced-geometry draw:mirror-horizontal="false" draw:mirror-vertical="false" drawooo:sub-view-size="260 184" draw:text-areas="0 0 ?f0 ?f1" svg:viewBox="0 0 0 0" draw:type="ooxml-non-primitive" draw:enhanced-path="M 16 1 L 0 138 C 77 153 168 168 244 183 L 259 62 C 183 31 92 16 16 1 Z N">
                    <draw:equation draw:name="f0" draw:formula="logwidth"/>
                    <draw:equation draw:name="f1" draw:formula="logheight"/>
                  </draw:enhanced-geometry>
                </draw:custom-shape>
                <draw:custom-shape draw:name="Google Shape;445;p36" draw:style-name="gr10" draw:text-style-name="P13" draw:layer="layout" svg:width="0.501cm" svg:height="0.845cm" svg:x="20.461cm" svg:y="8.815cm">
                  <text:p text:style-name="P26"><text:span text:style-name="T26"/></text:p>
                  <draw:enhanced-geometry draw:mirror-horizontal="false" draw:mirror-vertical="false" drawooo:sub-view-size="3383 5699" draw:text-areas="0 0 ?f0 ?f1" svg:viewBox="0 0 0 0" draw:type="ooxml-non-primitive" draw:enhanced-path="M 46 0 L 0 122 C 153 168 290 244 457 351 L 534 244 C 381 153 229 77 46 0 Z M 945 549 L 869 656 1265 991 1341 899 945 549 Z M 1722 1280 L 1631 1356 C 1752 1494 1859 1646 1950 1768 L 2057 1692 C 1950 1539 1844 1417 1722 1280 Z M 2377 2133 L 2255 2210 C 2331 2362 2438 2514 2514 2667 L 2636 2590 C 2560 2438 2468 2286 2377 2133 Z M 2849 3093 L 2743 3139 C 2819 3322 2865 3474 2926 3642 L 3047 3581 C 2986 3413 2926 3261 2849 3093 Z M 3200 4099 L 3063 4129 C 3124 4297 3139 4480 3169 4647 L 3306 4617 3200 4099 Z M 3230 5165 C 3246 5272 3246 5379 3246 5470 L 3246 5699 3383 5699 3383 5470 C 3383 5379 3367 5257 3367 5165 Z N">
                    <draw:equation draw:name="f0" draw:formula="logwidth"/>
                    <draw:equation draw:name="f1" draw:formula="logheight"/>
                  </draw:enhanced-geometry>
                </draw:custom-shape>
                <draw:custom-shape draw:name="Google Shape;446;p36" draw:style-name="gr10" draw:text-style-name="P13" draw:layer="layout" svg:width="0.026cm" svg:height="0.042cm" svg:x="20.925cm" svg:y="9.733cm">
                  <text:p text:style-name="P26"><text:span text:style-name="T26"/></text:p>
                  <draw:enhanced-geometry draw:mirror-horizontal="false" draw:mirror-vertical="false" drawooo:sub-view-size="184 290" draw:text-areas="0 0 ?f0 ?f1" svg:viewBox="0 0 0 0" draw:type="ooxml-non-primitive" draw:enhanced-path="M 46 0 C 31 92 16 183 1 259 L 107 290 C 153 213 168 137 183 15 L 46 0 Z N">
                    <draw:equation draw:name="f0" draw:formula="logwidth"/>
                    <draw:equation draw:name="f1" draw:formula="logheight"/>
                  </draw:enhanced-geometry>
                </draw:custom-shape>
              </draw:g>
              <draw:g draw:name="Google Shape;447;p36">
                <draw:custom-shape draw:name="Google Shape;448;p36" draw:style-name="gr27" draw:text-style-name="P40" draw:layer="layout" svg:width="0.734cm" svg:height="0.395cm" svg:x="18.455cm" svg:y="8.082cm">
                  <text:p text:style-name="P26"><text:span text:style-name="T26"/></text:p>
                  <draw:enhanced-geometry draw:mirror-horizontal="false" draw:mirror-vertical="false" drawooo:sub-view-size="4953 2668" draw:text-areas="0 0 ?f0 ?f1" svg:viewBox="0 0 0 0" draw:type="ooxml-non-primitive" draw:enhanced-path="M 2500 1 C 1982 1 1525 351 1387 839 900 885 519 1266 473 1753 L 473 1829 C 245 1829 47 2027 16 2256 1 2469 153 2652 382 2667 L 4252 2667 C 4617 2667 4922 2393 4937 2027 4953 1753 4800 1509 4557 1418 4587 976 4252 580 3810 534 L 3734 534 C 3627 534 3505 565 3399 595 3246 260 2896 1 2500 1 Z N">
                    <draw:equation draw:name="f0" draw:formula="logwidth"/>
                    <draw:equation draw:name="f1" draw:formula="logheight"/>
                  </draw:enhanced-geometry>
                </draw:custom-shape>
                <draw:custom-shape draw:name="Google Shape;449;p36" draw:style-name="gr27" draw:text-style-name="P40" draw:layer="layout" svg:width="0.644cm" svg:height="0.341cm" svg:x="20.986cm" svg:y="8.109cm">
                  <text:p text:style-name="P26"><text:span text:style-name="T26"/></text:p>
                  <draw:enhanced-geometry draw:mirror-horizontal="false" draw:mirror-vertical="false" drawooo:sub-view-size="4344 2302" draw:text-areas="0 0 ?f0 ?f1" svg:viewBox="0 0 0 0" draw:type="ooxml-non-primitive" draw:enhanced-path="M 2195 1 C 1738 1 1357 306 1220 717 808 763 458 1083 428 1524 L 428 1570 C 214 1570 47 1753 16 1936 1 2134 138 2301 321 2301 L 3719 2301 C 4039 2301 4282 2058 4328 1722 4343 1494 4206 1296 3978 1189 4023 808 3719 473 3338 427 L 3261 427 C 3170 427 3063 458 2972 488 2865 199 2530 1 2195 1 Z N">
                    <draw:equation draw:name="f0" draw:formula="logwidth"/>
                    <draw:equation draw:name="f1" draw:formula="logheight"/>
                  </draw:enhanced-geometry>
                </draw:custom-shape>
                <draw:custom-shape draw:name="Google Shape;450;p36" draw:style-name="gr27" draw:text-style-name="P40" draw:layer="layout" svg:width="0.481cm" svg:height="0.257cm" svg:x="20.242cm" svg:y="7.895cm">
                  <text:p text:style-name="P26"><text:span text:style-name="T26"/></text:p>
                  <draw:enhanced-geometry draw:mirror-horizontal="false" draw:mirror-vertical="false" drawooo:sub-view-size="3246 1738" draw:text-areas="0 0 ?f0 ?f1" svg:viewBox="0 0 0 0" draw:type="ooxml-non-primitive" draw:enhanced-path="M 1813 0 C 1524 0 1280 153 1143 397 1067 351 1021 351 945 351 610 351 351 595 305 930 137 975 31 1128 0 1326 L 0 1356 C 0 1570 183 1737 412 1737 L 2941 1737 C 3093 1737 3230 1631 3246 1463 L 3246 1417 C 3246 1280 3124 1174 3002 1174 L 3002 1128 3002 1113 C 3017 808 2773 549 2453 534 2408 229 2133 0 1813 0 Z N">
                    <draw:equation draw:name="f0" draw:formula="logwidth"/>
                    <draw:equation draw:name="f1" draw:formula="logheight"/>
                  </draw:enhanced-geometry>
                </draw:custom-shape>
              </draw:g>
            </draw:g>
            <draw:g draw:name="Google Shape;451;p36">
              <draw:custom-shape draw:name="Google Shape;452;p36" draw:style-name="gr10" draw:text-style-name="P13" draw:layer="layout" svg:width="0.786cm" svg:height="0.707cm" svg:x="20.498cm" svg:y="9.883cm">
                <text:p text:style-name="P26"><text:span text:style-name="T26"/></text:p>
                <draw:enhanced-geometry draw:mirror-horizontal="false" draw:mirror-vertical="false" drawooo:sub-view-size="5304 4770" draw:text-areas="0 0 ?f0 ?f1" svg:viewBox="0 0 0 0" draw:type="ooxml-non-primitive" draw:enhanced-path="M 2825 0 C 2199 0 1559 244 1067 728 77 1688 1 3181 885 4095 1319 4545 1909 4770 2511 4770 3134 4770 3771 4530 4267 4049 5227 3090 5303 1581 4435 667 4004 221 3420 0 2825 0 Z N">
                  <draw:equation draw:name="f0" draw:formula="logwidth"/>
                  <draw:equation draw:name="f1" draw:formula="logheight"/>
                </draw:enhanced-geometry>
              </draw:custom-shape>
              <draw:custom-shape draw:name="Google Shape;453;p36" draw:style-name="gr26" draw:text-style-name="P39" draw:layer="layout" svg:width="0.641cm" svg:height="0.637cm" svg:x="20.571cm" svg:y="9.916cm">
                <text:p text:style-name="P26"><text:span text:style-name="T26"/></text:p>
                <draw:enhanced-geometry draw:mirror-horizontal="false" draw:mirror-vertical="false" drawooo:sub-view-size="4328 4298" draw:text-areas="0 0 ?f0 ?f1" svg:viewBox="0 0 0 0" draw:type="ooxml-non-primitive" draw:enhanced-path="M 2329 0 C 2320 0 2310 0 2301 0 1113 31 122 960 16 2164 1 2499 61 2849 214 3169 543 3858 1241 4297 1989 4297 2001 4297 2014 4297 2027 4297 2819 4282 3566 3855 3977 3169 4175 2865 4282 2529 4312 2164 4328 2088 4328 2027 4312 1950 4282 878 3413 0 2329 0 Z N">
                  <draw:equation draw:name="f0" draw:formula="logwidth"/>
                  <draw:equation draw:name="f1" draw:formula="logheight"/>
                </draw:enhanced-geometry>
              </draw:custom-shape>
              <draw:custom-shape draw:name="Google Shape;454;p36" draw:style-name="gr28" draw:text-style-name="P41" draw:layer="layout" svg:width="0.558cm" svg:height="0.25cm" svg:x="20.602cm" svg:y="10.303cm">
                <text:p text:style-name="P26"><text:span text:style-name="T26"/></text:p>
                <draw:enhanced-geometry draw:mirror-horizontal="false" draw:mirror-vertical="false" drawooo:sub-view-size="3765 1692" draw:text-areas="0 0 ?f0 ?f1" svg:viewBox="0 0 0 0" draw:type="ooxml-non-primitive" draw:enhanced-path="M 1921 1 C 1235 1 565 199 1 564 321 1250 1006 1692 1768 1692 L 1814 1692 C 2606 1677 3353 1250 3764 564 3231 199 2591 1 1936 1 Z N">
                  <draw:equation draw:name="f0" draw:formula="logwidth"/>
                  <draw:equation draw:name="f1" draw:formula="logheight"/>
                </draw:enhanced-geometry>
              </draw:custom-shape>
              <draw:custom-shape draw:name="Google Shape;455;p36" draw:style-name="gr28" draw:text-style-name="P41" draw:layer="layout" svg:width="0.282cm" svg:height="0.282cm" svg:x="20.761cm" svg:y="9.986cm">
                <text:p text:style-name="P26"><text:span text:style-name="T26"/></text:p>
                <draw:enhanced-geometry draw:mirror-horizontal="false" draw:mirror-vertical="false" drawooo:sub-view-size="1905 1906" draw:text-areas="0 0 ?f0 ?f1" svg:viewBox="0 0 0 0" draw:type="ooxml-non-primitive" draw:enhanced-path="M 1021 1 C 473 1 31 412 0 945 L 0 1037 C 0 1524 396 1905 869 1905 L 884 1905 C 1433 1905 1859 1478 1905 945 L 1905 854 C 1890 381 1509 1 1021 1 Z N">
                  <draw:equation draw:name="f0" draw:formula="logwidth"/>
                  <draw:equation draw:name="f1" draw:formula="logheight"/>
                </draw:enhanced-geometry>
              </draw:custom-shape>
            </draw:g>
            <draw:g draw:name="Google Shape;456;p36">
              <draw:custom-shape draw:name="Google Shape;457;p36" draw:style-name="gr27" draw:text-style-name="P40" draw:layer="layout" svg:width="0.931cm" svg:height="0.834cm" svg:x="19.379cm" svg:y="9.464cm">
                <text:p text:style-name="P26"><text:span text:style-name="T26"/></text:p>
                <draw:enhanced-geometry draw:mirror-horizontal="false" draw:mirror-vertical="false" drawooo:sub-view-size="6278 5623" draw:text-areas="0 0 ?f0 ?f1" svg:viewBox="0 0 0 0" draw:type="ooxml-non-primitive" draw:enhanced-path="M 3291 579 C 3855 579 4388 792 4815 1204 5653 2072 5577 3489 4647 4388 4160 4845 3550 5074 2971 5074 2392 5074 1859 4860 1448 4449 610 3596 686 2164 1615 1265 2088 808 2697 579 3291 579 Z M 3322 0 C 2590 0 1844 290 1250 869 92 1996 0 3763 1036 4845 1554 5378 2240 5622 2941 5622 3687 5622 4434 5348 5028 4769 6186 3641 6277 1874 5226 792 4723 274 4038 0 3322 0 Z N">
                  <draw:equation draw:name="f0" draw:formula="logwidth"/>
                  <draw:equation draw:name="f1" draw:formula="logheight"/>
                </draw:enhanced-geometry>
              </draw:custom-shape>
              <draw:custom-shape draw:name="Google Shape;458;p36" draw:style-name="gr26" draw:text-style-name="P39" draw:layer="layout" svg:width="0.75cm" svg:height="0.666cm" svg:x="19.467cm" svg:y="9.548cm">
                <text:p text:style-name="P26"><text:span text:style-name="T26"/></text:p>
                <draw:enhanced-geometry draw:mirror-horizontal="false" draw:mirror-vertical="false" drawooo:sub-view-size="5059 4496" draw:text-areas="0 0 ?f0 ?f1" svg:viewBox="0 0 0 0" draw:type="ooxml-non-primitive" draw:enhanced-path="M 2667 565 C 3093 565 3505 717 3809 1052 4449 1692 4388 2759 3687 3429 3322 3764 2865 3947 2423 3947 2012 3947 1585 3795 1280 3459 656 2819 716 1753 1417 1083 1783 747 2210 565 2667 565 Z M 2697 1 C 2103 1 1494 229 1021 686 77 1570 0 3002 838 3856 1250 4282 1798 4495 2362 4495 2956 4495 3566 4267 4053 3810 4983 2911 5059 1479 4221 625 3794 199 3246 1 2697 1 Z N">
                  <draw:equation draw:name="f0" draw:formula="logwidth"/>
                  <draw:equation draw:name="f1" draw:formula="logheight"/>
                </draw:enhanced-geometry>
              </draw:custom-shape>
              <draw:custom-shape draw:name="Google Shape;459;p36" draw:style-name="gr27" draw:text-style-name="P40" draw:layer="layout" svg:width="0.555cm" svg:height="0.501cm" svg:x="19.564cm" svg:y="9.631cm">
                <text:p text:style-name="P26"><text:span text:style-name="T26"/></text:p>
                <draw:enhanced-geometry draw:mirror-horizontal="false" draw:mirror-vertical="false" drawooo:sub-view-size="3749 3383" draw:text-areas="0 0 ?f0 ?f1" svg:viewBox="0 0 0 0" draw:type="ooxml-non-primitive" draw:enhanced-path="M 1981 580 C 2560 580 3017 1037 3032 1600 L 3032 1707 C 2956 2332 2438 2804 1798 2819 1219 2819 762 2362 762 1798 L 762 1707 C 823 1067 1341 580 1966 580 Z M 1996 1 C 1570 1 1113 183 747 519 61 1189 1 2255 610 2895 915 3215 1341 3383 1753 3383 2195 3383 2652 3200 3017 2865 3703 2195 3749 1128 3139 488 2834 153 2423 1 1996 1 Z N">
                  <draw:equation draw:name="f0" draw:formula="logwidth"/>
                  <draw:equation draw:name="f1" draw:formula="logheight"/>
                </draw:enhanced-geometry>
              </draw:custom-shape>
              <draw:custom-shape draw:name="Google Shape;460;p36" draw:style-name="gr26" draw:text-style-name="P39" draw:layer="layout" svg:width="0.334cm" svg:height="0.331cm" svg:x="19.677cm" svg:y="9.715cm">
                <text:p text:style-name="P26"><text:span text:style-name="T26"/></text:p>
                <draw:enhanced-geometry draw:mirror-horizontal="false" draw:mirror-vertical="false" drawooo:sub-view-size="2256 2240" draw:text-areas="0 0 ?f0 ?f1" svg:viewBox="0 0 0 0" draw:type="ooxml-non-primitive" draw:enhanced-path="M 1158 549 C 1448 549 1676 777 1676 1067 L 1676 1113 C 1661 1448 1387 1691 1067 1691 777 1691 549 1463 549 1173 L 549 1113 C 579 793 838 564 1158 549 Z M 1219 0 C 579 0 61 488 0 1113 L 0 1219 C 0 1783 473 2240 1036 2240 L 1052 2240 C 1676 2240 2210 1752 2255 1113 L 2255 1021 C 2255 457 1768 0 1219 0 Z N">
                  <draw:equation draw:name="f0" draw:formula="logwidth"/>
                  <draw:equation draw:name="f1" draw:formula="logheight"/>
                </draw:enhanced-geometry>
              </draw:custom-shape>
              <draw:custom-shape draw:name="Google Shape;461;p36" draw:style-name="gr27" draw:text-style-name="P40" draw:layer="layout" svg:width="0.167cm" svg:height="0.169cm" svg:x="19.759cm" svg:y="9.799cm">
                <text:p text:style-name="P26"><text:span text:style-name="T26"/></text:p>
                <draw:enhanced-geometry draw:mirror-horizontal="false" draw:mirror-vertical="false" drawooo:sub-view-size="1129 1143" draw:text-areas="0 0 ?f0 ?f1" svg:viewBox="0 0 0 0" draw:type="ooxml-non-primitive" draw:enhanced-path="M 610 0 C 290 0 31 244 1 579 L 1 625 C 1 914 229 1143 519 1143 839 1143 1098 899 1128 579 L 1128 518 C 1128 229 900 0 610 0 Z N">
                  <draw:equation draw:name="f0" draw:formula="logwidth"/>
                  <draw:equation draw:name="f1" draw:formula="logheight"/>
                </draw:enhanced-geometry>
              </draw:custom-shape>
            </draw:g>
            <draw:g draw:name="Google Shape;462;p36">
              <draw:g draw:name="Google Shape;463;p36">
                <draw:custom-shape draw:name="Google Shape;464;p36" draw:style-name="gr10" draw:text-style-name="P13" draw:layer="layout" svg:width="0.309cm" svg:height="0.316cm" svg:x="21.387cm" svg:y="8.905cm">
                  <text:p text:style-name="P26"><text:span text:style-name="T26"/></text:p>
                  <draw:enhanced-geometry draw:mirror-horizontal="false" draw:mirror-vertical="false" drawooo:sub-view-size="2089 2134" draw:text-areas="0 0 ?f0 ?f1" svg:viewBox="0 0 0 0" draw:type="ooxml-non-primitive" draw:enhanced-path="M 854 1 L 1 519 1494 2134 2088 1311 854 1 Z N">
                    <draw:equation draw:name="f0" draw:formula="logwidth"/>
                    <draw:equation draw:name="f1" draw:formula="logheight"/>
                  </draw:enhanced-geometry>
                </draw:custom-shape>
                <draw:custom-shape draw:name="Google Shape;465;p36" draw:style-name="gr10" draw:text-style-name="P13" draw:layer="layout" svg:width="0.255cm" svg:height="0.264cm" svg:x="21.414cm" svg:y="8.93cm">
                  <text:p text:style-name="P26"><text:span text:style-name="T26"/></text:p>
                  <draw:enhanced-geometry draw:mirror-horizontal="false" draw:mirror-vertical="false" drawooo:sub-view-size="1723 1784" draw:text-areas="0 0 ?f0 ?f1" svg:viewBox="0 0 0 0" draw:type="ooxml-non-primitive" draw:enhanced-path="M 945 0 L 1 732 960 1783 1722 869 945 0 Z N">
                    <draw:equation draw:name="f0" draw:formula="logwidth"/>
                    <draw:equation draw:name="f1" draw:formula="logheight"/>
                  </draw:enhanced-geometry>
                </draw:custom-shape>
                <draw:custom-shape draw:name="Google Shape;466;p36" draw:style-name="gr10" draw:text-style-name="P13" draw:layer="layout" svg:width="0.368cm" svg:height="0.205cm" svg:x="21.346cm" svg:y="8.677cm">
                  <text:p text:style-name="P26"><text:span text:style-name="T26"/></text:p>
                  <draw:enhanced-geometry draw:mirror-horizontal="false" draw:mirror-vertical="false" drawooo:sub-view-size="2484 1389" draw:text-areas="0 0 ?f0 ?f1" svg:viewBox="0 0 0 0" draw:type="ooxml-non-primitive" draw:enhanced-path="M 1919 0 C 911 0 417 972 0 1388 0 1388 444 1225 748 1225 792 1225 833 1228 869 1236 893 1238 917 1239 941 1239 1108 1239 1251 1191 1372 1084 L 2484 93 C 2279 29 2092 0 1919 0 Z N">
                    <draw:equation draw:name="f0" draw:formula="logwidth"/>
                    <draw:equation draw:name="f1" draw:formula="logheight"/>
                  </draw:enhanced-geometry>
                </draw:custom-shape>
                <draw:custom-shape draw:name="Google Shape;467;p36" draw:style-name="gr10" draw:text-style-name="P13" draw:layer="layout" svg:width="0.264cm" svg:height="0.354cm" svg:x="21.708cm" svg:y="8.914cm">
                  <text:p text:style-name="P26"><text:span text:style-name="T26"/></text:p>
                  <draw:enhanced-geometry draw:mirror-horizontal="false" draw:mirror-vertical="false" drawooo:sub-view-size="1783 2393" draw:text-areas="0 0 ?f0 ?f1" svg:viewBox="0 0 0 0" draw:type="ooxml-non-primitive" draw:enhanced-path="M 1448 1 L 396 1037 C 259 1159 183 1342 198 1524 244 1829 0 2393 0 2393 533 1936 1783 1448 1448 1 Z N">
                    <draw:equation draw:name="f0" draw:formula="logwidth"/>
                    <draw:equation draw:name="f1" draw:formula="logheight"/>
                  </draw:enhanced-geometry>
                </draw:custom-shape>
              </draw:g>
              <draw:custom-shape draw:name="Google Shape;468;p36" draw:style-name="gr26" draw:text-style-name="P39" draw:layer="layout" svg:width="0.752cm" svg:height="0.686cm" svg:x="21.475cm" svg:y="8.445cm">
                <text:p text:style-name="P26"><text:span text:style-name="T26"/></text:p>
                <draw:enhanced-geometry draw:mirror-horizontal="false" draw:mirror-vertical="false" drawooo:sub-view-size="5075 4631" draw:text-areas="0 0 ?f0 ?f1" svg:viewBox="0 0 0 0" draw:type="ooxml-non-primitive" draw:enhanced-path="M 4213 0 C 3754 0 3112 279 2484 802 L 214 2707 C 16 2844 1 3103 138 3301 L 153 3316 1281 4505 C 1365 4588 1467 4630 1572 4630 1677 4630 1784 4588 1875 4505 L 1890 4489 3932 2356 C 4739 1503 5074 574 4709 178 4594 58 4423 0 4213 0 Z N">
                  <draw:equation draw:name="f0" draw:formula="logwidth"/>
                  <draw:equation draw:name="f1" draw:formula="logheight"/>
                </draw:enhanced-geometry>
              </draw:custom-shape>
              <draw:custom-shape draw:name="Google Shape;469;p36" draw:style-name="gr10" draw:text-style-name="P13" draw:layer="layout" svg:width="0.768cm" svg:height="0.706cm" svg:x="21.471cm" svg:y="8.436cm">
                <text:p text:style-name="P26"><text:span text:style-name="T26"/></text:p>
                <draw:enhanced-geometry draw:mirror-horizontal="false" draw:mirror-vertical="false" drawooo:sub-view-size="5181 4766" draw:text-areas="0 0 ?f0 ?f1" svg:viewBox="0 0 0 0" draw:type="ooxml-non-primitive" draw:enhanced-path="M 4236 119 C 4419 119 4571 180 4678 286 5028 652 4678 1566 3901 2389 L 1844 4522 C 1783 4598 1676 4628 1570 4628 1494 4628 1402 4598 1341 4537 L 229 3333 C 168 3257 153 3181 153 3090 153 2998 198 2876 275 2831 L 2545 926 C 3154 408 3809 119 4236 119 Z M 4242 1 C 3764 1 3102 290 2469 820 L 198 2724 C 92 2831 16 2953 16 3090 0 3227 46 3333 122 3440 L 1250 4628 C 1326 4705 1463 4766 1570 4766 1707 4766 1844 4705 1935 4613 L 3992 2465 C 4830 1612 5181 621 4769 195 4648 64 4465 1 4242 1 Z N">
                  <draw:equation draw:name="f0" draw:formula="logwidth"/>
                  <draw:equation draw:name="f1" draw:formula="logheight"/>
                </draw:enhanced-geometry>
              </draw:custom-shape>
              <draw:custom-shape draw:name="Google Shape;470;p36" draw:style-name="gr10" draw:text-style-name="P13" draw:layer="layout" svg:width="0.234cm" svg:height="0.212cm" svg:x="21.814cm" svg:y="8.59cm">
                <text:p text:style-name="P26"><text:span text:style-name="T26"/></text:p>
                <draw:enhanced-geometry draw:mirror-horizontal="false" draw:mirror-vertical="false" drawooo:sub-view-size="1585 1436" draw:text-areas="0 0 ?f0 ?f1" svg:viewBox="0 0 0 0" draw:type="ooxml-non-primitive" draw:enhanced-path="M 787 0 C 630 0 473 51 351 160 46 419 0 876 244 1181 388 1350 593 1435 799 1435 964 1435 1129 1381 1265 1273 1570 998 1585 526 1311 221 1176 78 981 0 787 0 Z N">
                  <draw:equation draw:name="f0" draw:formula="logwidth"/>
                  <draw:equation draw:name="f1" draw:formula="logheight"/>
                </draw:enhanced-geometry>
              </draw:custom-shape>
              <draw:custom-shape draw:name="Google Shape;471;p36" draw:style-name="gr26" draw:text-style-name="P39" draw:layer="layout" svg:width="0.16cm" svg:height="0.148cm" svg:x="21.848cm" svg:y="8.623cm">
                <text:p text:style-name="P26"><text:span text:style-name="T26"/></text:p>
                <draw:enhanced-geometry draw:mirror-horizontal="false" draw:mirror-vertical="false" drawooo:sub-view-size="1083 1006" draw:text-areas="0 0 ?f0 ?f1" svg:viewBox="0 0 0 0" draw:type="ooxml-non-primitive" draw:enhanced-path="M 549 0 C 443 0 321 46 245 122 31 290 1 595 168 823 275 930 427 1006 549 1006 671 1006 778 975 854 899 1067 701 1083 381 900 168 824 61 686 0 549 0 Z N">
                  <draw:equation draw:name="f0" draw:formula="logwidth"/>
                  <draw:equation draw:name="f1" draw:formula="logheight"/>
                </draw:enhanced-geometry>
              </draw:custom-shape>
            </draw:g>
            <draw:g draw:name="Google Shape;472;p36">
              <draw:custom-shape draw:name="Google Shape;473;p36" draw:style-name="gr26" draw:text-style-name="P39" draw:layer="layout" svg:width="0.39cm" svg:height="0.578cm" svg:x="19.815cm" svg:y="8.641cm">
                <text:p text:style-name="P26"><text:span text:style-name="T26"/></text:p>
                <draw:enhanced-geometry draw:mirror-horizontal="false" draw:mirror-vertical="false" drawooo:sub-view-size="2637 3901" draw:text-areas="0 0 ?f0 ?f1" svg:viewBox="0 0 0 0" draw:type="ooxml-non-primitive" draw:enhanced-path="M 2195 0 L 1 1448 504 3901 C 732 3840 945 3748 1128 3642 1341 3535 1509 3398 1677 3245 2134 2834 2438 2286 2545 1676 2637 1082 2515 488 2195 0 Z N">
                  <draw:equation draw:name="f0" draw:formula="logwidth"/>
                  <draw:equation draw:name="f1" draw:formula="logheight"/>
                </draw:enhanced-geometry>
              </draw:custom-shape>
              <draw:custom-shape draw:name="Google Shape;474;p36" draw:style-name="gr10" draw:text-style-name="P13" draw:layer="layout" svg:width="0.386cm" svg:height="0.58cm" svg:x="19.82cm" svg:y="8.641cm">
                <text:p text:style-name="P26"><text:span text:style-name="T26"/></text:p>
                <draw:enhanced-geometry draw:mirror-horizontal="false" draw:mirror-vertical="false" drawooo:sub-view-size="2606 3916" draw:text-areas="0 0 ?f0 ?f1" svg:viewBox="0 0 0 0" draw:type="ooxml-non-primitive" draw:enhanced-path="M 2133 183 C 2377 640 2468 1158 2377 1676 2286 2240 1996 2773 1569 3169 1417 3322 1234 3459 1036 3550 884 3626 732 3703 564 3763 L 122 1539 2133 183 Z M 2179 0 L 0 1463 488 3916 C 716 3855 930 3763 1112 3672 1326 3550 1493 3413 1676 3261 2133 2849 2407 2301 2514 1691 2606 1097 2484 488 2179 0 Z N">
                  <draw:equation draw:name="f0" draw:formula="logwidth"/>
                  <draw:equation draw:name="f1" draw:formula="logheight"/>
                </draw:enhanced-geometry>
              </draw:custom-shape>
              <draw:custom-shape draw:name="Google Shape;475;p36" draw:style-name="gr10" draw:text-style-name="P13" draw:layer="layout" svg:width="0.653cm" svg:height="0.376cm" svg:x="19.487cm" svg:y="8.481cm">
                <text:p text:style-name="P26"><text:span text:style-name="T26"/></text:p>
                <draw:enhanced-geometry draw:mirror-horizontal="false" draw:mirror-vertical="false" drawooo:sub-view-size="4404 2541" draw:text-areas="0 0 ?f0 ?f1" svg:viewBox="0 0 0 0" draw:type="ooxml-non-primitive" draw:enhanced-path="M 2402 0 C 1749 0 1082 248 564 743 336 956 153 1200 1 1474 L 2240 2541 4404 1093 C 4328 956 4251 850 4160 743 3695 248 3055 0 2402 0 Z N">
                  <draw:equation draw:name="f0" draw:formula="logwidth"/>
                  <draw:equation draw:name="f1" draw:formula="logheight"/>
                </draw:enhanced-geometry>
              </draw:custom-shape>
              <draw:custom-shape draw:name="Google Shape;476;p36" draw:style-name="gr4" draw:text-style-name="P7" draw:layer="layout" svg:width="0.476cm" svg:height="0.535cm" svg:x="19.415cm" svg:y="8.7cm">
                <text:p text:style-name="P26"><text:span text:style-name="T26"/></text:p>
                <draw:enhanced-geometry draw:mirror-horizontal="false" draw:mirror-vertical="false" drawooo:sub-view-size="3216 3613" draw:text-areas="0 0 ?f0 ?f1" svg:viewBox="0 0 0 0" draw:type="ooxml-non-primitive" draw:enhanced-path="M 519 0 L 519 0 C 1 960 108 2103 824 2865 1278 3353 1909 3612 2555 3612 2776 3612 2998 3582 3216 3520 L 2728 1067 519 0 Z N">
                  <draw:equation draw:name="f0" draw:formula="logwidth"/>
                  <draw:equation draw:name="f1" draw:formula="logheight"/>
                </draw:enhanced-geometry>
              </draw:custom-shape>
            </draw:g>
            <draw:g draw:name="Google Shape;477;p36">
              <draw:g draw:name="Google Shape;478;p36">
                <draw:g draw:name="Google Shape;479;p36">
                  <draw:custom-shape draw:name="Google Shape;480;p36" draw:style-name="gr10" draw:text-style-name="P13" draw:layer="layout" svg:width="0.684cm" svg:height="0.852cm" svg:x="18.35cm" svg:y="9.647cm">
                    <text:p text:style-name="P26"><text:span text:style-name="T26"/></text:p>
                    <draw:enhanced-geometry draw:mirror-horizontal="false" draw:mirror-vertical="false" drawooo:sub-view-size="4617 5746" draw:text-areas="0 0 ?f0 ?f1" svg:viewBox="0 0 0 0" draw:type="ooxml-non-primitive" draw:enhanced-path="M 2667 108 C 3779 199 4571 1174 4480 2256 4404 2927 4160 3551 3733 4069 3444 4450 3246 4892 3109 5364 3063 5517 2941 5608 2789 5608 L 1372 5608 C 1235 5608 1128 5517 1113 5379 1052 4922 899 4496 656 4084 305 3551 138 2911 153 2287 275 1052 1265 123 2484 108 Z M 2509 0 C 2490 0 2472 1 2453 1 1174 16 122 1007 16 2287 0 2942 168 3612 534 4161 762 4526 915 4968 976 5410 991 5593 1158 5745 1372 5745 L 2789 5745 C 2987 5745 3185 5608 3246 5440 3352 4983 3566 4542 3855 4191 4267 3627 4541 2987 4617 2302 L 4617 2089 C 4587 934 3657 0 2509 0 Z N">
                      <draw:equation draw:name="f0" draw:formula="logwidth"/>
                      <draw:equation draw:name="f1" draw:formula="logheight"/>
                    </draw:enhanced-geometry>
                  </draw:custom-shape>
                  <draw:custom-shape draw:name="Google Shape;481;p36" draw:style-name="gr10" draw:text-style-name="P13" draw:layer="layout" svg:width="0.438cm" svg:height="0.686cm" svg:x="18.466cm" svg:y="9.925cm">
                    <text:p text:style-name="P26"><text:span text:style-name="T26"/></text:p>
                    <draw:enhanced-geometry draw:mirror-horizontal="false" draw:mirror-vertical="false" drawooo:sub-view-size="2957 4632" draw:text-areas="0 0 ?f0 ?f1" svg:viewBox="0 0 0 0" draw:type="ooxml-non-primitive" draw:enhanced-path="M 1524 107 C 1524 107 1600 137 1585 579 1600 838 1539 1112 1433 1356 1372 1250 1341 1112 1341 975 1326 564 1463 137 1524 107 Z M 320 533 C 442 533 534 579 595 671 701 808 808 1052 838 1524 488 1371 122 945 122 686 122 625 138 564 290 533 Z M 2773 579 C 2804 610 2850 808 2789 1036 2713 1326 2484 1554 2194 1630 2271 1326 2408 1036 2560 747 2636 610 2713 579 2743 579 Z M 1524 0 C 1357 0 1235 442 1204 732 1158 975 1204 1250 1341 1478 1265 1554 1189 1585 1082 1585 1037 1585 991 1585 930 1570 915 1097 823 762 671 594 589 499 470 440 336 440 321 440 306 441 290 442 46 457 1 640 1 716 1 1021 397 1509 838 1661 854 2255 808 3169 534 4571 L 534 4632 656 4632 656 4601 C 884 3352 976 2392 960 1707 981 1707 1015 1713 1044 1713 1059 1713 1072 1712 1082 1707 1204 1707 1311 1646 1417 1570 1524 1707 1692 1783 1875 1783 L 2027 1783 C 1753 2773 1616 4038 1829 4617 L 1966 4617 C 1737 4099 1875 2773 2149 1752 2514 1676 2804 1417 2895 1067 2956 792 2926 533 2789 488 2768 480 2745 474 2718 474 2645 474 2550 518 2438 686 2271 991 2134 1295 2042 1646 L 1875 1646 C 1722 1646 1585 1570 1463 1448 1585 1295 1676 1021 1676 579 1676 183 1646 0 1524 0 Z N">
                      <draw:equation draw:name="f0" draw:formula="logwidth"/>
                      <draw:equation draw:name="f1" draw:formula="logheight"/>
                    </draw:enhanced-geometry>
                  </draw:custom-shape>
                </draw:g>
                <draw:custom-shape draw:name="Google Shape;482;p36" draw:style-name="gr10" draw:text-style-name="P13" draw:layer="layout" svg:width="0.3cm" svg:height="0.099cm" svg:x="18.502cm" svg:y="10.545cm">
                  <text:p text:style-name="P26"><text:span text:style-name="T26"/></text:p>
                  <draw:enhanced-geometry draw:mirror-horizontal="false" draw:mirror-vertical="false" drawooo:sub-view-size="2027 672" draw:text-areas="0 0 ?f0 ?f1" svg:viewBox="0 0 0 0" draw:type="ooxml-non-primitive" draw:enhanced-path="M 1798 153 C 1844 153 1859 168 1874 184 1890 214 1890 245 1890 275 L 1874 458 C 1874 519 1813 565 1768 565 L 244 565 C 198 565 183 549 168 534 137 519 137 473 137 458 L 168 275 C 168 214 214 153 275 153 Z M 275 1 C 137 1 46 92 31 229 L 0 427 C 0 473 31 549 61 595 122 656 183 671 244 671 L 1768 671 C 1890 671 2011 580 2011 443 L 2027 245 C 2027 199 2011 123 1966 77 1905 16 1859 1 1798 1 Z N">
                    <draw:equation draw:name="f0" draw:formula="logwidth"/>
                    <draw:equation draw:name="f1" draw:formula="logheight"/>
                  </draw:enhanced-geometry>
                </draw:custom-shape>
              </draw:g>
              <draw:custom-shape draw:name="Google Shape;483;p36" draw:style-name="gr10" draw:text-style-name="P13" draw:layer="layout" svg:width="0.28cm" svg:height="0.078cm" svg:x="18.529cm" svg:y="10.556cm">
                <text:p text:style-name="P26"><text:span text:style-name="T26"/></text:p>
                <draw:enhanced-geometry draw:mirror-horizontal="false" draw:mirror-vertical="false" drawooo:sub-view-size="1890 534" draw:text-areas="0 0 ?f0 ?f1" svg:viewBox="0 0 0 0" draw:type="ooxml-non-primitive" draw:enhanced-path="M 214 0 C 122 0 31 76 31 168 L 0 366 0 381 C 0 457 61 533 168 533 L 1692 533 C 1783 533 1874 457 1874 366 L 1890 168 1890 152 C 1890 76 1829 0 1737 0 Z N">
                  <draw:equation draw:name="f0" draw:formula="logwidth"/>
                  <draw:equation draw:name="f1" draw:formula="logheight"/>
                </draw:enhanced-geometry>
              </draw:custom-shape>
            </draw:g>
          </draw:g>
          <draw:custom-shape draw:name="Google Shape;484;p36" draw:style-name="gr25" draw:text-style-name="P38" draw:layer="layout" svg:width="0.815cm" svg:height="0.004cm" svg:x="16.148cm" svg:y="12.307cm">
            <text:p text:style-name="P26"><text:span text:style-name="T26"/></text:p>
            <draw:enhanced-geometry draw:mirror-horizontal="false" draw:mirror-vertical="false" drawooo:sub-view-size="5501 32" draw:text-areas="0 0 ?f0 ?f1" svg:viewBox="0 0 0 0" draw:type="ooxml-non-primitive" draw:enhanced-path="M 0 1 L 0 31 5500 31 5500 1 Z N">
              <draw:equation draw:name="f0" draw:formula="logwidth"/>
              <draw:equation draw:name="f1" draw:formula="logheight"/>
            </draw:enhanced-geometry>
          </draw:custom-shape>
          <draw:custom-shape draw:name="Google Shape;485;p36" draw:style-name="gr25" draw:text-style-name="P38" draw:layer="layout" svg:width="1.062cm" svg:height="0.004cm" svg:x="17.353cm" svg:y="12.386cm">
            <text:p text:style-name="P26"><text:span text:style-name="T26"/></text:p>
            <draw:enhanced-geometry draw:mirror-horizontal="false" draw:mirror-vertical="false" drawooo:sub-view-size="7162 32" draw:text-areas="0 0 ?f0 ?f1" svg:viewBox="0 0 0 0" draw:type="ooxml-non-primitive" draw:enhanced-path="M 1 1 L 1 31 7162 31 7162 1 Z N">
              <draw:equation draw:name="f0" draw:formula="logwidth"/>
              <draw:equation draw:name="f1" draw:formula="logheight"/>
            </draw:enhanced-geometry>
          </draw:custom-shape>
          <draw:g draw:name="Google Shape;486;p36">
            <draw:custom-shape draw:name="Google Shape;487;p36" draw:style-name="gr10" draw:text-style-name="P13" draw:layer="layout" svg:width="0.04cm" svg:height="0.298cm" svg:x="22.824cm" svg:y="8.896cm">
              <text:p text:style-name="P26"><text:span text:style-name="T26"/></text:p>
              <draw:enhanced-geometry draw:mirror-horizontal="false" draw:mirror-vertical="false" drawooo:sub-view-size="276 2013" draw:text-areas="0 0 ?f0 ?f1" svg:viewBox="0 0 0 0" draw:type="ooxml-non-primitive" draw:enhanced-path="M 214 1 C 169 1 138 16 138 62 L 1 1921 C 1 1966 31 2012 62 2012 108 2012 123 1966 138 1951 L 275 77 C 275 47 245 1 214 1 Z N">
                <draw:equation draw:name="f0" draw:formula="logwidth"/>
                <draw:equation draw:name="f1" draw:formula="logheight"/>
              </draw:enhanced-geometry>
            </draw:custom-shape>
            <draw:custom-shape draw:name="Google Shape;488;p36" draw:style-name="gr10" draw:text-style-name="P13" draw:layer="layout" svg:width="0.062cm" svg:height="0.633cm" svg:x="22.856cm" svg:y="8.098cm">
              <text:p text:style-name="P26"><text:span text:style-name="T26"/></text:p>
              <draw:enhanced-geometry draw:mirror-horizontal="false" draw:mirror-vertical="false" drawooo:sub-view-size="427 4270" draw:text-areas="0 0 ?f0 ?f1" svg:viewBox="0 0 0 0" draw:type="ooxml-non-primitive" draw:enhanced-path="M 366 1 C 320 1 290 16 290 46 L 0 4190 C 0 4221 15 4267 61 4267 65 4269 70 4270 74 4270 103 4270 137 4232 137 4206 L 427 77 C 427 31 396 1 366 1 Z N">
                <draw:equation draw:name="f0" draw:formula="logwidth"/>
                <draw:equation draw:name="f1" draw:formula="logheight"/>
              </draw:enhanced-geometry>
            </draw:custom-shape>
          </draw:g>
          <draw:custom-shape draw:name="Google Shape;489;p36" draw:style-name="gr10" draw:text-style-name="P13" draw:layer="layout" svg:width="0.289cm" svg:height="0.166cm" svg:x="20.872cm" svg:y="10.387cm">
            <text:p text:style-name="P26"><text:span text:style-name="T26"/></text:p>
            <draw:enhanced-geometry draw:mirror-horizontal="false" draw:mirror-vertical="false" drawooo:sub-view-size="1951 1127" draw:text-areas="0 0 ?f0 ?f1" svg:viewBox="0 0 0 0" draw:type="ooxml-non-primitive" draw:enhanced-path="M 1951 0 C 1539 685 793 1112 1 1127 793 1127 1539 685 1951 0 Z N">
              <draw:equation draw:name="f0" draw:formula="logwidth"/>
              <draw:equation draw:name="f1" draw:formula="logheight"/>
            </draw:enhanced-geometry>
          </draw:custom-shape>
          <draw:custom-shape draw:name="Google Shape;490;p36" draw:style-name="gr10" draw:text-style-name="P13" draw:layer="layout" svg:width="0.017cm" svg:height="0.038cm" svg:x="18.735cm" svg:y="9.48cm">
            <text:p text:style-name="P26"><text:span text:style-name="T26"/></text:p>
            <draw:enhanced-geometry draw:mirror-horizontal="false" draw:mirror-vertical="false" drawooo:sub-view-size="123 260" draw:text-areas="0 0 ?f0 ?f1" svg:viewBox="0 0 0 0" draw:type="ooxml-non-primitive" draw:enhanced-path="M 1 1 L 1 260 123 245 123 1 Z N">
              <draw:equation draw:name="f0" draw:formula="logwidth"/>
              <draw:equation draw:name="f1" draw:formula="logheight"/>
            </draw:enhanced-geometry>
          </draw:custom-shape>
        </draw:g>
        <presentation:notes draw:style-name="dp2">
          <draw:page-thumbnail draw:name="Google Shape;417;g3685bc5fb28_0_16:notes" draw:style-name="gr20" draw:layer="layout" svg:width="16.932cm" svg:height="9.524cm" svg:x="1.059cm" svg:y="1.905cm" draw:page-number="4" presentation:class="page"/>
          <draw:frame draw:name="Google Shape;418;g3685bc5fb28_0_16:notes" presentation:style-name="pr11" draw:text-style-name="P23" draw:layer="layout" svg:width="15.239cm" svg:height="11.429cm" svg:x="1.905cm" svg:y="12.065cm" presentation:class="notes" presentation:placeholder="true" presentation:user-transformed="true">
            <draw:text-box/>
          </draw:frame>
        </presentation:notes>
      </draw:page>
      <draw:page draw:name="3. A base de conhecimento" draw:style-name="dp1" draw:master-page-name="ONE_5f_COLUMN_5f_TEXT">
        <draw:frame draw:name="Google Shape;495;p37" presentation:style-name="pr9" draw:text-style-name="P31" draw:layer="layout" svg:width="21.418cm" svg:height="1.59cm" svg:x="2cm" svg:y="1.236cm" presentation:class="title" presentation:user-transformed="true">
          <draw:text-box>
            <text:p text:style-name="P24"><text:span text:style-name="T12">3. A base de conhecimento</text:span></text:p>
          </draw:text-box>
        </draw:frame>
        <draw:frame draw:name="Google Shape;496;p37" presentation:style-name="pr10" draw:text-style-name="P37" draw:layer="layout" svg:width="12.869cm" svg:height="7.818cm" svg:x="11.452cm" svg:y="4.112cm" presentation:class="subtitle" presentation:user-transformed="true">
          <draw:text-box>
            <text:p text:style-name="P26"><text:span text:style-name="T16">O princípio da adaptação foi a modularidade. O conteúdo foi fragmentado em artigos autocontidos, cada um focado em um procedimento ou tema específico.</text:span></text:p>
            <text:p text:style-name="P35"><text:span text:style-name="T17">Módulo 1: Consulta de Vendas e Pagamentos</text:span><text:span text:style-name="T17"><text:line-break/></text:span><text:span text:style-name="T18">Foco:</text:span><text:span text:style-name="T19"> Como agente deve orientar o cliente na consulta via WhatsApp.</text:span></text:p>
            <text:p text:style-name="P35"><text:span text:style-name="T17">Módulo 2: Identificação de Causas de Não Pagamento</text:span><text:span text:style-name="T17"><text:line-break/></text:span><text:span text:style-name="T18">Foco:</text:span><text:span text:style-name="T19"> O que o operador deve fazer/informar quando um pagamento atrasa.</text:span></text:p>
            <text:p text:style-name="P35"><text:span text:style-name="T19">Essa estrutura permite que o Copilot localize e entregue ao agente humano a informação exata que ele precisa, de forma rápida e precisa.</text:span></text:p>
            <text:p text:style-name="P35"><text:span text:style-name="T14"/></text:p>
            <text:p text:style-name="P36"><text:span text:style-name="T13"/></text:p>
          </draw:text-box>
        </draw:frame>
        <draw:custom-shape draw:name="Google Shape;497;p37" draw:style-name="gr25" draw:text-style-name="P38" draw:layer="layout" svg:width="0.117cm" svg:height="0.004cm" svg:x="15.139cm" svg:y="12.719cm">
          <text:p text:style-name="P26"><text:span text:style-name="T26"/></text:p>
          <draw:enhanced-geometry draw:mirror-horizontal="false" draw:mirror-vertical="false" drawooo:sub-view-size="793 32" draw:text-areas="0 0 ?f0 ?f1" svg:viewBox="0 0 0 0" draw:type="ooxml-non-primitive" draw:enhanced-path="M 0 1 L 0 31 793 31 793 1 Z N">
            <draw:equation draw:name="f0" draw:formula="logwidth"/>
            <draw:equation draw:name="f1" draw:formula="logheight"/>
          </draw:enhanced-geometry>
        </draw:custom-shape>
        <draw:g draw:name="Google Shape;498;p37">
          <draw:g draw:name="Google Shape;499;p37">
            <draw:custom-shape draw:name="Google Shape;500;p37" draw:style-name="gr4" draw:text-style-name="P7" draw:layer="layout" svg:width="2.259cm" svg:height="4.612cm" svg:x="7.306cm" svg:y="6.835cm">
              <text:p text:style-name="P26"><text:span text:style-name="T26"/></text:p>
              <draw:enhanced-geometry draw:mirror-horizontal="true" draw:mirror-vertical="false" drawooo:sub-view-size="16715 36414" draw:text-areas="0 0 ?f0 ?f1" svg:viewBox="0 0 0 0" draw:type="ooxml-non-primitive" draw:enhanced-path="M 0 0 L 0 36414 16714 36414 16714 0 Z N">
                <draw:equation draw:name="f0" draw:formula="logwidth"/>
                <draw:equation draw:name="f1" draw:formula="logheight"/>
              </draw:enhanced-geometry>
            </draw:custom-shape>
            <draw:custom-shape draw:name="Google Shape;501;p37" draw:style-name="gr4" draw:text-style-name="P7" draw:layer="layout" svg:width="2.331cm" svg:height="4.612cm" svg:x="7.318cm" svg:y="6.835cm">
              <text:p text:style-name="P26"><text:span text:style-name="T26"/></text:p>
              <draw:enhanced-geometry draw:mirror-horizontal="true" draw:mirror-vertical="false" drawooo:sub-view-size="17248 36414" draw:text-areas="0 0 ?f0 ?f1" svg:viewBox="0 0 0 0" draw:type="ooxml-non-primitive" draw:enhanced-path="M 1 0 L 1 36414 17248 36414 17248 0 Z N">
                <draw:equation draw:name="f0" draw:formula="logwidth"/>
                <draw:equation draw:name="f1" draw:formula="logheight"/>
              </draw:enhanced-geometry>
            </draw:custom-shape>
            <draw:custom-shape draw:name="Google Shape;502;p37" draw:style-name="gr5" draw:text-style-name="P8" draw:layer="layout" svg:width="2.088cm" svg:height="4.382cm" svg:x="7.444cm" svg:y="6.951cm">
              <text:p text:style-name="P26"><text:span text:style-name="T26"/></text:p>
              <draw:enhanced-geometry draw:mirror-horizontal="true" draw:mirror-vertical="false" drawooo:sub-view-size="15450 34601" draw:text-areas="0 0 ?f0 ?f1" svg:viewBox="0 0 0 0" draw:type="ooxml-non-primitive" draw:enhanced-path="M 0 0 L 0 34601 15449 34601 15449 0 Z N">
                <draw:equation draw:name="f0" draw:formula="logwidth"/>
                <draw:equation draw:name="f1" draw:formula="logheight"/>
              </draw:enhanced-geometry>
            </draw:custom-shape>
            <draw:custom-shape draw:name="Google Shape;503;p37" draw:style-name="gr4" draw:text-style-name="P7" draw:layer="layout" svg:width="0.016cm" svg:height="4.384cm" svg:x="9.516cm" svg:y="6.949cm">
              <text:p text:style-name="P26"><text:span text:style-name="T26"/></text:p>
              <draw:enhanced-geometry draw:mirror-horizontal="true" draw:mirror-vertical="false" drawooo:sub-view-size="123 34617" draw:text-areas="0 0 ?f0 ?f1" svg:viewBox="0 0 0 0" draw:type="ooxml-non-primitive" draw:enhanced-path="M 0 1 L 0 34617 122 34617 122 1 Z N">
                <draw:equation draw:name="f0" draw:formula="logwidth"/>
                <draw:equation draw:name="f1" draw:formula="logheight"/>
              </draw:enhanced-geometry>
            </draw:custom-shape>
            <draw:custom-shape draw:name="Google Shape;504;p37" draw:style-name="gr4" draw:text-style-name="P7" draw:layer="layout" svg:width="2.069cm" svg:height="0.105cm" svg:x="7.444cm" svg:y="6.995cm">
              <text:p text:style-name="P26"><text:span text:style-name="T26"/></text:p>
              <draw:enhanced-geometry draw:mirror-horizontal="true" draw:mirror-vertical="false" drawooo:sub-view-size="15313 839" draw:text-areas="0 0 ?f0 ?f1" svg:viewBox="0 0 0 0" draw:type="ooxml-non-primitive" draw:enhanced-path="M 0 1 L 0 839 2362 839 2316 1 Z M 3306 1 L 3352 839 3885 839 3840 1 Z M 6338 1 L 6384 839 14840 839 14840 244 C 14840 199 14870 183 14886 183 14931 183 14947 199 14962 244 L 14962 839 15312 839 15312 1 Z N">
                <draw:equation draw:name="f0" draw:formula="logwidth"/>
                <draw:equation draw:name="f1" draw:formula="logheight"/>
              </draw:enhanced-geometry>
            </draw:custom-shape>
            <draw:custom-shape draw:name="Google Shape;505;p37" draw:style-name="gr4" draw:text-style-name="P7" draw:layer="layout" svg:width="0.001cm" svg:height="0.105cm" svg:x="9.53cm" svg:y="6.995cm">
              <text:p text:style-name="P26"><text:span text:style-name="T26"/></text:p>
              <draw:enhanced-geometry draw:mirror-horizontal="true" draw:mirror-vertical="false" drawooo:sub-view-size="1 839" draw:text-areas="0 0 ?f0 ?f1" svg:viewBox="0 0 0 0" draw:type="ooxml-non-primitive" draw:enhanced-path="M 0 1 L 0 1 0 839 0 839 0 1 Z N">
                <draw:equation draw:name="f0" draw:formula="logwidth"/>
                <draw:equation draw:name="f1" draw:formula="logheight"/>
              </draw:enhanced-geometry>
            </draw:custom-shape>
            <draw:custom-shape draw:name="Google Shape;506;p37" draw:style-name="gr29" draw:text-style-name="P42" draw:layer="layout" svg:width="0.022cm" svg:height="0.08cm" svg:x="7.489cm" svg:y="7.016cm">
              <text:p text:style-name="P26"><text:span text:style-name="T26"/></text:p>
              <draw:enhanced-geometry draw:mirror-horizontal="true" draw:mirror-vertical="false" drawooo:sub-view-size="169 641" draw:text-areas="0 0 ?f0 ?f1" svg:viewBox="0 0 0 0" draw:type="ooxml-non-primitive" draw:enhanced-path="M 92 0 C 46 0 31 31 1 61 L 1 640 138 640 138 61 C 168 15 123 0 92 0 Z N">
                <draw:equation draw:name="f0" draw:formula="logwidth"/>
                <draw:equation draw:name="f1" draw:formula="logheight"/>
              </draw:enhanced-geometry>
            </draw:custom-shape>
            <draw:custom-shape draw:name="Google Shape;507;p37" draw:style-name="gr8" draw:text-style-name="P11" draw:layer="layout" svg:width="0.137cm" svg:height="0.105cm" svg:x="9.063cm" svg:y="6.995cm">
              <text:p text:style-name="P26"><text:span text:style-name="T26"/></text:p>
              <draw:enhanced-geometry draw:mirror-horizontal="true" draw:mirror-vertical="false" drawooo:sub-view-size="1022 839" draw:text-areas="0 0 ?f0 ?f1" svg:viewBox="0 0 0 0" draw:type="ooxml-non-primitive" draw:enhanced-path="M 1 1 L 47 839 1022 839 991 1 Z N">
                <draw:equation draw:name="f0" draw:formula="logwidth"/>
                <draw:equation draw:name="f1" draw:formula="logheight"/>
              </draw:enhanced-geometry>
            </draw:custom-shape>
            <draw:custom-shape draw:name="Google Shape;508;p37" draw:style-name="gr4" draw:text-style-name="P7" draw:layer="layout" svg:width="0.016cm" svg:height="0.105cm" svg:x="9.516cm" svg:y="6.995cm">
              <text:p text:style-name="P26"><text:span text:style-name="T26"/></text:p>
              <draw:enhanced-geometry draw:mirror-horizontal="true" draw:mirror-vertical="false" drawooo:sub-view-size="123 839" draw:text-areas="0 0 ?f0 ?f1" svg:viewBox="0 0 0 0" draw:type="ooxml-non-primitive" draw:enhanced-path="M 0 1 L 0 839 122 839 122 1 Z N">
                <draw:equation draw:name="f0" draw:formula="logwidth"/>
                <draw:equation draw:name="f1" draw:formula="logheight"/>
              </draw:enhanced-geometry>
            </draw:custom-shape>
            <draw:custom-shape draw:name="Google Shape;509;p37" draw:style-name="gr4" draw:text-style-name="P7" draw:layer="layout" svg:width="2.071cm" svg:height="0.105cm" svg:x="7.442cm" svg:y="7.169cm">
              <text:p text:style-name="P26"><text:span text:style-name="T26"/></text:p>
              <draw:enhanced-geometry draw:mirror-horizontal="true" draw:mirror-vertical="false" drawooo:sub-view-size="15328 839" draw:text-areas="0 0 ?f0 ?f1" svg:viewBox="0 0 0 0" draw:type="ooxml-non-primitive" draw:enhanced-path="M 0 1 L 0 839 2423 839 2377 1 Z M 3367 1 L 3413 839 3946 839 3900 1 Z M 6414 1 L 6460 839 14855 839 14855 1 Z M 14992 1 L 14992 839 15327 839 15327 1 Z N">
                <draw:equation draw:name="f0" draw:formula="logwidth"/>
                <draw:equation draw:name="f1" draw:formula="logheight"/>
              </draw:enhanced-geometry>
            </draw:custom-shape>
            <draw:custom-shape draw:name="Google Shape;510;p37" draw:style-name="gr4" draw:text-style-name="P7" draw:layer="layout" svg:width="0.001cm" svg:height="0.101cm" svg:x="9.53cm" svg:y="7.169cm">
              <text:p text:style-name="P26"><text:span text:style-name="T26"/></text:p>
              <draw:enhanced-geometry draw:mirror-horizontal="true" draw:mirror-vertical="false" drawooo:sub-view-size="1 809" draw:text-areas="0 0 ?f0 ?f1" svg:viewBox="0 0 0 0" draw:type="ooxml-non-primitive" draw:enhanced-path="M 0 1 L 0 1 0 808 0 808 0 1 Z N">
                <draw:equation draw:name="f0" draw:formula="logwidth"/>
                <draw:equation draw:name="f1" draw:formula="logheight"/>
              </draw:enhanced-geometry>
            </draw:custom-shape>
            <draw:custom-shape draw:name="Google Shape;511;p37" draw:style-name="gr4" draw:text-style-name="P7" draw:layer="layout" svg:width="0.018cm" svg:height="0.101cm" svg:x="7.489cm" svg:y="7.169cm">
              <text:p text:style-name="P26"><text:span text:style-name="T26"/></text:p>
              <draw:enhanced-geometry draw:mirror-horizontal="true" draw:mirror-vertical="false" drawooo:sub-view-size="138 809" draw:text-areas="0 0 ?f0 ?f1" svg:viewBox="0 0 0 0" draw:type="ooxml-non-primitive" draw:enhanced-path="M 0 1 L 0 808 137 808 137 1 Z N">
                <draw:equation draw:name="f0" draw:formula="logwidth"/>
                <draw:equation draw:name="f1" draw:formula="logheight"/>
              </draw:enhanced-geometry>
            </draw:custom-shape>
            <draw:custom-shape draw:name="Google Shape;512;p37" draw:style-name="gr8" draw:text-style-name="P11" draw:layer="layout" svg:width="0.135cm" svg:height="0.101cm" svg:x="9.056cm" svg:y="7.169cm">
              <text:p text:style-name="P26"><text:span text:style-name="T26"/></text:p>
              <draw:enhanced-geometry draw:mirror-horizontal="true" draw:mirror-vertical="false" drawooo:sub-view-size="1007 809" draw:text-areas="0 0 ?f0 ?f1" svg:viewBox="0 0 0 0" draw:type="ooxml-non-primitive" draw:enhanced-path="M 1 1 L 47 808 1006 808 991 1 Z N">
                <draw:equation draw:name="f0" draw:formula="logwidth"/>
                <draw:equation draw:name="f1" draw:formula="logheight"/>
              </draw:enhanced-geometry>
            </draw:custom-shape>
            <draw:custom-shape draw:name="Google Shape;513;p37" draw:style-name="gr4" draw:text-style-name="P7" draw:layer="layout" svg:width="0.016cm" svg:height="0.101cm" svg:x="9.516cm" svg:y="7.169cm">
              <text:p text:style-name="P26"><text:span text:style-name="T26"/></text:p>
              <draw:enhanced-geometry draw:mirror-horizontal="true" draw:mirror-vertical="false" drawooo:sub-view-size="123 809" draw:text-areas="0 0 ?f0 ?f1" svg:viewBox="0 0 0 0" draw:type="ooxml-non-primitive" draw:enhanced-path="M 0 1 L 0 808 122 808 122 1 Z N">
                <draw:equation draw:name="f0" draw:formula="logwidth"/>
                <draw:equation draw:name="f1" draw:formula="logheight"/>
              </draw:enhanced-geometry>
            </draw:custom-shape>
            <draw:custom-shape draw:name="Google Shape;514;p37" draw:style-name="gr4" draw:text-style-name="P7" draw:layer="layout" svg:width="2.071cm" svg:height="0.105cm" svg:x="7.442cm" svg:y="7.339cm">
              <text:p text:style-name="P26"><text:span text:style-name="T26"/></text:p>
              <draw:enhanced-geometry draw:mirror-horizontal="true" draw:mirror-vertical="false" drawooo:sub-view-size="15328 839" draw:text-areas="0 0 ?f0 ?f1" svg:viewBox="0 0 0 0" draw:type="ooxml-non-primitive" draw:enhanced-path="M 0 1 L 0 839 2468 839 2438 1 Z M 3428 1 L 3459 839 3992 839 3961 1 Z M 6475 1 L 6506 839 14855 839 14855 1 Z M 14992 1 L 14992 839 15327 839 15327 1 Z N">
                <draw:equation draw:name="f0" draw:formula="logwidth"/>
                <draw:equation draw:name="f1" draw:formula="logheight"/>
              </draw:enhanced-geometry>
            </draw:custom-shape>
            <draw:custom-shape draw:name="Google Shape;515;p37" draw:style-name="gr4" draw:text-style-name="P7" draw:layer="layout" svg:width="0.018cm" svg:height="0.105cm" svg:x="7.489cm" svg:y="7.339cm">
              <text:p text:style-name="P26"><text:span text:style-name="T26"/></text:p>
              <draw:enhanced-geometry draw:mirror-horizontal="true" draw:mirror-vertical="false" drawooo:sub-view-size="138 839" draw:text-areas="0 0 ?f0 ?f1" svg:viewBox="0 0 0 0" draw:type="ooxml-non-primitive" draw:enhanced-path="M 0 1 L 0 839 137 839 137 1 Z N">
                <draw:equation draw:name="f0" draw:formula="logwidth"/>
                <draw:equation draw:name="f1" draw:formula="logheight"/>
              </draw:enhanced-geometry>
            </draw:custom-shape>
            <draw:custom-shape draw:name="Google Shape;516;p37" draw:style-name="gr8" draw:text-style-name="P11" draw:layer="layout" svg:width="0.135cm" svg:height="0.105cm" svg:x="9.048cm" svg:y="7.339cm">
              <text:p text:style-name="P26"><text:span text:style-name="T26"/></text:p>
              <draw:enhanced-geometry draw:mirror-horizontal="true" draw:mirror-vertical="false" drawooo:sub-view-size="1007 839" draw:text-areas="0 0 ?f0 ?f1" svg:viewBox="0 0 0 0" draw:type="ooxml-non-primitive" draw:enhanced-path="M 1 1 L 31 839 1006 839 991 1 Z N">
                <draw:equation draw:name="f0" draw:formula="logwidth"/>
                <draw:equation draw:name="f1" draw:formula="logheight"/>
              </draw:enhanced-geometry>
            </draw:custom-shape>
            <draw:custom-shape draw:name="Google Shape;517;p37" draw:style-name="gr4" draw:text-style-name="P7" draw:layer="layout" svg:width="0.016cm" svg:height="0.105cm" svg:x="9.516cm" svg:y="7.339cm">
              <text:p text:style-name="P26"><text:span text:style-name="T26"/></text:p>
              <draw:enhanced-geometry draw:mirror-horizontal="true" draw:mirror-vertical="false" drawooo:sub-view-size="123 839" draw:text-areas="0 0 ?f0 ?f1" svg:viewBox="0 0 0 0" draw:type="ooxml-non-primitive" draw:enhanced-path="M 0 1 L 0 839 122 839 122 1 Z N">
                <draw:equation draw:name="f0" draw:formula="logwidth"/>
                <draw:equation draw:name="f1" draw:formula="logheight"/>
              </draw:enhanced-geometry>
            </draw:custom-shape>
            <draw:custom-shape draw:name="Google Shape;518;p37" draw:style-name="gr4" draw:text-style-name="P7" draw:layer="layout" svg:width="2.071cm" svg:height="0.105cm" svg:x="7.442cm" svg:y="7.512cm">
              <text:p text:style-name="P26"><text:span text:style-name="T26"/></text:p>
              <draw:enhanced-geometry draw:mirror-horizontal="true" draw:mirror-vertical="false" drawooo:sub-view-size="15328 839" draw:text-areas="0 0 ?f0 ?f1" svg:viewBox="0 0 0 0" draw:type="ooxml-non-primitive" draw:enhanced-path="M 0 1 L 0 824 2529 824 2499 1 Z M 14992 1 L 14992 824 15327 824 15327 1 Z M 3489 1 L 3520 839 4053 839 4022 1 Z M 6536 1 L 6567 839 14855 839 14855 1 Z N">
                <draw:equation draw:name="f0" draw:formula="logwidth"/>
                <draw:equation draw:name="f1" draw:formula="logheight"/>
              </draw:enhanced-geometry>
            </draw:custom-shape>
            <draw:custom-shape draw:name="Google Shape;519;p37" draw:style-name="gr8" draw:text-style-name="P11" draw:layer="layout" svg:width="0.135cm" svg:height="0.103cm" svg:x="9.04cm" svg:y="7.512cm">
              <text:p text:style-name="P26"><text:span text:style-name="T26"/></text:p>
              <draw:enhanced-geometry draw:mirror-horizontal="true" draw:mirror-vertical="false" drawooo:sub-view-size="1007 824" draw:text-areas="0 0 ?f0 ?f1" svg:viewBox="0 0 0 0" draw:type="ooxml-non-primitive" draw:enhanced-path="M 1 1 L 31 824 1006 824 991 1 Z N">
                <draw:equation draw:name="f0" draw:formula="logwidth"/>
                <draw:equation draw:name="f1" draw:formula="logheight"/>
              </draw:enhanced-geometry>
            </draw:custom-shape>
            <draw:custom-shape draw:name="Google Shape;520;p37" draw:style-name="gr4" draw:text-style-name="P7" draw:layer="layout" svg:width="0.016cm" svg:height="0.103cm" svg:x="9.516cm" svg:y="7.512cm">
              <text:p text:style-name="P26"><text:span text:style-name="T26"/></text:p>
              <draw:enhanced-geometry draw:mirror-horizontal="true" draw:mirror-vertical="false" drawooo:sub-view-size="123 824" draw:text-areas="0 0 ?f0 ?f1" svg:viewBox="0 0 0 0" draw:type="ooxml-non-primitive" draw:enhanced-path="M 0 1 L 0 824 122 824 122 1 Z N">
                <draw:equation draw:name="f0" draw:formula="logwidth"/>
                <draw:equation draw:name="f1" draw:formula="logheight"/>
              </draw:enhanced-geometry>
            </draw:custom-shape>
            <draw:custom-shape draw:name="Google Shape;521;p37" draw:style-name="gr4" draw:text-style-name="P7" draw:layer="layout" svg:width="2.071cm" svg:height="0.105cm" svg:x="7.442cm" svg:y="7.684cm">
              <text:p text:style-name="P26"><text:span text:style-name="T26"/></text:p>
              <draw:enhanced-geometry draw:mirror-horizontal="true" draw:mirror-vertical="false" drawooo:sub-view-size="15328 839" draw:text-areas="0 0 ?f0 ?f1" svg:viewBox="0 0 0 0" draw:type="ooxml-non-primitive" draw:enhanced-path="M 0 1 L 0 839 2590 839 2544 1 Z M 3535 1 L 3581 839 4114 839 4068 1 Z M 6582 1 L 6628 839 14855 839 14855 1 Z M 14992 1 L 14992 839 15327 839 15327 1 Z N">
                <draw:equation draw:name="f0" draw:formula="logwidth"/>
                <draw:equation draw:name="f1" draw:formula="logheight"/>
              </draw:enhanced-geometry>
            </draw:custom-shape>
            <draw:custom-shape draw:name="Google Shape;522;p37" draw:style-name="gr4" draw:text-style-name="P7" draw:layer="layout" svg:width="0.018cm" svg:height="0.105cm" svg:x="7.489cm" svg:y="7.684cm">
              <text:p text:style-name="P26"><text:span text:style-name="T26"/></text:p>
              <draw:enhanced-geometry draw:mirror-horizontal="true" draw:mirror-vertical="false" drawooo:sub-view-size="138 839" draw:text-areas="0 0 ?f0 ?f1" svg:viewBox="0 0 0 0" draw:type="ooxml-non-primitive" draw:enhanced-path="M 0 1 L 0 839 137 839 137 1 Z N">
                <draw:equation draw:name="f0" draw:formula="logwidth"/>
                <draw:equation draw:name="f1" draw:formula="logheight"/>
              </draw:enhanced-geometry>
            </draw:custom-shape>
            <draw:custom-shape draw:name="Google Shape;523;p37" draw:style-name="gr8" draw:text-style-name="P11" draw:layer="layout" svg:width="0.137cm" svg:height="0.105cm" svg:x="9.032cm" svg:y="7.684cm">
              <text:p text:style-name="P26"><text:span text:style-name="T26"/></text:p>
              <draw:enhanced-geometry draw:mirror-horizontal="true" draw:mirror-vertical="false" drawooo:sub-view-size="1022 839" draw:text-areas="0 0 ?f0 ?f1" svg:viewBox="0 0 0 0" draw:type="ooxml-non-primitive" draw:enhanced-path="M 0 1 L 46 839 1021 839 991 1 Z N">
                <draw:equation draw:name="f0" draw:formula="logwidth"/>
                <draw:equation draw:name="f1" draw:formula="logheight"/>
              </draw:enhanced-geometry>
            </draw:custom-shape>
            <draw:custom-shape draw:name="Google Shape;524;p37" draw:style-name="gr4" draw:text-style-name="P7" draw:layer="layout" svg:width="0.016cm" svg:height="0.105cm" svg:x="9.516cm" svg:y="7.684cm">
              <text:p text:style-name="P26"><text:span text:style-name="T26"/></text:p>
              <draw:enhanced-geometry draw:mirror-horizontal="true" draw:mirror-vertical="false" drawooo:sub-view-size="123 839" draw:text-areas="0 0 ?f0 ?f1" svg:viewBox="0 0 0 0" draw:type="ooxml-non-primitive" draw:enhanced-path="M 0 1 L 0 839 122 839 122 1 Z N">
                <draw:equation draw:name="f0" draw:formula="logwidth"/>
                <draw:equation draw:name="f1" draw:formula="logheight"/>
              </draw:enhanced-geometry>
            </draw:custom-shape>
            <draw:custom-shape draw:name="Google Shape;525;p37" draw:style-name="gr4" draw:text-style-name="P7" draw:layer="layout" svg:width="2.071cm" svg:height="0.105cm" svg:x="7.442cm" svg:y="7.858cm">
              <text:p text:style-name="P26"><text:span text:style-name="T26"/></text:p>
              <draw:enhanced-geometry draw:mirror-horizontal="true" draw:mirror-vertical="false" drawooo:sub-view-size="15328 839" draw:text-areas="0 0 ?f0 ?f1" svg:viewBox="0 0 0 0" draw:type="ooxml-non-primitive" draw:enhanced-path="M 14992 0 L 14992 747 15327 747 15327 0 Z M 0 0 L 0 838 2651 838 2605 0 Z M 3596 0 L 3641 838 4175 838 4129 0 Z M 6643 0 L 6689 838 13895 838 C 14048 777 14230 762 14413 747 L 14870 747 14870 0 Z N">
                <draw:equation draw:name="f0" draw:formula="logwidth"/>
                <draw:equation draw:name="f1" draw:formula="logheight"/>
              </draw:enhanced-geometry>
            </draw:custom-shape>
            <draw:custom-shape draw:name="Google Shape;526;p37" draw:style-name="gr4" draw:text-style-name="P7" draw:layer="layout" svg:width="0.018cm" svg:height="0.094cm" svg:x="7.489cm" svg:y="7.858cm">
              <text:p text:style-name="P26"><text:span text:style-name="T26"/></text:p>
              <draw:enhanced-geometry draw:mirror-horizontal="true" draw:mirror-vertical="false" drawooo:sub-view-size="138 747" draw:text-areas="0 0 ?f0 ?f1" svg:viewBox="0 0 0 0" draw:type="ooxml-non-primitive" draw:enhanced-path="M 0 0 L 0 747 137 747 137 0 Z N">
                <draw:equation draw:name="f0" draw:formula="logwidth"/>
                <draw:equation draw:name="f1" draw:formula="logheight"/>
              </draw:enhanced-geometry>
            </draw:custom-shape>
            <draw:custom-shape draw:name="Google Shape;527;p37" draw:style-name="gr8" draw:text-style-name="P11" draw:layer="layout" svg:width="0.135cm" svg:height="0.103cm" svg:x="9.026cm" svg:y="7.858cm">
              <text:p text:style-name="P26"><text:span text:style-name="T26"/></text:p>
              <draw:enhanced-geometry draw:mirror-horizontal="true" draw:mirror-vertical="false" drawooo:sub-view-size="1007 823" draw:text-areas="0 0 ?f0 ?f1" svg:viewBox="0 0 0 0" draw:type="ooxml-non-primitive" draw:enhanced-path="M 0 0 L 46 823 1006 823 976 0 Z N">
                <draw:equation draw:name="f0" draw:formula="logwidth"/>
                <draw:equation draw:name="f1" draw:formula="logheight"/>
              </draw:enhanced-geometry>
            </draw:custom-shape>
            <draw:custom-shape draw:name="Google Shape;528;p37" draw:style-name="gr4" draw:text-style-name="P7" draw:layer="layout" svg:width="0.016cm" svg:height="0.103cm" svg:x="9.516cm" svg:y="7.858cm">
              <text:p text:style-name="P26"><text:span text:style-name="T26"/></text:p>
              <draw:enhanced-geometry draw:mirror-horizontal="true" draw:mirror-vertical="false" drawooo:sub-view-size="123 823" draw:text-areas="0 0 ?f0 ?f1" svg:viewBox="0 0 0 0" draw:type="ooxml-non-primitive" draw:enhanced-path="M 0 0 L 0 823 122 823 122 0 Z N">
                <draw:equation draw:name="f0" draw:formula="logwidth"/>
                <draw:equation draw:name="f1" draw:formula="logheight"/>
              </draw:enhanced-geometry>
            </draw:custom-shape>
            <draw:g draw:name="Google Shape;529;p37">
              <draw:custom-shape draw:name="Google Shape;530;p37" draw:style-name="gr8" draw:text-style-name="P11" draw:layer="layout" svg:width="0.535cm" svg:height="4.382cm" svg:x="8.461cm" svg:y="6.951cm">
                <text:p text:style-name="P26"><text:span text:style-name="T26"/></text:p>
                <draw:enhanced-geometry draw:mirror-horizontal="true" draw:mirror-vertical="false" drawooo:sub-view-size="3962 34601" draw:text-areas="0 0 ?f0 ?f1" svg:viewBox="0 0 0 0" draw:type="ooxml-non-primitive" draw:enhanced-path="M 0 0 L 1448 34601 3962 34601 2514 0 Z N">
                  <draw:equation draw:name="f0" draw:formula="logwidth"/>
                  <draw:equation draw:name="f1" draw:formula="logheight"/>
                </draw:enhanced-geometry>
              </draw:custom-shape>
              <draw:custom-shape draw:name="Google Shape;531;p37" draw:style-name="gr8" draw:text-style-name="P11" draw:layer="layout" svg:width="0.329cm" svg:height="4.382cm" svg:x="8.873cm" svg:y="6.951cm">
                <text:p text:style-name="P26"><text:span text:style-name="T26"/></text:p>
                <draw:enhanced-geometry draw:mirror-horizontal="true" draw:mirror-vertical="false" drawooo:sub-view-size="2439 34601" draw:text-areas="0 0 ?f0 ?f1" svg:viewBox="0 0 0 0" draw:type="ooxml-non-primitive" draw:enhanced-path="M 1 0 L 1448 34601 2438 34601 991 0 Z N">
                  <draw:equation draw:name="f0" draw:formula="logwidth"/>
                  <draw:equation draw:name="f1" draw:formula="logheight"/>
                </draw:enhanced-geometry>
              </draw:custom-shape>
            </draw:g>
            <draw:custom-shape draw:name="Google Shape;532;p37" draw:style-name="gr26" draw:text-style-name="P39" draw:layer="layout" svg:width="0.018cm" svg:height="1.194cm" svg:x="7.489cm" svg:y="7.013cm">
              <text:p text:style-name="P26"><text:span text:style-name="T26"/></text:p>
              <draw:enhanced-geometry draw:mirror-horizontal="true" draw:mirror-vertical="false" drawooo:sub-view-size="138 9432" draw:text-areas="0 0 ?f0 ?f1" svg:viewBox="0 0 0 0" draw:type="ooxml-non-primitive" draw:enhanced-path="M 61 0 C 15 0 0 31 0 61 L 0 9340 C 0 9386 15 9431 61 9431 92 9431 137 9386 137 9340 L 137 61 C 137 15 92 0 61 0 Z N">
                <draw:equation draw:name="f0" draw:formula="logwidth"/>
                <draw:equation draw:name="f1" draw:formula="logheight"/>
              </draw:enhanced-geometry>
            </draw:custom-shape>
          </draw:g>
          <draw:g draw:name="Google Shape;533;p37">
            <draw:custom-shape draw:name="Google Shape;534;p37" draw:style-name="gr5" draw:text-style-name="P8" draw:layer="layout" svg:width="0.244cm" svg:height="0.316cm" svg:x="3.716cm" svg:y="11.475cm">
              <text:p text:style-name="P26"><text:span text:style-name="T26"/></text:p>
              <draw:enhanced-geometry draw:mirror-horizontal="true" draw:mirror-vertical="false" drawooo:sub-view-size="1814 2499" draw:text-areas="0 0 ?f0 ?f1" svg:viewBox="0 0 0 0" draw:type="ooxml-non-primitive" draw:enhanced-path="M 0 0 L 945 2499 1813 2499 1813 0 Z N">
                <draw:equation draw:name="f0" draw:formula="logwidth"/>
                <draw:equation draw:name="f1" draw:formula="logheight"/>
              </draw:enhanced-geometry>
            </draw:custom-shape>
            <draw:custom-shape draw:name="Google Shape;535;p37" draw:style-name="gr4" draw:text-style-name="P7" draw:layer="layout" svg:width="0.504cm" svg:height="1.726cm" svg:x="6.459cm" svg:y="10.064cm">
              <text:p text:style-name="P26"><text:span text:style-name="T26"/></text:p>
              <draw:enhanced-geometry draw:mirror-horizontal="true" draw:mirror-vertical="false" drawooo:sub-view-size="3734 13637" draw:text-areas="0 0 ?f0 ?f1" svg:viewBox="0 0 0 0" draw:type="ooxml-non-primitive" draw:enhanced-path="M 0 1 L 0 13637 3733 13637 3733 1 Z N">
                <draw:equation draw:name="f0" draw:formula="logwidth"/>
                <draw:equation draw:name="f1" draw:formula="logheight"/>
              </draw:enhanced-geometry>
            </draw:custom-shape>
            <draw:custom-shape draw:name="Google Shape;536;p37" draw:style-name="gr5" draw:text-style-name="P8" draw:layer="layout" svg:width="3.247cm" svg:height="1.568cm" svg:x="3.714cm" svg:y="10.064cm">
              <text:p text:style-name="P26"><text:span text:style-name="T26"/></text:p>
              <draw:enhanced-geometry draw:mirror-horizontal="true" draw:mirror-vertical="false" drawooo:sub-view-size="24028 12388" draw:text-areas="0 0 ?f0 ?f1" svg:viewBox="0 0 0 0" draw:type="ooxml-non-primitive" draw:enhanced-path="M 0 1 L 0 12388 24027 12388 24027 1 Z N">
                <draw:equation draw:name="f0" draw:formula="logwidth"/>
                <draw:equation draw:name="f1" draw:formula="logheight"/>
              </draw:enhanced-geometry>
            </draw:custom-shape>
            <draw:custom-shape draw:name="Google Shape;537;p37" draw:style-name="gr4" draw:text-style-name="P7" draw:layer="layout" svg:width="1.49cm" svg:height="1.273cm" svg:x="3.808cm" svg:y="10.154cm">
              <text:p text:style-name="P26"><text:span text:style-name="T26"/></text:p>
              <draw:enhanced-geometry draw:mirror-horizontal="true" draw:mirror-vertical="false" drawooo:sub-view-size="11031 10057" draw:text-areas="0 0 ?f0 ?f1" svg:viewBox="0 0 0 0" draw:type="ooxml-non-primitive" draw:enhanced-path="M 0 1 L 0 10057 11031 10057 11031 1 Z N">
                <draw:equation draw:name="f0" draw:formula="logwidth"/>
                <draw:equation draw:name="f1" draw:formula="logheight"/>
              </draw:enhanced-geometry>
            </draw:custom-shape>
            <draw:custom-shape draw:name="Google Shape;538;p37" draw:style-name="gr4" draw:text-style-name="P7" draw:layer="layout" svg:width="1.492cm" svg:height="1.273cm" svg:x="5.378cm" svg:y="10.154cm">
              <text:p text:style-name="P26"><text:span text:style-name="T26"/></text:p>
              <draw:enhanced-geometry draw:mirror-horizontal="true" draw:mirror-vertical="false" drawooo:sub-view-size="11047 10057" draw:text-areas="0 0 ?f0 ?f1" svg:viewBox="0 0 0 0" draw:type="ooxml-non-primitive" draw:enhanced-path="M 0 1 L 0 10057 11046 10057 11046 1 Z N">
                <draw:equation draw:name="f0" draw:formula="logwidth"/>
                <draw:equation draw:name="f1" draw:formula="logheight"/>
              </draw:enhanced-geometry>
            </draw:custom-shape>
            <draw:custom-shape draw:name="Google Shape;539;p37" draw:style-name="gr4" draw:text-style-name="P7" draw:layer="layout" svg:width="0.504cm" svg:height="1.726cm" svg:x="3.314cm" svg:y="10.062cm">
              <text:p text:style-name="P26"><text:span text:style-name="T26"/></text:p>
              <draw:enhanced-geometry draw:mirror-horizontal="true" draw:mirror-vertical="false" drawooo:sub-view-size="3734 13637" draw:text-areas="0 0 ?f0 ?f1" svg:viewBox="0 0 0 0" draw:type="ooxml-non-primitive" draw:enhanced-path="M 1 1 L 1 13637 3733 13637 3733 1 Z N">
                <draw:equation draw:name="f0" draw:formula="logwidth"/>
                <draw:equation draw:name="f1" draw:formula="logheight"/>
              </draw:enhanced-geometry>
            </draw:custom-shape>
            <draw:custom-shape draw:name="Google Shape;540;p37" draw:style-name="gr5" draw:text-style-name="P8" draw:layer="layout" svg:width="0.242cm" svg:height="0.316cm" svg:x="6.721cm" svg:y="11.475cm">
              <text:p text:style-name="P26"><text:span text:style-name="T26"/></text:p>
              <draw:enhanced-geometry draw:mirror-horizontal="true" draw:mirror-vertical="false" drawooo:sub-view-size="1799 2499" draw:text-areas="0 0 ?f0 ?f1" svg:viewBox="0 0 0 0" draw:type="ooxml-non-primitive" draw:enhanced-path="M 0 0 L 0 2499 884 2499 1798 0 Z N">
                <draw:equation draw:name="f0" draw:formula="logwidth"/>
                <draw:equation draw:name="f1" draw:formula="logheight"/>
              </draw:enhanced-geometry>
            </draw:custom-shape>
          </draw:g>
          <draw:custom-shape draw:name="Google Shape;541;p37" draw:style-name="gr4" draw:text-style-name="P7" draw:layer="layout" svg:width="8.6cm" svg:height="0.003cm" svg:x="2.253cm" svg:y="11.791cm">
            <text:p text:style-name="P26"><text:span text:style-name="T26"/></text:p>
            <draw:enhanced-geometry draw:mirror-horizontal="true" draw:mirror-vertical="false" drawooo:sub-view-size="63626 32" draw:text-areas="0 0 ?f0 ?f1" svg:viewBox="0 0 0 0" draw:type="ooxml-non-primitive" draw:enhanced-path="M 1 1 L 1 31 63626 31 63626 1 Z N">
              <draw:equation draw:name="f0" draw:formula="logwidth"/>
              <draw:equation draw:name="f1" draw:formula="logheight"/>
            </draw:enhanced-geometry>
          </draw:custom-shape>
          <draw:g draw:name="Google Shape;542;p37">
            <draw:custom-shape draw:name="Google Shape;543;p37" draw:style-name="gr13" draw:text-style-name="P16" draw:layer="layout" svg:width="0.502cm" svg:height="4.37cm" svg:x="5.786cm" svg:y="7.894cm">
              <text:p text:style-name="P26"><text:span text:style-name="T26"/></text:p>
              <draw:enhanced-geometry draw:mirror-horizontal="true" draw:mirror-vertical="false" drawooo:sub-view-size="3719 34510" draw:text-areas="0 0 ?f0 ?f1" svg:viewBox="0 0 0 0" draw:type="ooxml-non-primitive" draw:enhanced-path="M 3353 1 C 3231 1 3124 92 3124 229 L 1 34358 1 34373 C 1 34449 62 34510 138 34510 L 443 34510 C 519 34510 580 34449 580 34373 L 3718 1 Z N">
                <draw:equation draw:name="f0" draw:formula="logwidth"/>
                <draw:equation draw:name="f1" draw:formula="logheight"/>
              </draw:enhanced-geometry>
            </draw:custom-shape>
            <draw:custom-shape draw:name="Google Shape;544;p37" draw:style-name="gr13" draw:text-style-name="P16" draw:layer="layout" svg:width="0.502cm" svg:height="4.37cm" svg:x="5.314cm" svg:y="7.894cm">
              <text:p text:style-name="P26"><text:span text:style-name="T26"/></text:p>
              <draw:enhanced-geometry draw:mirror-horizontal="true" draw:mirror-vertical="false" drawooo:sub-view-size="3719 34510" draw:text-areas="0 0 ?f0 ?f1" svg:viewBox="0 0 0 0" draw:type="ooxml-non-primitive" draw:enhanced-path="M 1 1 L 3139 34373 C 3139 34449 3200 34510 3277 34510 L 3581 34510 C 3657 34510 3718 34449 3718 34373 L 3718 34358 595 199 C 595 92 473 1 366 1 Z N">
                <draw:equation draw:name="f0" draw:formula="logwidth"/>
                <draw:equation draw:name="f1" draw:formula="logheight"/>
              </draw:enhanced-geometry>
            </draw:custom-shape>
          </draw:g>
          <draw:g draw:name="Google Shape;545;p37">
            <draw:custom-shape draw:name="Google Shape;546;p37" draw:style-name="gr5" draw:text-style-name="P8" draw:layer="layout" svg:width="2.806cm" svg:height="1.468cm" svg:x="3.907cm" svg:y="7.057cm">
              <text:p text:style-name="P26"><text:span text:style-name="T26"/></text:p>
              <draw:enhanced-geometry draw:mirror-horizontal="true" draw:mirror-vertical="false" drawooo:sub-view-size="20767 11595" draw:text-areas="0 0 ?f0 ?f1" svg:viewBox="0 0 0 0" draw:type="ooxml-non-primitive" draw:enhanced-path="M 0 0 L 0 11595 20767 11595 20767 0 Z N">
                <draw:equation draw:name="f0" draw:formula="logwidth"/>
                <draw:equation draw:name="f1" draw:formula="logheight"/>
              </draw:enhanced-geometry>
            </draw:custom-shape>
            <draw:custom-shape draw:name="Google Shape;547;p37" draw:style-name="gr26" draw:text-style-name="P39" draw:layer="layout" svg:width="2.586cm" svg:height="1.263cm" svg:x="4.019cm" svg:y="7.161cm">
              <text:p text:style-name="P26"><text:span text:style-name="T26"/></text:p>
              <draw:enhanced-geometry draw:mirror-horizontal="true" draw:mirror-vertical="false" drawooo:sub-view-size="19137 9981" draw:text-areas="0 0 ?f0 ?f1" svg:viewBox="0 0 0 0" draw:type="ooxml-non-primitive" draw:enhanced-path="M 1 1 L 1 9980 19137 9980 19137 1 Z N">
                <draw:equation draw:name="f0" draw:formula="logwidth"/>
                <draw:equation draw:name="f1" draw:formula="logheight"/>
              </draw:enhanced-geometry>
            </draw:custom-shape>
            <draw:custom-shape draw:name="Google Shape;548;p37" draw:style-name="gr4" draw:text-style-name="P7" draw:layer="layout" svg:width="0.028cm" svg:height="1.263cm" svg:x="6.579cm" svg:y="7.161cm">
              <text:p text:style-name="P26"><text:span text:style-name="T26"/></text:p>
              <draw:enhanced-geometry draw:mirror-horizontal="true" draw:mirror-vertical="false" drawooo:sub-view-size="214 9981" draw:text-areas="0 0 ?f0 ?f1" svg:viewBox="0 0 0 0" draw:type="ooxml-non-primitive" draw:enhanced-path="M 0 1 L 0 9980 214 9980 214 1 Z N">
                <draw:equation draw:name="f0" draw:formula="logwidth"/>
                <draw:equation draw:name="f1" draw:formula="logheight"/>
              </draw:enhanced-geometry>
            </draw:custom-shape>
          </draw:g>
          <draw:g draw:name="Google Shape;549;p37">
            <draw:custom-shape draw:name="Google Shape;550;p37" draw:style-name="gr4" draw:text-style-name="P7" draw:layer="layout" svg:width="0.45cm" svg:height="0.005cm" svg:x="3.116cm" svg:y="12.048cm">
              <text:p text:style-name="P26"><text:span text:style-name="T26"/></text:p>
              <draw:enhanced-geometry draw:mirror-horizontal="true" draw:mirror-vertical="false" drawooo:sub-view-size="3338 46" draw:text-areas="0 0 ?f0 ?f1" svg:viewBox="0 0 0 0" draw:type="ooxml-non-primitive" draw:enhanced-path="M 0 0 L 0 46 3337 46 3337 0 Z N">
                <draw:equation draw:name="f0" draw:formula="logwidth"/>
                <draw:equation draw:name="f1" draw:formula="logheight"/>
              </draw:enhanced-geometry>
            </draw:custom-shape>
            <draw:custom-shape draw:name="Google Shape;551;p37" draw:style-name="gr4" draw:text-style-name="P7" draw:layer="layout" svg:width="0.588cm" svg:height="0.005cm" svg:x="4.715cm" svg:y="11.998cm">
              <text:p text:style-name="P26"><text:span text:style-name="T26"/></text:p>
              <draw:enhanced-geometry draw:mirror-horizontal="true" draw:mirror-vertical="false" drawooo:sub-view-size="4359 46" draw:text-areas="0 0 ?f0 ?f1" svg:viewBox="0 0 0 0" draw:type="ooxml-non-primitive" draw:enhanced-path="M 1 0 L 1 46 4358 46 4358 0 Z N">
                <draw:equation draw:name="f0" draw:formula="logwidth"/>
                <draw:equation draw:name="f1" draw:formula="logheight"/>
              </draw:enhanced-geometry>
            </draw:custom-shape>
            <draw:custom-shape draw:name="Google Shape;552;p37" draw:style-name="gr4" draw:text-style-name="P7" draw:layer="layout" svg:width="0.456cm" svg:height="0.003cm" svg:x="3.699cm" svg:y="11.899cm">
              <text:p text:style-name="P26"><text:span text:style-name="T26"/></text:p>
              <draw:enhanced-geometry draw:mirror-horizontal="true" draw:mirror-vertical="false" drawooo:sub-view-size="3384 31" draw:text-areas="0 0 ?f0 ?f1" svg:viewBox="0 0 0 0" draw:type="ooxml-non-primitive" draw:enhanced-path="M 1 0 L 1 31 3383 31 3383 0 Z N">
                <draw:equation draw:name="f0" draw:formula="logwidth"/>
                <draw:equation draw:name="f1" draw:formula="logheight"/>
              </draw:enhanced-geometry>
            </draw:custom-shape>
          </draw:g>
          <draw:g draw:name="Google Shape;553;p37">
            <draw:g draw:name="Google Shape;554;p37">
              <draw:g draw:name="Google Shape;555;p37">
                <draw:custom-shape draw:name="Google Shape;556;p37" draw:style-name="gr26" draw:text-style-name="P39" draw:layer="layout" svg:width="4.213cm" svg:height="2.879cm" svg:x="3.69cm" svg:y="7.952cm">
                  <text:p text:style-name="P26"><text:span text:style-name="T26"/></text:p>
                  <draw:enhanced-geometry draw:mirror-horizontal="true" draw:mirror-vertical="false" drawooo:sub-view-size="31174 22733" draw:text-areas="0 0 ?f0 ?f1" svg:viewBox="0 0 0 0" draw:type="ooxml-non-primitive" draw:enhanced-path="M 3063 1 C 2210 16 1494 671 1418 1524 L 46 21209 C 1 22001 564 22687 1341 22733 L 28111 22733 C 28964 22717 29665 22077 29741 21209 L 31112 1524 C 31173 747 30594 77 29817 1 Z N">
                    <draw:equation draw:name="f0" draw:formula="logwidth"/>
                    <draw:equation draw:name="f1" draw:formula="logheight"/>
                  </draw:enhanced-geometry>
                </draw:custom-shape>
                <draw:custom-shape draw:name="Google Shape;557;p37" draw:style-name="gr10" draw:text-style-name="P13" draw:layer="layout" svg:width="4.209cm" svg:height="2.892cm" svg:x="3.696cm" svg:y="7.947cm">
                  <text:p text:style-name="P26"><text:span text:style-name="T26"/></text:p>
                  <draw:enhanced-geometry draw:mirror-horizontal="true" draw:mirror-vertical="false" drawooo:sub-view-size="31143 22840" draw:text-areas="0 0 ?f0 ?f1" svg:viewBox="0 0 0 0" draw:type="ooxml-non-primitive" draw:enhanced-path="M 29832 62 C 30579 123 31127 778 31066 1525 L 29695 21225 C 29634 22063 28949 22687 28111 22702 L 1356 22702 C 625 22657 61 21986 122 21240 L 1494 1570 C 1554 732 2240 92 3078 77 L 29695 62 Z M 3048 1 C 2179 1 1448 687 1372 1570 L 0 21255 0 21392 C 31 22205 686 22840 1466 22840 1475 22840 1484 22840 1494 22840 L 28111 22840 C 29010 22824 29741 22139 29802 21255 L 31143 1585 31143 1448 C 31143 641 30487 1 29680 1 Z N">
                    <draw:equation draw:name="f0" draw:formula="logwidth"/>
                    <draw:equation draw:name="f1" draw:formula="logheight"/>
                  </draw:enhanced-geometry>
                </draw:custom-shape>
              </draw:g>
              <draw:g draw:name="Google Shape;558;p37">
                <draw:custom-shape draw:name="Google Shape;559;p37" draw:style-name="gr10" draw:text-style-name="P13" draw:layer="layout" svg:width="0.428cm" svg:height="0.476cm" svg:x="6.888cm" svg:y="8.973cm">
                  <text:p text:style-name="P26"><text:span text:style-name="T26"/></text:p>
                  <draw:enhanced-geometry draw:mirror-horizontal="true" draw:mirror-vertical="false" drawooo:sub-view-size="3170 3764" draw:text-areas="0 0 ?f0 ?f1" svg:viewBox="0 0 0 0" draw:type="ooxml-non-primitive" draw:enhanced-path="M 3123 0 C 2941 92 2788 183 2636 275 L 2712 397 3169 107 3123 0 Z M 2209 625 C 2072 732 1920 854 1783 991 L 1874 1082 C 2011 945 2148 838 2286 717 L 2209 625 Z M 1402 1387 C 1265 1509 1158 1646 1036 1798 L 1143 1874 C 1249 1722 1387 1600 1493 1463 L 1402 1387 Z M 716 2240 C 625 2392 533 2560 427 2712 L 549 2773 C 625 2621 716 2469 838 2316 L 716 2240 Z M 183 3200 C 107 3368 46 3550 0 3733 L 122 3764 305 3246 183 3200 Z N">
                    <draw:equation draw:name="f0" draw:formula="logwidth"/>
                    <draw:equation draw:name="f1" draw:formula="logheight"/>
                  </draw:enhanced-geometry>
                </draw:custom-shape>
                <draw:custom-shape draw:name="Google Shape;560;p37" draw:style-name="gr10" draw:text-style-name="P13" draw:layer="layout" svg:width="0.034cm" svg:height="0.026cm" svg:x="6.787cm" svg:y="8.937cm">
                  <text:p text:style-name="P26"><text:span text:style-name="T26"/></text:p>
                  <draw:enhanced-geometry draw:mirror-horizontal="true" draw:mirror-vertical="false" drawooo:sub-view-size="260 215" draw:text-areas="0 0 ?f0 ?f1" svg:viewBox="0 0 0 0" draw:type="ooxml-non-primitive" draw:enhanced-path="M 245 1 C 168 16 77 62 1 77 L 31 214 C 107 184 184 169 260 138 L 245 1 Z N">
                    <draw:equation draw:name="f0" draw:formula="logwidth"/>
                    <draw:equation draw:name="f1" draw:formula="logheight"/>
                  </draw:enhanced-geometry>
                </draw:custom-shape>
                <draw:custom-shape draw:name="Google Shape;561;p37" draw:style-name="gr10" draw:text-style-name="P13" draw:layer="layout" svg:width="0.022cm" svg:height="0.032cm" svg:x="4.439cm" svg:y="9.379cm">
                  <text:p text:style-name="P26"><text:span text:style-name="T26"/></text:p>
                  <draw:enhanced-geometry draw:mirror-horizontal="true" draw:mirror-vertical="false" drawooo:sub-view-size="168 260" draw:text-areas="0 0 ?f0 ?f1" svg:viewBox="0 0 0 0" draw:type="ooxml-non-primitive" draw:enhanced-path="M 137 0 L 0 15 C 15 91 31 183 31 259 L 168 244 C 152 168 152 76 137 0 Z N">
                    <draw:equation draw:name="f0" draw:formula="logwidth"/>
                    <draw:equation draw:name="f1" draw:formula="logheight"/>
                  </draw:enhanced-geometry>
                </draw:custom-shape>
                <draw:custom-shape draw:name="Google Shape;562;p37" draw:style-name="gr10" draw:text-style-name="P13" draw:layer="layout" svg:width="0.36cm" svg:height="0.563cm" svg:x="4.439cm" svg:y="9.471cm">
                  <text:p text:style-name="P26"><text:span text:style-name="T26"/></text:p>
                  <draw:enhanced-geometry draw:mirror-horizontal="true" draw:mirror-vertical="false" drawooo:sub-view-size="2667 4450" draw:text-areas="0 0 ?f0 ?f1" svg:viewBox="0 0 0 0" draw:type="ooxml-non-primitive" draw:enhanced-path="M 2530 0 C 2530 183 2514 336 2499 488 L 2636 503 C 2651 336 2667 153 2667 0 Z M 2408 945 C 2362 1097 2332 1250 2271 1402 L 2408 1432 C 2453 1280 2499 1128 2530 960 L 2408 945 Z M 2133 1829 C 2057 1981 1996 2133 1920 2270 L 2042 2331 C 2118 2194 2179 2042 2255 1890 L 2133 1829 Z M 1676 2697 C 1600 2819 1509 2941 1417 3078 L 1509 3154 C 1615 3017 1692 2880 1798 2773 L 1676 2697 Z M 1128 3428 C 1006 3550 899 3657 777 3764 L 854 3855 C 976 3764 1082 3642 1219 3535 L 1128 3428 Z M 397 4068 C 259 4160 138 4251 0 4327 L 61 4449 C 214 4343 351 4266 473 4160 L 397 4068 Z N">
                    <draw:equation draw:name="f0" draw:formula="logwidth"/>
                    <draw:equation draw:name="f1" draw:formula="logheight"/>
                  </draw:enhanced-geometry>
                </draw:custom-shape>
                <draw:custom-shape draw:name="Google Shape;563;p37" draw:style-name="gr10" draw:text-style-name="P13" draw:layer="layout" svg:width="0.036cm" svg:height="0.026cm" svg:x="4.849cm" svg:y="10.048cm">
                  <text:p text:style-name="P26"><text:span text:style-name="T26"/></text:p>
                  <draw:enhanced-geometry draw:mirror-horizontal="true" draw:mirror-vertical="false" drawooo:sub-view-size="275 215" draw:text-areas="0 0 ?f0 ?f1" svg:viewBox="0 0 0 0" draw:type="ooxml-non-primitive" draw:enhanced-path="M 229 1 C 153 16 77 62 1 92 L 46 214 C 122 199 199 153 275 123 L 229 1 Z N">
                    <draw:equation draw:name="f0" draw:formula="logwidth"/>
                    <draw:equation draw:name="f1" draw:formula="logheight"/>
                  </draw:enhanced-geometry>
                </draw:custom-shape>
                <draw:custom-shape draw:name="Google Shape;564;p37" draw:style-name="gr10" draw:text-style-name="P13" draw:layer="layout" svg:width="0.034cm" svg:height="0.022cm" svg:x="5.83cm" svg:y="8.917cm">
                  <text:p text:style-name="P26"><text:span text:style-name="T26"/></text:p>
                  <draw:enhanced-geometry draw:mirror-horizontal="true" draw:mirror-vertical="false" drawooo:sub-view-size="260 184" draw:text-areas="0 0 ?f0 ?f1" svg:viewBox="0 0 0 0" draw:type="ooxml-non-primitive" draw:enhanced-path="M 16 1 L 0 138 C 77 153 168 168 244 183 L 259 62 C 183 31 92 16 16 1 Z N">
                    <draw:equation draw:name="f0" draw:formula="logwidth"/>
                    <draw:equation draw:name="f1" draw:formula="logheight"/>
                  </draw:enhanced-geometry>
                </draw:custom-shape>
                <draw:custom-shape draw:name="Google Shape;565;p37" draw:style-name="gr10" draw:text-style-name="P13" draw:layer="layout" svg:width="0.456cm" svg:height="0.721cm" svg:x="5.304cm" svg:y="8.948cm">
                  <text:p text:style-name="P26"><text:span text:style-name="T26"/></text:p>
                  <draw:enhanced-geometry draw:mirror-horizontal="true" draw:mirror-vertical="false" drawooo:sub-view-size="3383 5699" draw:text-areas="0 0 ?f0 ?f1" svg:viewBox="0 0 0 0" draw:type="ooxml-non-primitive" draw:enhanced-path="M 46 0 L 0 122 C 153 168 290 244 457 351 L 534 244 C 381 153 229 77 46 0 Z M 945 549 L 869 656 1265 991 1341 899 945 549 Z M 1722 1280 L 1631 1356 C 1752 1494 1859 1646 1950 1768 L 2057 1692 C 1950 1539 1844 1417 1722 1280 Z M 2377 2133 L 2255 2210 C 2331 2362 2438 2514 2514 2667 L 2636 2590 C 2560 2438 2468 2286 2377 2133 Z M 2849 3093 L 2743 3139 C 2819 3322 2865 3474 2926 3642 L 3047 3581 C 2986 3413 2926 3261 2849 3093 Z M 3200 4099 L 3063 4129 C 3124 4297 3139 4480 3169 4647 L 3306 4617 3200 4099 Z M 3230 5165 C 3246 5272 3246 5379 3246 5470 L 3246 5699 3383 5699 3383 5470 C 3383 5379 3367 5257 3367 5165 Z N">
                    <draw:equation draw:name="f0" draw:formula="logwidth"/>
                    <draw:equation draw:name="f1" draw:formula="logheight"/>
                  </draw:enhanced-geometry>
                </draw:custom-shape>
                <draw:custom-shape draw:name="Google Shape;566;p37" draw:style-name="gr10" draw:text-style-name="P13" draw:layer="layout" svg:width="0.024cm" svg:height="0.036cm" svg:x="5.315cm" svg:y="9.732cm">
                  <text:p text:style-name="P26"><text:span text:style-name="T26"/></text:p>
                  <draw:enhanced-geometry draw:mirror-horizontal="true" draw:mirror-vertical="false" drawooo:sub-view-size="184 290" draw:text-areas="0 0 ?f0 ?f1" svg:viewBox="0 0 0 0" draw:type="ooxml-non-primitive" draw:enhanced-path="M 46 0 C 31 92 16 183 1 259 L 107 290 C 153 213 168 137 183 15 L 46 0 Z N">
                    <draw:equation draw:name="f0" draw:formula="logwidth"/>
                    <draw:equation draw:name="f1" draw:formula="logheight"/>
                  </draw:enhanced-geometry>
                </draw:custom-shape>
              </draw:g>
              <draw:g draw:name="Google Shape;567;p37">
                <draw:custom-shape draw:name="Google Shape;568;p37" draw:style-name="gr27" draw:text-style-name="P40" draw:layer="layout" svg:width="0.669cm" svg:height="0.337cm" svg:x="6.917cm" svg:y="8.323cm">
                  <text:p text:style-name="P26"><text:span text:style-name="T26"/></text:p>
                  <draw:enhanced-geometry draw:mirror-horizontal="true" draw:mirror-vertical="false" drawooo:sub-view-size="4953 2668" draw:text-areas="0 0 ?f0 ?f1" svg:viewBox="0 0 0 0" draw:type="ooxml-non-primitive" draw:enhanced-path="M 2500 1 C 1982 1 1525 351 1387 839 900 885 519 1266 473 1753 L 473 1829 C 245 1829 47 2027 16 2256 1 2469 153 2652 382 2667 L 4252 2667 C 4617 2667 4922 2393 4937 2027 4953 1753 4800 1509 4557 1418 4587 976 4252 580 3810 534 L 3734 534 C 3627 534 3505 565 3399 595 3246 260 2896 1 2500 1 Z N">
                    <draw:equation draw:name="f0" draw:formula="logwidth"/>
                    <draw:equation draw:name="f1" draw:formula="logheight"/>
                  </draw:enhanced-geometry>
                </draw:custom-shape>
                <draw:custom-shape draw:name="Google Shape;569;p37" draw:style-name="gr27" draw:text-style-name="P40" draw:layer="layout" svg:width="0.586cm" svg:height="0.291cm" svg:x="4.697cm" svg:y="8.346cm">
                  <text:p text:style-name="P26"><text:span text:style-name="T26"/></text:p>
                  <draw:enhanced-geometry draw:mirror-horizontal="true" draw:mirror-vertical="false" drawooo:sub-view-size="4344 2302" draw:text-areas="0 0 ?f0 ?f1" svg:viewBox="0 0 0 0" draw:type="ooxml-non-primitive" draw:enhanced-path="M 2195 1 C 1738 1 1357 306 1220 717 808 763 458 1083 428 1524 L 428 1570 C 214 1570 47 1753 16 1936 1 2134 138 2301 321 2301 L 3719 2301 C 4039 2301 4282 2058 4328 1722 4343 1494 4206 1296 3978 1189 4023 808 3719 473 3338 427 L 3261 427 C 3170 427 3063 458 2972 488 2865 199 2530 1 2195 1 Z N">
                    <draw:equation draw:name="f0" draw:formula="logwidth"/>
                    <draw:equation draw:name="f1" draw:formula="logheight"/>
                  </draw:enhanced-geometry>
                </draw:custom-shape>
                <draw:custom-shape draw:name="Google Shape;570;p37" draw:style-name="gr27" draw:text-style-name="P40" draw:layer="layout" svg:width="0.438cm" svg:height="0.219cm" svg:x="5.523cm" svg:y="8.163cm">
                  <text:p text:style-name="P26"><text:span text:style-name="T26"/></text:p>
                  <draw:enhanced-geometry draw:mirror-horizontal="true" draw:mirror-vertical="false" drawooo:sub-view-size="3246 1738" draw:text-areas="0 0 ?f0 ?f1" svg:viewBox="0 0 0 0" draw:type="ooxml-non-primitive" draw:enhanced-path="M 1813 0 C 1524 0 1280 153 1143 397 1067 351 1021 351 945 351 610 351 351 595 305 930 137 975 31 1128 0 1326 L 0 1356 C 0 1570 183 1737 412 1737 L 2941 1737 C 3093 1737 3230 1631 3246 1463 L 3246 1417 C 3246 1280 3124 1174 3002 1174 L 3002 1128 3002 1113 C 3017 808 2773 549 2453 534 2408 229 2133 0 1813 0 Z N">
                    <draw:equation draw:name="f0" draw:formula="logwidth"/>
                    <draw:equation draw:name="f1" draw:formula="logheight"/>
                  </draw:enhanced-geometry>
                </draw:custom-shape>
              </draw:g>
            </draw:g>
            <draw:g draw:name="Google Shape;571;p37">
              <draw:custom-shape draw:name="Google Shape;572;p37" draw:style-name="gr10" draw:text-style-name="P13" draw:layer="layout" svg:width="0.716cm" svg:height="0.603cm" svg:x="5.011cm" svg:y="9.86cm">
                <text:p text:style-name="P26"><text:span text:style-name="T26"/></text:p>
                <draw:enhanced-geometry draw:mirror-horizontal="true" draw:mirror-vertical="false" drawooo:sub-view-size="5304 4770" draw:text-areas="0 0 ?f0 ?f1" svg:viewBox="0 0 0 0" draw:type="ooxml-non-primitive" draw:enhanced-path="M 2825 0 C 2199 0 1559 244 1067 728 77 1688 1 3181 885 4095 1319 4545 1909 4770 2511 4770 3134 4770 3771 4530 4267 4049 5227 3090 5303 1581 4435 667 4004 221 3420 0 2825 0 Z N">
                  <draw:equation draw:name="f0" draw:formula="logwidth"/>
                  <draw:equation draw:name="f1" draw:formula="logheight"/>
                </draw:enhanced-geometry>
              </draw:custom-shape>
              <draw:custom-shape draw:name="Google Shape;573;p37" draw:style-name="gr26" draw:text-style-name="P39" draw:layer="layout" svg:width="0.584cm" svg:height="0.543cm" svg:x="5.077cm" svg:y="9.888cm">
                <text:p text:style-name="P26"><text:span text:style-name="T26"/></text:p>
                <draw:enhanced-geometry draw:mirror-horizontal="true" draw:mirror-vertical="false" drawooo:sub-view-size="4328 4298" draw:text-areas="0 0 ?f0 ?f1" svg:viewBox="0 0 0 0" draw:type="ooxml-non-primitive" draw:enhanced-path="M 2329 0 C 2320 0 2310 0 2301 0 1113 31 122 960 16 2164 1 2499 61 2849 214 3169 543 3858 1241 4297 1989 4297 2001 4297 2014 4297 2027 4297 2819 4282 3566 3855 3977 3169 4175 2865 4282 2529 4312 2164 4328 2088 4328 2027 4312 1950 4282 878 3413 0 2329 0 Z N">
                  <draw:equation draw:name="f0" draw:formula="logwidth"/>
                  <draw:equation draw:name="f1" draw:formula="logheight"/>
                </draw:enhanced-geometry>
              </draw:custom-shape>
              <draw:custom-shape draw:name="Google Shape;574;p37" draw:style-name="gr28" draw:text-style-name="P41" draw:layer="layout" svg:width="0.508cm" svg:height="0.213cm" svg:x="5.124cm" svg:y="10.218cm">
                <text:p text:style-name="P26"><text:span text:style-name="T26"/></text:p>
                <draw:enhanced-geometry draw:mirror-horizontal="true" draw:mirror-vertical="false" drawooo:sub-view-size="3765 1692" draw:text-areas="0 0 ?f0 ?f1" svg:viewBox="0 0 0 0" draw:type="ooxml-non-primitive" draw:enhanced-path="M 1921 1 C 1235 1 565 199 1 564 321 1250 1006 1692 1768 1692 L 1814 1692 C 2606 1677 3353 1250 3764 564 3231 199 2591 1 1936 1 Z N">
                  <draw:equation draw:name="f0" draw:formula="logwidth"/>
                  <draw:equation draw:name="f1" draw:formula="logheight"/>
                </draw:enhanced-geometry>
              </draw:custom-shape>
              <draw:custom-shape draw:name="Google Shape;575;p37" draw:style-name="gr28" draw:text-style-name="P41" draw:layer="layout" svg:width="0.257cm" svg:height="0.24cm" svg:x="5.23cm" svg:y="9.948cm">
                <text:p text:style-name="P26"><text:span text:style-name="T26"/></text:p>
                <draw:enhanced-geometry draw:mirror-horizontal="true" draw:mirror-vertical="false" drawooo:sub-view-size="1905 1906" draw:text-areas="0 0 ?f0 ?f1" svg:viewBox="0 0 0 0" draw:type="ooxml-non-primitive" draw:enhanced-path="M 1021 1 C 473 1 31 412 0 945 L 0 1037 C 0 1524 396 1905 869 1905 L 884 1905 C 1433 1905 1859 1478 1905 945 L 1905 854 C 1890 381 1509 1 1021 1 Z N">
                  <draw:equation draw:name="f0" draw:formula="logwidth"/>
                  <draw:equation draw:name="f1" draw:formula="logheight"/>
                </draw:enhanced-geometry>
              </draw:custom-shape>
            </draw:g>
            <draw:g draw:name="Google Shape;576;p37">
              <draw:custom-shape draw:name="Google Shape;577;p37" draw:style-name="gr27" draw:text-style-name="P40" draw:layer="layout" svg:width="0.848cm" svg:height="0.711cm" svg:x="5.899cm" svg:y="9.502cm">
                <text:p text:style-name="P26"><text:span text:style-name="T26"/></text:p>
                <draw:enhanced-geometry draw:mirror-horizontal="true" draw:mirror-vertical="false" drawooo:sub-view-size="6278 5623" draw:text-areas="0 0 ?f0 ?f1" svg:viewBox="0 0 0 0" draw:type="ooxml-non-primitive" draw:enhanced-path="M 3291 579 C 3855 579 4388 792 4815 1204 5653 2072 5577 3489 4647 4388 4160 4845 3550 5074 2971 5074 2392 5074 1859 4860 1448 4449 610 3596 686 2164 1615 1265 2088 808 2697 579 3291 579 Z M 3322 0 C 2590 0 1844 290 1250 869 92 1996 0 3763 1036 4845 1554 5378 2240 5622 2941 5622 3687 5622 4434 5348 5028 4769 6186 3641 6277 1874 5226 792 4723 274 4038 0 3322 0 Z N">
                  <draw:equation draw:name="f0" draw:formula="logwidth"/>
                  <draw:equation draw:name="f1" draw:formula="logheight"/>
                </draw:enhanced-geometry>
              </draw:custom-shape>
              <draw:custom-shape draw:name="Google Shape;578;p37" draw:style-name="gr26" draw:text-style-name="P39" draw:layer="layout" svg:width="0.683cm" svg:height="0.569cm" svg:x="5.981cm" svg:y="9.574cm">
                <text:p text:style-name="P26"><text:span text:style-name="T26"/></text:p>
                <draw:enhanced-geometry draw:mirror-horizontal="true" draw:mirror-vertical="false" drawooo:sub-view-size="5059 4496" draw:text-areas="0 0 ?f0 ?f1" svg:viewBox="0 0 0 0" draw:type="ooxml-non-primitive" draw:enhanced-path="M 2667 565 C 3093 565 3505 717 3809 1052 4449 1692 4388 2759 3687 3429 3322 3764 2865 3947 2423 3947 2012 3947 1585 3795 1280 3459 656 2819 716 1753 1417 1083 1783 747 2210 565 2667 565 Z M 2697 1 C 2103 1 1494 229 1021 686 77 1570 0 3002 838 3856 1250 4282 1798 4495 2362 4495 2956 4495 3566 4267 4053 3810 4983 2911 5059 1479 4221 625 3794 199 3246 1 2697 1 Z N">
                  <draw:equation draw:name="f0" draw:formula="logwidth"/>
                  <draw:equation draw:name="f1" draw:formula="logheight"/>
                </draw:enhanced-geometry>
              </draw:custom-shape>
              <draw:custom-shape draw:name="Google Shape;579;p37" draw:style-name="gr27" draw:text-style-name="P40" draw:layer="layout" svg:width="0.506cm" svg:height="0.428cm" svg:x="6.072cm" svg:y="9.645cm">
                <text:p text:style-name="P26"><text:span text:style-name="T26"/></text:p>
                <draw:enhanced-geometry draw:mirror-horizontal="true" draw:mirror-vertical="false" drawooo:sub-view-size="3749 3383" draw:text-areas="0 0 ?f0 ?f1" svg:viewBox="0 0 0 0" draw:type="ooxml-non-primitive" draw:enhanced-path="M 1981 580 C 2560 580 3017 1037 3032 1600 L 3032 1707 C 2956 2332 2438 2804 1798 2819 1219 2819 762 2362 762 1798 L 762 1707 C 823 1067 1341 580 1966 580 Z M 1996 1 C 1570 1 1113 183 747 519 61 1189 1 2255 610 2895 915 3215 1341 3383 1753 3383 2195 3383 2652 3200 3017 2865 3703 2195 3749 1128 3139 488 2834 153 2423 1 1996 1 Z N">
                  <draw:equation draw:name="f0" draw:formula="logwidth"/>
                  <draw:equation draw:name="f1" draw:formula="logheight"/>
                </draw:enhanced-geometry>
              </draw:custom-shape>
              <draw:custom-shape draw:name="Google Shape;580;p37" draw:style-name="gr26" draw:text-style-name="P39" draw:layer="layout" svg:width="0.304cm" svg:height="0.283cm" svg:x="6.171cm" svg:y="9.716cm">
                <text:p text:style-name="P26"><text:span text:style-name="T26"/></text:p>
                <draw:enhanced-geometry draw:mirror-horizontal="true" draw:mirror-vertical="false" drawooo:sub-view-size="2256 2240" draw:text-areas="0 0 ?f0 ?f1" svg:viewBox="0 0 0 0" draw:type="ooxml-non-primitive" draw:enhanced-path="M 1158 549 C 1448 549 1676 777 1676 1067 L 1676 1113 C 1661 1448 1387 1691 1067 1691 777 1691 549 1463 549 1173 L 549 1113 C 579 793 838 564 1158 549 Z M 1219 0 C 579 0 61 488 0 1113 L 0 1219 C 0 1783 473 2240 1036 2240 L 1052 2240 C 1676 2240 2210 1752 2255 1113 L 2255 1021 C 2255 457 1768 0 1219 0 Z N">
                  <draw:equation draw:name="f0" draw:formula="logwidth"/>
                  <draw:equation draw:name="f1" draw:formula="logheight"/>
                </draw:enhanced-geometry>
              </draw:custom-shape>
              <draw:custom-shape draw:name="Google Shape;581;p37" draw:style-name="gr27" draw:text-style-name="P40" draw:layer="layout" svg:width="0.152cm" svg:height="0.144cm" svg:x="6.249cm" svg:y="9.788cm">
                <text:p text:style-name="P26"><text:span text:style-name="T26"/></text:p>
                <draw:enhanced-geometry draw:mirror-horizontal="true" draw:mirror-vertical="false" drawooo:sub-view-size="1129 1143" draw:text-areas="0 0 ?f0 ?f1" svg:viewBox="0 0 0 0" draw:type="ooxml-non-primitive" draw:enhanced-path="M 610 0 C 290 0 31 244 1 579 L 1 625 C 1 914 229 1143 519 1143 839 1143 1098 899 1128 579 L 1128 518 C 1128 229 900 0 610 0 Z N">
                  <draw:equation draw:name="f0" draw:formula="logwidth"/>
                  <draw:equation draw:name="f1" draw:formula="logheight"/>
                </draw:enhanced-geometry>
              </draw:custom-shape>
            </draw:g>
            <draw:g draw:name="Google Shape;582;p37">
              <draw:g draw:name="Google Shape;583;p37">
                <draw:custom-shape draw:name="Google Shape;584;p37" draw:style-name="gr10" draw:text-style-name="P13" draw:layer="layout" svg:width="0.281cm" svg:height="0.269cm" svg:x="4.634cm" svg:y="9.025cm">
                  <text:p text:style-name="P26"><text:span text:style-name="T26"/></text:p>
                  <draw:enhanced-geometry draw:mirror-horizontal="true" draw:mirror-vertical="false" drawooo:sub-view-size="2089 2134" draw:text-areas="0 0 ?f0 ?f1" svg:viewBox="0 0 0 0" draw:type="ooxml-non-primitive" draw:enhanced-path="M 854 1 L 1 519 1494 2134 2088 1311 854 1 Z N">
                    <draw:equation draw:name="f0" draw:formula="logwidth"/>
                    <draw:equation draw:name="f1" draw:formula="logheight"/>
                  </draw:enhanced-geometry>
                </draw:custom-shape>
                <draw:custom-shape draw:name="Google Shape;585;p37" draw:style-name="gr10" draw:text-style-name="P13" draw:layer="layout" svg:width="0.232cm" svg:height="0.225cm" svg:x="4.661cm" svg:y="9.047cm">
                  <text:p text:style-name="P26"><text:span text:style-name="T26"/></text:p>
                  <draw:enhanced-geometry draw:mirror-horizontal="true" draw:mirror-vertical="false" drawooo:sub-view-size="1723 1784" draw:text-areas="0 0 ?f0 ?f1" svg:viewBox="0 0 0 0" draw:type="ooxml-non-primitive" draw:enhanced-path="M 945 0 L 1 732 960 1783 1722 869 945 0 Z N">
                    <draw:equation draw:name="f0" draw:formula="logwidth"/>
                    <draw:equation draw:name="f1" draw:formula="logheight"/>
                  </draw:enhanced-geometry>
                </draw:custom-shape>
                <draw:custom-shape draw:name="Google Shape;586;p37" draw:style-name="gr10" draw:text-style-name="P13" draw:layer="layout" svg:width="0.335cm" svg:height="0.175cm" svg:x="4.618cm" svg:y="8.83cm">
                  <text:p text:style-name="P26"><text:span text:style-name="T26"/></text:p>
                  <draw:enhanced-geometry draw:mirror-horizontal="true" draw:mirror-vertical="false" drawooo:sub-view-size="2484 1389" draw:text-areas="0 0 ?f0 ?f1" svg:viewBox="0 0 0 0" draw:type="ooxml-non-primitive" draw:enhanced-path="M 1919 0 C 911 0 417 972 0 1388 0 1388 444 1225 748 1225 792 1225 833 1228 869 1236 893 1238 917 1239 941 1239 1108 1239 1251 1191 1372 1084 L 2484 93 C 2279 29 2092 0 1919 0 Z N">
                    <draw:equation draw:name="f0" draw:formula="logwidth"/>
                    <draw:equation draw:name="f1" draw:formula="logheight"/>
                  </draw:enhanced-geometry>
                </draw:custom-shape>
                <draw:custom-shape draw:name="Google Shape;587;p37" draw:style-name="gr10" draw:text-style-name="P13" draw:layer="layout" svg:width="0.24cm" svg:height="0.302cm" svg:x="4.385cm" svg:y="9.033cm">
                  <text:p text:style-name="P26"><text:span text:style-name="T26"/></text:p>
                  <draw:enhanced-geometry draw:mirror-horizontal="true" draw:mirror-vertical="false" drawooo:sub-view-size="1783 2393" draw:text-areas="0 0 ?f0 ?f1" svg:viewBox="0 0 0 0" draw:type="ooxml-non-primitive" draw:enhanced-path="M 1448 1 L 396 1037 C 259 1159 183 1342 198 1524 244 1829 0 2393 0 2393 533 1936 1783 1448 1448 1 Z N">
                    <draw:equation draw:name="f0" draw:formula="logwidth"/>
                    <draw:equation draw:name="f1" draw:formula="logheight"/>
                  </draw:enhanced-geometry>
                </draw:custom-shape>
              </draw:g>
              <draw:custom-shape draw:name="Google Shape;588;p37" draw:style-name="gr26" draw:text-style-name="P39" draw:layer="layout" svg:width="0.685cm" svg:height="0.586cm" svg:x="4.15cm" svg:y="8.632cm">
                <text:p text:style-name="P26"><text:span text:style-name="T26"/></text:p>
                <draw:enhanced-geometry draw:mirror-horizontal="true" draw:mirror-vertical="false" drawooo:sub-view-size="5075 4631" draw:text-areas="0 0 ?f0 ?f1" svg:viewBox="0 0 0 0" draw:type="ooxml-non-primitive" draw:enhanced-path="M 4213 0 C 3754 0 3112 279 2484 802 L 214 2707 C 16 2844 1 3103 138 3301 L 153 3316 1281 4505 C 1365 4588 1467 4630 1572 4630 1677 4630 1784 4588 1875 4505 L 1890 4489 3932 2356 C 4739 1503 5074 574 4709 178 4594 58 4423 0 4213 0 Z N">
                  <draw:equation draw:name="f0" draw:formula="logwidth"/>
                  <draw:equation draw:name="f1" draw:formula="logheight"/>
                </draw:enhanced-geometry>
              </draw:custom-shape>
              <draw:custom-shape draw:name="Google Shape;589;p37" draw:style-name="gr10" draw:text-style-name="P13" draw:layer="layout" svg:width="0.699cm" svg:height="0.603cm" svg:x="4.14cm" svg:y="8.624cm">
                <text:p text:style-name="P26"><text:span text:style-name="T26"/></text:p>
                <draw:enhanced-geometry draw:mirror-horizontal="true" draw:mirror-vertical="false" drawooo:sub-view-size="5181 4766" draw:text-areas="0 0 ?f0 ?f1" svg:viewBox="0 0 0 0" draw:type="ooxml-non-primitive" draw:enhanced-path="M 4236 119 C 4419 119 4571 180 4678 286 5028 652 4678 1566 3901 2389 L 1844 4522 C 1783 4598 1676 4628 1570 4628 1494 4628 1402 4598 1341 4537 L 229 3333 C 168 3257 153 3181 153 3090 153 2998 198 2876 275 2831 L 2545 926 C 3154 408 3809 119 4236 119 Z M 4242 1 C 3764 1 3102 290 2469 820 L 198 2724 C 92 2831 16 2953 16 3090 0 3227 46 3333 122 3440 L 1250 4628 C 1326 4705 1463 4766 1570 4766 1707 4766 1844 4705 1935 4613 L 3992 2465 C 4830 1612 5181 621 4769 195 4648 64 4465 1 4242 1 Z N">
                  <draw:equation draw:name="f0" draw:formula="logwidth"/>
                  <draw:equation draw:name="f1" draw:formula="logheight"/>
                </draw:enhanced-geometry>
              </draw:custom-shape>
              <draw:custom-shape draw:name="Google Shape;590;p37" draw:style-name="gr10" draw:text-style-name="P13" draw:layer="layout" svg:width="0.213cm" svg:height="0.181cm" svg:x="4.313cm" svg:y="8.756cm">
                <text:p text:style-name="P26"><text:span text:style-name="T26"/></text:p>
                <draw:enhanced-geometry draw:mirror-horizontal="true" draw:mirror-vertical="false" drawooo:sub-view-size="1585 1436" draw:text-areas="0 0 ?f0 ?f1" svg:viewBox="0 0 0 0" draw:type="ooxml-non-primitive" draw:enhanced-path="M 787 0 C 630 0 473 51 351 160 46 419 0 876 244 1181 388 1350 593 1435 799 1435 964 1435 1129 1381 1265 1273 1570 998 1585 526 1311 221 1176 78 981 0 787 0 Z N">
                  <draw:equation draw:name="f0" draw:formula="logwidth"/>
                  <draw:equation draw:name="f1" draw:formula="logheight"/>
                </draw:enhanced-geometry>
              </draw:custom-shape>
              <draw:custom-shape draw:name="Google Shape;591;p37" draw:style-name="gr26" draw:text-style-name="P39" draw:layer="layout" svg:width="0.145cm" svg:height="0.126cm" svg:x="4.35cm" svg:y="8.784cm">
                <text:p text:style-name="P26"><text:span text:style-name="T26"/></text:p>
                <draw:enhanced-geometry draw:mirror-horizontal="true" draw:mirror-vertical="false" drawooo:sub-view-size="1083 1006" draw:text-areas="0 0 ?f0 ?f1" svg:viewBox="0 0 0 0" draw:type="ooxml-non-primitive" draw:enhanced-path="M 549 0 C 443 0 321 46 245 122 31 290 1 595 168 823 275 930 427 1006 549 1006 671 1006 778 975 854 899 1067 701 1083 381 900 168 824 61 686 0 549 0 Z N">
                  <draw:equation draw:name="f0" draw:formula="logwidth"/>
                  <draw:equation draw:name="f1" draw:formula="logheight"/>
                </draw:enhanced-geometry>
              </draw:custom-shape>
            </draw:g>
            <draw:g draw:name="Google Shape;592;p37">
              <draw:custom-shape draw:name="Google Shape;593;p37" draw:style-name="gr26" draw:text-style-name="P39" draw:layer="layout" svg:width="0.355cm" svg:height="0.493cm" svg:x="5.992cm" svg:y="8.8cm">
                <text:p text:style-name="P26"><text:span text:style-name="T26"/></text:p>
                <draw:enhanced-geometry draw:mirror-horizontal="true" draw:mirror-vertical="false" drawooo:sub-view-size="2637 3901" draw:text-areas="0 0 ?f0 ?f1" svg:viewBox="0 0 0 0" draw:type="ooxml-non-primitive" draw:enhanced-path="M 2195 0 L 1 1448 504 3901 C 732 3840 945 3748 1128 3642 1341 3535 1509 3398 1677 3245 2134 2834 2438 2286 2545 1676 2637 1082 2515 488 2195 0 Z N">
                  <draw:equation draw:name="f0" draw:formula="logwidth"/>
                  <draw:equation draw:name="f1" draw:formula="logheight"/>
                </draw:enhanced-geometry>
              </draw:custom-shape>
              <draw:custom-shape draw:name="Google Shape;594;p37" draw:style-name="gr10" draw:text-style-name="P13" draw:layer="layout" svg:width="0.351cm" svg:height="0.495cm" svg:x="5.992cm" svg:y="8.8cm">
                <text:p text:style-name="P26"><text:span text:style-name="T26"/></text:p>
                <draw:enhanced-geometry draw:mirror-horizontal="true" draw:mirror-vertical="false" drawooo:sub-view-size="2606 3916" draw:text-areas="0 0 ?f0 ?f1" svg:viewBox="0 0 0 0" draw:type="ooxml-non-primitive" draw:enhanced-path="M 2133 183 C 2377 640 2468 1158 2377 1676 2286 2240 1996 2773 1569 3169 1417 3322 1234 3459 1036 3550 884 3626 732 3703 564 3763 L 122 1539 2133 183 Z M 2179 0 L 0 1463 488 3916 C 716 3855 930 3763 1112 3672 1326 3550 1493 3413 1676 3261 2133 2849 2407 2301 2514 1691 2606 1097 2484 488 2179 0 Z N">
                  <draw:equation draw:name="f0" draw:formula="logwidth"/>
                  <draw:equation draw:name="f1" draw:formula="logheight"/>
                </draw:enhanced-geometry>
              </draw:custom-shape>
              <draw:custom-shape draw:name="Google Shape;595;p37" draw:style-name="gr10" draw:text-style-name="P13" draw:layer="layout" svg:width="0.594cm" svg:height="0.321cm" svg:x="6.053cm" svg:y="8.663cm">
                <text:p text:style-name="P26"><text:span text:style-name="T26"/></text:p>
                <draw:enhanced-geometry draw:mirror-horizontal="true" draw:mirror-vertical="false" drawooo:sub-view-size="4404 2541" draw:text-areas="0 0 ?f0 ?f1" svg:viewBox="0 0 0 0" draw:type="ooxml-non-primitive" draw:enhanced-path="M 2402 0 C 1749 0 1082 248 564 743 336 956 153 1200 1 1474 L 2240 2541 4404 1093 C 4328 956 4251 850 4160 743 3695 248 3055 0 2402 0 Z N">
                  <draw:equation draw:name="f0" draw:formula="logwidth"/>
                  <draw:equation draw:name="f1" draw:formula="logheight"/>
                </draw:enhanced-geometry>
              </draw:custom-shape>
              <draw:custom-shape draw:name="Google Shape;596;p37" draw:style-name="gr4" draw:text-style-name="P7" draw:layer="layout" svg:width="0.434cm" svg:height="0.457cm" svg:x="6.28cm" svg:y="8.85cm">
                <text:p text:style-name="P26"><text:span text:style-name="T26"/></text:p>
                <draw:enhanced-geometry draw:mirror-horizontal="true" draw:mirror-vertical="false" drawooo:sub-view-size="3216 3613" draw:text-areas="0 0 ?f0 ?f1" svg:viewBox="0 0 0 0" draw:type="ooxml-non-primitive" draw:enhanced-path="M 519 0 L 519 0 C 1 960 108 2103 824 2865 1278 3353 1909 3612 2555 3612 2776 3612 2998 3582 3216 3520 L 2728 1067 519 0 Z N">
                  <draw:equation draw:name="f0" draw:formula="logwidth"/>
                  <draw:equation draw:name="f1" draw:formula="logheight"/>
                </draw:enhanced-geometry>
              </draw:custom-shape>
            </draw:g>
            <draw:g draw:name="Google Shape;597;p37">
              <draw:g draw:name="Google Shape;598;p37">
                <draw:g draw:name="Google Shape;599;p37">
                  <draw:custom-shape draw:name="Google Shape;600;p37" draw:style-name="gr10" draw:text-style-name="P13" draw:layer="layout" svg:width="0.623cm" svg:height="0.727cm" svg:x="7.058cm" svg:y="9.658cm">
                    <text:p text:style-name="P26"><text:span text:style-name="T26"/></text:p>
                    <draw:enhanced-geometry draw:mirror-horizontal="true" draw:mirror-vertical="false" drawooo:sub-view-size="4617 5746" draw:text-areas="0 0 ?f0 ?f1" svg:viewBox="0 0 0 0" draw:type="ooxml-non-primitive" draw:enhanced-path="M 2667 108 C 3779 199 4571 1174 4480 2256 4404 2927 4160 3551 3733 4069 3444 4450 3246 4892 3109 5364 3063 5517 2941 5608 2789 5608 L 1372 5608 C 1235 5608 1128 5517 1113 5379 1052 4922 899 4496 656 4084 305 3551 138 2911 153 2287 275 1052 1265 123 2484 108 Z M 2509 0 C 2490 0 2472 1 2453 1 1174 16 122 1007 16 2287 0 2942 168 3612 534 4161 762 4526 915 4968 976 5410 991 5593 1158 5745 1372 5745 L 2789 5745 C 2987 5745 3185 5608 3246 5440 3352 4983 3566 4542 3855 4191 4267 3627 4541 2987 4617 2302 L 4617 2089 C 4587 934 3657 0 2509 0 Z N">
                      <draw:equation draw:name="f0" draw:formula="logwidth"/>
                      <draw:equation draw:name="f1" draw:formula="logheight"/>
                    </draw:enhanced-geometry>
                  </draw:custom-shape>
                  <draw:custom-shape draw:name="Google Shape;601;p37" draw:style-name="gr10" draw:text-style-name="P13" draw:layer="layout" svg:width="0.399cm" svg:height="0.586cm" svg:x="7.178cm" svg:y="9.896cm">
                    <text:p text:style-name="P26"><text:span text:style-name="T26"/></text:p>
                    <draw:enhanced-geometry draw:mirror-horizontal="true" draw:mirror-vertical="false" drawooo:sub-view-size="2957 4632" draw:text-areas="0 0 ?f0 ?f1" svg:viewBox="0 0 0 0" draw:type="ooxml-non-primitive" draw:enhanced-path="M 1524 107 C 1524 107 1600 137 1585 579 1600 838 1539 1112 1433 1356 1372 1250 1341 1112 1341 975 1326 564 1463 137 1524 107 Z M 320 533 C 442 533 534 579 595 671 701 808 808 1052 838 1524 488 1371 122 945 122 686 122 625 138 564 290 533 Z M 2773 579 C 2804 610 2850 808 2789 1036 2713 1326 2484 1554 2194 1630 2271 1326 2408 1036 2560 747 2636 610 2713 579 2743 579 Z M 1524 0 C 1357 0 1235 442 1204 732 1158 975 1204 1250 1341 1478 1265 1554 1189 1585 1082 1585 1037 1585 991 1585 930 1570 915 1097 823 762 671 594 589 499 470 440 336 440 321 440 306 441 290 442 46 457 1 640 1 716 1 1021 397 1509 838 1661 854 2255 808 3169 534 4571 L 534 4632 656 4632 656 4601 C 884 3352 976 2392 960 1707 981 1707 1015 1713 1044 1713 1059 1713 1072 1712 1082 1707 1204 1707 1311 1646 1417 1570 1524 1707 1692 1783 1875 1783 L 2027 1783 C 1753 2773 1616 4038 1829 4617 L 1966 4617 C 1737 4099 1875 2773 2149 1752 2514 1676 2804 1417 2895 1067 2956 792 2926 533 2789 488 2768 480 2745 474 2718 474 2645 474 2550 518 2438 686 2271 991 2134 1295 2042 1646 L 1875 1646 C 1722 1646 1585 1570 1463 1448 1585 1295 1676 1021 1676 579 1676 183 1646 0 1524 0 Z N">
                      <draw:equation draw:name="f0" draw:formula="logwidth"/>
                      <draw:equation draw:name="f1" draw:formula="logheight"/>
                    </draw:enhanced-geometry>
                  </draw:custom-shape>
                </draw:g>
                <draw:custom-shape draw:name="Google Shape;602;p37" draw:style-name="gr10" draw:text-style-name="P13" draw:layer="layout" svg:width="0.273cm" svg:height="0.084cm" svg:x="7.271cm" svg:y="10.425cm">
                  <text:p text:style-name="P26"><text:span text:style-name="T26"/></text:p>
                  <draw:enhanced-geometry draw:mirror-horizontal="true" draw:mirror-vertical="false" drawooo:sub-view-size="2027 672" draw:text-areas="0 0 ?f0 ?f1" svg:viewBox="0 0 0 0" draw:type="ooxml-non-primitive" draw:enhanced-path="M 1798 153 C 1844 153 1859 168 1874 184 1890 214 1890 245 1890 275 L 1874 458 C 1874 519 1813 565 1768 565 L 244 565 C 198 565 183 549 168 534 137 519 137 473 137 458 L 168 275 C 168 214 214 153 275 153 Z M 275 1 C 137 1 46 92 31 229 L 0 427 C 0 473 31 549 61 595 122 656 183 671 244 671 L 1768 671 C 1890 671 2011 580 2011 443 L 2027 245 C 2027 199 2011 123 1966 77 1905 16 1859 1 1798 1 Z N">
                    <draw:equation draw:name="f0" draw:formula="logwidth"/>
                    <draw:equation draw:name="f1" draw:formula="logheight"/>
                  </draw:enhanced-geometry>
                </draw:custom-shape>
              </draw:g>
              <draw:custom-shape draw:name="Google Shape;603;p37" draw:style-name="gr10" draw:text-style-name="P13" draw:layer="layout" svg:width="0.255cm" svg:height="0.067cm" svg:x="7.265cm" svg:y="10.434cm">
                <text:p text:style-name="P26"><text:span text:style-name="T26"/></text:p>
                <draw:enhanced-geometry draw:mirror-horizontal="true" draw:mirror-vertical="false" drawooo:sub-view-size="1890 534" draw:text-areas="0 0 ?f0 ?f1" svg:viewBox="0 0 0 0" draw:type="ooxml-non-primitive" draw:enhanced-path="M 214 0 C 122 0 31 76 31 168 L 0 366 0 381 C 0 457 61 533 168 533 L 1692 533 C 1783 533 1874 457 1874 366 L 1890 168 1890 152 C 1890 76 1829 0 1737 0 Z N">
                  <draw:equation draw:name="f0" draw:formula="logwidth"/>
                  <draw:equation draw:name="f1" draw:formula="logheight"/>
                </draw:enhanced-geometry>
              </draw:custom-shape>
            </draw:g>
          </draw:g>
          <draw:custom-shape draw:name="Google Shape;604;p37" draw:style-name="gr25" draw:text-style-name="P38" draw:layer="layout" svg:width="0.743cm" svg:height="0.003cm" svg:x="8.945cm" svg:y="11.928cm">
            <text:p text:style-name="P26"><text:span text:style-name="T26"/></text:p>
            <draw:enhanced-geometry draw:mirror-horizontal="true" draw:mirror-vertical="false" drawooo:sub-view-size="5501 32" draw:text-areas="0 0 ?f0 ?f1" svg:viewBox="0 0 0 0" draw:type="ooxml-non-primitive" draw:enhanced-path="M 0 1 L 0 31 5500 31 5500 1 Z N">
              <draw:equation draw:name="f0" draw:formula="logwidth"/>
              <draw:equation draw:name="f1" draw:formula="logheight"/>
            </draw:enhanced-geometry>
          </draw:custom-shape>
          <draw:custom-shape draw:name="Google Shape;605;p37" draw:style-name="gr25" draw:text-style-name="P38" draw:layer="layout" svg:width="0.106cm" svg:height="0.003cm" svg:x="9.843cm" svg:y="11.928cm">
            <text:p text:style-name="P26"><text:span text:style-name="T26"/></text:p>
            <draw:enhanced-geometry draw:mirror-horizontal="true" draw:mirror-vertical="false" drawooo:sub-view-size="793 32" draw:text-areas="0 0 ?f0 ?f1" svg:viewBox="0 0 0 0" draw:type="ooxml-non-primitive" draw:enhanced-path="M 0 1 L 0 31 793 31 793 1 Z N">
              <draw:equation draw:name="f0" draw:formula="logwidth"/>
              <draw:equation draw:name="f1" draw:formula="logheight"/>
            </draw:enhanced-geometry>
          </draw:custom-shape>
          <draw:custom-shape draw:name="Google Shape;606;p37" draw:style-name="gr25" draw:text-style-name="P38" draw:layer="layout" svg:width="0.967cm" svg:height="0.003cm" svg:x="7.623cm" svg:y="11.996cm">
            <text:p text:style-name="P26"><text:span text:style-name="T26"/></text:p>
            <draw:enhanced-geometry draw:mirror-horizontal="true" draw:mirror-vertical="false" drawooo:sub-view-size="7162 32" draw:text-areas="0 0 ?f0 ?f1" svg:viewBox="0 0 0 0" draw:type="ooxml-non-primitive" draw:enhanced-path="M 1 1 L 1 31 7162 31 7162 1 Z N">
              <draw:equation draw:name="f0" draw:formula="logwidth"/>
              <draw:equation draw:name="f1" draw:formula="logheight"/>
            </draw:enhanced-geometry>
          </draw:custom-shape>
          <draw:custom-shape draw:name="Google Shape;607;p37" draw:style-name="gr30" draw:text-style-name="P43" draw:layer="layout" svg:width="2.257cm" svg:height="0.076cm" svg:x="7.308cm" svg:y="11.447cm">
            <text:p text:style-name="P26"><text:span text:style-name="T26"/></text:p>
            <draw:enhanced-geometry draw:mirror-horizontal="true" draw:mirror-vertical="false" drawooo:sub-view-size="16699 611" draw:text-areas="0 0 ?f0 ?f1" svg:viewBox="0 0 0 0" draw:type="ooxml-non-primitive" draw:enhanced-path="M 0 1 L 0 610 16699 610 16699 1 Z N">
              <draw:equation draw:name="f0" draw:formula="logwidth"/>
              <draw:equation draw:name="f1" draw:formula="logheight"/>
            </draw:enhanced-geometry>
          </draw:custom-shape>
          <draw:custom-shape draw:name="Google Shape;608;p37" draw:style-name="gr5" draw:text-style-name="P8" draw:layer="layout" svg:width="2.333cm" svg:height="0.076cm" svg:x="7.31cm" svg:y="11.447cm">
            <text:p text:style-name="P26"><text:span text:style-name="T26"/></text:p>
            <draw:enhanced-geometry draw:mirror-horizontal="true" draw:mirror-vertical="false" drawooo:sub-view-size="17263 611" draw:text-areas="0 0 ?f0 ?f1" svg:viewBox="0 0 0 0" draw:type="ooxml-non-primitive" draw:enhanced-path="M 1 1 L 1 610 17263 610 17263 1 Z N">
              <draw:equation draw:name="f0" draw:formula="logwidth"/>
              <draw:equation draw:name="f1" draw:formula="logheight"/>
            </draw:enhanced-geometry>
          </draw:custom-shape>
          <draw:custom-shape draw:name="Google Shape;609;p37" draw:style-name="gr5" draw:text-style-name="P8" draw:layer="layout" svg:width="6.675cm" svg:height="0.366cm" svg:x="3.213cm" svg:y="12.152cm">
            <text:p text:style-name="P26"><text:span text:style-name="T26"/></text:p>
            <draw:enhanced-geometry draw:mirror-horizontal="true" draw:mirror-vertical="false" drawooo:sub-view-size="49380 2896" draw:text-areas="0 0 ?f0 ?f1" svg:viewBox="0 0 0 0" draw:type="ooxml-non-primitive" draw:enhanced-path="M 24682 1 C 11061 1 0 656 0 1448 0 2241 11061 2896 24682 2896 38319 2896 49380 2241 49380 1448 49380 656 38319 1 24682 1 Z N">
              <draw:equation draw:name="f0" draw:formula="logwidth"/>
              <draw:equation draw:name="f1" draw:formula="logheight"/>
            </draw:enhanced-geometry>
          </draw:custom-shape>
          <draw:g draw:name="Google Shape;610;p37">
            <draw:custom-shape draw:name="Google Shape;611;p37" draw:style-name="gr10" draw:text-style-name="P13" draw:layer="layout" svg:width="0.036cm" svg:height="0.254cm" svg:x="3.572cm" svg:y="9.018cm">
              <text:p text:style-name="P26"><text:span text:style-name="T26"/></text:p>
              <draw:enhanced-geometry draw:mirror-horizontal="true" draw:mirror-vertical="false" drawooo:sub-view-size="276 2013" draw:text-areas="0 0 ?f0 ?f1" svg:viewBox="0 0 0 0" draw:type="ooxml-non-primitive" draw:enhanced-path="M 214 1 C 169 1 138 16 138 62 L 1 1921 C 1 1966 31 2012 62 2012 108 2012 123 1966 138 1951 L 275 77 C 275 47 245 1 214 1 Z N">
                <draw:equation draw:name="f0" draw:formula="logwidth"/>
                <draw:equation draw:name="f1" draw:formula="logheight"/>
              </draw:enhanced-geometry>
            </draw:custom-shape>
            <draw:custom-shape draw:name="Google Shape;612;p37" draw:style-name="gr10" draw:text-style-name="P13" draw:layer="layout" svg:width="0.057cm" svg:height="0.54cm" svg:x="3.521cm" svg:y="8.336cm">
              <text:p text:style-name="P26"><text:span text:style-name="T26"/></text:p>
              <draw:enhanced-geometry draw:mirror-horizontal="true" draw:mirror-vertical="false" drawooo:sub-view-size="427 4270" draw:text-areas="0 0 ?f0 ?f1" svg:viewBox="0 0 0 0" draw:type="ooxml-non-primitive" draw:enhanced-path="M 366 1 C 320 1 290 16 290 46 L 0 4190 C 0 4221 15 4267 61 4267 65 4269 70 4270 74 4270 103 4270 137 4232 137 4206 L 427 77 C 427 31 396 1 366 1 Z N">
                <draw:equation draw:name="f0" draw:formula="logwidth"/>
                <draw:equation draw:name="f1" draw:formula="logheight"/>
              </draw:enhanced-geometry>
            </draw:custom-shape>
          </draw:g>
          <draw:custom-shape draw:name="Google Shape;613;p37" draw:style-name="gr10" draw:text-style-name="P13" draw:layer="layout" svg:width="0.263cm" svg:height="0.142cm" svg:x="5.123cm" svg:y="10.29cm">
            <text:p text:style-name="P26"><text:span text:style-name="T26"/></text:p>
            <draw:enhanced-geometry draw:mirror-horizontal="true" draw:mirror-vertical="false" drawooo:sub-view-size="1951 1127" draw:text-areas="0 0 ?f0 ?f1" svg:viewBox="0 0 0 0" draw:type="ooxml-non-primitive" draw:enhanced-path="M 1951 0 C 1539 685 793 1112 1 1127 793 1127 1539 685 1951 0 Z N">
              <draw:equation draw:name="f0" draw:formula="logwidth"/>
              <draw:equation draw:name="f1" draw:formula="logheight"/>
            </draw:enhanced-geometry>
          </draw:custom-shape>
          <draw:custom-shape draw:name="Google Shape;614;p37" draw:style-name="gr10" draw:text-style-name="P13" draw:layer="layout" svg:width="0.016cm" svg:height="0.032cm" svg:x="7.318cm" svg:y="9.516cm">
            <text:p text:style-name="P26"><text:span text:style-name="T26"/></text:p>
            <draw:enhanced-geometry draw:mirror-horizontal="true" draw:mirror-vertical="false" drawooo:sub-view-size="123 260" draw:text-areas="0 0 ?f0 ?f1" svg:viewBox="0 0 0 0" draw:type="ooxml-non-primitive" draw:enhanced-path="M 1 1 L 1 260 123 245 123 1 Z N">
              <draw:equation draw:name="f0" draw:formula="logwidth"/>
              <draw:equation draw:name="f1" draw:formula="logheight"/>
            </draw:enhanced-geometry>
          </draw:custom-shape>
          <draw:g draw:name="Google Shape;615;p37">
            <draw:custom-shape draw:name="Google Shape;616;p37" draw:style-name="gr31" draw:text-style-name="P44" draw:layer="layout" svg:width="0.477cm" svg:height="0.93cm" svg:x="8.982cm" svg:y="8.215cm">
              <text:p text:style-name="P26"><text:span text:style-name="T26"/></text:p>
              <draw:enhanced-geometry draw:mirror-horizontal="true" draw:mirror-vertical="false" drawooo:sub-view-size="3536 7349" draw:text-areas="0 0 ?f0 ?f1" svg:viewBox="0 0 0 0" draw:type="ooxml-non-primitive" draw:enhanced-path="M 2880 1 C 2706 1 2535 75 2423 213 2149 518 1921 822 1692 1142 1463 1447 1250 1767 1052 2118 839 2437 641 2788 473 3138 306 3504 153 3885 16 4266 L 16 4312 C 1 4357 1 4418 1 4479 16 4784 92 5089 214 5378 306 5652 458 5927 625 6170 793 6399 991 6627 1220 6825 1326 6917 1448 7008 1555 7084 1677 7161 1814 7237 1936 7313 1983 7336 2032 7349 2080 7349 2157 7349 2230 7318 2286 7252 2393 7145 2393 6947 2286 6841 L 2271 6825 C 2225 6795 2195 6749 2134 6704 2073 6673 2042 6612 1997 6566 L 1768 6292 C 1616 6094 1494 5881 1387 5683 1281 5485 1189 5271 1143 5043 1094 4883 1065 4714 1056 4534 L 1056 4534 C 1184 4229 1325 3936 1479 3656 1662 3336 1844 3032 2042 2727 2240 2422 2454 2133 2667 1828 2880 1523 3124 1219 3337 960 3536 685 3505 320 3261 137 3149 44 3014 1 2880 1 Z N">
                <draw:equation draw:name="f0" draw:formula="logwidth"/>
                <draw:equation draw:name="f1" draw:formula="logheight"/>
              </draw:enhanced-geometry>
            </draw:custom-shape>
            <draw:custom-shape draw:name="Google Shape;617;p37" draw:style-name="gr31" draw:text-style-name="P44" draw:layer="layout" svg:width="0.228cm" svg:height="0.125cm" svg:x="9.04cm" svg:y="9.062cm">
              <text:p text:style-name="P26"><text:span text:style-name="T26"/></text:p>
              <draw:enhanced-geometry draw:mirror-horizontal="true" draw:mirror-vertical="false" drawooo:sub-view-size="1693 991" draw:text-areas="0 0 ?f0 ?f1" svg:viewBox="0 0 0 0" draw:type="ooxml-non-primitive" draw:enhanced-path="M 580 0 L 47 92 C 1 564 626 991 626 991 L 1692 473 580 0 Z N">
                <draw:equation draw:name="f0" draw:formula="logwidth"/>
                <draw:equation draw:name="f1" draw:formula="logheight"/>
              </draw:enhanced-geometry>
            </draw:custom-shape>
            <draw:custom-shape draw:name="Google Shape;618;p37" draw:style-name="gr31" draw:text-style-name="P44" draw:layer="layout" svg:width="0.349cm" svg:height="0.491cm" svg:x="8.562cm" svg:y="7.887cm">
              <text:p text:style-name="P26"><text:span text:style-name="T26"/></text:p>
              <draw:enhanced-geometry draw:mirror-horizontal="true" draw:mirror-vertical="false" drawooo:sub-view-size="2591 3886" draw:text-areas="0 0 ?f0 ?f1" svg:viewBox="0 0 0 0" draw:type="ooxml-non-primitive" draw:enhanced-path="M 214 1 L 214 1 C 351 701 473 1966 1 2423 397 3063 976 3581 1661 3886 2591 3337 2134 2499 2134 2499 1372 2286 1387 1722 1524 1189 L 214 1 Z N">
                <draw:equation draw:name="f0" draw:formula="logwidth"/>
                <draw:equation draw:name="f1" draw:formula="logheight"/>
              </draw:enhanced-geometry>
            </draw:custom-shape>
            <draw:custom-shape draw:name="Google Shape;619;p37" draw:style-name="gr4" draw:text-style-name="P7" draw:layer="layout" svg:width="0.409cm" svg:height="0.089cm" svg:x="8.554cm" svg:y="8.146cm">
              <text:p text:style-name="P26"><text:span text:style-name="T26"/></text:p>
              <draw:enhanced-geometry draw:mirror-horizontal="true" draw:mirror-vertical="false" drawooo:sub-view-size="3033 709" draw:text-areas="0 0 ?f0 ?f1" svg:viewBox="0 0 0 0" draw:type="ooxml-non-primitive" draw:enhanced-path="M 1778 0 C 1057 0 16 129 16 129 1 236 1 327 16 449 L 3033 708 C 3033 708 2835 175 2286 38 2164 11 1984 0 1778 0 Z N">
                <draw:equation draw:name="f0" draw:formula="logwidth"/>
                <draw:equation draw:name="f1" draw:formula="logheight"/>
              </draw:enhanced-geometry>
            </draw:custom-shape>
            <draw:custom-shape draw:name="Google Shape;620;p37" draw:style-name="gr32" draw:text-style-name="P45" draw:layer="layout" svg:width="0.03cm" svg:height="0.042cm" svg:x="8.482cm" svg:y="7.74cm">
              <text:p text:style-name="P26"><text:span text:style-name="T26"/></text:p>
              <draw:enhanced-geometry draw:mirror-horizontal="true" draw:mirror-vertical="false" drawooo:sub-view-size="230 336" draw:text-areas="0 0 ?f0 ?f1" svg:viewBox="0 0 0 0" draw:type="ooxml-non-primitive" draw:enhanced-path="M 122 1 C 46 1 1 77 1 168 1 260 62 336 122 336 168 336 229 260 229 168 229 77 168 1 122 1 Z N">
                <draw:equation draw:name="f0" draw:formula="logwidth"/>
                <draw:equation draw:name="f1" draw:formula="logheight"/>
              </draw:enhanced-geometry>
            </draw:custom-shape>
            <draw:custom-shape draw:name="Google Shape;621;p37" draw:style-name="gr32" draw:text-style-name="P45" draw:layer="layout" svg:width="0.03cm" svg:height="0.012cm" svg:x="8.471cm" svg:y="7.734cm">
              <text:p text:style-name="P26"><text:span text:style-name="T26"/></text:p>
              <draw:enhanced-geometry draw:mirror-horizontal="true" draw:mirror-vertical="false" drawooo:sub-view-size="230 103" draw:text-areas="0 0 ?f0 ?f1" svg:viewBox="0 0 0 0" draw:type="ooxml-non-primitive" draw:enhanced-path="M 229 0 L 1 61 C 31 91 61 103 88 103 169 103 229 0 229 0 Z N">
                <draw:equation draw:name="f0" draw:formula="logwidth"/>
                <draw:equation draw:name="f1" draw:formula="logheight"/>
              </draw:enhanced-geometry>
            </draw:custom-shape>
            <draw:custom-shape draw:name="Google Shape;622;p37" draw:style-name="gr33" draw:text-style-name="P46" draw:layer="layout" svg:width="0.047cm" svg:height="0.086cm" svg:x="8.461cm" svg:y="7.79cm">
              <text:p text:style-name="P26"><text:span text:style-name="T26"/></text:p>
              <draw:enhanced-geometry draw:mirror-horizontal="true" draw:mirror-vertical="false" drawooo:sub-view-size="352 686" draw:text-areas="0 0 ?f0 ?f1" svg:viewBox="0 0 0 0" draw:type="ooxml-non-primitive" draw:enhanced-path="M 1 1 L 1 671 C 39 681 80 686 119 686 205 686 289 662 351 610 199 427 77 214 1 1 Z N">
                <draw:equation draw:name="f0" draw:formula="logwidth"/>
                <draw:equation draw:name="f1" draw:formula="logheight"/>
              </draw:enhanced-geometry>
            </draw:custom-shape>
            <draw:custom-shape draw:name="Google Shape;623;p37" draw:style-name="gr32" draw:text-style-name="P45" draw:layer="layout" svg:width="0.071cm" svg:height="0.038cm" svg:x="8.482cm" svg:y="7.657cm">
              <text:p text:style-name="P26"><text:span text:style-name="T26"/></text:p>
              <draw:enhanced-geometry draw:mirror-horizontal="true" draw:mirror-vertical="false" drawooo:sub-view-size="534 306" draw:text-areas="0 0 ?f0 ?f1" svg:viewBox="0 0 0 0" draw:type="ooxml-non-primitive" draw:enhanced-path="M 473 1 C 290 1 138 77 16 214 1 229 1 275 16 290 31 305 31 305 62 305 77 305 77 305 107 290 214 168 336 122 473 122 519 122 534 107 534 62 534 46 519 1 473 1 Z N">
                <draw:equation draw:name="f0" draw:formula="logwidth"/>
                <draw:equation draw:name="f1" draw:formula="logheight"/>
              </draw:enhanced-geometry>
            </draw:custom-shape>
            <draw:custom-shape draw:name="Google Shape;624;p37" draw:style-name="gr31" draw:text-style-name="P44" draw:layer="layout" svg:width="0.471cm" svg:height="0.566cm" svg:x="8.469cm" svg:y="7.492cm">
              <text:p text:style-name="P26"><text:span text:style-name="T26"/></text:p>
              <draw:enhanced-geometry draw:mirror-horizontal="true" draw:mirror-vertical="false" drawooo:sub-view-size="3490 4476" draw:text-areas="0 0 ?f0 ?f1" svg:viewBox="0 0 0 0" draw:type="ooxml-non-primitive" draw:enhanced-path="M 1556 0 C 980 0 427 337 183 892 61 1136 0 1410 31 1669 107 2827 107 3330 686 3939 1039 4305 1473 4476 1885 4476 2503 4476 3072 4092 3246 3406 3489 2370 3322 648 2194 146 1988 47 1770 0 1556 0 Z N">
                <draw:equation draw:name="f0" draw:formula="logwidth"/>
                <draw:equation draw:name="f1" draw:formula="logheight"/>
              </draw:enhanced-geometry>
            </draw:custom-shape>
            <draw:custom-shape draw:name="Google Shape;625;p37" draw:style-name="gr32" draw:text-style-name="P45" draw:layer="layout" svg:width="0.808cm" svg:height="0.668cm" svg:x="8.397cm" svg:y="7.449cm">
              <text:p text:style-name="P26"><text:span text:style-name="T26"/></text:p>
              <draw:enhanced-geometry draw:mirror-horizontal="true" draw:mirror-vertical="false" drawooo:sub-view-size="5988 5281" draw:text-areas="0 0 ?f0 ?f1" svg:viewBox="0 0 0 0" draw:type="ooxml-non-primitive" draw:enhanced-path="M 4773 1 C 4668 1 4550 33 4418 108 4211 217 3924 248 3619 248 3226 248 2804 197 2479 197 2040 197 1783 291 2026 732 1569 854 1006 1799 1143 2469 1295 3170 0 4191 990 4526 1876 4834 2007 5281 2723 5281 2893 5281 3097 5255 3352 5197 4038 5044 5988 5257 5028 3658 4190 2302 4617 1753 4617 1753 4891 1753 5135 1631 5302 1449 5550 1149 5396 1 4773 1 Z N">
                <draw:equation draw:name="f0" draw:formula="logwidth"/>
                <draw:equation draw:name="f1" draw:formula="logheight"/>
              </draw:enhanced-geometry>
            </draw:custom-shape>
            <draw:custom-shape draw:name="Google Shape;626;p37" draw:style-name="gr31" draw:text-style-name="P44" draw:layer="layout" svg:width="0.094cm" svg:height="0.131cm" svg:x="8.541cm" svg:y="7.726cm">
              <text:p text:style-name="P26"><text:span text:style-name="T26"/></text:p>
              <draw:enhanced-geometry draw:mirror-horizontal="true" draw:mirror-vertical="false" drawooo:sub-view-size="701 1042" draw:text-areas="0 0 ?f0 ?f1" svg:viewBox="0 0 0 0" draw:type="ooxml-non-primitive" draw:enhanced-path="M 361 1 C 150 1 0 259 15 491 60 719 197 902 380 1024 416 1036 447 1041 475 1041 627 1041 672 877 685 658 700 414 624 49 396 3 384 2 372 1 361 1 Z N">
                <draw:equation draw:name="f0" draw:formula="logwidth"/>
                <draw:equation draw:name="f1" draw:formula="logheight"/>
              </draw:enhanced-geometry>
            </draw:custom-shape>
            <draw:custom-shape draw:name="Google Shape;627;p37" draw:style-name="gr31" draw:text-style-name="P44" draw:layer="layout" svg:width="0.508cm" svg:height="3.062cm" svg:x="8.424cm" svg:y="9.114cm">
              <text:p text:style-name="P26"><text:span text:style-name="T26"/></text:p>
              <draw:enhanced-geometry draw:mirror-horizontal="true" draw:mirror-vertical="false" drawooo:sub-view-size="3764 24181" draw:text-areas="0 0 ?f0 ?f1" svg:viewBox="0 0 0 0" draw:type="ooxml-non-primitive" draw:enhanced-path="M 0 1 C 0 1 823 8365 1631 12327 808 16867 671 23997 671 23997 L 1295 24180 C 1295 24180 2575 19000 3718 12829 3764 12677 3764 12540 3764 12387 3688 8685 3017 1 3017 1 Z N">
                <draw:equation draw:name="f0" draw:formula="logwidth"/>
                <draw:equation draw:name="f1" draw:formula="logheight"/>
              </draw:enhanced-geometry>
            </draw:custom-shape>
            <draw:custom-shape draw:name="Google Shape;628;p37" draw:style-name="gr31" draw:text-style-name="P44" draw:layer="layout" svg:width="0.732cm" svg:height="3.124cm" svg:x="8.583cm" svg:y="9.114cm">
              <text:p text:style-name="P26"><text:span text:style-name="T26"/></text:p>
              <draw:enhanced-geometry draw:mirror-horizontal="true" draw:mirror-vertical="false" drawooo:sub-view-size="5425 24668" draw:text-areas="0 0 ?f0 ?f1" svg:viewBox="0 0 0 0" draw:type="ooxml-non-primitive" draw:enhanced-path="M 5425 1 C 5425 1 5422 11 5418 31 L 5425 31 5425 1 Z M 1783 31 C 1783 31 976 8380 1052 12342 1 16379 519 24668 519 24668 L 1158 24668 C 1158 24668 2423 15800 3048 12098 3651 8657 5304 589 5418 31 Z N">
                <draw:equation draw:name="f0" draw:formula="logwidth"/>
                <draw:equation draw:name="f1" draw:formula="logheight"/>
              </draw:enhanced-geometry>
            </draw:custom-shape>
            <draw:custom-shape draw:name="Google Shape;629;p37" draw:style-name="gr13" draw:text-style-name="P16" draw:layer="layout" svg:width="0.975cm" svg:height="2.195cm" svg:x="8.346cm" svg:y="8.18cm">
              <text:p text:style-name="P26"><text:span text:style-name="T26"/></text:p>
              <draw:enhanced-geometry draw:mirror-horizontal="true" draw:mirror-vertical="false" drawooo:sub-view-size="7223 17339" draw:text-areas="0 0 ?f0 ?f1" svg:viewBox="0 0 0 0" draw:type="ooxml-non-primitive" draw:enhanced-path="M 3863 1 C 3505 1 3147 16 2789 46 2515 61 2256 92 2012 107 1448 153 1067 656 1128 1204 1128 1250 1143 1296 1143 1341 1905 4465 1875 5623 1859 7359 1 10224 686 13058 442 17095 1202 17227 2018 17256 2848 17256 3167 17256 3488 17252 3810 17248 4190 17242 4570 17234 4948 17234 5556 17234 6159 17254 6750 17339 7222 12524 6628 8243 6400 7359 6857 3718 7131 1966 7070 1113 7055 656 6704 290 6278 214 5897 168 5394 92 4937 46 4579 16 4221 1 3863 1 Z N">
                <draw:equation draw:name="f0" draw:formula="logwidth"/>
                <draw:equation draw:name="f1" draw:formula="logheight"/>
              </draw:enhanced-geometry>
            </draw:custom-shape>
            <draw:custom-shape draw:name="Google Shape;630;p37" draw:style-name="gr26" draw:text-style-name="P39" draw:layer="layout" svg:width="0.864cm" svg:height="0.061cm" svg:x="8.397cm" svg:y="10.214cm">
              <text:p text:style-name="P26"><text:span text:style-name="T26"/></text:p>
              <draw:enhanced-geometry draw:mirror-horizontal="true" draw:mirror-vertical="false" drawooo:sub-view-size="6400 488" draw:text-areas="0 0 ?f0 ?f1" svg:viewBox="0 0 0 0" draw:type="ooxml-non-primitive" draw:enhanced-path="M 1 0 L 1 107 C 92 107 214 153 275 229 351 351 473 412 610 412 747 412 884 351 976 259 1052 153 1159 122 1281 122 1372 122 1494 183 1540 259 1616 366 1753 427 1890 427 2027 427 2149 366 2256 274 2332 183 2438 137 2560 137 2652 137 2758 198 2819 274 2896 381 3033 442 3170 442 3292 442 3429 381 3520 290 3627 213 3718 153 3825 153 3932 153 4038 213 4099 290 4175 412 4312 457 4434 457 4571 457 4709 412 4800 305 4876 229 4998 183 5105 183 5196 183 5318 229 5379 305 5470 427 5608 488 5745 488 5867 488 6004 427 6095 320 6171 229 6293 198 6400 198 L 6400 107 C 6263 107 6141 153 6034 259 5958 351 5851 381 5729 381 5638 381 5531 335 5470 259 5394 137 5257 76 5120 76 4998 76 4861 137 4770 229 4693 305 4571 366 4465 366 4358 366 4252 305 4191 229 4114 122 3977 61 3855 61 L 3825 61 C 3703 61 3566 122 3474 213 3368 305 3276 351 3170 351 3063 351 2956 290 2896 213 2819 107 2682 46 2560 46 2423 46 2286 107 2195 198 2118 290 1997 335 1890 335 1799 335 1677 274 1616 198 1540 76 1418 31 1281 31 1143 31 1006 76 915 183 839 274 732 305 610 305 519 305 397 274 351 183 275 61 138 0 1 0 Z N">
                <draw:equation draw:name="f0" draw:formula="logwidth"/>
                <draw:equation draw:name="f1" draw:formula="logheight"/>
              </draw:enhanced-geometry>
            </draw:custom-shape>
            <draw:custom-shape draw:name="Google Shape;631;p37" draw:style-name="gr15" draw:text-style-name="P18" draw:layer="layout" svg:width="0.215cm" svg:height="0.54cm" svg:x="8.811cm" svg:y="9.566cm">
              <text:p text:style-name="P26"><text:span text:style-name="T26"/></text:p>
              <draw:enhanced-geometry draw:mirror-horizontal="true" draw:mirror-vertical="false" drawooo:sub-view-size="1601 4267" draw:text-areas="0 0 ?f0 ?f1" svg:viewBox="0 0 0 0" draw:type="ooxml-non-primitive" draw:enhanced-path="M 0 1 L 1600 4267 1174 686 0 1 Z N">
                <draw:equation draw:name="f0" draw:formula="logwidth"/>
                <draw:equation draw:name="f1" draw:formula="logheight"/>
              </draw:enhanced-geometry>
            </draw:custom-shape>
            <draw:custom-shape draw:name="Google Shape;632;p37" draw:style-name="gr10" draw:text-style-name="P13" draw:layer="layout" svg:width="0.703cm" svg:height="0.221cm" svg:x="8.422cm" svg:y="8.995cm">
              <text:p text:style-name="P26"><text:span text:style-name="T26"/></text:p>
              <draw:enhanced-geometry draw:mirror-horizontal="true" draw:mirror-vertical="false" drawooo:sub-view-size="5211 1753" draw:text-areas="0 0 ?f0 ?f1" svg:viewBox="0 0 0 0" draw:type="ooxml-non-primitive" draw:enhanced-path="M 366 0 C 290 0 259 91 229 229 L 30 1006 C 0 1173 76 1326 152 1326 L 5058 1752 C 5135 1752 5165 1646 5180 1524 L 5211 701 C 5211 533 5150 381 5058 381 L 366 0 Z N">
                <draw:equation draw:name="f0" draw:formula="logwidth"/>
                <draw:equation draw:name="f1" draw:formula="logheight"/>
              </draw:enhanced-geometry>
            </draw:custom-shape>
            <draw:custom-shape draw:name="Google Shape;633;p37" draw:style-name="gr31" draw:text-style-name="P44" draw:layer="layout" svg:width="0.572cm" svg:height="1.103cm" svg:x="7.948cm" svg:y="8.236cm">
              <text:p text:style-name="P26"><text:span text:style-name="T26"/></text:p>
              <draw:enhanced-geometry draw:mirror-horizontal="true" draw:mirror-vertical="false" drawooo:sub-view-size="4237 8715" draw:text-areas="0 0 ?f0 ?f1" svg:viewBox="0 0 0 0" draw:type="ooxml-non-primitive" draw:enhanced-path="M 636 1 C 617 1 599 2 580 3 229 49 1 354 46 674 77 1055 123 1420 168 1771 L 351 2868 C 458 3584 595 4330 762 5046 L 762 5092 762 5107 C 839 5321 930 5534 1052 5717 1159 5884 1280 6067 1387 6220 1616 6524 1875 6799 2118 7088 2362 7362 2636 7621 2895 7896 3170 8155 3429 8398 3718 8657 3764 8695 3825 8714 3890 8714 3954 8714 4023 8695 4084 8657 4221 8551 4236 8368 4130 8231 3916 7941 3657 7667 3459 7378 3246 7088 3017 6799 2804 6524 2576 6235 2393 5930 2195 5641 2103 5488 2027 5351 1951 5199 1890 5077 1829 4940 1798 4803 L 1798 4803 1814 4848 C 1753 4483 1707 4148 1646 3782 L 1494 2715 1204 537 C 1176 235 943 1 636 1 Z N">
                <draw:equation draw:name="f0" draw:formula="logwidth"/>
                <draw:equation draw:name="f1" draw:formula="logheight"/>
              </draw:enhanced-geometry>
            </draw:custom-shape>
            <draw:custom-shape draw:name="Google Shape;634;p37" draw:style-name="gr13" draw:text-style-name="P16" draw:layer="layout" svg:width="0.277cm" svg:height="0.383cm" svg:x="8.323cm" svg:y="8.207cm">
              <text:p text:style-name="P26"><text:span text:style-name="T26"/></text:p>
              <draw:enhanced-geometry draw:mirror-horizontal="true" draw:mirror-vertical="false" drawooo:sub-view-size="2058 3033" draw:text-areas="0 0 ?f0 ?f1" svg:viewBox="0 0 0 0" draw:type="ooxml-non-primitive" draw:enhanced-path="M 914 1 C 914 1 0 869 671 3033 L 671 3033 C 930 2256 2057 884 2057 884 2057 884 1874 123 914 1 Z N">
                <draw:equation draw:name="f0" draw:formula="logwidth"/>
                <draw:equation draw:name="f1" draw:formula="logheight"/>
              </draw:enhanced-geometry>
            </draw:custom-shape>
            <draw:custom-shape draw:name="Google Shape;635;p37" draw:style-name="gr13" draw:text-style-name="P16" draw:layer="layout" svg:width="1.402cm" svg:height="0.727cm" svg:x="6.669cm" svg:y="8.722cm">
              <text:p text:style-name="P26"><text:span text:style-name="T26"/></text:p>
              <draw:enhanced-geometry draw:mirror-horizontal="true" draw:mirror-vertical="false" drawooo:sub-view-size="10376 5745" draw:text-areas="0 0 ?f0 ?f1" svg:viewBox="0 0 0 0" draw:type="ooxml-non-primitive" draw:enhanced-path="M 10315 1 L 0 5501 137 5745 10376 107 10315 1 Z N">
                <draw:equation draw:name="f0" draw:formula="logwidth"/>
                <draw:equation draw:name="f1" draw:formula="logheight"/>
              </draw:enhanced-geometry>
            </draw:custom-shape>
            <draw:custom-shape draw:name="Google Shape;636;p37" draw:style-name="gr31" draw:text-style-name="P44" draw:layer="layout" svg:width="0.222cm" svg:height="0.123cm" svg:x="7.845cm" svg:y="9.249cm">
              <text:p text:style-name="P26"><text:span text:style-name="T26"/></text:p>
              <draw:enhanced-geometry draw:mirror-horizontal="true" draw:mirror-vertical="false" drawooo:sub-view-size="1647 976" draw:text-areas="0 0 ?f0 ?f1" svg:viewBox="0 0 0 0" draw:type="ooxml-non-primitive" draw:enhanced-path="M 503 0 L 1 229 C 61 701 747 975 747 975 L 1646 198 503 0 Z N">
                <draw:equation draw:name="f0" draw:formula="logwidth"/>
                <draw:equation draw:name="f1" draw:formula="logheight"/>
              </draw:enhanced-geometry>
            </draw:custom-shape>
            <draw:g draw:name="Google Shape;637;p37">
              <draw:custom-shape draw:name="Google Shape;638;p37" draw:style-name="gr13" draw:text-style-name="P16" draw:layer="layout" svg:width="0.069cm" svg:height="0.056cm" svg:x="7.944cm" svg:y="9.232cm">
                <text:p text:style-name="P26"><text:span text:style-name="T26"/></text:p>
                <draw:enhanced-geometry draw:mirror-horizontal="true" draw:mirror-vertical="false" drawooo:sub-view-size="519 447" draw:text-areas="0 0 ?f0 ?f1" svg:viewBox="0 0 0 0" draw:type="ooxml-non-primitive" draw:enhanced-path="M 249 0 C 203 0 159 16 122 47 16 123 0 260 77 351 111 421 171 446 236 446 284 446 336 432 381 412 503 351 518 199 442 108 388 35 317 0 249 0 Z N">
                  <draw:equation draw:name="f0" draw:formula="logwidth"/>
                  <draw:equation draw:name="f1" draw:formula="logheight"/>
                </draw:enhanced-geometry>
              </draw:custom-shape>
              <draw:custom-shape draw:name="Google Shape;639;p37" draw:style-name="gr13" draw:text-style-name="P16" draw:layer="layout" svg:width="0.108cm" svg:height="0.058cm" svg:x="7.967cm" svg:y="9.244cm">
                <text:p text:style-name="P26"><text:span text:style-name="T26"/></text:p>
                <draw:enhanced-geometry draw:mirror-horizontal="true" draw:mirror-vertical="false" drawooo:sub-view-size="809 468" draw:text-areas="0 0 ?f0 ?f1" svg:viewBox="0 0 0 0" draw:type="ooxml-non-primitive" draw:enhanced-path="M 728 1 C 707 1 689 8 671 26 508 298 298 337 186 337 141 337 112 331 107 331 96 327 85 325 76 325 48 325 31 342 31 376 1 407 31 453 62 453 77 468 122 468 168 468 412 468 640 315 793 102 808 72 808 26 778 11 759 4 742 1 728 1 Z N">
                  <draw:equation draw:name="f0" draw:formula="logwidth"/>
                  <draw:equation draw:name="f1" draw:formula="logheight"/>
                </draw:enhanced-geometry>
              </draw:custom-shape>
            </draw:g>
            <draw:custom-shape draw:name="Google Shape;640;p37" draw:style-name="gr31" draw:text-style-name="P44" draw:layer="layout" svg:width="0.195cm" svg:height="0.156cm" svg:x="7.771cm" svg:y="9.274cm">
              <text:p text:style-name="P26"><text:span text:style-name="T26"/></text:p>
              <draw:enhanced-geometry draw:mirror-horizontal="true" draw:mirror-vertical="false" drawooo:sub-view-size="1449 1242" draw:text-areas="0 0 ?f0 ?f1" svg:viewBox="0 0 0 0" draw:type="ooxml-non-primitive" draw:enhanced-path="M 900 0 L 1 777 549 1173 C 618 1219 694 1242 768 1242 843 1242 915 1219 976 1173 L 1281 945 C 1433 793 1448 594 1296 457 L 900 0 Z N">
                <draw:equation draw:name="f0" draw:formula="logwidth"/>
                <draw:equation draw:name="f1" draw:formula="logheight"/>
              </draw:enhanced-geometry>
            </draw:custom-shape>
            <draw:g draw:name="Google Shape;641;p37">
              <draw:custom-shape draw:name="Google Shape;642;p37" draw:style-name="gr13" draw:text-style-name="P16" draw:layer="layout" svg:width="0.367cm" svg:height="0.201cm" svg:x="8.536cm" svg:y="12.14cm">
                <text:p text:style-name="P26"><text:span text:style-name="T26"/></text:p>
                <draw:enhanced-geometry draw:mirror-horizontal="true" draw:mirror-vertical="false" drawooo:sub-view-size="2724 1592" draw:text-areas="0 0 ?f0 ?f1" svg:viewBox="0 0 0 0" draw:type="ooxml-non-primitive" draw:enhanced-path="M 424 1 C 397 1 377 15 366 37 L 31 707 C 1 784 31 875 107 921 L 153 936 C 549 1027 671 1027 1158 1180 1585 1317 1600 1530 2301 1591 2310 1591 2319 1592 2328 1592 2723 1592 2618 1255 2453 1225 1829 1088 1753 875 1402 403 1326 327 1296 235 1204 220 L 458 7 C 445 2 434 1 424 1 Z N">
                  <draw:equation draw:name="f0" draw:formula="logwidth"/>
                  <draw:equation draw:name="f1" draw:formula="logheight"/>
                </draw:enhanced-geometry>
              </draw:custom-shape>
              <draw:custom-shape draw:name="Google Shape;643;p37" draw:style-name="gr13" draw:text-style-name="P16" draw:layer="layout" svg:width="0.283cm" svg:height="0.126cm" svg:x="8.986cm" svg:y="12.212cm">
                <text:p text:style-name="P26"><text:span text:style-name="T26"/></text:p>
                <draw:enhanced-geometry draw:mirror-horizontal="true" draw:mirror-vertical="false" drawooo:sub-view-size="2104 1006" draw:text-areas="0 0 ?f0 ?f1" svg:viewBox="0 0 0 0" draw:type="ooxml-non-primitive" draw:enhanced-path="M 199 0 C 153 0 122 46 122 76 L 31 823 C 1 914 77 991 153 1006 L 1676 1006 C 2103 1006 1966 686 1798 625 1433 549 1341 427 1158 153 1128 61 1052 31 960 0 Z N">
                  <draw:equation draw:name="f0" draw:formula="logwidth"/>
                  <draw:equation draw:name="f1" draw:formula="logheight"/>
                </draw:enhanced-geometry>
              </draw:custom-shape>
            </draw:g>
          </draw:g>
        </draw:g>
        <presentation:notes draw:style-name="dp2">
          <draw:page-thumbnail draw:name="Google Shape;492;g27f34f6b931_0_383:notes" draw:style-name="gr20" draw:layer="layout" svg:width="16.932cm" svg:height="9.524cm" svg:x="1.059cm" svg:y="1.905cm" draw:page-number="5" presentation:class="page"/>
          <draw:frame draw:name="Google Shape;493;g27f34f6b931_0_383:notes" presentation:style-name="pr12" draw:text-style-name="P23" draw:layer="layout" svg:width="15.239cm" svg:height="11.429cm" svg:x="1.905cm" svg:y="12.065cm" presentation:class="notes" presentation:placeholder="true" presentation:user-transformed="true">
            <draw:text-box/>
          </draw:frame>
        </presentation:notes>
      </draw:page>
      <draw:page draw:name="4. A Transformação na Prática (Antes e Depois)" draw:style-name="dp1" draw:master-page-name="TITLE_5f_AND_5f_TWO_5f_COLUMNS_5f_1_5f_1_5f_1">
        <draw:frame draw:name="Google Shape;648;p38" presentation:style-name="pr13" draw:text-style-name="P31" draw:layer="layout" svg:width="22.277cm" svg:height="1.59cm" svg:x="2cm" svg:y="1.236cm" presentation:class="title" presentation:user-transformed="true">
          <draw:text-box>
            <text:p text:style-name="P26"><text:span text:style-name="T8">4. A Transformação na Prática (Antes e Depois)</text:span></text:p>
          </draw:text-box>
        </draw:frame>
        <draw:frame draw:name="Google Shape;649;p38" presentation:style-name="pr14" draw:text-style-name="P50" draw:layer="layout" svg:width="9.157cm" svg:height="5.707cm" svg:x="2.258cm" svg:y="6.438cm" presentation:class="subtitle" presentation:user-transformed="true">
          <draw:text-box>
            <text:list text:style-name="L10">
              <text:list-item>
                <text:p text:style-name="P47"><text:span text:style-name="T20">Smalltalks "Olá, que bom te ter aqui!"</text:span></text:p>
              </text:list-item>
            </text:list>
            <text:p text:style-name="P48"><text:span text:style-name="T21"/></text:p>
            <text:list text:continue-numbering="true" text:style-name="L10">
              <text:list-item>
                <text:p text:style-name="P28"><text:span text:style-name="T22">Parágrafo longo e narrativo.</text:span></text:p>
              </text:list-item>
            </text:list>
            <text:p text:style-name="P48"><text:span text:style-name="T23"/></text:p>
            <text:list text:continue-numbering="true" text:style-name="L10">
              <text:list-item>
                <text:p text:style-name="P26"><text:span text:style-name="T22">"observe no desenho abaixo"</text:span></text:p>
              </text:list-item>
            </text:list>
            <text:p text:style-name="P49"><text:span text:style-name="T23"/></text:p>
            <text:list text:continue-numbering="true" text:style-name="L10">
              <text:list-item>
                <text:p text:style-name="P26"><text:span text:style-name="T22">Instruções misturadas.</text:span></text:p>
              </text:list-item>
            </text:list>
            <text:p text:style-name="P49"><text:span text:style-name="T9"/></text:p>
          </draw:text-box>
        </draw:frame>
        <draw:frame draw:name="Google Shape;650;p38" presentation:style-name="pr14" draw:text-style-name="P50" draw:layer="layout" svg:width="9.157cm" svg:height="5.707cm" svg:x="13.983cm" svg:y="6.438cm" presentation:class="subtitle" presentation:user-transformed="true">
          <draw:text-box>
            <text:list text:style-name="L12">
              <text:list-item>
                <text:p text:style-name="P30"><text:span text:style-name="T9">Título descritivo e informativo.</text:span></text:p>
              </text:list-item>
            </text:list>
            <text:p text:style-name="P49"><text:span text:style-name="T24">"Traga para os títulos o máximo de informação"</text:span></text:p>
            <text:p text:style-name="P49"><text:span text:style-name="T24"/></text:p>
            <text:list text:continue-numbering="true" text:style-name="L12">
              <text:list-item>
                <text:p text:style-name="P26"><text:span text:style-name="T9">Seções claras com listas e marcadores.</text:span></text:p>
              </text:list-item>
            </text:list>
            <text:p text:style-name="P49"><text:span text:style-name="T24">"Estruture para leitura rápida"</text:span></text:p>
            <text:p text:style-name="P49"><text:span text:style-name="T24"/></text:p>
            <text:list text:continue-numbering="true" text:style-name="L12">
              <text:list-item>
                <text:p text:style-name="P26"><text:span text:style-name="T9">Informação textualizada e autocontida.</text:span></text:p>
              </text:list-item>
            </text:list>
            <text:p text:style-name="P49"><text:span text:style-name="T24">"Garanta que cada artigo seja autocontido"</text:span></text:p>
            <text:p text:style-name="P49"><text:span text:style-name="T24"/></text:p>
            <text:list text:continue-numbering="true" text:style-name="L12">
              <text:list-item>
                <text:p text:style-name="P26"><text:span text:style-name="T9">Segmentação clara (Operador, Backoffice).</text:span></text:p>
              </text:list-item>
            </text:list>
            <text:p text:style-name="P49"><text:span text:style-name="T24">"Traga as instruções apartadas para diferentes segmentações"</text:span></text:p>
            <text:p text:style-name="P49"><text:span text:style-name="T9"/></text:p>
          </draw:text-box>
        </draw:frame>
        <draw:frame draw:name="Google Shape;651;p38" presentation:style-name="pr15" draw:text-style-name="P25" draw:layer="layout" svg:width="9.157cm" svg:height="1.232cm" svg:x="2.258cm" svg:y="4.993cm" presentation:class="subtitle" presentation:user-transformed="true">
          <draw:text-box>
            <text:p text:style-name="P26"><text:span text:style-name="T10">Antes no roteiro</text:span></text:p>
          </draw:text-box>
        </draw:frame>
        <draw:frame draw:name="Google Shape;652;p38" presentation:style-name="pr15" draw:text-style-name="P25" draw:layer="layout" svg:width="9.902cm" svg:height="1.232cm" svg:x="13.983cm" svg:y="4.993cm" presentation:class="subtitle" presentation:user-transformed="true">
          <draw:text-box>
            <text:p text:style-name="P26"><text:span text:style-name="T10">Depois e aplicar as boas práticas</text:span></text:p>
          </draw:text-box>
        </draw:frame>
        <draw:custom-shape draw:name="Google Shape;653;p38" draw:style-name="gr34" draw:text-style-name="P14" draw:layer="layout" svg:width="1.661cm" svg:height="1.139cm" svg:x="2.54cm" svg:y="3.542cm">
          <text:p text:style-name="P3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54;p38">
          <draw:custom-shape draw:name="Google Shape;655;p38" draw:style-name="gr10" draw:text-style-name="P13" draw:layer="layout" svg:width="0.694cm" svg:height="0.413cm" svg:x="2.953cm" svg:y="4.009cm">
            <text:p text:style-name="P26"><text:span text:style-name="T26"/></text:p>
            <draw:enhanced-geometry draw:mirror-horizontal="false" draw:mirror-vertical="false" drawooo:sub-view-size="9336 5567" draw:text-areas="0 0 ?f0 ?f1" svg:viewBox="0 0 0 0" draw:type="ooxml-non-primitive" draw:enhanced-path="M 1876 0 C 1831 0 1787 18 1751 54 L 84 1721 C 1 1804 1 1899 84 1983 L 3263 5162 C 3513 5412 3858 5566 4215 5566 4573 5566 4918 5435 5168 5162 L 9252 1090 C 9335 1006 9335 887 9276 828 9240 792 9195 774 9151 774 9106 774 9061 792 9026 828 L 4942 4912 C 4751 5102 4501 5209 4227 5209 3965 5209 3715 5102 3513 4912 L 453 1840 1870 435 2370 935 C 2406 971 2450 988 2495 988 2540 988 2584 971 2620 935 2703 863 2703 756 2620 685 L 2001 54 C 1965 18 1920 0 1876 0 Z N">
              <draw:equation draw:name="f0" draw:formula="logwidth"/>
              <draw:equation draw:name="f1" draw:formula="logheight"/>
            </draw:enhanced-geometry>
          </draw:custom-shape>
          <draw:custom-shape draw:name="Google Shape;656;p38" draw:style-name="gr10" draw:text-style-name="P13" draw:layer="layout" svg:width="0.627cm" svg:height="0.399cm" svg:x="3.161cm" svg:y="3.8cm">
            <text:p text:style-name="P26"><text:span text:style-name="T26"/></text:p>
            <draw:enhanced-geometry draw:mirror-horizontal="false" draw:mirror-vertical="false" drawooo:sub-view-size="8431 5376" draw:text-areas="0 0 ?f0 ?f1" svg:viewBox="0 0 0 0" draw:type="ooxml-non-primitive" draw:enhanced-path="M 6585 0 C 6540 0 6495 18 6454 54 L 1548 4971 C 1513 4995 1477 5007 1429 5007 1382 5007 1346 4995 1310 4971 L 334 3983 C 292 3947 248 3929 203 3929 158 3929 114 3947 72 3983 1 4054 1 4161 72 4245 L 1060 5221 C 1156 5328 1275 5376 1417 5376 1548 5376 1679 5316 1775 5221 L 6549 447 7966 1852 6704 3126 C 6621 3197 6621 3304 6704 3376 6740 3411 6784 3429 6829 3429 6874 3429 6918 3411 6954 3376 L 8347 1983 C 8383 1947 8395 1899 8395 1864 8430 1816 8406 1768 8383 1721 L 6716 54 C 6674 18 6629 0 6585 0 Z N">
              <draw:equation draw:name="f0" draw:formula="logwidth"/>
              <draw:equation draw:name="f1" draw:formula="logheight"/>
            </draw:enhanced-geometry>
          </draw:custom-shape>
        </draw:g>
        <draw:custom-shape draw:name="Google Shape;657;p38" draw:style-name="gr34" draw:text-style-name="P14" draw:layer="layout" svg:width="1.661cm" svg:height="1.139cm" svg:x="14.273cm" svg:y="3.542cm">
          <text:p text:style-name="P3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58;p38">
          <draw:custom-shape draw:name="Google Shape;659;p38" draw:style-name="gr10" draw:text-style-name="P13" draw:layer="layout" svg:width="0.478cm" svg:height="0.744cm" svg:x="14.997cm" svg:y="3.741cm">
            <text:p text:style-name="P26"><text:span text:style-name="T26"/></text:p>
            <draw:enhanced-geometry draw:mirror-horizontal="false" draw:mirror-vertical="false" drawooo:sub-view-size="6431 10002" draw:text-areas="0 0 ?f0 ?f1" svg:viewBox="0 0 0 0" draw:type="ooxml-non-primitive" draw:enhanced-path="M 4025 0 C 3870 0 3704 60 3608 179 L 1465 2322 299 1167 C 269 1138 227 1123 184 1123 141 1123 96 1138 60 1167 1 1227 1 1322 60 1405 L 1346 2679 C 1370 2715 1418 2727 1465 2727 1501 2727 1549 2715 1584 2679 L 3847 417 C 3882 370 3966 346 4037 346 4109 346 4168 370 4228 417 L 6049 2239 C 6085 2275 6121 2358 6121 2429 6121 2501 6085 2560 6049 2620 L 3775 4882 C 3716 4942 3716 5049 3775 5120 L 6049 7382 C 6085 7430 6121 7501 6121 7573 6121 7656 6085 7716 6049 7775 L 4228 9585 C 4174 9639 4103 9665 4033 9665 3963 9665 3894 9639 3847 9585 L 2989 8740 C 2960 8710 2921 8695 2879 8695 2838 8695 2793 8710 2751 8740 2692 8799 2692 8906 2751 8978 L 3608 9823 C 3728 9942 3870 10002 4025 10002 4168 10002 4335 9942 4442 9823 L 6252 8013 C 6371 7894 6430 7740 6430 7597 6430 7430 6371 7275 6252 7180 L 4109 4977 6252 2834 C 6371 2715 6430 2560 6430 2417 6430 2251 6371 2096 6252 2001 L 4442 179 C 4323 60 4168 0 4025 0 Z N">
              <draw:equation draw:name="f0" draw:formula="logwidth"/>
              <draw:equation draw:name="f1" draw:formula="logheight"/>
            </draw:enhanced-geometry>
          </draw:custom-shape>
          <draw:custom-shape draw:name="Google Shape;660;p38" draw:style-name="gr10" draw:text-style-name="P13" draw:layer="layout" svg:width="0.457cm" svg:height="0.742cm" svg:x="14.731cm" svg:y="3.738cm">
            <text:p text:style-name="P26"><text:span text:style-name="T26"/></text:p>
            <draw:enhanced-geometry draw:mirror-horizontal="false" draw:mirror-vertical="false" drawooo:sub-view-size="6145 9979" draw:text-areas="0 0 ?f0 ?f1" svg:viewBox="0 0 0 0" draw:type="ooxml-non-primitive" draw:enhanced-path="M 2477 1 C 2311 1 2156 60 2061 179 L 239 2001 C 1 2239 1 2608 239 2846 L 2382 4989 239 7133 C 1 7371 1 7752 239 7990 L 2061 9800 C 2180 9919 2323 9978 2477 9978 2620 9978 2787 9919 2882 9800 L 5037 7656 5859 8490 C 5895 8520 5936 8535 5978 8535 6020 8535 6061 8520 6097 8490 6145 8430 6145 8323 6085 8264 L 5156 7335 C 5121 7299 5073 7287 5037 7287 4990 7287 4942 7299 4918 7335 L 2656 9597 C 2608 9633 2537 9669 2454 9669 2382 9669 2323 9633 2263 9597 L 453 7776 C 346 7668 346 7490 453 7395 L 2716 5132 C 2739 5097 2751 5049 2751 5013 2751 4966 2739 4918 2716 4894 L 453 2632 C 346 2525 346 2346 453 2239 L 2263 417 C 2311 382 2382 346 2454 346 2537 346 2597 382 2656 417 L 3168 941 C 3198 971 3239 986 3283 986 3326 986 3370 971 3406 941 3466 882 3466 775 3406 703 L 2882 179 C 2775 60 2620 1 2477 1 Z N">
              <draw:equation draw:name="f0" draw:formula="logwidth"/>
              <draw:equation draw:name="f1" draw:formula="logheight"/>
            </draw:enhanced-geometry>
          </draw:custom-shape>
        </draw:g>
        <presentation:notes draw:style-name="dp2">
          <draw:page-thumbnail draw:name="Google Shape;645;g3685bc5fb28_0_268:notes" draw:style-name="gr20" draw:layer="layout" svg:width="16.932cm" svg:height="9.524cm" svg:x="1.059cm" svg:y="1.905cm" draw:page-number="6" presentation:class="page"/>
          <draw:frame draw:name="Google Shape;646;g3685bc5fb28_0_268:notes" presentation:style-name="pr16" draw:text-style-name="P23" draw:layer="layout" svg:width="15.239cm" svg:height="11.429cm" svg:x="1.905cm" svg:y="12.065cm" presentation:class="notes" presentation:placeholder="true" presentation:user-transformed="true">
            <draw:text-box/>
          </draw:frame>
        </presentation:notes>
      </draw:page>
      <draw:page draw:name="5. Superando as dificuldades" draw:style-name="dp1" draw:master-page-name="ONE_5f_COLUMN_5f_TEXT">
        <draw:frame draw:name="Google Shape;665;p39" presentation:style-name="pr9" draw:text-style-name="P31" draw:layer="layout" svg:width="21.418cm" svg:height="1.59cm" svg:x="2cm" svg:y="1.236cm" presentation:class="title" presentation:user-transformed="true">
          <draw:text-box>
            <text:p text:style-name="P24"><text:span text:style-name="T12">5. Superando as dificuldades</text:span></text:p>
          </draw:text-box>
        </draw:frame>
        <draw:frame draw:name="Google Shape;666;p39" presentation:style-name="pr10" draw:text-style-name="P37" draw:layer="layout" svg:width="12.869cm" svg:height="5.427cm" svg:x="1.878cm" svg:y="3.744cm" presentation:class="subtitle" presentation:user-transformed="true">
          <draw:text-box>
            <text:p text:style-name="P26"><text:span text:style-name="T25">Como traduzir o tom amigável sem perder a informação?</text:span><text:span text:style-name="T25"><text:line-break/></text:span><text:span text:style-name="T15">O foco foi transferido da "linguagem amigável" para a "clareza inequívoca". A melhor experiência para o operador vem da precisão da IA, que é alimentada por clareza.</text:span></text:p>
            <text:p text:style-name="P35"><text:span text:style-name="T14">Como garantir que nada importante se perdesse na reestruturação?</text:span><text:span text:style-name="T15"><text:line-break/></text:span><text:span text:style-name="T15">Através de um mapeamento cuidadoso, garantindo que cada peça de informação do roteiro original tivesse um lugar lógico e otimizado na nova estrutura. </text:span></text:p>
            <text:p text:style-name="P36"><text:span text:style-name="T13"/></text:p>
          </draw:text-box>
        </draw:frame>
        <draw:custom-shape draw:name="Google Shape;667;p39" draw:style-name="gr25" draw:text-style-name="P38" draw:layer="layout" svg:width="0.117cm" svg:height="0.004cm" svg:x="15.139cm" svg:y="12.719cm">
          <text:p text:style-name="P26"><text:span text:style-name="T26"/></text:p>
          <draw:enhanced-geometry draw:mirror-horizontal="false" draw:mirror-vertical="false" drawooo:sub-view-size="793 32" draw:text-areas="0 0 ?f0 ?f1" svg:viewBox="0 0 0 0" draw:type="ooxml-non-primitive" draw:enhanced-path="M 0 1 L 0 31 793 31 793 1 Z N">
            <draw:equation draw:name="f0" draw:formula="logwidth"/>
            <draw:equation draw:name="f1" draw:formula="logheight"/>
          </draw:enhanced-geometry>
        </draw:custom-shape>
        <draw:g draw:name="Google Shape;668;p39">
          <draw:custom-shape draw:name="Google Shape;669;p39" draw:style-name="gr5" draw:text-style-name="P8" draw:layer="layout" svg:width="8.526cm" svg:height="0.531cm" svg:x="14.625cm" svg:y="12.026cm">
            <text:p text:style-name="P26"><text:span text:style-name="T26"/></text:p>
            <draw:enhanced-geometry draw:mirror-horizontal="false" draw:mirror-vertical="false" drawooo:sub-view-size="49380 2896" draw:text-areas="0 0 ?f0 ?f1" svg:viewBox="0 0 0 0" draw:type="ooxml-non-primitive" draw:enhanced-path="M 24682 1 C 11061 1 0 656 0 1448 0 2241 11061 2896 24682 2896 38319 2896 49380 2241 49380 1448 49380 656 38319 1 24682 1 Z N">
              <draw:equation draw:name="f0" draw:formula="logwidth"/>
              <draw:equation draw:name="f1" draw:formula="logheight"/>
            </draw:enhanced-geometry>
          </draw:custom-shape>
          <draw:custom-shape draw:name="Google Shape;670;p39" draw:style-name="gr4" draw:text-style-name="P7" draw:layer="layout" svg:width="10.986cm" svg:height="0.005cm" svg:x="12.432cm" svg:y="11.503cm">
            <text:p text:style-name="P26"><text:span text:style-name="T26"/></text:p>
            <draw:enhanced-geometry draw:mirror-horizontal="false" draw:mirror-vertical="false" drawooo:sub-view-size="63626 32" draw:text-areas="0 0 ?f0 ?f1" svg:viewBox="0 0 0 0" draw:type="ooxml-non-primitive" draw:enhanced-path="M 1 1 L 1 31 63626 31 63626 1 Z N">
              <draw:equation draw:name="f0" draw:formula="logwidth"/>
              <draw:equation draw:name="f1" draw:formula="logheight"/>
            </draw:enhanced-geometry>
          </draw:custom-shape>
          <draw:g draw:name="Google Shape;671;p39">
            <draw:custom-shape draw:name="Google Shape;672;p39" draw:style-name="gr13" draw:text-style-name="P16" draw:layer="layout" svg:width="0.641cm" svg:height="6.335cm" svg:x="18.265cm" svg:y="5.855cm">
              <text:p text:style-name="P26"><text:span text:style-name="T26"/></text:p>
              <draw:enhanced-geometry draw:mirror-horizontal="false" draw:mirror-vertical="false" drawooo:sub-view-size="3719 34510" draw:text-areas="0 0 ?f0 ?f1" svg:viewBox="0 0 0 0" draw:type="ooxml-non-primitive" draw:enhanced-path="M 3353 1 C 3231 1 3124 92 3124 229 L 1 34358 1 34373 C 1 34449 62 34510 138 34510 L 443 34510 C 519 34510 580 34449 580 34373 L 3718 1 Z N">
                <draw:equation draw:name="f0" draw:formula="logwidth"/>
                <draw:equation draw:name="f1" draw:formula="logheight"/>
              </draw:enhanced-geometry>
            </draw:custom-shape>
            <draw:custom-shape draw:name="Google Shape;673;p39" draw:style-name="gr13" draw:text-style-name="P16" draw:layer="layout" svg:width="0.641cm" svg:height="6.335cm" svg:x="18.867cm" svg:y="5.855cm">
              <text:p text:style-name="P26"><text:span text:style-name="T26"/></text:p>
              <draw:enhanced-geometry draw:mirror-horizontal="false" draw:mirror-vertical="false" drawooo:sub-view-size="3719 34510" draw:text-areas="0 0 ?f0 ?f1" svg:viewBox="0 0 0 0" draw:type="ooxml-non-primitive" draw:enhanced-path="M 1 1 L 3139 34373 C 3139 34449 3200 34510 3277 34510 L 3581 34510 C 3657 34510 3718 34449 3718 34373 L 3718 34358 595 199 C 595 92 473 1 366 1 Z N">
                <draw:equation draw:name="f0" draw:formula="logwidth"/>
                <draw:equation draw:name="f1" draw:formula="logheight"/>
              </draw:enhanced-geometry>
            </draw:custom-shape>
          </draw:g>
          <draw:g draw:name="Google Shape;674;p39">
            <draw:custom-shape draw:name="Google Shape;675;p39" draw:style-name="gr4" draw:text-style-name="P7" draw:layer="layout" svg:width="0.575cm" svg:height="0.007cm" svg:x="21.74cm" svg:y="11.875cm">
              <text:p text:style-name="P26"><text:span text:style-name="T26"/></text:p>
              <draw:enhanced-geometry draw:mirror-horizontal="false" draw:mirror-vertical="false" drawooo:sub-view-size="3338 46" draw:text-areas="0 0 ?f0 ?f1" svg:viewBox="0 0 0 0" draw:type="ooxml-non-primitive" draw:enhanced-path="M 0 0 L 0 46 3337 46 3337 0 Z N">
                <draw:equation draw:name="f0" draw:formula="logwidth"/>
                <draw:equation draw:name="f1" draw:formula="logheight"/>
              </draw:enhanced-geometry>
            </draw:custom-shape>
            <draw:custom-shape draw:name="Google Shape;676;p39" draw:style-name="gr4" draw:text-style-name="P7" draw:layer="layout" svg:width="0.752cm" svg:height="0.007cm" svg:x="19.522cm" svg:y="11.802cm">
              <text:p text:style-name="P26"><text:span text:style-name="T26"/></text:p>
              <draw:enhanced-geometry draw:mirror-horizontal="false" draw:mirror-vertical="false" drawooo:sub-view-size="4359 46" draw:text-areas="0 0 ?f0 ?f1" svg:viewBox="0 0 0 0" draw:type="ooxml-non-primitive" draw:enhanced-path="M 1 0 L 1 46 4358 46 4358 0 Z N">
                <draw:equation draw:name="f0" draw:formula="logwidth"/>
                <draw:equation draw:name="f1" draw:formula="logheight"/>
              </draw:enhanced-geometry>
            </draw:custom-shape>
            <draw:custom-shape draw:name="Google Shape;677;p39" draw:style-name="gr4" draw:text-style-name="P7" draw:layer="layout" svg:width="0.583cm" svg:height="0.005cm" svg:x="20.987cm" svg:y="11.659cm">
              <text:p text:style-name="P26"><text:span text:style-name="T26"/></text:p>
              <draw:enhanced-geometry draw:mirror-horizontal="false" draw:mirror-vertical="false" drawooo:sub-view-size="3384 31" draw:text-areas="0 0 ?f0 ?f1" svg:viewBox="0 0 0 0" draw:type="ooxml-non-primitive" draw:enhanced-path="M 1 0 L 1 31 3383 31 3383 0 Z N">
                <draw:equation draw:name="f0" draw:formula="logwidth"/>
                <draw:equation draw:name="f1" draw:formula="logheight"/>
              </draw:enhanced-geometry>
            </draw:custom-shape>
          </draw:g>
          <draw:g draw:name="Google Shape;678;p39">
            <draw:g draw:name="Google Shape;679;p39">
              <draw:g draw:name="Google Shape;680;p39">
                <draw:custom-shape draw:name="Google Shape;681;p39" draw:style-name="gr26" draw:text-style-name="P39" draw:layer="layout" svg:width="5.382cm" svg:height="4.173cm" svg:x="16.199cm" svg:y="5.939cm">
                  <text:p text:style-name="P26"><text:span text:style-name="T26"/></text:p>
                  <draw:enhanced-geometry draw:mirror-horizontal="false" draw:mirror-vertical="false" drawooo:sub-view-size="31174 22733" draw:text-areas="0 0 ?f0 ?f1" svg:viewBox="0 0 0 0" draw:type="ooxml-non-primitive" draw:enhanced-path="M 3063 1 C 2210 16 1494 671 1418 1524 L 46 21209 C 1 22001 564 22687 1341 22733 L 28111 22733 C 28964 22717 29665 22077 29741 21209 L 31112 1524 C 31173 747 30594 77 29817 1 Z N">
                    <draw:equation draw:name="f0" draw:formula="logwidth"/>
                    <draw:equation draw:name="f1" draw:formula="logheight"/>
                  </draw:enhanced-geometry>
                </draw:custom-shape>
                <draw:custom-shape draw:name="Google Shape;682;p39" draw:style-name="gr10" draw:text-style-name="P13" draw:layer="layout" svg:width="5.376cm" svg:height="4.192cm" svg:x="16.196cm" svg:y="5.931cm">
                  <text:p text:style-name="P26"><text:span text:style-name="T26"/></text:p>
                  <draw:enhanced-geometry draw:mirror-horizontal="false" draw:mirror-vertical="false" drawooo:sub-view-size="31143 22840" draw:text-areas="0 0 ?f0 ?f1" svg:viewBox="0 0 0 0" draw:type="ooxml-non-primitive" draw:enhanced-path="M 29832 62 C 30579 123 31127 778 31066 1525 L 29695 21225 C 29634 22063 28949 22687 28111 22702 L 1356 22702 C 625 22657 61 21986 122 21240 L 1494 1570 C 1554 732 2240 92 3078 77 L 29695 62 Z M 3048 1 C 2179 1 1448 687 1372 1570 L 0 21255 0 21392 C 31 22205 686 22840 1466 22840 1475 22840 1484 22840 1494 22840 L 28111 22840 C 29010 22824 29741 22139 29802 21255 L 31143 1585 31143 1448 C 31143 641 30487 1 29680 1 Z N">
                    <draw:equation draw:name="f0" draw:formula="logwidth"/>
                    <draw:equation draw:name="f1" draw:formula="logheight"/>
                  </draw:enhanced-geometry>
                </draw:custom-shape>
              </draw:g>
              <draw:g draw:name="Google Shape;683;p39">
                <draw:custom-shape draw:name="Google Shape;684;p39" draw:style-name="gr10" draw:text-style-name="P13" draw:layer="layout" svg:width="0.546cm" svg:height="0.69cm" svg:x="16.951cm" svg:y="7.419cm">
                  <text:p text:style-name="P26"><text:span text:style-name="T26"/></text:p>
                  <draw:enhanced-geometry draw:mirror-horizontal="false" draw:mirror-vertical="false" drawooo:sub-view-size="3170 3764" draw:text-areas="0 0 ?f0 ?f1" svg:viewBox="0 0 0 0" draw:type="ooxml-non-primitive" draw:enhanced-path="M 3123 0 C 2941 92 2788 183 2636 275 L 2712 397 3169 107 3123 0 Z M 2209 625 C 2072 732 1920 854 1783 991 L 1874 1082 C 2011 945 2148 838 2286 717 L 2209 625 Z M 1402 1387 C 1265 1509 1158 1646 1036 1798 L 1143 1874 C 1249 1722 1387 1600 1493 1463 L 1402 1387 Z M 716 2240 C 625 2392 533 2560 427 2712 L 549 2773 C 625 2621 716 2469 838 2316 L 716 2240 Z M 183 3200 C 107 3368 46 3550 0 3733 L 122 3764 305 3246 183 3200 Z N">
                    <draw:equation draw:name="f0" draw:formula="logwidth"/>
                    <draw:equation draw:name="f1" draw:formula="logheight"/>
                  </draw:enhanced-geometry>
                </draw:custom-shape>
                <draw:custom-shape draw:name="Google Shape;685;p39" draw:style-name="gr10" draw:text-style-name="P13" draw:layer="layout" svg:width="0.044cm" svg:height="0.038cm" svg:x="17.582cm" svg:y="7.366cm">
                  <text:p text:style-name="P26"><text:span text:style-name="T26"/></text:p>
                  <draw:enhanced-geometry draw:mirror-horizontal="false" draw:mirror-vertical="false" drawooo:sub-view-size="260 215" draw:text-areas="0 0 ?f0 ?f1" svg:viewBox="0 0 0 0" draw:type="ooxml-non-primitive" draw:enhanced-path="M 245 1 C 168 16 77 62 1 77 L 31 214 C 107 184 184 169 260 138 L 245 1 Z N">
                    <draw:equation draw:name="f0" draw:formula="logwidth"/>
                    <draw:equation draw:name="f1" draw:formula="logheight"/>
                  </draw:enhanced-geometry>
                </draw:custom-shape>
                <draw:custom-shape draw:name="Google Shape;686;p39" draw:style-name="gr10" draw:text-style-name="P13" draw:layer="layout" svg:width="0.028cm" svg:height="0.047cm" svg:x="20.597cm" svg:y="8.006cm">
                  <text:p text:style-name="P26"><text:span text:style-name="T26"/></text:p>
                  <draw:enhanced-geometry draw:mirror-horizontal="false" draw:mirror-vertical="false" drawooo:sub-view-size="168 260" draw:text-areas="0 0 ?f0 ?f1" svg:viewBox="0 0 0 0" draw:type="ooxml-non-primitive" draw:enhanced-path="M 137 0 L 0 15 C 15 91 31 183 31 259 L 168 244 C 152 168 152 76 137 0 Z N">
                    <draw:equation draw:name="f0" draw:formula="logwidth"/>
                    <draw:equation draw:name="f1" draw:formula="logheight"/>
                  </draw:enhanced-geometry>
                </draw:custom-shape>
                <draw:custom-shape draw:name="Google Shape;687;p39" draw:style-name="gr10" draw:text-style-name="P13" draw:layer="layout" svg:width="0.46cm" svg:height="0.816cm" svg:x="20.166cm" svg:y="8.14cm">
                  <text:p text:style-name="P26"><text:span text:style-name="T26"/></text:p>
                  <draw:enhanced-geometry draw:mirror-horizontal="false" draw:mirror-vertical="false" drawooo:sub-view-size="2667 4450" draw:text-areas="0 0 ?f0 ?f1" svg:viewBox="0 0 0 0" draw:type="ooxml-non-primitive" draw:enhanced-path="M 2530 0 C 2530 183 2514 336 2499 488 L 2636 503 C 2651 336 2667 153 2667 0 Z M 2408 945 C 2362 1097 2332 1250 2271 1402 L 2408 1432 C 2453 1280 2499 1128 2530 960 L 2408 945 Z M 2133 1829 C 2057 1981 1996 2133 1920 2270 L 2042 2331 C 2118 2194 2179 2042 2255 1890 L 2133 1829 Z M 1676 2697 C 1600 2819 1509 2941 1417 3078 L 1509 3154 C 1615 3017 1692 2880 1798 2773 L 1676 2697 Z M 1128 3428 C 1006 3550 899 3657 777 3764 L 854 3855 C 976 3764 1082 3642 1219 3535 L 1128 3428 Z M 397 4068 C 259 4160 138 4251 0 4327 L 61 4449 C 214 4343 351 4266 473 4160 L 397 4068 Z N">
                    <draw:equation draw:name="f0" draw:formula="logwidth"/>
                    <draw:equation draw:name="f1" draw:formula="logheight"/>
                  </draw:enhanced-geometry>
                </draw:custom-shape>
                <draw:custom-shape draw:name="Google Shape;688;p39" draw:style-name="gr10" draw:text-style-name="P13" draw:layer="layout" svg:width="0.046cm" svg:height="0.038cm" svg:x="20.055cm" svg:y="8.977cm">
                  <text:p text:style-name="P26"><text:span text:style-name="T26"/></text:p>
                  <draw:enhanced-geometry draw:mirror-horizontal="false" draw:mirror-vertical="false" drawooo:sub-view-size="275 215" draw:text-areas="0 0 ?f0 ?f1" svg:viewBox="0 0 0 0" draw:type="ooxml-non-primitive" draw:enhanced-path="M 229 1 C 153 16 77 62 1 92 L 46 214 C 122 199 199 153 275 123 L 229 1 Z N">
                    <draw:equation draw:name="f0" draw:formula="logwidth"/>
                    <draw:equation draw:name="f1" draw:formula="logheight"/>
                  </draw:enhanced-geometry>
                </draw:custom-shape>
                <draw:custom-shape draw:name="Google Shape;689;p39" draw:style-name="gr10" draw:text-style-name="P13" draw:layer="layout" svg:width="0.044cm" svg:height="0.033cm" svg:x="18.806cm" svg:y="7.338cm">
                  <text:p text:style-name="P26"><text:span text:style-name="T26"/></text:p>
                  <draw:enhanced-geometry draw:mirror-horizontal="false" draw:mirror-vertical="false" drawooo:sub-view-size="260 184" draw:text-areas="0 0 ?f0 ?f1" svg:viewBox="0 0 0 0" draw:type="ooxml-non-primitive" draw:enhanced-path="M 16 1 L 0 138 C 77 153 168 168 244 183 L 259 62 C 183 31 92 16 16 1 Z N">
                    <draw:equation draw:name="f0" draw:formula="logwidth"/>
                    <draw:equation draw:name="f1" draw:formula="logheight"/>
                  </draw:enhanced-geometry>
                </draw:custom-shape>
                <draw:custom-shape draw:name="Google Shape;690;p39" draw:style-name="gr10" draw:text-style-name="P13" draw:layer="layout" svg:width="0.583cm" svg:height="1.045cm" svg:x="18.937cm" svg:y="7.382cm">
                  <text:p text:style-name="P26"><text:span text:style-name="T26"/></text:p>
                  <draw:enhanced-geometry draw:mirror-horizontal="false" draw:mirror-vertical="false" drawooo:sub-view-size="3383 5699" draw:text-areas="0 0 ?f0 ?f1" svg:viewBox="0 0 0 0" draw:type="ooxml-non-primitive" draw:enhanced-path="M 46 0 L 0 122 C 153 168 290 244 457 351 L 534 244 C 381 153 229 77 46 0 Z M 945 549 L 869 656 1265 991 1341 899 945 549 Z M 1722 1280 L 1631 1356 C 1752 1494 1859 1646 1950 1768 L 2057 1692 C 1950 1539 1844 1417 1722 1280 Z M 2377 2133 L 2255 2210 C 2331 2362 2438 2514 2514 2667 L 2636 2590 C 2560 2438 2468 2286 2377 2133 Z M 2849 3093 L 2743 3139 C 2819 3322 2865 3474 2926 3642 L 3047 3581 C 2986 3413 2926 3261 2849 3093 Z M 3200 4099 L 3063 4129 C 3124 4297 3139 4480 3169 4647 L 3306 4617 3200 4099 Z M 3230 5165 C 3246 5272 3246 5379 3246 5470 L 3246 5699 3383 5699 3383 5470 C 3383 5379 3367 5257 3367 5165 Z N">
                    <draw:equation draw:name="f0" draw:formula="logwidth"/>
                    <draw:equation draw:name="f1" draw:formula="logheight"/>
                  </draw:enhanced-geometry>
                </draw:custom-shape>
                <draw:custom-shape draw:name="Google Shape;691;p39" draw:style-name="gr10" draw:text-style-name="P13" draw:layer="layout" svg:width="0.031cm" svg:height="0.052cm" svg:x="19.476cm" svg:y="8.518cm">
                  <text:p text:style-name="P26"><text:span text:style-name="T26"/></text:p>
                  <draw:enhanced-geometry draw:mirror-horizontal="false" draw:mirror-vertical="false" drawooo:sub-view-size="184 290" draw:text-areas="0 0 ?f0 ?f1" svg:viewBox="0 0 0 0" draw:type="ooxml-non-primitive" draw:enhanced-path="M 46 0 C 31 92 16 183 1 259 L 107 290 C 153 213 168 137 183 15 L 46 0 Z N">
                    <draw:equation draw:name="f0" draw:formula="logwidth"/>
                    <draw:equation draw:name="f1" draw:formula="logheight"/>
                  </draw:enhanced-geometry>
                </draw:custom-shape>
              </draw:g>
              <draw:g draw:name="Google Shape;692;p39">
                <draw:custom-shape draw:name="Google Shape;693;p39" draw:style-name="gr27" draw:text-style-name="P40" draw:layer="layout" svg:width="0.854cm" svg:height="0.489cm" svg:x="16.604cm" svg:y="6.476cm">
                  <text:p text:style-name="P26"><text:span text:style-name="T26"/></text:p>
                  <draw:enhanced-geometry draw:mirror-horizontal="false" draw:mirror-vertical="false" drawooo:sub-view-size="4953 2668" draw:text-areas="0 0 ?f0 ?f1" svg:viewBox="0 0 0 0" draw:type="ooxml-non-primitive" draw:enhanced-path="M 2500 1 C 1982 1 1525 351 1387 839 900 885 519 1266 473 1753 L 473 1829 C 245 1829 47 2027 16 2256 1 2469 153 2652 382 2667 L 4252 2667 C 4617 2667 4922 2393 4937 2027 4953 1753 4800 1509 4557 1418 4587 976 4252 580 3810 534 L 3734 534 C 3627 534 3505 565 3399 595 3246 260 2896 1 2500 1 Z N">
                    <draw:equation draw:name="f0" draw:formula="logwidth"/>
                    <draw:equation draw:name="f1" draw:formula="logheight"/>
                  </draw:enhanced-geometry>
                </draw:custom-shape>
                <draw:custom-shape draw:name="Google Shape;694;p39" draw:style-name="gr27" draw:text-style-name="P40" draw:layer="layout" svg:width="0.749cm" svg:height="0.422cm" svg:x="19.547cm" svg:y="6.51cm">
                  <text:p text:style-name="P26"><text:span text:style-name="T26"/></text:p>
                  <draw:enhanced-geometry draw:mirror-horizontal="false" draw:mirror-vertical="false" drawooo:sub-view-size="4344 2302" draw:text-areas="0 0 ?f0 ?f1" svg:viewBox="0 0 0 0" draw:type="ooxml-non-primitive" draw:enhanced-path="M 2195 1 C 1738 1 1357 306 1220 717 808 763 458 1083 428 1524 L 428 1570 C 214 1570 47 1753 16 1936 1 2134 138 2301 321 2301 L 3719 2301 C 4039 2301 4282 2058 4328 1722 4343 1494 4206 1296 3978 1189 4023 808 3719 473 3338 427 L 3261 427 C 3170 427 3063 458 2972 488 2865 199 2530 1 2195 1 Z N">
                    <draw:equation draw:name="f0" draw:formula="logwidth"/>
                    <draw:equation draw:name="f1" draw:formula="logheight"/>
                  </draw:enhanced-geometry>
                </draw:custom-shape>
                <draw:custom-shape draw:name="Google Shape;695;p39" draw:style-name="gr27" draw:text-style-name="P40" draw:layer="layout" svg:width="0.559cm" svg:height="0.318cm" svg:x="18.682cm" svg:y="6.244cm">
                  <text:p text:style-name="P26"><text:span text:style-name="T26"/></text:p>
                  <draw:enhanced-geometry draw:mirror-horizontal="false" draw:mirror-vertical="false" drawooo:sub-view-size="3246 1738" draw:text-areas="0 0 ?f0 ?f1" svg:viewBox="0 0 0 0" draw:type="ooxml-non-primitive" draw:enhanced-path="M 1813 0 C 1524 0 1280 153 1143 397 1067 351 1021 351 945 351 610 351 351 595 305 930 137 975 31 1128 0 1326 L 0 1356 C 0 1570 183 1737 412 1737 L 2941 1737 C 3093 1737 3230 1631 3246 1463 L 3246 1417 C 3246 1280 3124 1174 3002 1174 L 3002 1128 3002 1113 C 3017 808 2773 549 2453 534 2408 229 2133 0 1813 0 Z N">
                    <draw:equation draw:name="f0" draw:formula="logwidth"/>
                    <draw:equation draw:name="f1" draw:formula="logheight"/>
                  </draw:enhanced-geometry>
                </draw:custom-shape>
              </draw:g>
            </draw:g>
            <draw:g draw:name="Google Shape;696;p39">
              <draw:custom-shape draw:name="Google Shape;697;p39" draw:style-name="gr10" draw:text-style-name="P13" draw:layer="layout" svg:width="0.915cm" svg:height="0.875cm" svg:x="18.98cm" svg:y="8.703cm">
                <text:p text:style-name="P26"><text:span text:style-name="T26"/></text:p>
                <draw:enhanced-geometry draw:mirror-horizontal="false" draw:mirror-vertical="false" drawooo:sub-view-size="5304 4770" draw:text-areas="0 0 ?f0 ?f1" svg:viewBox="0 0 0 0" draw:type="ooxml-non-primitive" draw:enhanced-path="M 2825 0 C 2199 0 1559 244 1067 728 77 1688 1 3181 885 4095 1319 4545 1909 4770 2511 4770 3134 4770 3771 4530 4267 4049 5227 3090 5303 1581 4435 667 4004 221 3420 0 2825 0 Z N">
                  <draw:equation draw:name="f0" draw:formula="logwidth"/>
                  <draw:equation draw:name="f1" draw:formula="logheight"/>
                </draw:enhanced-geometry>
              </draw:custom-shape>
              <draw:custom-shape draw:name="Google Shape;698;p39" draw:style-name="gr26" draw:text-style-name="P39" draw:layer="layout" svg:width="0.746cm" svg:height="0.788cm" svg:x="19.064cm" svg:y="8.745cm">
                <text:p text:style-name="P26"><text:span text:style-name="T26"/></text:p>
                <draw:enhanced-geometry draw:mirror-horizontal="false" draw:mirror-vertical="false" drawooo:sub-view-size="4328 4298" draw:text-areas="0 0 ?f0 ?f1" svg:viewBox="0 0 0 0" draw:type="ooxml-non-primitive" draw:enhanced-path="M 2329 0 C 2320 0 2310 0 2301 0 1113 31 122 960 16 2164 1 2499 61 2849 214 3169 543 3858 1241 4297 1989 4297 2001 4297 2014 4297 2027 4297 2819 4282 3566 3855 3977 3169 4175 2865 4282 2529 4312 2164 4328 2088 4328 2027 4312 1950 4282 878 3413 0 2329 0 Z N">
                  <draw:equation draw:name="f0" draw:formula="logwidth"/>
                  <draw:equation draw:name="f1" draw:formula="logheight"/>
                </draw:enhanced-geometry>
              </draw:custom-shape>
              <draw:custom-shape draw:name="Google Shape;699;p39" draw:style-name="gr28" draw:text-style-name="P41" draw:layer="layout" svg:width="0.649cm" svg:height="0.31cm" svg:x="19.101cm" svg:y="9.223cm">
                <text:p text:style-name="P26"><text:span text:style-name="T26"/></text:p>
                <draw:enhanced-geometry draw:mirror-horizontal="false" draw:mirror-vertical="false" drawooo:sub-view-size="3765 1692" draw:text-areas="0 0 ?f0 ?f1" svg:viewBox="0 0 0 0" draw:type="ooxml-non-primitive" draw:enhanced-path="M 1921 1 C 1235 1 565 199 1 564 321 1250 1006 1692 1768 1692 L 1814 1692 C 2606 1677 3353 1250 3764 564 3231 199 2591 1 1936 1 Z N">
                  <draw:equation draw:name="f0" draw:formula="logwidth"/>
                  <draw:equation draw:name="f1" draw:formula="logheight"/>
                </draw:enhanced-geometry>
              </draw:custom-shape>
              <draw:custom-shape draw:name="Google Shape;700;p39" draw:style-name="gr28" draw:text-style-name="P41" draw:layer="layout" svg:width="0.328cm" svg:height="0.349cm" svg:x="19.285cm" svg:y="8.831cm">
                <text:p text:style-name="P26"><text:span text:style-name="T26"/></text:p>
                <draw:enhanced-geometry draw:mirror-horizontal="false" draw:mirror-vertical="false" drawooo:sub-view-size="1905 1906" draw:text-areas="0 0 ?f0 ?f1" svg:viewBox="0 0 0 0" draw:type="ooxml-non-primitive" draw:enhanced-path="M 1021 1 C 473 1 31 412 0 945 L 0 1037 C 0 1524 396 1905 869 1905 L 884 1905 C 1433 1905 1859 1478 1905 945 L 1905 854 C 1890 381 1509 1 1021 1 Z N">
                  <draw:equation draw:name="f0" draw:formula="logwidth"/>
                  <draw:equation draw:name="f1" draw:formula="logheight"/>
                </draw:enhanced-geometry>
              </draw:custom-shape>
            </draw:g>
            <draw:g draw:name="Google Shape;701;p39">
              <draw:custom-shape draw:name="Google Shape;702;p39" draw:style-name="gr27" draw:text-style-name="P40" draw:layer="layout" svg:width="1.083cm" svg:height="1.031cm" svg:x="17.678cm" svg:y="8.185cm">
                <text:p text:style-name="P26"><text:span text:style-name="T26"/></text:p>
                <draw:enhanced-geometry draw:mirror-horizontal="false" draw:mirror-vertical="false" drawooo:sub-view-size="6278 5623" draw:text-areas="0 0 ?f0 ?f1" svg:viewBox="0 0 0 0" draw:type="ooxml-non-primitive" draw:enhanced-path="M 3291 579 C 3855 579 4388 792 4815 1204 5653 2072 5577 3489 4647 4388 4160 4845 3550 5074 2971 5074 2392 5074 1859 4860 1448 4449 610 3596 686 2164 1615 1265 2088 808 2697 579 3291 579 Z M 3322 0 C 2590 0 1844 290 1250 869 92 1996 0 3763 1036 4845 1554 5378 2240 5622 2941 5622 3687 5622 4434 5348 5028 4769 6186 3641 6277 1874 5226 792 4723 274 4038 0 3322 0 Z N">
                  <draw:equation draw:name="f0" draw:formula="logwidth"/>
                  <draw:equation draw:name="f1" draw:formula="logheight"/>
                </draw:enhanced-geometry>
              </draw:custom-shape>
              <draw:custom-shape draw:name="Google Shape;703;p39" draw:style-name="gr26" draw:text-style-name="P39" draw:layer="layout" svg:width="0.873cm" svg:height="0.824cm" svg:x="17.781cm" svg:y="8.289cm">
                <text:p text:style-name="P26"><text:span text:style-name="T26"/></text:p>
                <draw:enhanced-geometry draw:mirror-horizontal="false" draw:mirror-vertical="false" drawooo:sub-view-size="5059 4496" draw:text-areas="0 0 ?f0 ?f1" svg:viewBox="0 0 0 0" draw:type="ooxml-non-primitive" draw:enhanced-path="M 2667 565 C 3093 565 3505 717 3809 1052 4449 1692 4388 2759 3687 3429 3322 3764 2865 3947 2423 3947 2012 3947 1585 3795 1280 3459 656 2819 716 1753 1417 1083 1783 747 2210 565 2667 565 Z M 2697 1 C 2103 1 1494 229 1021 686 77 1570 0 3002 838 3856 1250 4282 1798 4495 2362 4495 2956 4495 3566 4267 4053 3810 4983 2911 5059 1479 4221 625 3794 199 3246 1 2697 1 Z N">
                  <draw:equation draw:name="f0" draw:formula="logwidth"/>
                  <draw:equation draw:name="f1" draw:formula="logheight"/>
                </draw:enhanced-geometry>
              </draw:custom-shape>
              <draw:custom-shape draw:name="Google Shape;704;p39" draw:style-name="gr27" draw:text-style-name="P40" draw:layer="layout" svg:width="0.646cm" svg:height="0.62cm" svg:x="17.894cm" svg:y="8.392cm">
                <text:p text:style-name="P26"><text:span text:style-name="T26"/></text:p>
                <draw:enhanced-geometry draw:mirror-horizontal="false" draw:mirror-vertical="false" drawooo:sub-view-size="3749 3383" draw:text-areas="0 0 ?f0 ?f1" svg:viewBox="0 0 0 0" draw:type="ooxml-non-primitive" draw:enhanced-path="M 1981 580 C 2560 580 3017 1037 3032 1600 L 3032 1707 C 2956 2332 2438 2804 1798 2819 1219 2819 762 2362 762 1798 L 762 1707 C 823 1067 1341 580 1966 580 Z M 1996 1 C 1570 1 1113 183 747 519 61 1189 1 2255 610 2895 915 3215 1341 3383 1753 3383 2195 3383 2652 3200 3017 2865 3703 2195 3749 1128 3139 488 2834 153 2423 1 1996 1 Z N">
                  <draw:equation draw:name="f0" draw:formula="logwidth"/>
                  <draw:equation draw:name="f1" draw:formula="logheight"/>
                </draw:enhanced-geometry>
              </draw:custom-shape>
              <draw:custom-shape draw:name="Google Shape;705;p39" draw:style-name="gr26" draw:text-style-name="P39" draw:layer="layout" svg:width="0.389cm" svg:height="0.41cm" svg:x="18.025cm" svg:y="8.496cm">
                <text:p text:style-name="P26"><text:span text:style-name="T26"/></text:p>
                <draw:enhanced-geometry draw:mirror-horizontal="false" draw:mirror-vertical="false" drawooo:sub-view-size="2256 2240" draw:text-areas="0 0 ?f0 ?f1" svg:viewBox="0 0 0 0" draw:type="ooxml-non-primitive" draw:enhanced-path="M 1158 549 C 1448 549 1676 777 1676 1067 L 1676 1113 C 1661 1448 1387 1691 1067 1691 777 1691 549 1463 549 1173 L 549 1113 C 579 793 838 564 1158 549 Z M 1219 0 C 579 0 61 488 0 1113 L 0 1219 C 0 1783 473 2240 1036 2240 L 1052 2240 C 1676 2240 2210 1752 2255 1113 L 2255 1021 C 2255 457 1768 0 1219 0 Z N">
                  <draw:equation draw:name="f0" draw:formula="logwidth"/>
                  <draw:equation draw:name="f1" draw:formula="logheight"/>
                </draw:enhanced-geometry>
              </draw:custom-shape>
              <draw:custom-shape draw:name="Google Shape;706;p39" draw:style-name="gr27" draw:text-style-name="P40" draw:layer="layout" svg:width="0.194cm" svg:height="0.209cm" svg:x="18.12cm" svg:y="8.599cm">
                <text:p text:style-name="P26"><text:span text:style-name="T26"/></text:p>
                <draw:enhanced-geometry draw:mirror-horizontal="false" draw:mirror-vertical="false" drawooo:sub-view-size="1129 1143" draw:text-areas="0 0 ?f0 ?f1" svg:viewBox="0 0 0 0" draw:type="ooxml-non-primitive" draw:enhanced-path="M 610 0 C 290 0 31 244 1 579 L 1 625 C 1 914 229 1143 519 1143 839 1143 1098 899 1128 579 L 1128 518 C 1128 229 900 0 610 0 Z N">
                  <draw:equation draw:name="f0" draw:formula="logwidth"/>
                  <draw:equation draw:name="f1" draw:formula="logheight"/>
                </draw:enhanced-geometry>
              </draw:custom-shape>
            </draw:g>
            <draw:g draw:name="Google Shape;707;p39">
              <draw:g draw:name="Google Shape;708;p39">
                <draw:custom-shape draw:name="Google Shape;709;p39" draw:style-name="gr10" draw:text-style-name="P13" draw:layer="layout" svg:width="0.36cm" svg:height="0.391cm" svg:x="20.014cm" svg:y="7.494cm">
                  <text:p text:style-name="P26"><text:span text:style-name="T26"/></text:p>
                  <draw:enhanced-geometry draw:mirror-horizontal="false" draw:mirror-vertical="false" drawooo:sub-view-size="2089 2134" draw:text-areas="0 0 ?f0 ?f1" svg:viewBox="0 0 0 0" draw:type="ooxml-non-primitive" draw:enhanced-path="M 854 1 L 1 519 1494 2134 2088 1311 854 1 Z N">
                    <draw:equation draw:name="f0" draw:formula="logwidth"/>
                    <draw:equation draw:name="f1" draw:formula="logheight"/>
                  </draw:enhanced-geometry>
                </draw:custom-shape>
                <draw:custom-shape draw:name="Google Shape;710;p39" draw:style-name="gr10" draw:text-style-name="P13" draw:layer="layout" svg:width="0.297cm" svg:height="0.327cm" svg:x="20.046cm" svg:y="7.525cm">
                  <text:p text:style-name="P26"><text:span text:style-name="T26"/></text:p>
                  <draw:enhanced-geometry draw:mirror-horizontal="false" draw:mirror-vertical="false" drawooo:sub-view-size="1723 1784" draw:text-areas="0 0 ?f0 ?f1" svg:viewBox="0 0 0 0" draw:type="ooxml-non-primitive" draw:enhanced-path="M 945 0 L 1 732 960 1783 1722 869 945 0 Z N">
                    <draw:equation draw:name="f0" draw:formula="logwidth"/>
                    <draw:equation draw:name="f1" draw:formula="logheight"/>
                  </draw:enhanced-geometry>
                </draw:custom-shape>
                <draw:custom-shape draw:name="Google Shape;711;p39" draw:style-name="gr10" draw:text-style-name="P13" draw:layer="layout" svg:width="0.428cm" svg:height="0.254cm" svg:x="19.967cm" svg:y="7.212cm">
                  <text:p text:style-name="P26"><text:span text:style-name="T26"/></text:p>
                  <draw:enhanced-geometry draw:mirror-horizontal="false" draw:mirror-vertical="false" drawooo:sub-view-size="2484 1389" draw:text-areas="0 0 ?f0 ?f1" svg:viewBox="0 0 0 0" draw:type="ooxml-non-primitive" draw:enhanced-path="M 1919 0 C 911 0 417 972 0 1388 0 1388 444 1225 748 1225 792 1225 833 1228 869 1236 893 1238 917 1239 941 1239 1108 1239 1251 1191 1372 1084 L 2484 93 C 2279 29 2092 0 1919 0 Z N">
                    <draw:equation draw:name="f0" draw:formula="logwidth"/>
                    <draw:equation draw:name="f1" draw:formula="logheight"/>
                  </draw:enhanced-geometry>
                </draw:custom-shape>
                <draw:custom-shape draw:name="Google Shape;712;p39" draw:style-name="gr10" draw:text-style-name="P13" draw:layer="layout" svg:width="0.307cm" svg:height="0.438cm" svg:x="20.388cm" svg:y="7.505cm">
                  <text:p text:style-name="P26"><text:span text:style-name="T26"/></text:p>
                  <draw:enhanced-geometry draw:mirror-horizontal="false" draw:mirror-vertical="false" drawooo:sub-view-size="1783 2393" draw:text-areas="0 0 ?f0 ?f1" svg:viewBox="0 0 0 0" draw:type="ooxml-non-primitive" draw:enhanced-path="M 1448 1 L 396 1037 C 259 1159 183 1342 198 1524 244 1829 0 2393 0 2393 533 1936 1783 1448 1448 1 Z N">
                    <draw:equation draw:name="f0" draw:formula="logwidth"/>
                    <draw:equation draw:name="f1" draw:formula="logheight"/>
                  </draw:enhanced-geometry>
                </draw:custom-shape>
              </draw:g>
              <draw:custom-shape draw:name="Google Shape;713;p39" draw:style-name="gr26" draw:text-style-name="P39" draw:layer="layout" svg:width="0.875cm" svg:height="0.849cm" svg:x="20.117cm" svg:y="6.925cm">
                <text:p text:style-name="P26"><text:span text:style-name="T26"/></text:p>
                <draw:enhanced-geometry draw:mirror-horizontal="false" draw:mirror-vertical="false" drawooo:sub-view-size="5075 4631" draw:text-areas="0 0 ?f0 ?f1" svg:viewBox="0 0 0 0" draw:type="ooxml-non-primitive" draw:enhanced-path="M 4213 0 C 3754 0 3112 279 2484 802 L 214 2707 C 16 2844 1 3103 138 3301 L 153 3316 1281 4505 C 1365 4588 1467 4630 1572 4630 1677 4630 1784 4588 1875 4505 L 1890 4489 3932 2356 C 4739 1503 5074 574 4709 178 4594 58 4423 0 4213 0 Z N">
                  <draw:equation draw:name="f0" draw:formula="logwidth"/>
                  <draw:equation draw:name="f1" draw:formula="logheight"/>
                </draw:enhanced-geometry>
              </draw:custom-shape>
              <draw:custom-shape draw:name="Google Shape;714;p39" draw:style-name="gr10" draw:text-style-name="P13" draw:layer="layout" svg:width="0.894cm" svg:height="0.874cm" svg:x="20.111cm" svg:y="6.913cm">
                <text:p text:style-name="P26"><text:span text:style-name="T26"/></text:p>
                <draw:enhanced-geometry draw:mirror-horizontal="false" draw:mirror-vertical="false" drawooo:sub-view-size="5181 4766" draw:text-areas="0 0 ?f0 ?f1" svg:viewBox="0 0 0 0" draw:type="ooxml-non-primitive" draw:enhanced-path="M 4236 119 C 4419 119 4571 180 4678 286 5028 652 4678 1566 3901 2389 L 1844 4522 C 1783 4598 1676 4628 1570 4628 1494 4628 1402 4598 1341 4537 L 229 3333 C 168 3257 153 3181 153 3090 153 2998 198 2876 275 2831 L 2545 926 C 3154 408 3809 119 4236 119 Z M 4242 1 C 3764 1 3102 290 2469 820 L 198 2724 C 92 2831 16 2953 16 3090 0 3227 46 3333 122 3440 L 1250 4628 C 1326 4705 1463 4766 1570 4766 1707 4766 1844 4705 1935 4613 L 3992 2465 C 4830 1612 5181 621 4769 195 4648 64 4465 1 4242 1 Z N">
                  <draw:equation draw:name="f0" draw:formula="logwidth"/>
                  <draw:equation draw:name="f1" draw:formula="logheight"/>
                </draw:enhanced-geometry>
              </draw:custom-shape>
              <draw:custom-shape draw:name="Google Shape;715;p39" draw:style-name="gr10" draw:text-style-name="P13" draw:layer="layout" svg:width="0.273cm" svg:height="0.263cm" svg:x="20.511cm" svg:y="7.104cm">
                <text:p text:style-name="P26"><text:span text:style-name="T26"/></text:p>
                <draw:enhanced-geometry draw:mirror-horizontal="false" draw:mirror-vertical="false" drawooo:sub-view-size="1585 1436" draw:text-areas="0 0 ?f0 ?f1" svg:viewBox="0 0 0 0" draw:type="ooxml-non-primitive" draw:enhanced-path="M 787 0 C 630 0 473 51 351 160 46 419 0 876 244 1181 388 1350 593 1435 799 1435 964 1435 1129 1381 1265 1273 1570 998 1585 526 1311 221 1176 78 981 0 787 0 Z N">
                  <draw:equation draw:name="f0" draw:formula="logwidth"/>
                  <draw:equation draw:name="f1" draw:formula="logheight"/>
                </draw:enhanced-geometry>
              </draw:custom-shape>
              <draw:custom-shape draw:name="Google Shape;716;p39" draw:style-name="gr26" draw:text-style-name="P39" draw:layer="layout" svg:width="0.186cm" svg:height="0.184cm" svg:x="20.551cm" svg:y="7.145cm">
                <text:p text:style-name="P26"><text:span text:style-name="T26"/></text:p>
                <draw:enhanced-geometry draw:mirror-horizontal="false" draw:mirror-vertical="false" drawooo:sub-view-size="1083 1006" draw:text-areas="0 0 ?f0 ?f1" svg:viewBox="0 0 0 0" draw:type="ooxml-non-primitive" draw:enhanced-path="M 549 0 C 443 0 321 46 245 122 31 290 1 595 168 823 275 930 427 1006 549 1006 671 1006 778 975 854 899 1067 701 1083 381 900 168 824 61 686 0 549 0 Z N">
                  <draw:equation draw:name="f0" draw:formula="logwidth"/>
                  <draw:equation draw:name="f1" draw:formula="logheight"/>
                </draw:enhanced-geometry>
              </draw:custom-shape>
            </draw:g>
            <draw:g draw:name="Google Shape;717;p39">
              <draw:custom-shape draw:name="Google Shape;718;p39" draw:style-name="gr26" draw:text-style-name="P39" draw:layer="layout" svg:width="0.454cm" svg:height="0.715cm" svg:x="18.186cm" svg:y="7.167cm">
                <text:p text:style-name="P26"><text:span text:style-name="T26"/></text:p>
                <draw:enhanced-geometry draw:mirror-horizontal="false" draw:mirror-vertical="false" drawooo:sub-view-size="2637 3901" draw:text-areas="0 0 ?f0 ?f1" svg:viewBox="0 0 0 0" draw:type="ooxml-non-primitive" draw:enhanced-path="M 2195 0 L 1 1448 504 3901 C 732 3840 945 3748 1128 3642 1341 3535 1509 3398 1677 3245 2134 2834 2438 2286 2545 1676 2637 1082 2515 488 2195 0 Z N">
                  <draw:equation draw:name="f0" draw:formula="logwidth"/>
                  <draw:equation draw:name="f1" draw:formula="logheight"/>
                </draw:enhanced-geometry>
              </draw:custom-shape>
              <draw:custom-shape draw:name="Google Shape;719;p39" draw:style-name="gr10" draw:text-style-name="P13" draw:layer="layout" svg:width="0.449cm" svg:height="0.718cm" svg:x="18.191cm" svg:y="7.167cm">
                <text:p text:style-name="P26"><text:span text:style-name="T26"/></text:p>
                <draw:enhanced-geometry draw:mirror-horizontal="false" draw:mirror-vertical="false" drawooo:sub-view-size="2606 3916" draw:text-areas="0 0 ?f0 ?f1" svg:viewBox="0 0 0 0" draw:type="ooxml-non-primitive" draw:enhanced-path="M 2133 183 C 2377 640 2468 1158 2377 1676 2286 2240 1996 2773 1569 3169 1417 3322 1234 3459 1036 3550 884 3626 732 3703 564 3763 L 122 1539 2133 183 Z M 2179 0 L 0 1463 488 3916 C 716 3855 930 3763 1112 3672 1326 3550 1493 3413 1676 3261 2133 2849 2407 2301 2514 1691 2606 1097 2484 488 2179 0 Z N">
                  <draw:equation draw:name="f0" draw:formula="logwidth"/>
                  <draw:equation draw:name="f1" draw:formula="logheight"/>
                </draw:enhanced-geometry>
              </draw:custom-shape>
              <draw:custom-shape draw:name="Google Shape;720;p39" draw:style-name="gr10" draw:text-style-name="P13" draw:layer="layout" svg:width="0.759cm" svg:height="0.466cm" svg:x="17.804cm" svg:y="6.969cm">
                <text:p text:style-name="P26"><text:span text:style-name="T26"/></text:p>
                <draw:enhanced-geometry draw:mirror-horizontal="false" draw:mirror-vertical="false" drawooo:sub-view-size="4404 2541" draw:text-areas="0 0 ?f0 ?f1" svg:viewBox="0 0 0 0" draw:type="ooxml-non-primitive" draw:enhanced-path="M 2402 0 C 1749 0 1082 248 564 743 336 956 153 1200 1 1474 L 2240 2541 4404 1093 C 4328 956 4251 850 4160 743 3695 248 3055 0 2402 0 Z N">
                  <draw:equation draw:name="f0" draw:formula="logwidth"/>
                  <draw:equation draw:name="f1" draw:formula="logheight"/>
                </draw:enhanced-geometry>
              </draw:custom-shape>
              <draw:custom-shape draw:name="Google Shape;721;p39" draw:style-name="gr4" draw:text-style-name="P7" draw:layer="layout" svg:width="0.554cm" svg:height="0.662cm" svg:x="17.72cm" svg:y="7.24cm">
                <text:p text:style-name="P26"><text:span text:style-name="T26"/></text:p>
                <draw:enhanced-geometry draw:mirror-horizontal="false" draw:mirror-vertical="false" drawooo:sub-view-size="3216 3613" draw:text-areas="0 0 ?f0 ?f1" svg:viewBox="0 0 0 0" draw:type="ooxml-non-primitive" draw:enhanced-path="M 519 0 L 519 0 C 1 960 108 2103 824 2865 1278 3353 1909 3612 2555 3612 2776 3612 2998 3582 3216 3520 L 2728 1067 519 0 Z N">
                  <draw:equation draw:name="f0" draw:formula="logwidth"/>
                  <draw:equation draw:name="f1" draw:formula="logheight"/>
                </draw:enhanced-geometry>
              </draw:custom-shape>
            </draw:g>
            <draw:g draw:name="Google Shape;722;p39">
              <draw:g draw:name="Google Shape;723;p39">
                <draw:g draw:name="Google Shape;724;p39">
                  <draw:custom-shape draw:name="Google Shape;725;p39" draw:style-name="gr10" draw:text-style-name="P13" draw:layer="layout" svg:width="0.796cm" svg:height="1.054cm" svg:x="16.481cm" svg:y="8.412cm">
                    <text:p text:style-name="P26"><text:span text:style-name="T26"/></text:p>
                    <draw:enhanced-geometry draw:mirror-horizontal="false" draw:mirror-vertical="false" drawooo:sub-view-size="4617 5746" draw:text-areas="0 0 ?f0 ?f1" svg:viewBox="0 0 0 0" draw:type="ooxml-non-primitive" draw:enhanced-path="M 2667 108 C 3779 199 4571 1174 4480 2256 4404 2927 4160 3551 3733 4069 3444 4450 3246 4892 3109 5364 3063 5517 2941 5608 2789 5608 L 1372 5608 C 1235 5608 1128 5517 1113 5379 1052 4922 899 4496 656 4084 305 3551 138 2911 153 2287 275 1052 1265 123 2484 108 Z M 2509 0 C 2490 0 2472 1 2453 1 1174 16 122 1007 16 2287 0 2942 168 3612 534 4161 762 4526 915 4968 976 5410 991 5593 1158 5745 1372 5745 L 2789 5745 C 2987 5745 3185 5608 3246 5440 3352 4983 3566 4542 3855 4191 4267 3627 4541 2987 4617 2302 L 4617 2089 C 4587 934 3657 0 2509 0 Z N">
                      <draw:equation draw:name="f0" draw:formula="logwidth"/>
                      <draw:equation draw:name="f1" draw:formula="logheight"/>
                    </draw:enhanced-geometry>
                  </draw:custom-shape>
                  <draw:custom-shape draw:name="Google Shape;726;p39" draw:style-name="gr10" draw:text-style-name="P13" draw:layer="layout" svg:width="0.51cm" svg:height="0.849cm" svg:x="16.616cm" svg:y="8.756cm">
                    <text:p text:style-name="P26"><text:span text:style-name="T26"/></text:p>
                    <draw:enhanced-geometry draw:mirror-horizontal="false" draw:mirror-vertical="false" drawooo:sub-view-size="2957 4632" draw:text-areas="0 0 ?f0 ?f1" svg:viewBox="0 0 0 0" draw:type="ooxml-non-primitive" draw:enhanced-path="M 1524 107 C 1524 107 1600 137 1585 579 1600 838 1539 1112 1433 1356 1372 1250 1341 1112 1341 975 1326 564 1463 137 1524 107 Z M 320 533 C 442 533 534 579 595 671 701 808 808 1052 838 1524 488 1371 122 945 122 686 122 625 138 564 290 533 Z M 2773 579 C 2804 610 2850 808 2789 1036 2713 1326 2484 1554 2194 1630 2271 1326 2408 1036 2560 747 2636 610 2713 579 2743 579 Z M 1524 0 C 1357 0 1235 442 1204 732 1158 975 1204 1250 1341 1478 1265 1554 1189 1585 1082 1585 1037 1585 991 1585 930 1570 915 1097 823 762 671 594 589 499 470 440 336 440 321 440 306 441 290 442 46 457 1 640 1 716 1 1021 397 1509 838 1661 854 2255 808 3169 534 4571 L 534 4632 656 4632 656 4601 C 884 3352 976 2392 960 1707 981 1707 1015 1713 1044 1713 1059 1713 1072 1712 1082 1707 1204 1707 1311 1646 1417 1570 1524 1707 1692 1783 1875 1783 L 2027 1783 C 1753 2773 1616 4038 1829 4617 L 1966 4617 C 1737 4099 1875 2773 2149 1752 2514 1676 2804 1417 2895 1067 2956 792 2926 533 2789 488 2768 480 2745 474 2718 474 2645 474 2550 518 2438 686 2271 991 2134 1295 2042 1646 L 1875 1646 C 1722 1646 1585 1570 1463 1448 1585 1295 1676 1021 1676 579 1676 183 1646 0 1524 0 Z N">
                      <draw:equation draw:name="f0" draw:formula="logwidth"/>
                      <draw:equation draw:name="f1" draw:formula="logheight"/>
                    </draw:enhanced-geometry>
                  </draw:custom-shape>
                </draw:g>
                <draw:custom-shape draw:name="Google Shape;727;p39" draw:style-name="gr10" draw:text-style-name="P13" draw:layer="layout" svg:width="0.349cm" svg:height="0.122cm" svg:x="16.658cm" svg:y="9.522cm">
                  <text:p text:style-name="P26"><text:span text:style-name="T26"/></text:p>
                  <draw:enhanced-geometry draw:mirror-horizontal="false" draw:mirror-vertical="false" drawooo:sub-view-size="2027 672" draw:text-areas="0 0 ?f0 ?f1" svg:viewBox="0 0 0 0" draw:type="ooxml-non-primitive" draw:enhanced-path="M 1798 153 C 1844 153 1859 168 1874 184 1890 214 1890 245 1890 275 L 1874 458 C 1874 519 1813 565 1768 565 L 244 565 C 198 565 183 549 168 534 137 519 137 473 137 458 L 168 275 C 168 214 214 153 275 153 Z M 275 1 C 137 1 46 92 31 229 L 0 427 C 0 473 31 549 61 595 122 656 183 671 244 671 L 1768 671 C 1890 671 2011 580 2011 443 L 2027 245 C 2027 199 2011 123 1966 77 1905 16 1859 1 1798 1 Z N">
                    <draw:equation draw:name="f0" draw:formula="logwidth"/>
                    <draw:equation draw:name="f1" draw:formula="logheight"/>
                  </draw:enhanced-geometry>
                </draw:custom-shape>
              </draw:g>
              <draw:custom-shape draw:name="Google Shape;728;p39" draw:style-name="gr10" draw:text-style-name="P13" draw:layer="layout" svg:width="0.325cm" svg:height="0.097cm" svg:x="16.689cm" svg:y="9.536cm">
                <text:p text:style-name="P26"><text:span text:style-name="T26"/></text:p>
                <draw:enhanced-geometry draw:mirror-horizontal="false" draw:mirror-vertical="false" drawooo:sub-view-size="1890 534" draw:text-areas="0 0 ?f0 ?f1" svg:viewBox="0 0 0 0" draw:type="ooxml-non-primitive" draw:enhanced-path="M 214 0 C 122 0 31 76 31 168 L 0 366 0 381 C 0 457 61 533 168 533 L 1692 533 C 1783 533 1874 457 1874 366 L 1890 168 1890 152 C 1890 76 1829 0 1737 0 Z N">
                  <draw:equation draw:name="f0" draw:formula="logwidth"/>
                  <draw:equation draw:name="f1" draw:formula="logheight"/>
                </draw:enhanced-geometry>
              </draw:custom-shape>
            </draw:g>
          </draw:g>
          <draw:custom-shape draw:name="Google Shape;729;p39" draw:style-name="gr25" draw:text-style-name="P38" draw:layer="layout" svg:width="0.949cm" svg:height="0.005cm" svg:x="13.919cm" svg:y="11.702cm">
            <text:p text:style-name="P26"><text:span text:style-name="T26"/></text:p>
            <draw:enhanced-geometry draw:mirror-horizontal="false" draw:mirror-vertical="false" drawooo:sub-view-size="5501 32" draw:text-areas="0 0 ?f0 ?f1" svg:viewBox="0 0 0 0" draw:type="ooxml-non-primitive" draw:enhanced-path="M 0 1 L 0 31 5500 31 5500 1 Z N">
              <draw:equation draw:name="f0" draw:formula="logwidth"/>
              <draw:equation draw:name="f1" draw:formula="logheight"/>
            </draw:enhanced-geometry>
          </draw:custom-shape>
          <draw:custom-shape draw:name="Google Shape;730;p39" draw:style-name="gr25" draw:text-style-name="P38" draw:layer="layout" svg:width="1.236cm" svg:height="0.005cm" svg:x="15.321cm" svg:y="11.8cm">
            <text:p text:style-name="P26"><text:span text:style-name="T26"/></text:p>
            <draw:enhanced-geometry draw:mirror-horizontal="false" draw:mirror-vertical="false" drawooo:sub-view-size="7162 32" draw:text-areas="0 0 ?f0 ?f1" svg:viewBox="0 0 0 0" draw:type="ooxml-non-primitive" draw:enhanced-path="M 1 1 L 1 31 7162 31 7162 1 Z N">
              <draw:equation draw:name="f0" draw:formula="logwidth"/>
              <draw:equation draw:name="f1" draw:formula="logheight"/>
            </draw:enhanced-geometry>
          </draw:custom-shape>
          <draw:g draw:name="Google Shape;731;p39">
            <draw:custom-shape draw:name="Google Shape;732;p39" draw:style-name="gr10" draw:text-style-name="P13" draw:layer="layout" svg:width="0.047cm" svg:height="0.369cm" svg:x="21.686cm" svg:y="7.483cm">
              <text:p text:style-name="P26"><text:span text:style-name="T26"/></text:p>
              <draw:enhanced-geometry draw:mirror-horizontal="false" draw:mirror-vertical="false" drawooo:sub-view-size="276 2013" draw:text-areas="0 0 ?f0 ?f1" svg:viewBox="0 0 0 0" draw:type="ooxml-non-primitive" draw:enhanced-path="M 214 1 C 169 1 138 16 138 62 L 1 1921 C 1 1966 31 2012 62 2012 108 2012 123 1966 138 1951 L 275 77 C 275 47 245 1 214 1 Z N">
                <draw:equation draw:name="f0" draw:formula="logwidth"/>
                <draw:equation draw:name="f1" draw:formula="logheight"/>
              </draw:enhanced-geometry>
            </draw:custom-shape>
            <draw:custom-shape draw:name="Google Shape;733;p39" draw:style-name="gr10" draw:text-style-name="P13" draw:layer="layout" svg:width="0.073cm" svg:height="0.783cm" svg:x="21.723cm" svg:y="6.496cm">
              <text:p text:style-name="P26"><text:span text:style-name="T26"/></text:p>
              <draw:enhanced-geometry draw:mirror-horizontal="false" draw:mirror-vertical="false" drawooo:sub-view-size="427 4270" draw:text-areas="0 0 ?f0 ?f1" svg:viewBox="0 0 0 0" draw:type="ooxml-non-primitive" draw:enhanced-path="M 366 1 C 320 1 290 16 290 46 L 0 4190 C 0 4221 15 4267 61 4267 65 4269 70 4270 74 4270 103 4270 137 4232 137 4206 L 427 77 C 427 31 396 1 366 1 Z N">
                <draw:equation draw:name="f0" draw:formula="logwidth"/>
                <draw:equation draw:name="f1" draw:formula="logheight"/>
              </draw:enhanced-geometry>
            </draw:custom-shape>
          </draw:g>
          <draw:custom-shape draw:name="Google Shape;734;p39" draw:style-name="gr10" draw:text-style-name="P13" draw:layer="layout" svg:width="0.336cm" svg:height="0.206cm" svg:x="19.415cm" svg:y="9.327cm">
            <text:p text:style-name="P26"><text:span text:style-name="T26"/></text:p>
            <draw:enhanced-geometry draw:mirror-horizontal="false" draw:mirror-vertical="false" drawooo:sub-view-size="1951 1127" draw:text-areas="0 0 ?f0 ?f1" svg:viewBox="0 0 0 0" draw:type="ooxml-non-primitive" draw:enhanced-path="M 1951 0 C 1539 685 793 1112 1 1127 793 1127 1539 685 1951 0 Z N">
              <draw:equation draw:name="f0" draw:formula="logwidth"/>
              <draw:equation draw:name="f1" draw:formula="logheight"/>
            </draw:enhanced-geometry>
          </draw:custom-shape>
          <draw:custom-shape draw:name="Google Shape;735;p39" draw:style-name="gr10" draw:text-style-name="P13" draw:layer="layout" svg:width="0.02cm" svg:height="0.047cm" svg:x="16.929cm" svg:y="8.205cm">
            <text:p text:style-name="P26"><text:span text:style-name="T26"/></text:p>
            <draw:enhanced-geometry draw:mirror-horizontal="false" draw:mirror-vertical="false" drawooo:sub-view-size="123 260" draw:text-areas="0 0 ?f0 ?f1" svg:viewBox="0 0 0 0" draw:type="ooxml-non-primitive" draw:enhanced-path="M 1 1 L 1 260 123 245 123 1 Z N">
              <draw:equation draw:name="f0" draw:formula="logwidth"/>
              <draw:equation draw:name="f1" draw:formula="logheight"/>
            </draw:enhanced-geometry>
          </draw:custom-shape>
        </draw:g>
        <presentation:notes draw:style-name="dp2">
          <draw:page-thumbnail draw:name="Google Shape;662;g3685bc5fb28_0_285:notes" draw:style-name="gr20" draw:layer="layout" svg:width="16.932cm" svg:height="9.524cm" svg:x="1.059cm" svg:y="1.905cm" draw:page-number="7" presentation:class="page"/>
          <draw:frame draw:name="Google Shape;663;g3685bc5fb28_0_285:notes" presentation:style-name="pr17" draw:text-style-name="P23" draw:layer="layout" svg:width="15.239cm" svg:height="11.429cm" svg:x="1.905cm" svg:y="12.065cm" presentation:class="notes" presentation:placeholder="true" presentation:user-transformed="true">
            <draw:text-box/>
          </draw:frame>
        </presentation:notes>
      </draw:page>
      <draw:page draw:name="Ferramentas e referências" draw:style-name="dp1" draw:master-page-name="CUSTOM_5f_4_5f_1_5f_1_5f_1">
        <draw:frame draw:name="Google Shape;740;p40" presentation:style-name="pr18" draw:text-style-name="P31" draw:layer="layout" svg:width="21.399cm" svg:height="1.59cm" svg:x="2cm" svg:y="1.236cm" presentation:class="title" presentation:user-transformed="true">
          <draw:text-box>
            <text:p text:style-name="P26"><text:span text:style-name="T8">Ferramentas e referências</text:span></text:p>
          </draw:text-box>
        </draw:frame>
        <draw:frame draw:name="Google Shape;741;p40" presentation:style-name="pr19" draw:text-style-name="P53" draw:layer="layout" svg:width="15.858cm" svg:height="5.723cm" svg:x="2cm" svg:y="3.165cm" presentation:class="outline" presentation:user-transformed="true">
          <draw:text-box>
            <text:p text:style-name="P26"><text:span text:style-name="T9">Boas Práticas para KB</text:span></text:p>
            <text:p text:style-name="P51"><text:span text:style-name="T9">Adicionar fontes de conhecimento a um agente - workshop online</text:span></text:p>
            <text:p text:style-name="P51"><text:span text:style-name="T9">Notebook LM - Teste e aprimoramento da KB</text:span></text:p>
            <text:p text:style-name="P52"><text:span text:style-name="T9">Gemini - Revisão e insights para KB</text:span></text:p>
          </draw:text-box>
        </draw:frame>
        <draw:custom-shape draw:name="Google Shape;742;p40" draw:style-name="gr35" draw:text-style-name="P32" draw:layer="layout" svg:width="8.332cm" svg:height="1.101cm" svg:x="0cm" svg:y="0cm">
          <text:p text:style-name="P26"><text:span text:style-name="T26"><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3;p40">
          <draw:g draw:name="Google Shape;744;p40">
            <draw:custom-shape draw:name="Google Shape;745;p40" draw:style-name="gr5" draw:text-style-name="P8" draw:layer="layout" svg:width="3.605cm" svg:height="2.281cm" svg:x="19.634cm" svg:y="10.728cm">
              <text:p text:style-name="P26"><text:span text:style-name="T26"/></text:p>
              <draw:enhanced-geometry draw:mirror-horizontal="false" draw:mirror-vertical="false" drawooo:sub-view-size="8259 5227" draw:text-areas="0 0 ?f0 ?f1" svg:viewBox="0 0 0 0" draw:type="ooxml-non-primitive" draw:enhanced-path="M 488 0 C 290 0 122 137 46 305 31 366 1 427 1 488 L 1 4754 C 1 5013 214 5226 488 5226 L 7771 5226 C 8045 5226 8258 5013 8258 4754 L 8258 488 C 8258 427 8228 366 8213 305 8137 122 7969 0 7771 0 Z N">
                <draw:equation draw:name="f0" draw:formula="logwidth"/>
                <draw:equation draw:name="f1" draw:formula="logheight"/>
              </draw:enhanced-geometry>
            </draw:custom-shape>
            <draw:custom-shape draw:name="Google Shape;746;p40" draw:style-name="gr4" draw:text-style-name="P7" draw:layer="layout" svg:width="3.558cm" svg:height="1.57cm" svg:x="19.661cm" svg:y="10.741cm">
              <text:p text:style-name="P26"><text:span text:style-name="T26"/></text:p>
              <draw:enhanced-geometry draw:mirror-horizontal="false" draw:mirror-vertical="false" drawooo:sub-view-size="8152 3597" draw:text-areas="0 0 ?f0 ?f1" svg:viewBox="0 0 0 0" draw:type="ooxml-non-primitive" draw:enhanced-path="M 442 1 C 244 1 77 107 1 305 L 3886 3520 C 3947 3551 4023 3596 4084 3596 4129 3596 4206 3581 4267 3520 L 8152 275 C 8137 244 8121 199 8076 168 7999 62 7862 1 7710 1 Z N">
                <draw:equation draw:name="f0" draw:formula="logwidth"/>
                <draw:equation draw:name="f1" draw:formula="logheight"/>
              </draw:enhanced-geometry>
            </draw:custom-shape>
            <draw:custom-shape draw:name="Google Shape;747;p40" draw:style-name="gr26" draw:text-style-name="P39" draw:layer="layout" svg:width="2.281cm" svg:height="2.557cm" svg:x="20.3cm" svg:y="9.744cm">
              <text:p text:style-name="P26"><text:span text:style-name="T26"/></text:p>
              <draw:enhanced-geometry draw:mirror-horizontal="false" draw:mirror-vertical="false" drawooo:sub-view-size="5227 5859" draw:text-areas="0 0 ?f0 ?f1" svg:viewBox="0 0 0 0" draw:type="ooxml-non-primitive" draw:enhanced-path="M 0 0 L 0 3779 2423 5790 C 2484 5836 2552 5858 2619 5858 2686 5858 2750 5836 2804 5790 L 5226 3779 5226 853 3870 0 Z N">
                <draw:equation draw:name="f0" draw:formula="logwidth"/>
                <draw:equation draw:name="f1" draw:formula="logheight"/>
              </draw:enhanced-geometry>
            </draw:custom-shape>
            <draw:custom-shape draw:name="Google Shape;748;p40" draw:style-name="gr4" draw:text-style-name="P7" draw:layer="layout" svg:width="2.341cm" svg:height="2.627cm" svg:x="20.273cm" svg:y="9.71cm">
              <text:p text:style-name="P26"><text:span text:style-name="T26"/></text:p>
              <draw:enhanced-geometry draw:mirror-horizontal="false" draw:mirror-vertical="false" drawooo:sub-view-size="5364 6019" draw:text-areas="0 0 ?f0 ?f1" svg:viewBox="0 0 0 0" draw:type="ooxml-non-primitive" draw:enhanced-path="M 3901 152 L 5196 975 5196 3840 2804 5820 C 2758 5858 2708 5877 2657 5877 2606 5877 2552 5858 2499 5820 L 122 3840 122 152 Z M 76 0 C 46 0 0 31 0 76 L 0 3885 C 0 3900 0 3916 31 3946 L 2453 5942 C 2499 5973 2575 6018 2682 6018 2758 6018 2834 5973 2910 5927 L 5348 3916 C 5363 3900 5363 3885 5363 3855 L 5363 914 C 5363 899 5348 869 5318 853 L 3977 15 C 3946 0 3946 0 3931 0 Z N">
                <draw:equation draw:name="f0" draw:formula="logwidth"/>
                <draw:equation draw:name="f1" draw:formula="logheight"/>
              </draw:enhanced-geometry>
            </draw:custom-shape>
            <draw:custom-shape draw:name="Google Shape;749;p40" draw:style-name="gr4" draw:text-style-name="P7" draw:layer="layout" svg:width="0.585cm" svg:height="0.492cm" svg:x="21.99cm" svg:y="9.744cm">
              <text:p text:style-name="P26"><text:span text:style-name="T26"/></text:p>
              <draw:enhanced-geometry draw:mirror-horizontal="false" draw:mirror-vertical="false" drawooo:sub-view-size="1341 1128" draw:text-areas="0 0 ?f0 ?f1" svg:viewBox="0 0 0 0" draw:type="ooxml-non-primitive" draw:enhanced-path="M 0 0 L 442 1128 1341 853 0 0 Z N">
                <draw:equation draw:name="f0" draw:formula="logwidth"/>
                <draw:equation draw:name="f1" draw:formula="logheight"/>
              </draw:enhanced-geometry>
            </draw:custom-shape>
            <draw:custom-shape draw:name="Google Shape;750;p40" draw:style-name="gr4" draw:text-style-name="P7" draw:layer="layout" svg:width="0.658cm" svg:height="0.55cm" svg:x="21.953cm" svg:y="9.715cm">
              <text:p text:style-name="P26"><text:span text:style-name="T26"/></text:p>
              <draw:enhanced-geometry draw:mirror-horizontal="false" draw:mirror-vertical="false" drawooo:sub-view-size="1510 1261" draw:text-areas="0 0 ?f0 ?f1" svg:viewBox="0 0 0 0" draw:type="ooxml-non-primitive" draw:enhanced-path="M 214 225 L 1266 895 549 1109 214 225 Z M 79 0 C 66 0 54 4 47 12 16 27 1 72 16 88 L 458 1215 C 458 1230 504 1261 519 1261 L 549 1261 1464 987 C 1494 971 1509 941 1509 926 1509 895 1494 865 1464 850 L 123 12 C 108 4 92 0 79 0 Z N">
                <draw:equation draw:name="f0" draw:formula="logwidth"/>
                <draw:equation draw:name="f1" draw:formula="logheight"/>
              </draw:enhanced-geometry>
            </draw:custom-shape>
            <draw:custom-shape draw:name="Google Shape;751;p40" draw:style-name="gr4" draw:text-style-name="P7" draw:layer="layout" svg:width="1.204cm" svg:height="1.217cm" svg:x="20.845cm" svg:y="10.382cm">
              <text:p text:style-name="P26"><text:span text:style-name="T26"/></text:p>
              <draw:enhanced-geometry draw:mirror-horizontal="false" draw:mirror-vertical="false" drawooo:sub-view-size="2759 2790" draw:text-areas="0 0 ?f0 ?f1" svg:viewBox="0 0 0 0" draw:type="ooxml-non-primitive" draw:enhanced-path="M 1387 885 C 1463 885 1539 915 1570 976 1631 1052 1646 1128 1631 1220 1631 1311 1585 1433 1555 1524 1524 1601 1463 1692 1402 1768 1357 1814 1326 1844 1280 1875 1250 1890 1189 1905 1143 1905 1082 1905 1006 1875 960 1814 915 1738 884 1646 915 1540 915 1433 945 1342 976 1235 1006 1144 1082 1052 1158 976 1204 915 1280 885 1387 885 Z M 1616 1 C 1341 1 1082 62 823 168 579 306 397 473 260 702 107 930 31 1205 16 1464 1 1692 31 1951 122 2149 229 2362 397 2530 610 2637 854 2743 1113 2789 1402 2789 1692 2789 1981 2728 2240 2591 2438 2500 2606 2332 2713 2134 L 2408 2134 C 2301 2271 2149 2362 2027 2408 1844 2484 1646 2500 1433 2500 1204 2500 1006 2454 808 2378 640 2302 503 2195 412 2027 320 1844 275 1662 290 1464 320 1235 397 1052 488 854 579 686 732 519 930 427 1113 321 1357 275 1585 275 1617 272 1648 270 1678 270 1915 270 2126 371 2301 519 2454 671 2530 885 2499 1113 2484 1235 2454 1372 2377 1494 2301 1601 2225 1692 2103 1768 2042 1814 1996 1844 1920 1844 1890 1844 1890 1844 1875 1829 1859 1814 1859 1799 1859 1768 1875 1753 1875 1692 1890 1646 L 2195 610 1814 610 1768 763 C 1703 646 1594 573 1469 573 1447 573 1425 575 1402 580 1143 580 915 702 778 915 640 1113 564 1311 549 1540 534 1692 579 1875 686 1982 778 2103 915 2149 1067 2149 1219 2149 1341 2073 1463 1982 1478 2042 1494 2073 1539 2119 1585 2134 1646 2149 1707 2149 2012 2149 2301 1997 2469 1768 2636 1585 2728 1357 2758 1113 2758 915 2728 702 2636 534 2545 367 2408 229 2240 138 2042 47 1844 1 1616 1 Z N">
                <draw:equation draw:name="f0" draw:formula="logwidth"/>
                <draw:equation draw:name="f1" draw:formula="logheight"/>
              </draw:enhanced-geometry>
            </draw:custom-shape>
          </draw:g>
          <draw:g draw:name="Google Shape;752;p40">
            <draw:custom-shape draw:name="Google Shape;753;p40" draw:style-name="gr5" draw:text-style-name="P8" draw:layer="layout" svg:width="0.377cm" svg:height="0.373cm" svg:x="17.675cm" svg:y="11.977cm">
              <text:p text:style-name="P26"><text:span text:style-name="T26"/></text:p>
              <draw:enhanced-geometry draw:mirror-horizontal="false" draw:mirror-vertical="false" drawooo:sub-view-size="2720 2687" draw:text-areas="0 0 ?f0 ?f1" svg:viewBox="0 0 0 0" draw:type="ooxml-non-primitive" draw:enhanced-path="M 1041 0 C 956 0 870 33 804 99 L 0 902 1785 2687 2589 1883 C 2719 1753 2719 1540 2589 1409 L 1278 99 C 1212 33 1127 0 1041 0 Z N">
                <draw:equation draw:name="f0" draw:formula="logwidth"/>
                <draw:equation draw:name="f1" draw:formula="logheight"/>
              </draw:enhanced-geometry>
            </draw:custom-shape>
            <draw:custom-shape draw:name="Google Shape;754;p40" draw:style-name="gr5" draw:text-style-name="P8" draw:layer="layout" svg:width="1.226cm" svg:height="1.168cm" svg:x="17.227cm" svg:y="12.169cm">
              <text:p text:style-name="P26"><text:span text:style-name="T26"/></text:p>
              <draw:enhanced-geometry draw:mirror-horizontal="false" draw:mirror-vertical="false" drawooo:sub-view-size="8820 8405" draw:text-areas="0 0 ?f0 ?f1" svg:viewBox="0 0 0 0" draw:type="ooxml-non-primitive" draw:enhanced-path="M 2750 1 L 1672 1078 C 0 2751 0 5473 1672 7146 2511 7985 3610 8405 4708 8405 5806 8405 6903 7985 7742 7146 L 8820 6068 7035 4284 6107 5214 C 5760 5560 5308 5732 4856 5732 4403 5732 3952 5560 3606 5214 2917 4525 2917 3404 3606 2714 L 4535 1785 2750 1 Z N">
                <draw:equation draw:name="f0" draw:formula="logwidth"/>
                <draw:equation draw:name="f1" draw:formula="logheight"/>
              </draw:enhanced-geometry>
            </draw:custom-shape>
            <draw:custom-shape draw:name="Google Shape;755;p40" draw:style-name="gr5" draw:text-style-name="P8" draw:layer="layout" svg:width="0.377cm" svg:height="0.373cm" svg:x="18.271cm" svg:y="12.574cm">
              <text:p text:style-name="P26"><text:span text:style-name="T26"/></text:p>
              <draw:enhanced-geometry draw:mirror-horizontal="false" draw:mirror-vertical="false" drawooo:sub-view-size="2720 2686" draw:text-areas="0 0 ?f0 ?f1" svg:viewBox="0 0 0 0" draw:type="ooxml-non-primitive" draw:enhanced-path="M 1042 1 C 956 1 870 33 804 98 L 0 901 1785 2686 2589 1881 C 2719 1750 2719 1539 2589 1407 L 1278 98 C 1213 33 1127 1 1042 1 Z N">
                <draw:equation draw:name="f0" draw:formula="logwidth"/>
                <draw:equation draw:name="f1" draw:formula="logheight"/>
              </draw:enhanced-geometry>
            </draw:custom-shape>
            <draw:custom-shape draw:name="Google Shape;756;p40" draw:style-name="gr5" draw:text-style-name="P8" draw:layer="layout" svg:width="0.343cm" svg:height="0.347cm" svg:x="18.109cm" svg:y="11.747cm">
              <text:p text:style-name="P26"><text:span text:style-name="T26"/></text:p>
              <draw:enhanced-geometry draw:mirror-horizontal="false" draw:mirror-vertical="false" drawooo:sub-view-size="2472 2504" draw:text-areas="0 0 ?f0 ?f1" svg:viewBox="0 0 0 0" draw:type="ooxml-non-primitive" draw:enhanced-path="M 2093 1 C 2053 1 2014 7 1975 22 L 678 507 C 450 594 387 886 558 1058 L 1092 1592 277 1846 C 100 1901 1 2089 56 2265 103 2411 236 2503 379 2503 412 2503 445 2498 479 2488 L 1824 2070 C 2064 1995 2140 1691 1961 1513 L 1401 954 2211 649 C 2384 585 2472 391 2406 218 2357 83 2229 1 2093 1 Z N">
                <draw:equation draw:name="f0" draw:formula="logwidth"/>
                <draw:equation draw:name="f1" draw:formula="logheight"/>
              </draw:enhanced-geometry>
            </draw:custom-shape>
            <draw:custom-shape draw:name="Google Shape;757;p40" draw:style-name="gr5" draw:text-style-name="P8" draw:layer="layout" svg:width="0.343cm" svg:height="0.347cm" svg:x="18.53cm" svg:y="12.167cm">
              <text:p text:style-name="P26"><text:span text:style-name="T26"/></text:p>
              <draw:enhanced-geometry draw:mirror-horizontal="false" draw:mirror-vertical="false" drawooo:sub-view-size="2471 2502" draw:text-areas="0 0 ?f0 ?f1" svg:viewBox="0 0 0 0" draw:type="ooxml-non-primitive" draw:enhanced-path="M 2091 0 C 2052 0 2013 7 1974 21 L 676 509 C 449 594 385 888 557 1058 L 1091 1593 275 1847 C 99 1903 0 2089 55 2267 100 2410 233 2502 375 2502 381 2502 386 2502 391 2502 441 2502 489 2483 1819 2068 2059 1993 2134 1689 1956 1511 L 1397 952 2207 648 C 2382 584 2470 391 2406 218 2356 83 2228 0 2091 0 Z N">
                <draw:equation draw:name="f0" draw:formula="logwidth"/>
                <draw:equation draw:name="f1" draw:formula="logheight"/>
              </draw:enhanced-geometry>
            </draw:custom-shape>
            <draw:custom-shape draw:name="Google Shape;758;p40" draw:style-name="gr5" draw:text-style-name="P8" draw:layer="layout" svg:width="0.343cm" svg:height="0.347cm" svg:x="18.511cm" svg:y="11.747cm">
              <text:p text:style-name="P26"><text:span text:style-name="T26"/></text:p>
              <draw:enhanced-geometry draw:mirror-horizontal="false" draw:mirror-vertical="false" drawooo:sub-view-size="2471 2504" draw:text-areas="0 0 ?f0 ?f1" svg:viewBox="0 0 0 0" draw:type="ooxml-non-primitive" draw:enhanced-path="M 2093 1 C 2053 1 2014 7 1975 22 L 678 507 C 449 594 386 886 558 1058 L 1091 1592 275 1846 C 100 1901 1 2089 56 2265 102 2411 234 2503 377 2503 410 2503 444 2498 478 2488 L 1822 2070 C 2063 1995 2138 1691 1959 1513 L 1400 954 2210 649 C 2384 585 2471 391 2406 218 2356 83 2229 1 2093 1 Z N">
                <draw:equation draw:name="f0" draw:formula="logwidth"/>
                <draw:equation draw:name="f1" draw:formula="logheight"/>
              </draw:enhanced-geometry>
            </draw:custom-shape>
          </draw:g>
          <draw:g draw:name="Google Shape;759;p40">
            <draw:custom-shape draw:name="Google Shape;760;p40" draw:style-name="gr4" draw:text-style-name="P7" draw:layer="layout" svg:width="0.268cm" svg:height="0.211cm" svg:x="18.243cm" svg:y="10.368cm">
              <text:p text:style-name="P26"><text:span text:style-name="T26"/></text:p>
              <draw:enhanced-geometry draw:mirror-horizontal="false" draw:mirror-vertical="false" drawooo:sub-view-size="2612 2064" draw:text-areas="0 0 ?f0 ?f1" svg:viewBox="0 0 0 0" draw:type="ooxml-non-primitive" draw:enhanced-path="M 157 0 C 23 558 1 1135 84 1688 237 1643 401 1618 570 1618 1015 1618 1420 1788 1725 2064 L 2612 2064 C 2556 1388 2556 678 2612 0 Z N">
                <draw:equation draw:name="f0" draw:formula="logwidth"/>
                <draw:equation draw:name="f1" draw:formula="logheight"/>
              </draw:enhanced-geometry>
            </draw:custom-shape>
            <draw:custom-shape draw:name="Google Shape;761;p40" draw:style-name="gr4" draw:text-style-name="P7" draw:layer="layout" svg:width="0.14cm" svg:height="0.268cm" svg:x="18.454cm" svg:y="10.649cm">
              <text:p text:style-name="P26"><text:span text:style-name="T26"/></text:p>
              <draw:enhanced-geometry draw:mirror-horizontal="false" draw:mirror-vertical="false" drawooo:sub-view-size="1374 2613" draw:text-areas="0 0 ?f0 ?f1" svg:viewBox="0 0 0 0" draw:type="ooxml-non-primitive" draw:enhanced-path="M 129 0 C 199 187 236 390 236 600 236 916 151 1212 1 1466 334 1713 604 2043 780 2423 972 2500 1169 2564 1374 2612 1235 2392 1109 2124 998 1810 806 1261 647 74 647 74 643 49 641 26 637 0 Z N">
                <draw:equation draw:name="f0" draw:formula="logwidth"/>
                <draw:equation draw:name="f1" draw:formula="logheight"/>
              </draw:enhanced-geometry>
            </draw:custom-shape>
            <draw:custom-shape draw:name="Google Shape;762;p40" draw:style-name="gr4" draw:text-style-name="P7" draw:layer="layout" svg:width="0.313cm" svg:height="0.268cm" svg:x="18.281cm" svg:y="10.03cm">
              <text:p text:style-name="P26"><text:span text:style-name="T26"/></text:p>
              <draw:enhanced-geometry draw:mirror-horizontal="false" draw:mirror-vertical="false" drawooo:sub-view-size="3052 2614" draw:text-areas="0 0 ?f0 ?f1" svg:viewBox="0 0 0 0" draw:type="ooxml-non-primitive" draw:enhanced-path="M 3052 1 L 3052 1 C 1670 336 539 1322 1 2614 L 2313 2614 C 2313 2611 2323 2538 2323 2538 2323 2538 2481 1351 2676 804 2786 489 2913 221 3052 1 Z N">
                <draw:equation draw:name="f0" draw:formula="logwidth"/>
                <draw:equation draw:name="f1" draw:formula="logheight"/>
              </draw:enhanced-geometry>
            </draw:custom-shape>
            <draw:custom-shape draw:name="Google Shape;763;p40" draw:style-name="gr4" draw:text-style-name="P7" draw:layer="layout" svg:width="0.228cm" svg:height="0.273cm" svg:x="18.589cm" svg:y="10.025cm">
              <text:p text:style-name="P26"><text:span text:style-name="T26"/></text:p>
              <draw:enhanced-geometry draw:mirror-horizontal="false" draw:mirror-vertical="false" drawooo:sub-view-size="2222 2662" draw:text-areas="0 0 ?f0 ?f1" svg:viewBox="0 0 0 0" draw:type="ooxml-non-primitive" draw:enhanced-path="M 1111 0 C 921 0 600 281 317 1076 181 1461 74 2172 1 2662 L 2222 2662 C 2148 2172 2040 1462 1904 1076 1624 281 1302 0 1111 0 Z N">
                <draw:equation draw:name="f0" draw:formula="logwidth"/>
                <draw:equation draw:name="f1" draw:formula="logheight"/>
              </draw:enhanced-geometry>
            </draw:custom-shape>
            <draw:custom-shape draw:name="Google Shape;764;p40" draw:style-name="gr4" draw:text-style-name="P7" draw:layer="layout" svg:width="0.227cm" svg:height="0.273cm" svg:x="18.589cm" svg:y="10.649cm">
              <text:p text:style-name="P26"><text:span text:style-name="T26"/></text:p>
              <draw:enhanced-geometry draw:mirror-horizontal="false" draw:mirror-vertical="false" drawooo:sub-view-size="2221 2663" draw:text-areas="0 0 ?f0 ?f1" svg:viewBox="0 0 0 0" draw:type="ooxml-non-primitive" draw:enhanced-path="M 0 0 C 74 490 182 1200 317 1586 597 2381 920 2663 1111 2663 1302 2663 1624 2381 1904 1586 2041 1201 2147 490 2221 0 Z N">
                <draw:equation draw:name="f0" draw:formula="logwidth"/>
                <draw:equation draw:name="f1" draw:formula="logheight"/>
              </draw:enhanced-geometry>
            </draw:custom-shape>
            <draw:custom-shape draw:name="Google Shape;765;p40" draw:style-name="gr4" draw:text-style-name="P7" draw:layer="layout" svg:width="0.256cm" svg:height="0.211cm" svg:x="18.575cm" svg:y="10.368cm">
              <text:p text:style-name="P26"><text:span text:style-name="T26"/></text:p>
              <draw:enhanced-geometry draw:mirror-horizontal="false" draw:mirror-vertical="false" drawooo:sub-view-size="2497 2064" draw:text-areas="0 0 ?f0 ?f1" svg:viewBox="0 0 0 0" draw:type="ooxml-non-primitive" draw:enhanced-path="M 59 0 C 1 671 1 1391 59 2064 L 2439 2064 C 2497 1392 2497 672 2439 0 Z N">
                <draw:equation draw:name="f0" draw:formula="logwidth"/>
                <draw:equation draw:name="f1" draw:formula="logheight"/>
              </draw:enhanced-geometry>
            </draw:custom-shape>
            <draw:custom-shape draw:name="Google Shape;766;p40" draw:style-name="gr4" draw:text-style-name="P7" draw:layer="layout" svg:width="0.134cm" svg:height="0.155cm" svg:x="18.811cm" svg:y="10.03cm">
              <text:p text:style-name="P26"><text:span text:style-name="T26"/></text:p>
              <draw:enhanced-geometry draw:mirror-horizontal="false" draw:mirror-vertical="false" drawooo:sub-view-size="1308 1517" draw:text-areas="0 0 ?f0 ?f1" svg:viewBox="0 0 0 0" draw:type="ooxml-non-primitive" draw:enhanced-path="M 1 1 L 1 1 C 343 542 479 1108 559 1517 726 1137 985 806 1307 553 911 304 469 114 1 1 Z N">
                <draw:equation draw:name="f0" draw:formula="logwidth"/>
                <draw:equation draw:name="f1" draw:formula="logheight"/>
              </draw:enhanced-geometry>
            </draw:custom-shape>
            <draw:custom-shape draw:name="Google Shape;767;p40" draw:style-name="gr4" draw:text-style-name="P7" draw:layer="layout" svg:width="0.313cm" svg:height="0.268cm" svg:x="18.811cm" svg:y="10.649cm">
              <text:p text:style-name="P26"><text:span text:style-name="T26"/></text:p>
              <draw:enhanced-geometry draw:mirror-horizontal="false" draw:mirror-vertical="false" drawooo:sub-view-size="3054 2612" draw:text-areas="0 0 ?f0 ?f1" svg:viewBox="0 0 0 0" draw:type="ooxml-non-primitive" draw:enhanced-path="M 740 0 C 674 476 537 1354 376 1808 266 2123 139 2391 1 2611 1383 2275 2515 1291 3053 0 Z N">
                <draw:equation draw:name="f0" draw:formula="logwidth"/>
                <draw:equation draw:name="f1" draw:formula="logheight"/>
              </draw:enhanced-geometry>
            </draw:custom-shape>
            <draw:custom-shape draw:name="Google Shape;768;p40" draw:style-name="gr4" draw:text-style-name="P7" draw:layer="layout" svg:width="0.268cm" svg:height="0.187cm" svg:x="18.895cm" svg:y="10.392cm">
              <text:p text:style-name="P26"><text:span text:style-name="T26"/></text:p>
              <draw:enhanced-geometry draw:mirror-horizontal="false" draw:mirror-vertical="false" drawooo:sub-view-size="2612 1831" draw:text-areas="0 0 ?f0 ?f1" svg:viewBox="0 0 0 0" draw:type="ooxml-non-primitive" draw:enhanced-path="M 18 1 L 18 1 C 55 597 50 1228 1 1831 L 2457 1831 C 2593 1264 2612 682 2529 134 L 509 134 509 135 C 330 135 162 86 18 1 Z N">
                <draw:equation draw:name="f0" draw:formula="logwidth"/>
                <draw:equation draw:name="f1" draw:formula="logheight"/>
              </draw:enhanced-geometry>
            </draw:custom-shape>
            <draw:custom-shape draw:name="Google Shape;769;p40" draw:style-name="gr4" draw:text-style-name="P7" draw:layer="layout" svg:width="0.374cm" svg:height="0.244cm" svg:x="18.114cm" svg:y="10.818cm">
              <text:p text:style-name="P26"><text:span text:style-name="T26"/></text:p>
              <draw:enhanced-geometry draw:mirror-horizontal="false" draw:mirror-vertical="false" drawooo:sub-view-size="3642 2378" draw:text-areas="0 0 ?f0 ?f1" svg:viewBox="0 0 0 0" draw:type="ooxml-non-primitive" draw:enhanced-path="M 1821 1 C 818 1 0 817 0 1821 L 0 2074 C 0 2241 136 2377 303 2377 L 3340 2377 C 3506 2377 3642 2241 3642 2074 L 3642 1821 C 3642 819 2825 1 1821 1 Z N">
                <draw:equation draw:name="f0" draw:formula="logwidth"/>
                <draw:equation draw:name="f1" draw:formula="logheight"/>
              </draw:enhanced-geometry>
            </draw:custom-shape>
            <draw:custom-shape draw:name="Google Shape;770;p40" draw:style-name="gr4" draw:text-style-name="P7" draw:layer="layout" svg:width="0.214cm" svg:height="0.214cm" svg:x="18.194cm" svg:y="10.603cm">
              <text:p text:style-name="P26"><text:span text:style-name="T26"/></text:p>
              <draw:enhanced-geometry draw:mirror-horizontal="false" draw:mirror-vertical="false" drawooo:sub-view-size="2093 2093" draw:text-areas="0 0 ?f0 ?f1" svg:viewBox="0 0 0 0" draw:type="ooxml-non-primitive" draw:enhanced-path="M 1046 1 C 469 1 1 469 1 1047 1 1624 469 2093 1046 2093 1624 2093 2093 1624 2093 1047 2093 771 1982 503 1787 307 1590 111 1324 1 1046 1 Z N">
                <draw:equation draw:name="f0" draw:formula="logwidth"/>
                <draw:equation draw:name="f1" draw:formula="logheight"/>
              </draw:enhanced-geometry>
            </draw:custom-shape>
            <draw:custom-shape draw:name="Google Shape;771;p40" draw:style-name="gr4" draw:text-style-name="P7" draw:layer="layout" svg:width="0.374cm" svg:height="0.234cm" svg:x="18.916cm" svg:y="10.102cm">
              <text:p text:style-name="P26"><text:span text:style-name="T26"/></text:p>
              <draw:enhanced-geometry draw:mirror-horizontal="false" draw:mirror-vertical="false" drawooo:sub-view-size="3642 2284" draw:text-areas="0 0 ?f0 ?f1" svg:viewBox="0 0 0 0" draw:type="ooxml-non-primitive" draw:enhanced-path="M 1820 0 C 816 0 0 816 0 1821 L 0 1981 C 0 2148 136 2284 302 2284 L 3339 2284 C 3506 2284 3642 2148 3642 1981 L 3642 1821 C 3642 816 2824 0 1820 0 Z N">
                <draw:equation draw:name="f0" draw:formula="logwidth"/>
                <draw:equation draw:name="f1" draw:formula="logheight"/>
              </draw:enhanced-geometry>
            </draw:custom-shape>
            <draw:custom-shape draw:name="Google Shape;772;p40" draw:style-name="gr4" draw:text-style-name="P7" draw:layer="layout" svg:width="0.214cm" svg:height="0.214cm" svg:x="18.995cm" svg:y="9.886cm">
              <text:p text:style-name="P26"><text:span text:style-name="T26"/></text:p>
              <draw:enhanced-geometry draw:mirror-horizontal="false" draw:mirror-vertical="false" drawooo:sub-view-size="2095 2094" draw:text-areas="0 0 ?f0 ?f1" svg:viewBox="0 0 0 0" draw:type="ooxml-non-primitive" draw:enhanced-path="M 1050 0 C 472 0 3 468 3 1045 1 1622 468 2092 1046 2093 1047 2093 1047 2093 1048 2093 1625 2093 2094 1626 2095 1050 2095 472 1627 2 1050 0 Z N">
                <draw:equation draw:name="f0" draw:formula="logwidth"/>
                <draw:equation draw:name="f1" draw:formula="logheight"/>
              </draw:enhanced-geometry>
            </draw:custom-shape>
          </draw:g>
        </draw:g>
        <presentation:notes draw:style-name="dp2">
          <draw:page-thumbnail draw:name="Google Shape;737;g3685bc5fb28_0_373:notes" draw:style-name="gr20" draw:layer="layout" svg:width="16.932cm" svg:height="9.524cm" svg:x="1.059cm" svg:y="1.905cm" draw:page-number="8" presentation:class="page"/>
          <draw:frame draw:name="Google Shape;738;g3685bc5fb28_0_373:notes" presentation:style-name="pr20" draw:text-style-name="P23" draw:layer="layout" svg:width="15.239cm" svg:height="11.429cm" svg:x="1.905cm" svg:y="12.065cm" presentation:class="notes" presentation:placeholder="true" presentation:user-transformed="true">
            <draw:text-box/>
          </draw:frame>
        </presentation:notes>
      </draw:page>
      <draw:page draw:name="Obrigado!" draw:style-name="dp1" draw:master-page-name="CUSTOM_5f_3_5f_1">
        <draw:frame draw:name="Google Shape;777;p41" presentation:style-name="pr21" draw:text-style-name="P54" draw:layer="layout" svg:width="10.415cm" svg:height="2.94cm" svg:x="1.981cm" svg:y="2.124cm" presentation:class="title" presentation:user-transformed="true">
          <draw:text-box>
            <text:p text:style-name="P26"><text:span text:style-name="T27">Obrigado!</text:span></text:p>
          </draw:text-box>
        </draw:frame>
        <draw:frame draw:name="Google Shape;778;p41" presentation:style-name="pr22" draw:text-style-name="P50" draw:layer="layout" svg:width="10.415cm" svg:height="2.94cm" svg:x="1.981cm" svg:y="4.499cm" presentation:class="subtitle" presentation:user-transformed="true">
          <draw:text-box>
            <text:p text:style-name="P26"><text:span text:style-name="T9">lucaas.nf@gmail.com</text:span></text:p>
            <text:p text:style-name="P26"><text:span text:style-name="T9">19 936203278</text:span></text:p>
            <text:p text:style-name="P26"><text:span text:style-name="T28"><text:a xlink:href="http://github.com/luxasfn" xlink:type="simple">github.com/luxasfn</text:a></text:span></text:p>
            <text:p text:style-name="P26"><text:span text:style-name="T28"><text:a xlink:href="https://www.linkedin.com/in/luxasfn/" xlink:type="simple">https://www.linkedin.com/in/luxasfn/</text:a></text:span></text:p>
          </draw:text-box>
        </draw:frame>
        <draw:frame draw:name="Google Shape;779;p41" draw:style-name="gr3" draw:text-style-name="P6" draw:layer="layout" svg:width="7.551cm" svg:height="0.546cm" svg:x="2.271cm" svg:y="9.056cm">
          <draw:image xlink:href="Pictures/10000201000002890000002F9B61A6A64B0F145F.png" xlink:type="simple" xlink:show="embed" xlink:actuate="onLoad">
            <text:p/>
          </draw:image>
        </draw:frame>
        <draw:g draw:name="Google Shape;780;p41">
          <draw:g draw:name="Google Shape;781;p41">
            <draw:g draw:name="Google Shape;782;p41">
              <draw:custom-shape draw:name="Google Shape;783;p41" draw:style-name="gr4" draw:text-style-name="P7" draw:layer="layout" svg:width="11.975cm" svg:height="0.005cm" svg:x="12.7cm" svg:y="9.868cm">
                <text:p text:style-name="P26"><text:span text:style-name="T26"/></text:p>
                <draw:enhanced-geometry draw:mirror-horizontal="false" draw:mirror-vertical="false" drawooo:sub-view-size="62803 31" draw:text-areas="0 0 ?f0 ?f1" svg:viewBox="0 0 0 0" draw:type="ooxml-non-primitive" draw:enhanced-path="M 0 0 L 0 31 62803 31 62803 0 Z N">
                  <draw:equation draw:name="f0" draw:formula="logwidth"/>
                  <draw:equation draw:name="f1" draw:formula="logheight"/>
                </draw:enhanced-geometry>
              </draw:custom-shape>
              <draw:custom-shape draw:name="Google Shape;784;p41" draw:style-name="gr4" draw:text-style-name="P7" draw:layer="layout" svg:width="0.792cm" svg:height="0.005cm" svg:x="22.682cm" svg:y="10.252cm">
                <text:p text:style-name="P26"><text:span text:style-name="T26"/></text:p>
                <draw:enhanced-geometry draw:mirror-horizontal="false" draw:mirror-vertical="false" drawooo:sub-view-size="4161 31" draw:text-areas="0 0 ?f0 ?f1" svg:viewBox="0 0 0 0" draw:type="ooxml-non-primitive" draw:enhanced-path="M 1 0 L 1 31 4160 31 4160 0 Z N">
                  <draw:equation draw:name="f0" draw:formula="logwidth"/>
                  <draw:equation draw:name="f1" draw:formula="logheight"/>
                </draw:enhanced-geometry>
              </draw:custom-shape>
              <draw:custom-shape draw:name="Google Shape;785;p41" draw:style-name="gr4" draw:text-style-name="P7" draw:layer="layout" svg:width="0.461cm" svg:height="0.005cm" svg:x="22.194cm" svg:y="10.031cm">
                <text:p text:style-name="P26"><text:span text:style-name="T26"/></text:p>
                <draw:enhanced-geometry draw:mirror-horizontal="false" draw:mirror-vertical="false" drawooo:sub-view-size="2423 31" draw:text-areas="0 0 ?f0 ?f1" svg:viewBox="0 0 0 0" draw:type="ooxml-non-primitive" draw:enhanced-path="M 0 0 L 0 31 2423 31 2423 0 Z N">
                  <draw:equation draw:name="f0" draw:formula="logwidth"/>
                  <draw:equation draw:name="f1" draw:formula="logheight"/>
                </draw:enhanced-geometry>
              </draw:custom-shape>
            </draw:g>
            <draw:g draw:name="Google Shape;786;p41">
              <draw:custom-shape draw:name="Google Shape;787;p41" draw:style-name="gr4" draw:text-style-name="P7" draw:layer="layout" svg:width="1.036cm" svg:height="0.005cm" svg:x="13.955cm" svg:y="10.071cm">
                <text:p text:style-name="P26"><text:span text:style-name="T26"/></text:p>
                <draw:enhanced-geometry draw:mirror-horizontal="false" draw:mirror-vertical="false" drawooo:sub-view-size="5440 32" draw:text-areas="0 0 ?f0 ?f1" svg:viewBox="0 0 0 0" draw:type="ooxml-non-primitive" draw:enhanced-path="M 0 1 L 0 31 5439 31 5439 1 Z N">
                  <draw:equation draw:name="f0" draw:formula="logwidth"/>
                  <draw:equation draw:name="f1" draw:formula="logheight"/>
                </draw:enhanced-geometry>
              </draw:custom-shape>
              <draw:custom-shape draw:name="Google Shape;788;p41" draw:style-name="gr4" draw:text-style-name="P7" draw:layer="layout" svg:width="0.15cm" svg:height="0.008cm" svg:x="15.201cm" svg:y="10.069cm">
                <text:p text:style-name="P26"><text:span text:style-name="T26"/></text:p>
                <draw:enhanced-geometry draw:mirror-horizontal="false" draw:mirror-vertical="false" drawooo:sub-view-size="793 47" draw:text-areas="0 0 ?f0 ?f1" svg:viewBox="0 0 0 0" draw:type="ooxml-non-primitive" draw:enhanced-path="M 0 1 L 0 46 793 46 793 1 Z N">
                  <draw:equation draw:name="f0" draw:formula="logwidth"/>
                  <draw:equation draw:name="f1" draw:formula="logheight"/>
                </draw:enhanced-geometry>
              </draw:custom-shape>
            </draw:g>
          </draw:g>
          <draw:g draw:name="Google Shape;789;p41">
            <draw:custom-shape draw:name="Google Shape;790;p41" draw:style-name="gr4" draw:text-style-name="P7" draw:layer="layout" svg:width="4.901cm" svg:height="6.772cm" svg:x="13.612cm" svg:y="2.027cm">
              <text:p text:style-name="P26"><text:span text:style-name="T26"/></text:p>
              <draw:enhanced-geometry draw:mirror-horizontal="false" draw:mirror-vertical="false" drawooo:sub-view-size="25704 35516" draw:text-areas="0 0 ?f0 ?f1" svg:viewBox="0 0 0 0" draw:type="ooxml-non-primitive" draw:enhanced-path="M 24987 16 C 25368 16 25673 320 25673 701 L 25673 34799 C 25673 35180 25368 35485 24987 35485 L 716 35485 C 336 35485 31 35180 31 34799 L 31 701 C 31 320 336 16 716 16 Z M 716 1 C 320 1 0 305 0 701 L 0 34799 C 0 35195 320 35515 716 35515 L 24987 35515 C 25383 35515 25703 35195 25703 34815 L 25703 717 C 25703 320 25383 1 24987 1 Z N">
                <draw:equation draw:name="f0" draw:formula="logwidth"/>
                <draw:equation draw:name="f1" draw:formula="logheight"/>
              </draw:enhanced-geometry>
            </draw:custom-shape>
            <draw:custom-shape draw:name="Google Shape;791;p41" draw:style-name="gr4" draw:text-style-name="P7" draw:layer="layout" svg:width="4.904cm" svg:height="6.772cm" svg:x="18.792cm" svg:y="2.027cm">
              <text:p text:style-name="P26"><text:span text:style-name="T26"/></text:p>
              <draw:enhanced-geometry draw:mirror-horizontal="false" draw:mirror-vertical="false" drawooo:sub-view-size="25720 35516" draw:text-areas="0 0 ?f0 ?f1" svg:viewBox="0 0 0 0" draw:type="ooxml-non-primitive" draw:enhanced-path="M 24988 16 C 25369 16 25674 320 25674 701 L 25674 34799 C 25674 35180 25369 35485 24988 35485 L 732 35485 C 351 35485 47 35180 47 34799 L 47 701 C 47 320 351 16 732 16 Z M 732 1 C 336 1 1 305 1 701 L 1 34799 C 1 35195 336 35515 732 35515 L 24988 35515 C 25369 35515 25704 35195 25719 34799 L 25719 701 C 25704 320 25399 1 24988 1 Z N">
                <draw:equation draw:name="f0" draw:formula="logwidth"/>
                <draw:equation draw:name="f1" draw:formula="logheight"/>
              </draw:enhanced-geometry>
            </draw:custom-shape>
          </draw:g>
          <draw:g draw:name="Google Shape;792;p41">
            <draw:custom-shape draw:name="Google Shape;793;p41" draw:style-name="gr26" draw:text-style-name="P39" draw:layer="layout" svg:width="5.516cm" svg:height="1.818cm" svg:x="15.989cm" svg:y="8.462cm">
              <text:p text:style-name="P26"><text:span text:style-name="T26"/></text:p>
              <draw:enhanced-geometry draw:mirror-horizontal="false" draw:mirror-vertical="false" drawooo:sub-view-size="28934 9538" draw:text-areas="0 0 ?f0 ?f1" svg:viewBox="0 0 0 0" draw:type="ooxml-non-primitive" draw:enhanced-path="M 0 0 L 0 9538 28933 9538 28933 0 Z N">
                <draw:equation draw:name="f0" draw:formula="logwidth"/>
                <draw:equation draw:name="f1" draw:formula="logheight"/>
              </draw:enhanced-geometry>
            </draw:custom-shape>
            <draw:custom-shape draw:name="Google Shape;794;p41" draw:style-name="gr26" draw:text-style-name="P39" draw:layer="layout" svg:width="2.393cm" svg:height="1.815cm" svg:x="17.482cm" svg:y="6.666cm">
              <text:p text:style-name="P26"><text:span text:style-name="T26"/></text:p>
              <draw:enhanced-geometry draw:mirror-horizontal="false" draw:mirror-vertical="false" drawooo:sub-view-size="12555 9523" draw:text-areas="0 0 ?f0 ?f1" svg:viewBox="0 0 0 0" draw:type="ooxml-non-primitive" draw:enhanced-path="M 1 0 L 1 9523 12555 9523 12555 0 Z N">
                <draw:equation draw:name="f0" draw:formula="logwidth"/>
                <draw:equation draw:name="f1" draw:formula="logheight"/>
              </draw:enhanced-geometry>
            </draw:custom-shape>
          </draw:g>
          <draw:g draw:name="Google Shape;795;p41">
            <draw:custom-shape draw:name="Google Shape;796;p41" draw:style-name="gr36" draw:text-style-name="P55" draw:layer="layout" svg:width="5.531cm" svg:height="1.821cm" svg:x="15.978cm" svg:y="8.457cm">
              <text:p text:style-name="P26"><text:span text:style-name="T26"/></text:p>
              <draw:enhanced-geometry draw:mirror-horizontal="false" draw:mirror-vertical="false" drawooo:sub-view-size="29010 9553" draw:text-areas="0 0 ?f0 ?f1" svg:viewBox="0 0 0 0" draw:type="ooxml-non-primitive" draw:enhanced-path="M 7771 2925 C 7758 2940 7745 2956 7733 2971 L 7733 2971 C 7745 2955 7758 2940 7771 2925 Z M 7733 2971 C 7659 3067 7601 3175 7588 3306 7601 3199 7650 3081 7733 2971 Z M 11580 8852 L 11534 9538 15724 9538 15724 8852 Z M 0 0 L 0 8029 137 8029 122 8989 122 9538 6902 9538 7070 7572 5851 7603 C 5820 7603 5820 7496 5820 7374 5820 7070 5897 6475 6019 5805 6217 4845 6445 4083 6552 4083 L 6582 4083 7375 4434 7466 3321 C 7512 2925 7832 2621 8228 2621 L 11564 2621 C 11884 2666 12143 2925 12143 3261 L 12143 3321 12098 3748 21133 3748 21133 8867 16912 8867 16912 9142 16912 9553 29010 9553 29010 9401 28918 8913 28918 8898 C 28918 8822 28949 8761 29010 8715 L 29010 8090 28568 8090 28385 7374 28872 7313 28415 4754 C 28248 3794 27989 3062 28156 2087 L 28156 2087 C 28156 2087 26191 2590 24576 2590 23646 2590 22824 2423 22595 1859 22473 1615 22428 1326 22428 1067 L 22428 1006 C 22428 869 22458 762 22504 640 22534 549 22580 472 22656 411 22519 244 22473 137 22458 0 L 20386 0 20386 107 7832 107 7832 0 Z N">
                <draw:equation draw:name="f0" draw:formula="logwidth"/>
                <draw:equation draw:name="f1" draw:formula="logheight"/>
              </draw:enhanced-geometry>
            </draw:custom-shape>
            <draw:custom-shape draw:name="Google Shape;797;p41" draw:style-name="gr36" draw:text-style-name="P55" draw:layer="layout" svg:width="2.393cm" svg:height="1.815cm" svg:x="17.471cm" svg:y="6.662cm">
              <text:p text:style-name="P26"><text:span text:style-name="T26"/></text:p>
              <draw:enhanced-geometry draw:mirror-horizontal="false" draw:mirror-vertical="false" drawooo:sub-view-size="12555 9523" draw:text-areas="0 0 ?f0 ?f1" svg:viewBox="0 0 0 0" draw:type="ooxml-non-primitive" draw:enhanced-path="M 1 0 L 1 9523 12555 9523 12555 9416 12555 0 Z N">
                <draw:equation draw:name="f0" draw:formula="logwidth"/>
                <draw:equation draw:name="f1" draw:formula="logheight"/>
              </draw:enhanced-geometry>
            </draw:custom-shape>
          </draw:g>
          <draw:g draw:name="Google Shape;798;p41">
            <draw:custom-shape draw:name="Google Shape;799;p41" draw:style-name="gr37" draw:text-style-name="P56" draw:layer="layout" svg:width="0.845cm" svg:height="0.736cm" svg:x="20.76cm" svg:y="7.134cm">
              <text:p text:style-name="P26"><text:span text:style-name="T26"/></text:p>
              <draw:enhanced-geometry draw:mirror-horizontal="false" draw:mirror-vertical="false" drawooo:sub-view-size="4435 3864" draw:text-areas="0 0 ?f0 ?f1" svg:viewBox="0 0 0 0" draw:type="ooxml-non-primitive" draw:enhanced-path="M 1158 0 L 0 290 C 46 427 61 549 107 655 138 777 183 884 214 1021 290 1250 381 1493 488 1722 671 2225 945 2667 1265 3093 1356 3215 1448 3322 1570 3413 1692 3535 1829 3626 1981 3703 2214 3813 2466 3864 2730 3864 2795 3864 2860 3861 2926 3855 3200 3840 3474 3764 3733 3642 3855 3581 3977 3535 4099 3459 L 4266 3337 C 4327 3306 4358 3261 4434 3200 L 4129 2712 3977 2743 3825 2788 C 3718 2804 3627 2849 3505 2865 3322 2895 3109 2895 2910 2895 2758 2880 2606 2849 2484 2743 2423 2712 2362 2667 2332 2621 2271 2560 2210 2484 2149 2408 2042 2240 1951 2057 1844 1874 1753 1676 1676 1478 1585 1265 L 1356 640 1265 305 C 1219 198 1189 76 1158 0 Z N">
                <draw:equation draw:name="f0" draw:formula="logwidth"/>
                <draw:equation draw:name="f1" draw:formula="logheight"/>
              </draw:enhanced-geometry>
            </draw:custom-shape>
            <draw:custom-shape draw:name="Google Shape;800;p41" draw:style-name="gr9" draw:text-style-name="P12" draw:layer="layout" svg:width="0.528cm" svg:height="0.611cm" svg:x="20.65cm" svg:y="6.996cm">
              <text:p text:style-name="P26"><text:span text:style-name="T26"/></text:p>
              <draw:enhanced-geometry draw:mirror-horizontal="false" draw:mirror-vertical="false" drawooo:sub-view-size="2774 3210" draw:text-areas="0 0 ?f0 ?f1" svg:viewBox="0 0 0 0" draw:type="ooxml-non-primitive" draw:enhanced-path="M 1123 0 C 892 0 670 124 488 376 0 1046 549 2280 1067 3210 L 2773 2539 C 2621 1991 2408 1442 2164 924 1883 315 1492 0 1123 0 Z N">
                <draw:equation draw:name="f0" draw:formula="logwidth"/>
                <draw:equation draw:name="f1" draw:formula="logheight"/>
              </draw:enhanced-geometry>
            </draw:custom-shape>
            <draw:custom-shape draw:name="Google Shape;801;p41" draw:style-name="gr37" draw:text-style-name="P56" draw:layer="layout" svg:width="0.156cm" svg:height="0.201cm" svg:x="21.51cm" svg:y="7.561cm">
              <text:p text:style-name="P26"><text:span text:style-name="T26"/></text:p>
              <draw:enhanced-geometry draw:mirror-horizontal="false" draw:mirror-vertical="false" drawooo:sub-view-size="824 1061" draw:text-areas="0 0 ?f0 ?f1" svg:viewBox="0 0 0 0" draw:type="ooxml-non-primitive" draw:enhanced-path="M 671 1 L 290 229 C 137 336 16 534 16 717 L 0 946 C 51 1030 137 1061 235 1061 489 1061 823 854 823 854 L 671 1 Z N">
                <draw:equation draw:name="f0" draw:formula="logwidth"/>
                <draw:equation draw:name="f1" draw:formula="logheight"/>
              </draw:enhanced-geometry>
            </draw:custom-shape>
            <draw:custom-shape draw:name="Google Shape;802;p41" draw:style-name="gr37" draw:text-style-name="P56" draw:layer="layout" svg:width="0.159cm" svg:height="0.174cm" svg:x="21.632cm" svg:y="7.55cm">
              <text:p text:style-name="P26"><text:span text:style-name="T26"/></text:p>
              <draw:enhanced-geometry draw:mirror-horizontal="false" draw:mirror-vertical="false" drawooo:sub-view-size="839 916" draw:text-areas="0 0 ?f0 ?f1" svg:viewBox="0 0 0 0" draw:type="ooxml-non-primitive" draw:enhanced-path="M 488 1 L 0 62 168 915 838 687 488 1 Z N">
                <draw:equation draw:name="f0" draw:formula="logwidth"/>
                <draw:equation draw:name="f1" draw:formula="logheight"/>
              </draw:enhanced-geometry>
            </draw:custom-shape>
            <draw:custom-shape draw:name="Google Shape;803;p41" draw:style-name="gr10" draw:text-style-name="P13" draw:layer="layout" svg:width="0.798cm" svg:height="1.289cm" svg:x="20.194cm" svg:y="6.942cm">
              <text:p text:style-name="P26"><text:span text:style-name="T26"/></text:p>
              <draw:enhanced-geometry draw:mirror-horizontal="false" draw:mirror-vertical="false" drawooo:sub-view-size="4191 6766" draw:text-areas="0 0 ?f0 ?f1" svg:viewBox="0 0 0 0" draw:type="ooxml-non-primitive" draw:enhanced-path="M 1951 1 L 838 138 C 503 184 214 443 183 793 77 1600 31 2423 31 3246 0 4175 153 5531 351 6765 L 4038 6186 C 3992 2956 4190 1951 4190 1067 4190 732 3962 427 3642 336 L 2850 107 1951 1 Z N">
                <draw:equation draw:name="f0" draw:formula="logwidth"/>
                <draw:equation draw:name="f1" draw:formula="logheight"/>
              </draw:enhanced-geometry>
            </draw:custom-shape>
            <draw:custom-shape draw:name="Google Shape;804;p41" draw:style-name="gr9" draw:text-style-name="P12" draw:layer="layout" svg:width="0.235cm" svg:height="0.577cm" svg:x="20.199cm" svg:y="7.03cm">
              <text:p text:style-name="P26"><text:span text:style-name="T26"/></text:p>
              <draw:enhanced-geometry draw:mirror-horizontal="false" draw:mirror-vertical="false" drawooo:sub-view-size="1236 3033" draw:text-areas="0 0 ?f0 ?f1" svg:viewBox="0 0 0 0" draw:type="ooxml-non-primitive" draw:enhanced-path="M 580 1 C 549 1 534 1 488 31 336 123 229 260 123 412 47 1098 1 1783 1 2469 77 2698 168 2865 275 2941 351 2972 488 3033 626 3033 763 3033 885 2972 930 2804 1235 1585 1235 1 580 1 Z N">
                <draw:equation draw:name="f0" draw:formula="logwidth"/>
                <draw:equation draw:name="f1" draw:formula="logheight"/>
              </draw:enhanced-geometry>
            </draw:custom-shape>
            <draw:custom-shape draw:name="Google Shape;805;p41" draw:style-name="gr37" draw:text-style-name="P56" draw:layer="layout" svg:width="0.818cm" svg:height="0.58cm" svg:x="20.043cm" svg:y="7.436cm">
              <text:p text:style-name="P26"><text:span text:style-name="T26"/></text:p>
              <draw:enhanced-geometry draw:mirror-horizontal="false" draw:mirror-vertical="false" drawooo:sub-view-size="4297 3047" draw:text-areas="0 0 ?f0 ?f1" svg:viewBox="0 0 0 0" draw:type="ooxml-non-primitive" draw:enhanced-path="M 222 0 C 146 0 80 14 31 45 15 914 0 2133 335 2407 716 2697 1524 2803 1996 2849 2666 2895 3337 2971 3992 3047 4099 2864 4190 2712 4297 2544 L 4297 2544 C 4293 2550 4281 2553 4261 2553 3958 2553 1911 1936 1539 1721 1143 1493 1371 1097 1310 365 1310 365 623 0 222 0 Z N">
                <draw:equation draw:name="f0" draw:formula="logwidth"/>
                <draw:equation draw:name="f1" draw:formula="logheight"/>
              </draw:enhanced-geometry>
            </draw:custom-shape>
            <draw:custom-shape draw:name="Google Shape;806;p41" draw:style-name="gr10" draw:text-style-name="P13" draw:layer="layout" svg:width="0.42cm" svg:height="0.597cm" svg:x="20.011cm" svg:y="6.966cm">
              <text:p text:style-name="P26"><text:span text:style-name="T26"/></text:p>
              <draw:enhanced-geometry draw:mirror-horizontal="false" draw:mirror-vertical="false" drawooo:sub-view-size="2208 3138" draw:text-areas="0 0 ?f0 ?f1" svg:viewBox="0 0 0 0" draw:type="ooxml-non-primitive" draw:enhanced-path="M 1495 0 C 1399 0 1292 19 1174 60 412 319 122 1659 1 2680 L 1600 3137 C 1783 2589 1936 2025 2027 1461 2207 573 2018 0 1495 0 Z N">
                <draw:equation draw:name="f0" draw:formula="logwidth"/>
                <draw:equation draw:name="f1" draw:formula="logheight"/>
              </draw:enhanced-geometry>
            </draw:custom-shape>
            <draw:custom-shape draw:name="Google Shape;807;p41" draw:style-name="gr13" draw:text-style-name="P16" draw:layer="layout" svg:width="0.435cm" svg:height="0.285cm" svg:x="20.446cm" svg:y="6.889cm">
              <text:p text:style-name="P26"><text:span text:style-name="T26"/></text:p>
              <draw:enhanced-geometry draw:mirror-horizontal="false" draw:mirror-vertical="false" drawooo:sub-view-size="2287 1499" draw:text-areas="0 0 ?f0 ?f1" svg:viewBox="0 0 0 0" draw:type="ooxml-non-primitive" draw:enhanced-path="M 626 1 C 344 1 44 128 16 417 1 569 47 737 153 874 245 1011 351 1118 489 1224 633 1340 819 1469 993 1469 1003 1469 1012 1469 1022 1468 1235 1422 1311 1331 1387 1102 1555 1346 1555 1483 1753 1499 1860 1483 1982 1422 2027 1331 2164 1224 2241 1072 2241 889 2286 569 1997 264 1692 173 1372 82 1037 21 717 5 687 2 656 1 626 1 Z N">
                <draw:equation draw:name="f0" draw:formula="logwidth"/>
                <draw:equation draw:name="f1" draw:formula="logheight"/>
              </draw:enhanced-geometry>
            </draw:custom-shape>
            <draw:custom-shape draw:name="Google Shape;808;p41" draw:style-name="gr37" draw:text-style-name="P56" draw:layer="layout" svg:width="0.288cm" svg:height="0.421cm" svg:x="20.522cm" svg:y="6.666cm">
              <text:p text:style-name="P26"><text:span text:style-name="T26"/></text:p>
              <draw:enhanced-geometry draw:mirror-horizontal="false" draw:mirror-vertical="false" drawooo:sub-view-size="1518 2213" draw:text-areas="0 0 ?f0 ?f1" svg:viewBox="0 0 0 0" draw:type="ooxml-non-primitive" draw:enhanced-path="M 335 0 L 335 0 C 381 488 381 1097 92 1509 0 1661 15 1737 137 1874 335 2103 640 2209 975 2209 1002 2212 1028 2213 1052 2213 1518 2213 1459 1811 1387 1768 1219 1676 1143 1463 1219 1295 1249 1219 1265 1143 1326 1067 L 762 457 335 0 Z N">
                <draw:equation draw:name="f0" draw:formula="logwidth"/>
                <draw:equation draw:name="f1" draw:formula="logheight"/>
              </draw:enhanced-geometry>
            </draw:custom-shape>
            <draw:custom-shape draw:name="Google Shape;809;p41" draw:style-name="gr38" draw:text-style-name="P57" draw:layer="layout" svg:width="0.101cm" svg:height="0.156cm" svg:x="20.67cm" svg:y="6.765cm">
              <text:p text:style-name="P26"><text:span text:style-name="T26"/></text:p>
              <draw:enhanced-geometry draw:mirror-horizontal="false" draw:mirror-vertical="false" drawooo:sub-view-size="534 824" draw:text-areas="0 0 ?f0 ?f1" svg:viewBox="0 0 0 0" draw:type="ooxml-non-primitive" draw:enhanced-path="M 46 0 C 15 61 15 137 15 198 0 427 229 701 442 823 L 442 808 442 777 C 457 732 472 671 503 625 518 610 518 594 533 579 L 46 0 Z N">
                <draw:equation draw:name="f0" draw:formula="logwidth"/>
                <draw:equation draw:name="f1" draw:formula="logheight"/>
              </draw:enhanced-geometry>
            </draw:custom-shape>
            <draw:custom-shape draw:name="Google Shape;810;p41" draw:style-name="gr13" draw:text-style-name="P16" draw:layer="layout" svg:width="0.199cm" svg:height="0.263cm" svg:x="20.844cm" svg:y="6.374cm">
              <text:p text:style-name="P26"><text:span text:style-name="T26"/></text:p>
              <draw:enhanced-geometry draw:mirror-horizontal="false" draw:mirror-vertical="false" drawooo:sub-view-size="1047 1383" draw:text-areas="0 0 ?f0 ?f1" svg:viewBox="0 0 0 0" draw:type="ooxml-non-primitive" draw:enhanced-path="M 645 1 C 628 1 610 4 594 12 275 377 320 743 0 1383 0 1383 655 1352 853 804 1047 321 815 1 645 1 Z N">
                <draw:equation draw:name="f0" draw:formula="logwidth"/>
                <draw:equation draw:name="f1" draw:formula="logheight"/>
              </draw:enhanced-geometry>
            </draw:custom-shape>
            <draw:custom-shape draw:name="Google Shape;811;p41" draw:style-name="gr37" draw:text-style-name="P56" draw:layer="layout" svg:width="0.444cm" svg:height="0.568cm" svg:x="20.568cm" svg:y="6.308cm">
              <text:p text:style-name="P26"><text:span text:style-name="T26"/></text:p>
              <draw:enhanced-geometry draw:mirror-horizontal="false" draw:mirror-vertical="false" drawooo:sub-view-size="2332 2985" draw:text-areas="0 0 ?f0 ?f1" svg:viewBox="0 0 0 0" draw:type="ooxml-non-primitive" draw:enhanced-path="M 1146 0 C 767 0 396 207 214 571 153 723 123 860 92 1028 62 1790 1 2232 351 2628 542 2873 808 2984 1077 2984 1493 2984 1915 2716 2073 2262 2301 1622 2332 495 1616 114 1467 37 1306 0 1146 0 Z N">
                <draw:equation draw:name="f0" draw:formula="logwidth"/>
                <draw:equation draw:name="f1" draw:formula="logheight"/>
              </draw:enhanced-geometry>
            </draw:custom-shape>
            <draw:custom-shape draw:name="Google Shape;812;p41" draw:style-name="gr13" draw:text-style-name="P16" draw:layer="layout" svg:width="0.33cm" svg:height="0.333cm" svg:x="20.47cm" svg:y="6.344cm">
              <text:p text:style-name="P26"><text:span text:style-name="T26"/></text:p>
              <draw:enhanced-geometry draw:mirror-horizontal="false" draw:mirror-vertical="false" drawooo:sub-view-size="1738 1754" draw:text-areas="0 0 ?f0 ?f1" svg:viewBox="0 0 0 0" draw:type="ooxml-non-primitive" draw:enhanced-path="M 587 0 C 486 0 182 248 138 352 1 656 62 991 275 1235 351 1342 443 1418 534 1509 L 1144 1753 991 1083 1342 900 1738 291 C 1738 291 869 16 595 1 592 1 590 0 587 0 Z N">
                <draw:equation draw:name="f0" draw:formula="logwidth"/>
                <draw:equation draw:name="f1" draw:formula="logheight"/>
              </draw:enhanced-geometry>
            </draw:custom-shape>
            <draw:custom-shape draw:name="Google Shape;813;p41" draw:style-name="gr13" draw:text-style-name="P16" draw:layer="layout" svg:width="0.592cm" svg:height="0.29cm" svg:x="20.507cm" svg:y="6.143cm">
              <text:p text:style-name="P26"><text:span text:style-name="T26"/></text:p>
              <draw:enhanced-geometry draw:mirror-horizontal="false" draw:mirror-vertical="false" drawooo:sub-view-size="3110 1527" draw:text-areas="0 0 ?f0 ?f1" svg:viewBox="0 0 0 0" draw:type="ooxml-non-primitive" draw:enhanced-path="M 2591 1 L 2591 1 C 2652 168 2591 382 2423 473 2326 532 2209 559 2090 559 2023 559 1956 550 1890 534 1677 504 1479 443 1281 366 1126 311 963 240 810 240 752 240 695 250 641 275 62 565 1 1083 290 1220 565 1357 1022 1372 1326 1433 1555 1494 1784 1524 2043 1524 2062 1526 2081 1526 2100 1526 2312 1526 2530 1451 2698 1311 2774 1265 2835 1189 2896 1083 3109 702 2972 214 2591 1 Z N">
                <draw:equation draw:name="f0" draw:formula="logwidth"/>
                <draw:equation draw:name="f1" draw:formula="logheight"/>
              </draw:enhanced-geometry>
            </draw:custom-shape>
            <draw:custom-shape draw:name="Google Shape;814;p41" draw:style-name="gr37" draw:text-style-name="P56" draw:layer="layout" svg:width="0.123cm" svg:height="0.16cm" svg:x="20.514cm" svg:y="6.539cm">
              <text:p text:style-name="P26"><text:span text:style-name="T26"/></text:p>
              <draw:enhanced-geometry draw:mirror-horizontal="false" draw:mirror-vertical="false" drawooo:sub-view-size="652 842" draw:text-areas="0 0 ?f0 ?f1" svg:viewBox="0 0 0 0" draw:type="ooxml-non-primitive" draw:enhanced-path="M 266 0 C 100 0 0 162 27 347 42 515 118 667 255 789 299 825 344 841 387 841 508 841 614 714 636 545 652 347 530 88 347 12 318 4 292 0 266 0 Z N">
                <draw:equation draw:name="f0" draw:formula="logwidth"/>
                <draw:equation draw:name="f1" draw:formula="logheight"/>
              </draw:enhanced-geometry>
            </draw:custom-shape>
            <draw:custom-shape draw:name="Google Shape;815;p41" draw:style-name="gr13" draw:text-style-name="P16" draw:layer="layout" svg:width="0.034cm" svg:height="0.043cm" svg:x="20.804cm" svg:y="6.562cm">
              <text:p text:style-name="P26"><text:span text:style-name="T26"/></text:p>
              <draw:enhanced-geometry draw:mirror-horizontal="false" draw:mirror-vertical="false" drawooo:sub-view-size="184 230" draw:text-areas="0 0 ?f0 ?f1" svg:viewBox="0 0 0 0" draw:type="ooxml-non-primitive" draw:enhanced-path="M 108 1 C 62 1 31 46 1 92 1 153 31 214 62 229 108 229 138 199 153 138 184 77 153 46 108 1 Z N">
                <draw:equation draw:name="f0" draw:formula="logwidth"/>
                <draw:equation draw:name="f1" draw:formula="logheight"/>
              </draw:enhanced-geometry>
            </draw:custom-shape>
            <draw:custom-shape draw:name="Google Shape;816;p41" draw:style-name="gr13" draw:text-style-name="P16" draw:layer="layout" svg:width="0.037cm" svg:height="0.043cm" svg:x="20.934cm" svg:y="6.588cm">
              <text:p text:style-name="P26"><text:span text:style-name="T26"/></text:p>
              <draw:enhanced-geometry draw:mirror-horizontal="false" draw:mirror-vertical="false" drawooo:sub-view-size="199 230" draw:text-areas="0 0 ?f0 ?f1" svg:viewBox="0 0 0 0" draw:type="ooxml-non-primitive" draw:enhanced-path="M 122 1 C 62 1 31 31 31 92 1 153 46 229 77 229 122 229 153 184 183 138 199 77 153 16 122 1 Z N">
                <draw:equation draw:name="f0" draw:formula="logwidth"/>
                <draw:equation draw:name="f1" draw:formula="logheight"/>
              </draw:enhanced-geometry>
            </draw:custom-shape>
            <draw:custom-shape draw:name="Google Shape;817;p41" draw:style-name="gr38" draw:text-style-name="P57" draw:layer="layout" svg:width="0.051cm" svg:height="0.101cm" svg:x="20.873cm" svg:y="6.605cm">
              <text:p text:style-name="P26"><text:span text:style-name="T26"/></text:p>
              <draw:enhanced-geometry draw:mirror-horizontal="false" draw:mirror-vertical="false" drawooo:sub-view-size="275 535" draw:text-areas="0 0 ?f0 ?f1" svg:viewBox="0 0 0 0" draw:type="ooxml-non-primitive" draw:enhanced-path="M 123 0 L 1 488 C 60 517 125 534 184 534 217 534 248 529 275 518 199 351 138 168 123 0 Z N">
                <draw:equation draw:name="f0" draw:formula="logwidth"/>
                <draw:equation draw:name="f1" draw:formula="logheight"/>
              </draw:enhanced-geometry>
            </draw:custom-shape>
            <draw:custom-shape draw:name="Google Shape;818;p41" draw:style-name="gr13" draw:text-style-name="P16" draw:layer="layout" svg:width="0.08cm" svg:height="0.046cm" svg:x="20.783cm" svg:y="6.722cm">
              <text:p text:style-name="P26"><text:span text:style-name="T26"/></text:p>
              <draw:enhanced-geometry draw:mirror-horizontal="false" draw:mirror-vertical="false" drawooo:sub-view-size="427 245" draw:text-areas="0 0 ?f0 ?f1" svg:viewBox="0 0 0 0" draw:type="ooxml-non-primitive" draw:enhanced-path="M 0 1 L 0 16 C 76 153 214 229 366 245 L 412 245 427 229 412 214 C 259 214 107 138 16 1 Z N">
                <draw:equation draw:name="f0" draw:formula="logwidth"/>
                <draw:equation draw:name="f1" draw:formula="logheight"/>
              </draw:enhanced-geometry>
            </draw:custom-shape>
            <draw:custom-shape draw:name="Google Shape;819;p41" draw:style-name="gr13" draw:text-style-name="P16" draw:layer="layout" svg:width="0.069cm" svg:height="0.03cm" svg:x="20.781cm" svg:y="6.503cm">
              <text:p text:style-name="P26"><text:span text:style-name="T26"/></text:p>
              <draw:enhanced-geometry draw:mirror-horizontal="false" draw:mirror-vertical="false" drawooo:sub-view-size="366 163" draw:text-areas="0 0 ?f0 ?f1" svg:viewBox="0 0 0 0" draw:type="ooxml-non-primitive" draw:enhanced-path="M 280 0 C 185 0 79 32 15 95 0 95 0 141 31 156 35 161 38 163 41 163 47 163 50 152 61 141 108 82 183 60 257 60 278 60 299 62 320 65 325 69 329 71 333 71 343 71 351 61 351 50 366 19 351 4 335 4 317 2 299 0 280 0 Z N">
                <draw:equation draw:name="f0" draw:formula="logwidth"/>
                <draw:equation draw:name="f1" draw:formula="logheight"/>
              </draw:enhanced-geometry>
            </draw:custom-shape>
            <draw:custom-shape draw:name="Google Shape;820;p41" draw:style-name="gr13" draw:text-style-name="P16" draw:layer="layout" svg:width="0.054cm" svg:height="0.05cm" svg:x="20.949cm" svg:y="6.52cm">
              <text:p text:style-name="P26"><text:span text:style-name="T26"/></text:p>
              <draw:enhanced-geometry draw:mirror-horizontal="false" draw:mirror-vertical="false" drawooo:sub-view-size="291 266" draw:text-areas="0 0 ?f0 ?f1" svg:viewBox="0 0 0 0" draw:type="ooxml-non-primitive" draw:enhanced-path="M 33 1 C 18 1 1 18 1 52 31 52 31 67 1 67 107 83 184 159 214 235 214 265 229 265 260 265 275 265 290 235 290 220 245 128 153 37 46 6 43 3 38 1 33 1 Z N">
                <draw:equation draw:name="f0" draw:formula="logwidth"/>
                <draw:equation draw:name="f1" draw:formula="logheight"/>
              </draw:enhanced-geometry>
            </draw:custom-shape>
            <draw:g draw:name="Google Shape;821;p41">
              <draw:custom-shape draw:name="Google Shape;822;p41" draw:style-name="gr9" draw:text-style-name="P12" draw:layer="layout" svg:width="1.257cm" svg:height="1.461cm" svg:x="20.237cm" svg:y="8.534cm">
                <text:p text:style-name="P26"><text:span text:style-name="T26"/></text:p>
                <draw:enhanced-geometry draw:mirror-horizontal="false" draw:mirror-vertical="false" drawooo:sub-view-size="6599 7665" draw:text-areas="0 0 ?f0 ?f1" svg:viewBox="0 0 0 0" draw:type="ooxml-non-primitive" draw:enhanced-path="M 230 1 C 184 62 123 153 77 229 47 336 31 473 1 595 L 1 641 C 1 915 62 1205 184 1448 412 1997 1220 2164 2164 2164 3764 2164 5745 1677 5745 1677 L 5745 1677 C 5562 2652 5821 3368 6004 4343 L 6461 6888 5973 6949 6156 7665 6598 7665 6598 7025 6598 6994 6598 4937 C 6400 3749 6172 2225 6141 930 5288 1067 3917 1296 2713 1296 1890 1296 1174 1205 763 915 504 671 336 336 230 1 Z N">
                  <draw:equation draw:name="f0" draw:formula="logwidth"/>
                  <draw:equation draw:name="f1" draw:formula="logheight"/>
                </draw:enhanced-geometry>
              </draw:custom-shape>
              <draw:custom-shape draw:name="Google Shape;823;p41" draw:style-name="gr37" draw:text-style-name="P56" draw:layer="layout" svg:width="0.162cm" svg:height="0.362cm" svg:x="21.945cm" svg:y="9.641cm">
                <text:p text:style-name="P26"><text:span text:style-name="T26"/></text:p>
                <draw:enhanced-geometry draw:mirror-horizontal="false" draw:mirror-vertical="false" drawooo:sub-view-size="854 1906" draw:text-areas="0 0 ?f0 ?f1" svg:viewBox="0 0 0 0" draw:type="ooxml-non-primitive" draw:enhanced-path="M 854 1 L 77 77 1 1905 1 1905 778 1814 854 1 Z N">
                  <draw:equation draw:name="f0" draw:formula="logwidth"/>
                  <draw:equation draw:name="f1" draw:formula="logheight"/>
                </draw:enhanced-geometry>
              </draw:custom-shape>
              <draw:custom-shape draw:name="Google Shape;824;p41" draw:style-name="gr1" draw:text-style-name="P4" draw:layer="layout" svg:width="0.002cm" svg:height="0.11cm" svg:x="21.951cm" svg:y="9.708cm">
                <text:p text:style-name="P26"><text:span text:style-name="T26"/></text:p>
                <draw:enhanced-geometry draw:mirror-horizontal="false" draw:mirror-vertical="false" drawooo:sub-view-size="16 580" draw:text-areas="0 0 ?f0 ?f1" svg:viewBox="0 0 0 0" draw:type="ooxml-non-primitive" draw:enhanced-path="M 15 0 L 15 0 0 579 0 579 15 0 Z N">
                  <draw:equation draw:name="f0" draw:formula="logwidth"/>
                  <draw:equation draw:name="f1" draw:formula="logheight"/>
                </draw:enhanced-geometry>
              </draw:custom-shape>
              <draw:custom-shape draw:name="Google Shape;825;p41" draw:style-name="gr38" draw:text-style-name="P57" draw:layer="layout" svg:width="0.153cm" svg:height="0.142cm" svg:x="21.951cm" svg:y="9.676cm">
                <text:p text:style-name="P26"><text:span text:style-name="T26"/></text:p>
                <draw:enhanced-geometry draw:mirror-horizontal="false" draw:mirror-vertical="false" drawooo:sub-view-size="808 748" draw:text-areas="0 0 ?f0 ?f1" svg:viewBox="0 0 0 0" draw:type="ooxml-non-primitive" draw:enhanced-path="M 808 1 L 15 168 0 747 777 702 808 1 Z N">
                  <draw:equation draw:name="f0" draw:formula="logwidth"/>
                  <draw:equation draw:name="f1" draw:formula="logheight"/>
                </draw:enhanced-geometry>
              </draw:custom-shape>
              <draw:custom-shape draw:name="Google Shape;826;p41" draw:style-name="gr13" draw:text-style-name="P16" draw:layer="layout" svg:width="1.771cm" svg:height="1.591cm" svg:x="20.38cm" svg:y="8.123cm">
                <text:p text:style-name="P26"><text:span text:style-name="T26"/></text:p>
                <draw:enhanced-geometry draw:mirror-horizontal="false" draw:mirror-vertical="false" drawooo:sub-view-size="9295 8347" draw:text-areas="0 0 ?f0 ?f1" svg:viewBox="0 0 0 0" draw:type="ooxml-non-primitive" draw:enhanced-path="M 3427 0 C 3016 0 2758 13 2758 13 L 122 470 C 122 470 1 1079 579 2070 901 2620 2000 2753 3261 2753 3851 2753 4476 2723 5074 2694 5663 2654 6225 2626 6692 2626 6926 2626 7136 2633 7314 2649 7222 4538 8076 8347 8076 8347 L 9188 8133 C 9294 6061 9264 3989 9066 1917 8752 181 4986 0 3427 0 Z N">
                  <draw:equation draw:name="f0" draw:formula="logwidth"/>
                  <draw:equation draw:name="f1" draw:formula="logheight"/>
                </draw:enhanced-geometry>
              </draw:custom-shape>
              <draw:custom-shape draw:name="Google Shape;827;p41" draw:style-name="gr10" draw:text-style-name="P13" draw:layer="layout" svg:width="0.351cm" svg:height="0.133cm" svg:x="21.841cm" svg:y="9.65cm">
                <text:p text:style-name="P26"><text:span text:style-name="T26"/></text:p>
                <draw:enhanced-geometry draw:mirror-horizontal="false" draw:mirror-vertical="false" drawooo:sub-view-size="1844 702" draw:text-areas="0 0 ?f0 ?f1" svg:viewBox="0 0 0 0" draw:type="ooxml-non-primitive" draw:enhanced-path="M 1844 1 L 0 46 46 701 1722 625 1844 1 Z N">
                  <draw:equation draw:name="f0" draw:formula="logwidth"/>
                  <draw:equation draw:name="f1" draw:formula="logheight"/>
                </draw:enhanced-geometry>
              </draw:custom-shape>
              <draw:custom-shape draw:name="Google Shape;828;p41" draw:style-name="gr39" draw:text-style-name="P58" draw:layer="layout" svg:width="0.005cm" svg:height="0.02cm" svg:x="21.85cm" svg:y="9.377cm">
                <text:p text:style-name="P26"><text:span text:style-name="T26"/></text:p>
                <draw:enhanced-geometry draw:mirror-horizontal="false" draw:mirror-vertical="false" drawooo:sub-view-size="32 108" draw:text-areas="0 0 ?f0 ?f1" svg:viewBox="0 0 0 0" draw:type="ooxml-non-primitive" draw:enhanced-path="M 1 0 L 1 107 C 1 92 31 77 31 77 31 31 31 16 1 0 Z N">
                  <draw:equation draw:name="f0" draw:formula="logwidth"/>
                  <draw:equation draw:name="f1" draw:formula="logheight"/>
                </draw:enhanced-geometry>
              </draw:custom-shape>
              <draw:custom-shape draw:name="Google Shape;829;p41" draw:style-name="gr15" draw:text-style-name="P18" draw:layer="layout" svg:width="0.333cm" svg:height="1.037cm" svg:x="21.632cm" svg:y="8.348cm">
                <text:p text:style-name="P26"><text:span text:style-name="T26"/></text:p>
                <draw:enhanced-geometry draw:mirror-horizontal="false" draw:mirror-vertical="false" drawooo:sub-view-size="1753 5441" draw:text-areas="0 0 ?f0 ?f1" svg:viewBox="0 0 0 0" draw:type="ooxml-non-primitive" draw:enhanced-path="M 640 1 C 305 1 31 77 0 77 549 367 914 702 930 1128 1143 2515 1189 4115 1143 5379 1143 5394 1143 5410 1173 5440 1493 4358 1752 1159 1509 473 1371 92 975 1 640 1 Z N">
                  <draw:equation draw:name="f0" draw:formula="logwidth"/>
                  <draw:equation draw:name="f1" draw:formula="logheight"/>
                </draw:enhanced-geometry>
              </draw:custom-shape>
              <draw:custom-shape draw:name="Google Shape;830;p41" draw:style-name="gr37" draw:text-style-name="P56" draw:layer="layout" svg:width="0.156cm" svg:height="0.351cm" svg:x="21.626cm" svg:y="9.766cm">
                <text:p text:style-name="P26"><text:span text:style-name="T26"/></text:p>
                <draw:enhanced-geometry draw:mirror-horizontal="false" draw:mirror-vertical="false" drawooo:sub-view-size="824 1845" draw:text-areas="0 0 ?f0 ?f1" svg:viewBox="0 0 0 0" draw:type="ooxml-non-primitive" draw:enhanced-path="M 763 1 L 1 16 62 1845 823 1814 763 1 Z N">
                  <draw:equation draw:name="f0" draw:formula="logwidth"/>
                  <draw:equation draw:name="f1" draw:formula="logheight"/>
                </draw:enhanced-geometry>
              </draw:custom-shape>
              <draw:g draw:name="Google Shape;831;p41">
                <draw:custom-shape draw:name="Google Shape;832;p41" draw:style-name="gr13" draw:text-style-name="P16" draw:layer="layout" svg:width="0.455cm" svg:height="0.168cm" svg:x="21.919cm" svg:y="9.92cm">
                  <text:p text:style-name="P26"><text:span text:style-name="T26"/></text:p>
                  <draw:enhanced-geometry draw:mirror-horizontal="false" draw:mirror-vertical="false" drawooo:sub-view-size="2393 885" draw:text-areas="0 0 ?f0 ?f1" svg:viewBox="0 0 0 0" draw:type="ooxml-non-primitive" draw:enhanced-path="M 122 0 C 77 0 62 31 62 61 L 1 747 C 1 823 62 884 138 884 442 884 564 869 945 838 1174 823 1753 793 2073 732 2393 671 2316 351 2195 351 1844 351 1326 229 1128 61 1082 46 1037 31 991 31 L 122 0 Z N">
                    <draw:equation draw:name="f0" draw:formula="logwidth"/>
                    <draw:equation draw:name="f1" draw:formula="logheight"/>
                  </draw:enhanced-geometry>
                </draw:custom-shape>
                <draw:custom-shape draw:name="Google Shape;833;p41" draw:style-name="gr13" draw:text-style-name="P16" draw:layer="layout" svg:width="0.447cm" svg:height="0.177cm" svg:x="21.606cm" svg:y="10.071cm">
                  <text:p text:style-name="P26"><text:span text:style-name="T26"/></text:p>
                  <draw:enhanced-geometry draw:mirror-horizontal="false" draw:mirror-vertical="false" drawooo:sub-view-size="2347 931" draw:text-areas="0 0 ?f0 ?f1" svg:viewBox="0 0 0 0" draw:type="ooxml-non-primitive" draw:enhanced-path="M 945 1 L 61 46 C 31 46 0 77 0 107 L 0 793 C 0 869 76 930 152 930 472 884 594 869 990 854 1341 854 1676 808 2026 763 2346 686 2270 382 2118 382 1752 351 1402 245 1097 31 1021 1 975 1 945 1 Z N">
                    <draw:equation draw:name="f0" draw:formula="logwidth"/>
                    <draw:equation draw:name="f1" draw:formula="logheight"/>
                  </draw:enhanced-geometry>
                </draw:custom-shape>
                <draw:g draw:name="Google Shape;834;p41">
                  <draw:custom-shape draw:name="Google Shape;835;p41" draw:style-name="gr10" draw:text-style-name="P13" draw:layer="layout" svg:width="0.075cm" svg:height="0.042cm" svg:x="22.12cm" svg:y="9.913cm">
                    <text:p text:style-name="P26"><text:span text:style-name="T26"/></text:p>
                    <draw:enhanced-geometry draw:mirror-horizontal="false" draw:mirror-vertical="false" drawooo:sub-view-size="397 223" draw:text-areas="0 0 ?f0 ?f1" svg:viewBox="0 0 0 0" draw:type="ooxml-non-primitive" draw:enhanced-path="M 300 37 C 307 37 314 38 321 39 336 39 336 70 336 70 336 85 336 100 321 116 301 145 252 155 179 155 137 155 87 152 31 146 140 92 237 37 300 37 Z M 295 1 C 189 1 14 120 1 146 L 1 161 16 177 C 92 192 153 192 229 222 260 222 321 192 367 161 382 146 397 100 382 70 382 39 367 24 336 9 324 3 310 1 295 1 Z N">
                      <draw:equation draw:name="f0" draw:formula="logwidth"/>
                      <draw:equation draw:name="f1" draw:formula="logheight"/>
                    </draw:enhanced-geometry>
                  </draw:custom-shape>
                  <draw:custom-shape draw:name="Google Shape;836;p41" draw:style-name="gr10" draw:text-style-name="P13" draw:layer="layout" svg:width="0.043cm" svg:height="0.063cm" svg:x="22.117cm" svg:y="9.883cm">
                    <text:p text:style-name="P26"><text:span text:style-name="T26"/></text:p>
                    <draw:enhanced-geometry draw:mirror-horizontal="false" draw:mirror-vertical="false" drawooo:sub-view-size="230 336" draw:text-areas="0 0 ?f0 ?f1" svg:viewBox="0 0 0 0" draw:type="ooxml-non-primitive" draw:enhanced-path="M 123 16 C 153 16 168 31 168 31 183 92 107 198 31 259 16 168 31 92 92 16 Z M 138 0 C 107 0 92 0 77 16 1 92 16 320 16 320 L 31 336 C 107 305 229 122 199 46 199 16 168 0 138 0 Z N">
                      <draw:equation draw:name="f0" draw:formula="logwidth"/>
                      <draw:equation draw:name="f1" draw:formula="logheight"/>
                    </draw:enhanced-geometry>
                  </draw:custom-shape>
                  <draw:custom-shape draw:name="Google Shape;837;p41" draw:style-name="gr10" draw:text-style-name="P13" draw:layer="layout" svg:width="0.072cm" svg:height="0.041cm" svg:x="21.8cm" svg:y="10.05cm">
                    <text:p text:style-name="P26"><text:span text:style-name="T26"/></text:p>
                    <draw:enhanced-geometry draw:mirror-horizontal="false" draw:mirror-vertical="false" drawooo:sub-view-size="382 218" draw:text-areas="0 0 ?f0 ?f1" svg:viewBox="0 0 0 0" draw:type="ooxml-non-primitive" draw:enhanced-path="M 288 48 C 294 48 300 48 306 50 321 50 321 65 321 65 L 321 126 C 299 148 235 162 143 162 110 162 72 161 31 156 129 115 226 48 288 48 Z M 296 0 C 195 0 15 142 1 156 L 1 187 16 202 C 92 217 153 217 229 217 245 217 306 202 336 156 367 141 382 111 367 65 367 50 336 19 321 4 313 2 305 0 296 0 Z N">
                      <draw:equation draw:name="f0" draw:formula="logwidth"/>
                      <draw:equation draw:name="f1" draw:formula="logheight"/>
                    </draw:enhanced-geometry>
                  </draw:custom-shape>
                  <draw:custom-shape draw:name="Google Shape;838;p41" draw:style-name="gr10" draw:text-style-name="P13" draw:layer="layout" svg:width="0.046cm" svg:height="0.069cm" svg:x="21.786cm" svg:y="10.019cm">
                    <text:p text:style-name="P26"><text:span text:style-name="T26"/></text:p>
                    <draw:enhanced-geometry draw:mirror-horizontal="false" draw:mirror-vertical="false" drawooo:sub-view-size="245 367" draw:text-areas="0 0 ?f0 ?f1" svg:viewBox="0 0 0 0" draw:type="ooxml-non-primitive" draw:enhanced-path="M 168 46 C 184 46 214 61 214 61 229 107 153 244 92 305 77 229 92 138 123 61 123 61 153 46 168 46 Z M 153 1 C 107 1 92 1 77 46 1 122 31 351 31 351 L 62 366 77 366 C 153 305 244 138 229 61 229 16 184 1 153 1 Z N">
                      <draw:equation draw:name="f0" draw:formula="logwidth"/>
                      <draw:equation draw:name="f1" draw:formula="logheight"/>
                    </draw:enhanced-geometry>
                  </draw:custom-shape>
                </draw:g>
              </draw:g>
              <draw:custom-shape draw:name="Google Shape;839;p41" draw:style-name="gr1" draw:text-style-name="P4" draw:layer="layout" svg:width="0.001cm" svg:height="0.136cm" svg:x="21.774cm" svg:y="9.798cm">
                <text:p text:style-name="P26"><text:span text:style-name="T26"/></text:p>
                <draw:enhanced-geometry draw:mirror-horizontal="false" draw:mirror-vertical="false" drawooo:sub-view-size="1 717" draw:text-areas="0 0 ?f0 ?f1" svg:viewBox="0 0 0 0" draw:type="ooxml-non-primitive" draw:enhanced-path="M 1 397 L 1 397 1 717 1 397 Z M 1 1 L 1 1 1 366 1 366 1 1 Z N">
                  <draw:equation draw:name="f0" draw:formula="logwidth"/>
                  <draw:equation draw:name="f1" draw:formula="logheight"/>
                </draw:enhanced-geometry>
              </draw:custom-shape>
              <draw:custom-shape draw:name="Google Shape;840;p41" draw:style-name="gr40" draw:text-style-name="P59" draw:layer="layout" svg:width="0.001cm" svg:height="0.005cm" svg:x="21.774cm" svg:y="9.868cm">
                <text:p text:style-name="P26"><text:span text:style-name="T26"/></text:p>
                <draw:enhanced-geometry draw:mirror-horizontal="false" draw:mirror-vertical="false" drawooo:sub-view-size="1 31" draw:text-areas="0 0 ?f0 ?f1" svg:viewBox="0 0 0 0" draw:type="ooxml-non-primitive" draw:enhanced-path="M 1 0 L 1 0 1 31 1 31 1 0 Z N">
                  <draw:equation draw:name="f0" draw:formula="logwidth"/>
                  <draw:equation draw:name="f1" draw:formula="logheight"/>
                </draw:enhanced-geometry>
              </draw:custom-shape>
              <draw:custom-shape draw:name="Google Shape;841;p41" draw:style-name="gr38" draw:text-style-name="P57" draw:layer="layout" svg:width="0.144cm" svg:height="0.173cm" svg:x="21.629cm" svg:y="9.798cm">
                <text:p text:style-name="P26"><text:span text:style-name="T26"/></text:p>
                <draw:enhanced-geometry draw:mirror-horizontal="false" draw:mirror-vertical="false" drawooo:sub-view-size="763 915" draw:text-areas="0 0 ?f0 ?f1" svg:viewBox="0 0 0 0" draw:type="ooxml-non-primitive" draw:enhanced-path="M 748 1 L 1 153 1 366 1 397 16 778 47 915 763 823 763 701 763 397 763 366 748 1 Z N">
                  <draw:equation draw:name="f0" draw:formula="logwidth"/>
                  <draw:equation draw:name="f1" draw:formula="logheight"/>
                </draw:enhanced-geometry>
              </draw:custom-shape>
              <draw:custom-shape draw:name="Google Shape;842;p41" draw:style-name="gr13" draw:text-style-name="P16" draw:layer="layout" svg:width="1.681cm" svg:height="1.678cm" svg:x="20.211cm" svg:y="8.157cm">
                <text:p text:style-name="P26"><text:span text:style-name="T26"/></text:p>
                <draw:enhanced-geometry draw:mirror-horizontal="false" draw:mirror-vertical="false" drawooo:sub-view-size="8823 8807" draw:text-areas="0 0 ?f0 ?f1" svg:viewBox="0 0 0 0" draw:type="ooxml-non-primitive" draw:enhanced-path="M 2484 0 L 275 335 C 275 335 1 2027 930 2849 1342 3149 2077 3252 2899 3252 4083 3252 5448 3039 6293 2895 6385 5409 7116 8807 7116 8807 L 8502 8532 C 8502 8532 8822 4891 8381 2133 8320 442 2484 0 2484 0 Z N">
                  <draw:equation draw:name="f0" draw:formula="logwidth"/>
                  <draw:equation draw:name="f1" draw:formula="logheight"/>
                </draw:enhanced-geometry>
              </draw:custom-shape>
              <draw:custom-shape draw:name="Google Shape;843;p41" draw:style-name="gr10" draw:text-style-name="P13" draw:layer="layout" svg:width="0.357cm" svg:height="0.168cm" svg:x="21.515cm" svg:y="9.761cm">
                <text:p text:style-name="P26"><text:span text:style-name="T26"/></text:p>
                <draw:enhanced-geometry draw:mirror-horizontal="false" draw:mirror-vertical="false" drawooo:sub-view-size="1875 885" draw:text-areas="0 0 ?f0 ?f1" svg:viewBox="0 0 0 0" draw:type="ooxml-non-primitive" draw:enhanced-path="M 1875 1 L 1 199 123 884 1829 747 1875 1 Z N">
                  <draw:equation draw:name="f0" draw:formula="logwidth"/>
                  <draw:equation draw:name="f1" draw:formula="logheight"/>
                </draw:enhanced-geometry>
              </draw:custom-shape>
            </draw:g>
            <draw:g draw:name="Google Shape;844;p41">
              <draw:custom-shape draw:name="Google Shape;845;p41" draw:style-name="gr13" draw:text-style-name="P16" draw:layer="layout" svg:width="0.412cm" svg:height="0.499cm" svg:x="20.746cm" svg:y="7.282cm">
                <text:p text:style-name="P26"><text:span text:style-name="T26"/></text:p>
                <draw:enhanced-geometry draw:mirror-horizontal="false" draw:mirror-vertical="false" drawooo:sub-view-size="2164 2624" draw:text-areas="0 0 ?f0 ?f1" svg:viewBox="0 0 0 0" draw:type="ooxml-non-primitive" draw:enhanced-path="M 1354 150 C 1375 150 1396 152 1417 156 1752 217 1905 796 1783 1451 1641 2045 1303 2495 987 2495 962 2495 938 2492 914 2487 594 2411 442 1847 579 1192 708 590 1025 150 1354 150 Z M 1199 0 C 734 0 290 472 153 1116 0 1847 305 2517 823 2609 871 2618 919 2623 966 2623 1436 2623 1888 2160 2027 1496 2164 796 1874 125 1356 19 1304 6 1252 0 1199 0 Z N">
                  <draw:equation draw:name="f0" draw:formula="logwidth"/>
                  <draw:equation draw:name="f1" draw:formula="logheight"/>
                </draw:enhanced-geometry>
              </draw:custom-shape>
              <draw:custom-shape draw:name="Google Shape;846;p41" draw:style-name="gr38" draw:text-style-name="P57" draw:layer="layout" svg:width="0.121cm" svg:height="0.205cm" svg:x="20.963cm" svg:y="7.515cm">
                <text:p text:style-name="P26"><text:span text:style-name="T26"/></text:p>
                <draw:enhanced-geometry draw:mirror-horizontal="false" draw:mirror-vertical="false" drawooo:sub-view-size="641 1082" draw:text-areas="0 0 ?f0 ?f1" svg:viewBox="0 0 0 0" draw:type="ooxml-non-primitive" draw:enhanced-path="M 641 0 L 31 229 C 31 412 1 625 1 838 62 899 123 1006 184 1082 229 1021 290 945 351 853 443 686 534 457 580 229 610 153 641 76 641 0 Z N">
                  <draw:equation draw:name="f0" draw:formula="logwidth"/>
                  <draw:equation draw:name="f1" draw:formula="logheight"/>
                </draw:enhanced-geometry>
              </draw:custom-shape>
              <draw:custom-shape draw:name="Google Shape;847;p41" draw:style-name="gr14" draw:text-style-name="P17" draw:layer="layout" svg:width="0.118cm" svg:height="0.246cm" svg:x="20.972cm" svg:y="7.311cm">
                <text:p text:style-name="P26"><text:span text:style-name="T26"/></text:p>
                <draw:enhanced-geometry draw:mirror-horizontal="false" draw:mirror-vertical="false" drawooo:sub-view-size="626 1296" draw:text-areas="0 0 ?f0 ?f1" svg:viewBox="0 0 0 0" draw:type="ooxml-non-primitive" draw:enhanced-path="M 77 1 C 77 92 62 199 62 336 183 564 305 854 382 1143 L 1 1296 1 1296 610 1067 C 625 854 625 641 580 473 534 229 397 46 229 16 183 16 168 1 153 1 Z N">
                  <draw:equation draw:name="f0" draw:formula="logwidth"/>
                  <draw:equation draw:name="f1" draw:formula="logheight"/>
                </draw:enhanced-geometry>
              </draw:custom-shape>
              <draw:custom-shape draw:name="Google Shape;848;p41" draw:style-name="gr6" draw:text-style-name="P9" draw:layer="layout" svg:width="0.072cm" svg:height="0.182cm" svg:x="20.972cm" svg:y="7.375cm">
                <text:p text:style-name="P26"><text:span text:style-name="T26"/></text:p>
                <draw:enhanced-geometry draw:mirror-horizontal="false" draw:mirror-vertical="false" drawooo:sub-view-size="382 961" draw:text-areas="0 0 ?f0 ?f1" svg:viewBox="0 0 0 0" draw:type="ooxml-non-primitive" draw:enhanced-path="M 62 1 C 31 260 16 580 1 961 L 382 808 C 290 519 168 245 62 1 Z N">
                  <draw:equation draw:name="f0" draw:formula="logwidth"/>
                  <draw:equation draw:name="f1" draw:formula="logheight"/>
                </draw:enhanced-geometry>
              </draw:custom-shape>
              <draw:custom-shape draw:name="Google Shape;849;p41" draw:style-name="gr14" draw:text-style-name="P17" draw:layer="layout" svg:width="0.153cm" svg:height="0.441cm" svg:x="20.833cm" svg:y="7.314cm">
                <text:p text:style-name="P26"><text:span text:style-name="T26"/></text:p>
                <draw:enhanced-geometry draw:mirror-horizontal="false" draw:mirror-vertical="false" drawooo:sub-view-size="808 2317" draw:text-areas="0 0 ?f0 ?f1" svg:viewBox="0 0 0 0" draw:type="ooxml-non-primitive" draw:enhanced-path="M 808 1 C 518 62 214 473 107 1052 0 1509 61 1921 214 2149 275 2241 366 2301 457 2317 L 518 2317 C 564 2317 595 2317 640 2301 655 2301 671 2286 686 2286 716 1220 762 534 808 1 Z N">
                  <draw:equation draw:name="f0" draw:formula="logwidth"/>
                  <draw:equation draw:name="f1" draw:formula="logheight"/>
                </draw:enhanced-geometry>
              </draw:custom-shape>
              <draw:custom-shape draw:name="Google Shape;850;p41" draw:style-name="gr13" draw:text-style-name="P16" draw:layer="layout" svg:width="0.139cm" svg:height="0.357cm" svg:x="20.76cm" svg:y="7.767cm">
                <text:p text:style-name="P26"><text:span text:style-name="T26"/></text:p>
                <draw:enhanced-geometry draw:mirror-horizontal="false" draw:mirror-vertical="false" drawooo:sub-view-size="732 1875" draw:text-areas="0 0 ?f0 ?f1" svg:viewBox="0 0 0 0" draw:type="ooxml-non-primitive" draw:enhanced-path="M 564 1 L 0 1738 C 0 1738 30 1874 166 1874 200 1874 241 1866 290 1844 534 1738 732 62 732 62 L 564 1 Z N">
                  <draw:equation draw:name="f0" draw:formula="logwidth"/>
                  <draw:equation draw:name="f1" draw:formula="logheight"/>
                </draw:enhanced-geometry>
              </draw:custom-shape>
            </draw:g>
            <draw:custom-shape draw:name="Google Shape;851;p41" draw:style-name="gr37" draw:text-style-name="P56" draw:layer="layout" svg:width="0.173cm" svg:height="0.195cm" svg:x="20.659cm" svg:y="7.834cm">
              <text:p text:style-name="P26"><text:span text:style-name="T26"/></text:p>
              <draw:enhanced-geometry draw:mirror-horizontal="false" draw:mirror-vertical="false" drawooo:sub-view-size="915 1026" draw:text-areas="0 0 ?f0 ?f1" svg:viewBox="0 0 0 0" draw:type="ooxml-non-primitive" draw:enhanced-path="M 914 0 L 533 122 C 335 183 213 411 107 579 L 0 792 C 36 976 235 1026 439 1026 674 1026 914 960 914 960 L 914 0 Z N">
                <draw:equation draw:name="f0" draw:formula="logwidth"/>
                <draw:equation draw:name="f1" draw:formula="logheight"/>
              </draw:enhanced-geometry>
            </draw:custom-shape>
            <draw:custom-shape draw:name="Google Shape;852;p41" draw:style-name="gr37" draw:text-style-name="P56" draw:layer="layout" svg:width="0.123cm" svg:height="0.179cm" svg:x="20.825cm" svg:y="7.837cm">
              <text:p text:style-name="P26"><text:span text:style-name="T26"/></text:p>
              <draw:enhanced-geometry draw:mirror-horizontal="false" draw:mirror-vertical="false" drawooo:sub-view-size="580 945" draw:text-areas="0 0 ?f0 ?f1" svg:viewBox="0 0 0 0" draw:type="ooxml-non-primitive" draw:enhanced-path="M 1 0 L 1 945 488 777 580 244 1 0 Z N">
                <draw:equation draw:name="f0" draw:formula="logwidth"/>
                <draw:equation draw:name="f1" draw:formula="logheight"/>
              </draw:enhanced-geometry>
            </draw:custom-shape>
          </draw:g>
          <draw:g draw:name="Google Shape;853;p41">
            <draw:g draw:name="Google Shape;854;p41">
              <draw:custom-shape draw:name="Google Shape;855;p41" draw:style-name="gr4" draw:text-style-name="P7" draw:layer="layout" svg:width="1.187cm" svg:height="0.798cm" svg:x="14.434cm" svg:y="7.214cm">
                <text:p text:style-name="P26"><text:span text:style-name="T26"/></text:p>
                <draw:enhanced-geometry draw:mirror-horizontal="false" draw:mirror-vertical="false" drawooo:sub-view-size="6232 4189" draw:text-areas="0 0 ?f0 ?f1" svg:viewBox="0 0 0 0" draw:type="ooxml-non-primitive" draw:enhanced-path="M 4591 0 C 4421 0 4249 32 4083 98 L 1036 1378 C 335 1668 0 2460 305 3145 L 411 3359 C 619 3878 1134 4188 1669 4188 1840 4188 2013 4156 2179 4090 L 5226 2810 C 5912 2521 6232 1729 5942 1043 L 5851 830 C 5631 310 5123 0 4591 0 Z N">
                  <draw:equation draw:name="f0" draw:formula="logwidth"/>
                  <draw:equation draw:name="f1" draw:formula="logheight"/>
                </draw:enhanced-geometry>
              </draw:custom-shape>
              <draw:g draw:name="Google Shape;856;p41">
                <draw:custom-shape draw:name="Google Shape;857;p41" draw:style-name="gr26" draw:text-style-name="P39" draw:layer="layout" svg:width="0.136cm" svg:height="0.168cm" svg:x="14.696cm" svg:y="7.637cm">
                  <text:p text:style-name="P26"><text:span text:style-name="T26"/></text:p>
                  <draw:enhanced-geometry draw:mirror-horizontal="false" draw:mirror-vertical="false" drawooo:sub-view-size="717 884" draw:text-areas="0 0 ?f0 ?f1" svg:viewBox="0 0 0 0" draw:type="ooxml-non-primitive" draw:enhanced-path="M 625 0 L 0 274 61 396 290 305 534 884 716 808 457 229 686 137 625 0 Z N">
                    <draw:equation draw:name="f0" draw:formula="logwidth"/>
                    <draw:equation draw:name="f1" draw:formula="logheight"/>
                  </draw:enhanced-geometry>
                </draw:custom-shape>
                <draw:custom-shape draw:name="Google Shape;858;p41" draw:style-name="gr26" draw:text-style-name="P39" draw:layer="layout" svg:width="0.188cm" svg:height="0.162cm" svg:x="14.824cm" svg:y="7.593cm">
                  <text:p text:style-name="P26"><text:span text:style-name="T26"/></text:p>
                  <draw:enhanced-geometry draw:mirror-horizontal="false" draw:mirror-vertical="false" drawooo:sub-view-size="992 854" draw:text-areas="0 0 ?f0 ?f1" svg:viewBox="0 0 0 0" draw:type="ooxml-non-primitive" draw:enhanced-path="M 961 1 L 823 61 839 503 839 503 549 168 427 229 443 656 443 656 153 320 1 397 443 854 595 808 580 397 839 686 991 625 961 1 Z N">
                    <draw:equation draw:name="f0" draw:formula="logwidth"/>
                    <draw:equation draw:name="f1" draw:formula="logheight"/>
                  </draw:enhanced-geometry>
                </draw:custom-shape>
                <draw:custom-shape draw:name="Google Shape;859;p41" draw:style-name="gr26" draw:text-style-name="P39" draw:layer="layout" svg:width="0.124cm" svg:height="0.116cm" svg:x="15.024cm" svg:y="7.558cm">
                  <text:p text:style-name="P26"><text:span text:style-name="T26"/></text:p>
                  <draw:enhanced-geometry draw:mirror-horizontal="false" draw:mirror-vertical="false" drawooo:sub-view-size="657 612" draw:text-areas="0 0 ?f0 ?f1" svg:viewBox="0 0 0 0" draw:type="ooxml-non-primitive" draw:enhanced-path="M 305 149 C 360 149 412 179 443 231 L 169 338 C 169 277 184 201 230 170 254 156 280 149 305 149 Z M 364 0 C 320 0 274 11 230 33 L 199 33 C 47 109 1 277 47 429 77 505 123 551 199 582 247 602 297 611 344 611 478 611 600 537 656 414 L 534 353 C 504 414 473 445 412 475 387 485 360 490 333 490 280 490 230 470 199 429 L 626 262 C 626 246 626 231 641 186 L 626 170 C 572 62 472 0 364 0 Z N">
                    <draw:equation draw:name="f0" draw:formula="logwidth"/>
                    <draw:equation draw:name="f1" draw:formula="logheight"/>
                  </draw:enhanced-geometry>
                </draw:custom-shape>
                <draw:custom-shape draw:name="Google Shape;860;p41" draw:style-name="gr26" draw:text-style-name="P39" draw:layer="layout" svg:width="0.13cm" svg:height="0.115cm" svg:x="15.143cm" svg:y="7.511cm">
                  <text:p text:style-name="P26"><text:span text:style-name="T26"/></text:p>
                  <draw:enhanced-geometry draw:mirror-horizontal="false" draw:mirror-vertical="false" drawooo:sub-view-size="687 606" draw:text-areas="0 0 ?f0 ?f1" svg:viewBox="0 0 0 0" draw:type="ooxml-non-primitive" draw:enhanced-path="M 335 131 C 389 131 435 159 458 204 L 199 326 C 168 250 214 174 275 143 295 135 316 131 335 131 Z M 376 0 C 328 0 278 12 229 36 L 214 36 C 62 113 1 280 62 433 92 509 153 539 229 585 267 599 308 606 349 606 487 606 627 528 686 387 L 549 341 C 534 387 488 433 442 448 412 466 380 474 349 474 301 474 257 454 229 417 L 656 250 641 189 625 158 C 573 54 479 0 376 0 Z N">
                    <draw:equation draw:name="f0" draw:formula="logwidth"/>
                    <draw:equation draw:name="f1" draw:formula="logheight"/>
                  </draw:enhanced-geometry>
                </draw:custom-shape>
                <draw:custom-shape draw:name="Google Shape;861;p41" draw:style-name="gr26" draw:text-style-name="P39" draw:layer="layout" svg:width="0.118cm" svg:height="0.132cm" svg:x="15.254cm" svg:y="7.448cm">
                  <text:p text:style-name="P26"><text:span text:style-name="T26"/></text:p>
                  <draw:enhanced-geometry draw:mirror-horizontal="false" draw:mirror-vertical="false" drawooo:sub-view-size="626 699" draw:text-areas="0 0 ?f0 ?f1" svg:viewBox="0 0 0 0" draw:type="ooxml-non-primitive" draw:enhanced-path="M 168 1 L 16 62 77 199 1 229 46 366 123 321 229 549 C 229 580 244 580 244 595 286 658 350 699 415 699 445 699 475 690 503 671 549 641 580 610 625 580 L 534 519 C 503 534 488 534 473 549 L 458 549 C 412 549 382 534 382 504 L 275 275 412 214 351 77 229 138 168 1 Z N">
                    <draw:equation draw:name="f0" draw:formula="logwidth"/>
                    <draw:equation draw:name="f1" draw:formula="logheight"/>
                  </draw:enhanced-geometry>
                </draw:custom-shape>
              </draw:g>
            </draw:g>
            <draw:g draw:name="Google Shape;862;p41">
              <draw:custom-shape draw:name="Google Shape;863;p41" draw:style-name="gr4" draw:text-style-name="P7" draw:layer="layout" svg:width="1.829cm" svg:height="0.724cm" svg:x="13.76cm" svg:y="6.721cm">
                <text:p text:style-name="P26"><text:span text:style-name="T26"/></text:p>
                <draw:enhanced-geometry draw:mirror-horizontal="false" draw:mirror-vertical="false" drawooo:sub-view-size="9599 3801" draw:text-areas="0 0 ?f0 ?f1" svg:viewBox="0 0 0 0" draw:type="ooxml-non-primitive" draw:enhanced-path="M 761 0 C 499 0 288 176 259 430 L 31 2198 C 0 2457 183 2716 457 2746 L 8776 3797 C 8796 3800 8816 3801 8836 3801 9085 3801 9296 3625 9325 3371 L 9553 1604 C 9599 1345 9401 1086 9142 1055 L 823 4 C 802 2 781 0 761 0 Z N">
                  <draw:equation draw:name="f0" draw:formula="logwidth"/>
                  <draw:equation draw:name="f1" draw:formula="logheight"/>
                </draw:enhanced-geometry>
              </draw:custom-shape>
              <draw:g draw:name="Google Shape;864;p41">
                <draw:custom-shape draw:name="Google Shape;865;p41" draw:style-name="gr26" draw:text-style-name="P39" draw:layer="layout" svg:width="0.153cm" svg:height="0.173cm" svg:x="14.257cm" svg:y="6.939cm">
                  <text:p text:style-name="P26"><text:span text:style-name="T26"/></text:p>
                  <draw:enhanced-geometry draw:mirror-horizontal="false" draw:mirror-vertical="false" drawooo:sub-view-size="809 915" draw:text-areas="0 0 ?f0 ?f1" svg:viewBox="0 0 0 0" draw:type="ooxml-non-primitive" draw:enhanced-path="M 123 0 L 1 899 214 915 244 595 671 656 686 473 275 442 305 199 778 244 808 92 123 0 Z N">
                    <draw:equation draw:name="f0" draw:formula="logwidth"/>
                    <draw:equation draw:name="f1" draw:formula="logheight"/>
                  </draw:enhanced-geometry>
                </draw:custom-shape>
                <draw:custom-shape draw:name="Google Shape;866;p41" draw:style-name="gr26" draw:text-style-name="P39" draw:layer="layout" svg:width="0.144cm" svg:height="0.142cm" svg:x="14.405cm" svg:y="6.997cm">
                  <text:p text:style-name="P26"><text:span text:style-name="T26"/></text:p>
                  <draw:enhanced-geometry draw:mirror-horizontal="false" draw:mirror-vertical="false" drawooo:sub-view-size="763 749" draw:text-areas="0 0 ?f0 ?f1" svg:viewBox="0 0 0 0" draw:type="ooxml-non-primitive" draw:enhanced-path="M 427 199 C 519 214 580 306 564 397 540 495 486 563 411 563 393 563 372 559 351 550 275 534 214 458 214 382 214 291 290 199 412 199 Z M 383 0 C 184 0 30 148 1 352 L 1 367 C 1 580 153 748 351 748 361 748 371 749 380 749 580 749 733 601 747 397 763 199 610 16 412 1 402 0 393 0 383 0 Z N">
                    <draw:equation draw:name="f0" draw:formula="logwidth"/>
                    <draw:equation draw:name="f1" draw:formula="logheight"/>
                  </draw:enhanced-geometry>
                </draw:custom-shape>
                <draw:custom-shape draw:name="Google Shape;867;p41" draw:style-name="gr26" draw:text-style-name="P39" draw:layer="layout" svg:width="0.063cm" svg:height="0.185cm" svg:x="14.565cm" svg:y="6.968cm">
                  <text:p text:style-name="P26"><text:span text:style-name="T26"/></text:p>
                  <draw:enhanced-geometry draw:mirror-horizontal="false" draw:mirror-vertical="false" drawooo:sub-view-size="336 976" draw:text-areas="0 0 ?f0 ?f1" svg:viewBox="0 0 0 0" draw:type="ooxml-non-primitive" draw:enhanced-path="M 138 1 L 1 961 214 976 336 16 138 1 Z N">
                    <draw:equation draw:name="f0" draw:formula="logwidth"/>
                    <draw:equation draw:name="f1" draw:formula="logheight"/>
                  </draw:enhanced-geometry>
                </draw:custom-shape>
                <draw:custom-shape draw:name="Google Shape;868;p41" draw:style-name="gr26" draw:text-style-name="P39" draw:layer="layout" svg:width="0.063cm" svg:height="0.185cm" svg:x="14.638cm" svg:y="6.98cm">
                  <text:p text:style-name="P26"><text:span text:style-name="T26"/></text:p>
                  <draw:enhanced-geometry draw:mirror-horizontal="false" draw:mirror-vertical="false" drawooo:sub-view-size="336 976" draw:text-areas="0 0 ?f0 ?f1" svg:viewBox="0 0 0 0" draw:type="ooxml-non-primitive" draw:enhanced-path="M 138 1 L 1 930 199 976 336 16 138 1 Z N">
                    <draw:equation draw:name="f0" draw:formula="logwidth"/>
                    <draw:equation draw:name="f1" draw:formula="logheight"/>
                  </draw:enhanced-geometry>
                </draw:custom-shape>
                <draw:custom-shape draw:name="Google Shape;869;p41" draw:style-name="gr26" draw:text-style-name="P39" draw:layer="layout" svg:width="0.147cm" svg:height="0.14cm" svg:x="14.707cm" svg:y="7.035cm">
                  <text:p text:style-name="P26"><text:span text:style-name="T26"/></text:p>
                  <draw:enhanced-geometry draw:mirror-horizontal="false" draw:mirror-vertical="false" drawooo:sub-view-size="778 740" draw:text-areas="0 0 ?f0 ?f1" svg:viewBox="0 0 0 0" draw:type="ooxml-non-primitive" draw:enhanced-path="M 396 233 C 488 233 564 324 564 416 L 549 431 C 549 510 480 589 402 589 390 589 378 587 366 583 259 568 214 492 214 400 214 309 305 233 396 233 Z M 373 0 C 186 0 43 144 16 339 L 0 355 C 0 568 153 720 351 736 L 366 736 C 383 738 400 739 416 739 594 739 748 595 762 400 777 187 625 19 427 4 409 2 391 0 373 0 Z N">
                    <draw:equation draw:name="f0" draw:formula="logwidth"/>
                    <draw:equation draw:name="f1" draw:formula="logheight"/>
                  </draw:enhanced-geometry>
                </draw:custom-shape>
                <draw:custom-shape draw:name="Google Shape;870;p41" draw:style-name="gr26" draw:text-style-name="P39" draw:layer="layout" svg:width="0.226cm" svg:height="0.153cm" svg:x="14.87cm" svg:y="7.056cm">
                  <text:p text:style-name="P26"><text:span text:style-name="T26"/></text:p>
                  <draw:enhanced-geometry draw:mirror-horizontal="false" draw:mirror-vertical="false" drawooo:sub-view-size="1189 809" draw:text-areas="0 0 ?f0 ?f1" svg:viewBox="0 0 0 0" draw:type="ooxml-non-primitive" draw:enhanced-path="M 0 1 L 153 702 351 747 564 321 671 778 854 808 1189 153 1021 123 793 580 686 77 519 62 290 504 183 16 0 1 Z N">
                    <draw:equation draw:name="f0" draw:formula="logwidth"/>
                    <draw:equation draw:name="f1" draw:formula="logheight"/>
                  </draw:enhanced-geometry>
                </draw:custom-shape>
              </draw:g>
            </draw:g>
            <draw:g draw:name="Google Shape;871;p41">
              <draw:custom-shape draw:name="Google Shape;872;p41" draw:style-name="gr4" draw:text-style-name="P7" draw:layer="layout" svg:width="1.742cm" svg:height="1.501cm" svg:x="14.001cm" svg:y="5.743cm">
                <text:p text:style-name="P26"><text:span text:style-name="T26"/></text:p>
                <draw:enhanced-geometry draw:mirror-horizontal="false" draw:mirror-vertical="false" drawooo:sub-view-size="9143 7878" draw:text-areas="0 0 ?f0 ?f1" svg:viewBox="0 0 0 0" draw:type="ooxml-non-primitive" draw:enhanced-path="M 1677 0 L 1 2209 7467 7877 9142 5668 1677 0 Z N">
                  <draw:equation draw:name="f0" draw:formula="logwidth"/>
                  <draw:equation draw:name="f1" draw:formula="logheight"/>
                </draw:enhanced-geometry>
              </draw:custom-shape>
              <draw:g draw:name="Google Shape;873;p41">
                <draw:custom-shape draw:name="Google Shape;874;p41" draw:style-name="gr26" draw:text-style-name="P39" draw:layer="layout" svg:width="0.191cm" svg:height="0.183cm" svg:x="14.251cm" svg:y="5.989cm">
                  <text:p text:style-name="P26"><text:span text:style-name="T26"/></text:p>
                  <draw:enhanced-geometry draw:mirror-horizontal="false" draw:mirror-vertical="false" drawooo:sub-view-size="1006 965" draw:text-areas="0 0 ?f0 ?f1" svg:viewBox="0 0 0 0" draw:type="ooxml-non-primitive" draw:enhanced-path="M 517 0 C 434 0 367 39 320 109 122 383 610 612 503 734 496 762 475 778 445 778 412 778 368 759 320 718 244 657 183 566 153 475 L 0 551 C 31 688 107 779 229 856 325 930 418 964 498 964 583 964 654 926 701 856 884 581 412 353 503 231 518 208 545 193 579 193 613 193 655 208 701 246 762 307 808 383 853 459 L 1006 353 C 945 261 884 170 792 109 689 35 596 0 517 0 Z N">
                    <draw:equation draw:name="f0" draw:formula="logwidth"/>
                    <draw:equation draw:name="f1" draw:formula="logheight"/>
                  </draw:enhanced-geometry>
                </draw:custom-shape>
                <draw:custom-shape draw:name="Google Shape;875;p41" draw:style-name="gr26" draw:text-style-name="P39" draw:layer="layout" svg:width="0.214cm" svg:height="0.198cm" svg:x="14.391cm" svg:y="6.077cm">
                  <text:p text:style-name="P26"><text:span text:style-name="T26"/></text:p>
                  <draw:enhanced-geometry draw:mirror-horizontal="false" draw:mirror-vertical="false" drawooo:sub-view-size="1129 1046" draw:text-areas="0 0 ?f0 ?f1" svg:viewBox="0 0 0 0" draw:type="ooxml-non-primitive" draw:enhanced-path="M 458 0 L 153 397 C 1 564 77 823 260 960 329 1017 415 1045 501 1045 622 1045 743 991 823 884 L 1128 488 960 351 656 762 C 598 839 534 880 468 880 429 880 390 866 351 838 229 762 229 656 336 534 L 640 122 458 0 Z N">
                    <draw:equation draw:name="f0" draw:formula="logwidth"/>
                    <draw:equation draw:name="f1" draw:formula="logheight"/>
                  </draw:enhanced-geometry>
                </draw:custom-shape>
                <draw:custom-shape draw:name="Google Shape;876;p41" draw:style-name="gr26" draw:text-style-name="P39" draw:layer="layout" svg:width="0.208cm" svg:height="0.216cm" svg:x="14.527cm" svg:y="6.19cm">
                  <text:p text:style-name="P26"><text:span text:style-name="T26"/></text:p>
                  <draw:enhanced-geometry draw:mirror-horizontal="false" draw:mirror-vertical="false" drawooo:sub-view-size="1098 1138" draw:text-areas="0 0 ?f0 ?f1" svg:viewBox="0 0 0 0" draw:type="ooxml-non-primitive" draw:enhanced-path="M 625 260 L 793 412 C 869 473 884 549 854 580 833 601 805 612 774 612 737 612 697 597 656 564 L 488 427 625 260 Z M 412 549 L 610 701 C 671 747 701 823 656 884 641 913 617 928 587 928 553 928 513 909 473 869 L 275 717 412 549 Z M 549 1 L 1 732 382 1021 C 475 1100 561 1138 635 1138 705 1138 764 1103 808 1037 884 945 869 823 808 747 L 808 747 C 825 751 842 752 859 752 918 752 974 730 1021 671 1098 564 1067 412 884 275 L 549 1 Z N">
                    <draw:equation draw:name="f0" draw:formula="logwidth"/>
                    <draw:equation draw:name="f1" draw:formula="logheight"/>
                  </draw:enhanced-geometry>
                </draw:custom-shape>
                <draw:custom-shape draw:name="Google Shape;877;p41" draw:style-name="gr26" draw:text-style-name="P39" draw:layer="layout" svg:width="0.191cm" svg:height="0.179cm" svg:x="14.678cm" svg:y="6.317cm">
                  <text:p text:style-name="P26"><text:span text:style-name="T26"/></text:p>
                  <draw:enhanced-geometry draw:mirror-horizontal="false" draw:mirror-vertical="false" drawooo:sub-view-size="1007 942" draw:text-areas="0 0 ?f0 ?f1" svg:viewBox="0 0 0 0" draw:type="ooxml-non-primitive" draw:enhanced-path="M 531 1 C 446 1 376 39 321 110 138 369 610 597 519 734 512 763 491 778 460 778 425 778 377 759 321 719 245 658 199 567 153 460 L 1 536 C 47 658 123 765 229 826 333 907 426 942 505 942 588 942 655 903 702 841 900 582 428 353 519 216 527 200 553 184 589 184 620 184 659 196 702 231 763 292 824 369 854 445 L 1006 353 C 961 262 900 155 808 110 705 35 612 1 531 1 Z N">
                    <draw:equation draw:name="f0" draw:formula="logwidth"/>
                    <draw:equation draw:name="f1" draw:formula="logheight"/>
                  </draw:enhanced-geometry>
                </draw:custom-shape>
                <draw:custom-shape draw:name="Google Shape;878;p41" draw:style-name="gr26" draw:text-style-name="P39" draw:layer="layout" svg:width="0.176cm" svg:height="0.181cm" svg:x="14.832cm" svg:y="6.428cm">
                  <text:p text:style-name="P26"><text:span text:style-name="T26"/></text:p>
                  <draw:enhanced-geometry draw:mirror-horizontal="false" draw:mirror-vertical="false" drawooo:sub-view-size="930 952" draw:text-areas="0 0 ?f0 ?f1" svg:viewBox="0 0 0 0" draw:type="ooxml-non-primitive" draw:enhanced-path="M 441 1 C 302 1 167 65 77 183 16 289 0 396 0 533 28 767 254 951 488 951 514 951 539 949 564 945 L 534 777 C 516 781 496 782 475 782 409 782 333 763 275 716 L 259 701 C 153 609 122 411 229 305 281 235 363 200 447 200 509 200 573 220 625 259 701 320 732 396 732 487 L 930 472 C 930 320 854 183 732 107 L 717 91 C 630 30 534 1 441 1 Z N">
                    <draw:equation draw:name="f0" draw:formula="logwidth"/>
                    <draw:equation draw:name="f1" draw:formula="logheight"/>
                  </draw:enhanced-geometry>
                </draw:custom-shape>
                <draw:custom-shape draw:name="Google Shape;879;p41" draw:style-name="gr26" draw:text-style-name="P39" draw:layer="layout" svg:width="0.208cm" svg:height="0.229cm" svg:x="14.946cm" svg:y="6.504cm">
                  <text:p text:style-name="P26"><text:span text:style-name="T26"/></text:p>
                  <draw:enhanced-geometry draw:mirror-horizontal="false" draw:mirror-vertical="false" drawooo:sub-view-size="1098 1204" draw:text-areas="0 0 ?f0 ?f1" svg:viewBox="0 0 0 0" draw:type="ooxml-non-primitive" draw:enhanced-path="M 610 305 L 747 396 C 839 472 884 549 808 655 778 693 740 712 698 712 656 712 610 693 564 655 L 427 549 610 305 Z M 564 0 L 1 731 183 853 336 670 488 777 458 1082 641 1204 656 838 C 681 849 707 854 734 854 823 854 917 801 976 731 1098 579 1052 381 869 229 L 564 0 Z N">
                    <draw:equation draw:name="f0" draw:formula="logwidth"/>
                    <draw:equation draw:name="f1" draw:formula="logheight"/>
                  </draw:enhanced-geometry>
                </draw:custom-shape>
                <draw:custom-shape draw:name="Google Shape;880;p41" draw:style-name="gr26" draw:text-style-name="P39" draw:layer="layout" svg:width="0.136cm" svg:height="0.159cm" svg:x="15.088cm" svg:y="6.62cm">
                  <text:p text:style-name="P26"><text:span text:style-name="T26"/></text:p>
                  <draw:enhanced-geometry draw:mirror-horizontal="false" draw:mirror-vertical="false" drawooo:sub-view-size="717 839" draw:text-areas="0 0 ?f0 ?f1" svg:viewBox="0 0 0 0" draw:type="ooxml-non-primitive" draw:enhanced-path="M 549 0 L 0 717 168 838 716 138 549 0 Z N">
                    <draw:equation draw:name="f0" draw:formula="logwidth"/>
                    <draw:equation draw:name="f1" draw:formula="logheight"/>
                  </draw:enhanced-geometry>
                </draw:custom-shape>
                <draw:custom-shape draw:name="Google Shape;881;p41" draw:style-name="gr26" draw:text-style-name="P39" draw:layer="layout" svg:width="0.208cm" svg:height="0.216cm" svg:x="15.155cm" svg:y="6.666cm">
                  <text:p text:style-name="P26"><text:span text:style-name="T26"/></text:p>
                  <draw:enhanced-geometry draw:mirror-horizontal="false" draw:mirror-vertical="false" drawooo:sub-view-size="1098 1138" draw:text-areas="0 0 ?f0 ?f1" svg:viewBox="0 0 0 0" draw:type="ooxml-non-primitive" draw:enhanced-path="M 625 259 L 793 412 C 869 457 900 518 854 579 841 592 821 599 796 599 760 599 716 584 671 549 L 488 427 625 259 Z M 412 534 L 610 686 C 686 747 701 823 671 884 642 913 613 928 583 928 549 928 513 909 473 869 L 290 716 412 534 Z M 549 0 L 1 732 381 1021 C 475 1099 561 1137 637 1137 709 1137 771 1103 823 1036 869 945 869 823 823 762 900 762 976 747 1021 671 1098 549 1067 396 900 275 L 549 0 Z N">
                    <draw:equation draw:name="f0" draw:formula="logwidth"/>
                    <draw:equation draw:name="f1" draw:formula="logheight"/>
                  </draw:enhanced-geometry>
                </draw:custom-shape>
                <draw:custom-shape draw:name="Google Shape;882;p41" draw:style-name="gr26" draw:text-style-name="P39" draw:layer="layout" svg:width="0.206cm" svg:height="0.217cm" svg:x="15.303cm" svg:y="6.78cm">
                  <text:p text:style-name="P26"><text:span text:style-name="T26"/></text:p>
                  <draw:enhanced-geometry draw:mirror-horizontal="false" draw:mirror-vertical="false" drawooo:sub-view-size="1083 1144" draw:text-areas="0 0 ?f0 ?f1" svg:viewBox="0 0 0 0" draw:type="ooxml-non-primitive" draw:enhanced-path="M 549 0 L 1 732 549 1143 671 1006 275 701 397 549 732 808 823 671 503 427 610 275 991 549 1082 427 549 0 Z N">
                    <draw:equation draw:name="f0" draw:formula="logwidth"/>
                    <draw:equation draw:name="f1" draw:formula="logheight"/>
                  </draw:enhanced-geometry>
                </draw:custom-shape>
              </draw:g>
            </draw:g>
          </draw:g>
          <draw:custom-shape draw:name="Google Shape;883;p41" draw:style-name="gr25" draw:text-style-name="P38" draw:layer="layout" svg:width="0.206cm" svg:height="0.005cm" svg:x="20.425cm" svg:y="10.318cm">
            <text:p text:style-name="P26"><text:span text:style-name="T26"/></text:p>
            <draw:enhanced-geometry draw:mirror-horizontal="false" draw:mirror-vertical="false" drawooo:sub-view-size="1083 32" draw:text-areas="0 0 ?f0 ?f1" svg:viewBox="0 0 0 0" draw:type="ooxml-non-primitive" draw:enhanced-path="M 1 1 L 1 31 1082 31 1082 1 Z N">
              <draw:equation draw:name="f0" draw:formula="logwidth"/>
              <draw:equation draw:name="f1" draw:formula="logheight"/>
            </draw:enhanced-geometry>
          </draw:custom-shape>
          <draw:custom-shape draw:name="Google Shape;884;p41" draw:style-name="gr25" draw:text-style-name="P38" draw:layer="layout" svg:width="2.242cm" svg:height="0.005cm" svg:x="15.849cm" svg:y="10.173cm">
            <text:p text:style-name="P26"><text:span text:style-name="T26"/></text:p>
            <draw:enhanced-geometry draw:mirror-horizontal="false" draw:mirror-vertical="false" drawooo:sub-view-size="11764 31" draw:text-areas="0 0 ?f0 ?f1" svg:viewBox="0 0 0 0" draw:type="ooxml-non-primitive" draw:enhanced-path="M 1 0 L 1 30 11763 30 11763 0 Z N">
              <draw:equation draw:name="f0" draw:formula="logwidth"/>
              <draw:equation draw:name="f1" draw:formula="logheight"/>
            </draw:enhanced-geometry>
          </draw:custom-shape>
          <draw:g draw:name="Google Shape;885;p41">
            <draw:custom-shape draw:name="Google Shape;886;p41" draw:style-name="gr4" draw:text-style-name="P7" draw:layer="layout" svg:width="1.594cm" svg:height="1.014cm" svg:x="21.884cm" svg:y="6.459cm">
              <text:p text:style-name="P26"><text:span text:style-name="T26"/></text:p>
              <draw:enhanced-geometry draw:mirror-horizontal="false" draw:mirror-vertical="false" drawooo:sub-view-size="8365 5322" draw:text-areas="0 0 ?f0 ?f1" svg:viewBox="0 0 0 0" draw:type="ooxml-non-primitive" draw:enhanced-path="M 2196 1 C 1782 1 1356 219 960 842 0 2290 1965 3585 3718 4926 L 4266 5322 4281 5322 4815 4880 C 6475 3433 8365 1848 6871 553 6550 275 6210 167 5877 167 5153 167 4460 675 4053 1041 3650 717 2944 1 2196 1 Z N">
                <draw:equation draw:name="f0" draw:formula="logwidth"/>
                <draw:equation draw:name="f1" draw:formula="logheight"/>
              </draw:enhanced-geometry>
            </draw:custom-shape>
            <draw:g draw:name="Google Shape;887;p41">
              <draw:custom-shape draw:name="Google Shape;888;p41" draw:style-name="gr26" draw:text-style-name="P39" draw:layer="layout" svg:width="0.063cm" svg:height="0.06cm" svg:x="23.15cm" svg:y="6.672cm">
                <text:p text:style-name="P26"><text:span text:style-name="T26"/></text:p>
                <draw:enhanced-geometry draw:mirror-horizontal="false" draw:mirror-vertical="false" drawooo:sub-view-size="337 321" draw:text-areas="0 0 ?f0 ?f1" svg:viewBox="0 0 0 0" draw:type="ooxml-non-primitive" draw:enhanced-path="M 184 1 C 62 1 1 77 1 168 1 260 77 321 184 321 275 321 336 245 336 153 336 77 245 1 184 1 Z N">
                  <draw:equation draw:name="f0" draw:formula="logwidth"/>
                  <draw:equation draw:name="f1" draw:formula="logheight"/>
                </draw:enhanced-geometry>
              </draw:custom-shape>
              <draw:custom-shape draw:name="Google Shape;889;p41" draw:style-name="gr26" draw:text-style-name="P39" draw:layer="layout" svg:width="0.187cm" svg:height="0.269cm" svg:x="23.057cm" svg:y="6.774cm">
                <text:p text:style-name="P26"><text:span text:style-name="T26"/></text:p>
                <draw:enhanced-geometry draw:mirror-horizontal="false" draw:mirror-vertical="false" drawooo:sub-view-size="987 1418" draw:text-areas="0 0 ?f0 ?f1" svg:viewBox="0 0 0 0" draw:type="ooxml-non-primitive" draw:enhanced-path="M 564 1 C 8 91 446 1087 18 1406 L 18 1406 C 558 1019 986 167 564 1 Z M 18 1406 C 12 1410 6 1414 0 1418 6 1414 12 1410 18 1406 Z N">
                  <draw:equation draw:name="f0" draw:formula="logwidth"/>
                  <draw:equation draw:name="f1" draw:formula="logheight"/>
                </draw:enhanced-geometry>
              </draw:custom-shape>
            </draw:g>
          </draw:g>
          <draw:g draw:name="Google Shape;890;p41">
            <draw:custom-shape draw:name="Google Shape;891;p41" draw:style-name="gr4" draw:text-style-name="P7" draw:layer="layout" svg:width="1.359cm" svg:height="1.153cm" svg:x="17.459cm" svg:y="2.532cm">
              <text:p text:style-name="P26"><text:span text:style-name="T26"/></text:p>
              <draw:enhanced-geometry draw:mirror-horizontal="false" draw:mirror-vertical="false" drawooo:sub-view-size="7132 6050" draw:text-areas="0 0 ?f0 ?f1" svg:viewBox="0 0 0 0" draw:type="ooxml-non-primitive" draw:enhanced-path="M 6735 92 C 6903 92 7040 229 7040 397 L 7040 4389 C 7040 4587 6887 4724 6705 4724 L 2576 4724 1098 5866 C 1052 5882 991 5897 961 5897 839 5897 747 5805 747 5684 L 747 4724 458 4724 C 275 4724 138 4571 138 4389 L 138 397 C 138 229 275 92 443 92 Z M 443 1 C 199 1 1 183 1 427 L 1 4434 C 1 4678 199 4876 443 4876 L 625 4876 625 5714 C 625 5897 778 6049 961 6049 1037 6049 1098 6019 1159 5988 L 2606 4876 6689 4876 C 6948 4876 7131 4678 7131 4434 L 7131 427 C 7131 183 6948 1 6689 1 Z N">
                <draw:equation draw:name="f0" draw:formula="logwidth"/>
                <draw:equation draw:name="f1" draw:formula="logheight"/>
              </draw:enhanced-geometry>
            </draw:custom-shape>
            <draw:custom-shape draw:name="Google Shape;892;p41" draw:style-name="gr4" draw:text-style-name="P7" draw:layer="layout" svg:width="0.15cm" svg:height="0.017cm" svg:x="17.924cm" svg:y="2.433cm">
              <text:p text:style-name="P26"><text:span text:style-name="T26"/></text:p>
              <draw:enhanced-geometry draw:mirror-horizontal="false" draw:mirror-vertical="false" drawooo:sub-view-size="793 92" draw:text-areas="0 0 ?f0 ?f1" svg:viewBox="0 0 0 0" draw:type="ooxml-non-primitive" draw:enhanced-path="M 0 1 L 0 92 793 92 793 1 Z N">
                <draw:equation draw:name="f0" draw:formula="logwidth"/>
                <draw:equation draw:name="f1" draw:formula="logheight"/>
              </draw:enhanced-geometry>
            </draw:custom-shape>
            <draw:custom-shape draw:name="Google Shape;893;p41" draw:style-name="gr4" draw:text-style-name="P7" draw:layer="layout" svg:width="0.458cm" svg:height="0.214cm" svg:x="17.36cm" svg:y="2.433cm">
              <text:p text:style-name="P26"><text:span text:style-name="T26"/></text:p>
              <draw:enhanced-geometry draw:mirror-horizontal="false" draw:mirror-vertical="false" drawooo:sub-view-size="2408 1129" draw:text-areas="0 0 ?f0 ?f1" svg:viewBox="0 0 0 0" draw:type="ooxml-non-primitive" draw:enhanced-path="M 656 1 C 290 1 1 290 1 640 L 1 1128 107 1128 107 640 C 107 336 351 92 656 92 L 2408 92 2408 1 Z N">
                <draw:equation draw:name="f0" draw:formula="logwidth"/>
                <draw:equation draw:name="f1" draw:formula="logheight"/>
              </draw:enhanced-geometry>
            </draw:custom-shape>
            <draw:custom-shape draw:name="Google Shape;894;p41" draw:style-name="gr4" draw:text-style-name="P7" draw:layer="layout" svg:width="0.734cm" svg:height="0.072cm" svg:x="17.775cm" svg:y="2.811cm">
              <text:p text:style-name="P26"><text:span text:style-name="T26"/></text:p>
              <draw:enhanced-geometry draw:mirror-horizontal="false" draw:mirror-vertical="false" drawooo:sub-view-size="3856 385" draw:text-areas="0 0 ?f0 ?f1" svg:viewBox="0 0 0 0" draw:type="ooxml-non-primitive" draw:enhanced-path="M 3646 0 C 3634 0 3623 1 3611 3 L 183 3 C 107 18 46 79 16 156 0 262 77 369 183 384 L 3672 384 C 3794 369 3855 247 3840 156 3813 49 3728 0 3646 0 Z N">
                <draw:equation draw:name="f0" draw:formula="logwidth"/>
                <draw:equation draw:name="f1" draw:formula="logheight"/>
              </draw:enhanced-geometry>
            </draw:custom-shape>
            <draw:custom-shape draw:name="Google Shape;895;p41" draw:style-name="gr4" draw:text-style-name="P7" draw:layer="layout" svg:width="0.734cm" svg:height="0.072cm" svg:x="17.775cm" svg:y="2.956cm">
              <text:p text:style-name="P26"><text:span text:style-name="T26"/></text:p>
              <draw:enhanced-geometry draw:mirror-horizontal="false" draw:mirror-vertical="false" drawooo:sub-view-size="3856 384" draw:text-areas="0 0 ?f0 ?f1" svg:viewBox="0 0 0 0" draw:type="ooxml-non-primitive" draw:enhanced-path="M 3646 0 C 3634 0 3623 1 3611 3 L 183 3 C 107 18 46 79 16 155 0 262 77 369 183 384 L 3672 384 C 3794 369 3855 247 3840 155 3813 48 3728 0 3646 0 Z N">
                <draw:equation draw:name="f0" draw:formula="logwidth"/>
                <draw:equation draw:name="f1" draw:formula="logheight"/>
              </draw:enhanced-geometry>
            </draw:custom-shape>
            <draw:custom-shape draw:name="Google Shape;896;p41" draw:style-name="gr4" draw:text-style-name="P7" draw:layer="layout" svg:width="0.734cm" svg:height="0.075cm" svg:x="17.775cm" svg:y="3.097cm">
              <text:p text:style-name="P26"><text:span text:style-name="T26"/></text:p>
              <draw:enhanced-geometry draw:mirror-horizontal="false" draw:mirror-vertical="false" drawooo:sub-view-size="3856 401" draw:text-areas="0 0 ?f0 ?f1" svg:viewBox="0 0 0 0" draw:type="ooxml-non-primitive" draw:enhanced-path="M 3659 1 C 3643 1 3627 3 3611 9 L 183 9 C 107 24 46 85 16 161 0 268 77 359 183 389 L 3611 389 C 3619 397 3627 401 3636 401 3646 401 3657 397 3672 389 3794 359 3855 252 3840 161 3815 60 3737 1 3659 1 Z N">
                <draw:equation draw:name="f0" draw:formula="logwidth"/>
                <draw:equation draw:name="f1" draw:formula="logheight"/>
              </draw:enhanced-geometry>
            </draw:custom-shape>
          </draw:g>
          <draw:g draw:name="Google Shape;897;p41">
            <draw:custom-shape draw:name="Google Shape;898;p41" draw:style-name="gr4" draw:text-style-name="P7" draw:layer="layout" svg:width="0.749cm" svg:height="0.074cm" svg:x="18.833cm" svg:y="3.819cm">
              <text:p text:style-name="P26"><text:span text:style-name="T26"/></text:p>
              <draw:enhanced-geometry draw:mirror-horizontal="false" draw:mirror-vertical="false" drawooo:sub-view-size="3932 392" draw:text-areas="0 0 ?f0 ?f1" svg:viewBox="0 0 0 0" draw:type="ooxml-non-primitive" draw:enhanced-path="M 215 1 C 129 1 29 60 16 155 0 262 61 369 168 384 L 3672 384 C 3690 389 3709 392 3727 392 3813 392 3888 333 3901 232 3931 140 3870 34 3748 3 L 244 3 C 235 2 225 1 215 1 Z N">
                <draw:equation draw:name="f0" draw:formula="logwidth"/>
                <draw:equation draw:name="f1" draw:formula="logheight"/>
              </draw:enhanced-geometry>
            </draw:custom-shape>
            <draw:custom-shape draw:name="Google Shape;899;p41" draw:style-name="gr4" draw:text-style-name="P7" draw:layer="layout" svg:width="0.749cm" svg:height="0.074cm" svg:x="18.833cm" svg:y="3.964cm">
              <text:p text:style-name="P26"><text:span text:style-name="T26"/></text:p>
              <draw:enhanced-geometry draw:mirror-horizontal="false" draw:mirror-vertical="false" drawooo:sub-view-size="3932 392" draw:text-areas="0 0 ?f0 ?f1" svg:viewBox="0 0 0 0" draw:type="ooxml-non-primitive" draw:enhanced-path="M 215 1 C 129 1 29 59 16 155 0 262 61 369 168 384 L 3672 384 C 3690 389 3709 392 3727 392 3813 392 3888 332 3901 231 3931 140 3870 33 3748 3 L 244 3 C 235 1 225 1 215 1 Z N">
                <draw:equation draw:name="f0" draw:formula="logwidth"/>
                <draw:equation draw:name="f1" draw:formula="logheight"/>
              </draw:enhanced-geometry>
            </draw:custom-shape>
            <draw:custom-shape draw:name="Google Shape;900;p41" draw:style-name="gr4" draw:text-style-name="P7" draw:layer="layout" svg:width="0.749cm" svg:height="0.074cm" svg:x="18.833cm" svg:y="4.106cm">
              <text:p text:style-name="P26"><text:span text:style-name="T26"/></text:p>
              <draw:enhanced-geometry draw:mirror-horizontal="false" draw:mirror-vertical="false" drawooo:sub-view-size="3932 395" draw:text-areas="0 0 ?f0 ?f1" svg:viewBox="0 0 0 0" draw:type="ooxml-non-primitive" draw:enhanced-path="M 215 0 C 129 0 29 59 16 155 0 246 61 368 168 383 183 391 195 395 206 395 217 395 229 391 244 383 L 3672 383 C 3685 385 3698 386 3711 386 3804 386 3887 338 3901 231 3931 140 3870 18 3748 2 L 244 2 C 235 1 225 0 215 0 Z N">
                <draw:equation draw:name="f0" draw:formula="logwidth"/>
                <draw:equation draw:name="f1" draw:formula="logheight"/>
              </draw:enhanced-geometry>
            </draw:custom-shape>
            <draw:custom-shape draw:name="Google Shape;901;p41" draw:style-name="gr4" draw:text-style-name="P7" draw:layer="layout" svg:width="1.382cm" svg:height="1.065cm" svg:x="18.513cm" svg:y="3.552cm">
              <text:p text:style-name="P26"><text:span text:style-name="T26"/></text:p>
              <draw:enhanced-geometry draw:mirror-horizontal="false" draw:mirror-vertical="false" drawooo:sub-view-size="7253 5592" draw:text-areas="0 0 ?f0 ?f1" svg:viewBox="0 0 0 0" draw:type="ooxml-non-primitive" draw:enhanced-path="M 3642 138 C 4617 138 5485 397 6140 823 6749 1224 7127 1785 7145 2377 L 7131 2377 C 7131 2956 6796 3489 6232 3901 L 6217 3916 6217 5333 C 6217 5363 6171 5409 6140 5409 6110 5409 6095 5394 6079 5394 L 4723 4556 4708 4556 C 4358 4632 4007 4663 3642 4663 2667 4663 1798 4404 1143 3992 518 3581 137 3002 137 2392 137 1768 518 1219 1143 793 1768 381 2651 138 3642 138 Z M 3626 0 C 2636 0 1722 259 1067 701 427 1143 0 1737 0 2423 0 3078 427 3687 1067 4129 1737 4571 2636 4830 3626 4830 3962 4830 4312 4802 4662 4733 L 4662 4733 5988 5546 5997 5528 5997 5528 C 6030 5567 6085 5592 6140 5592 L 6156 5592 C 6262 5592 6338 5501 6338 5394 L 6338 5363 6338 4027 6338 4027 C 6908 3601 7253 3042 7253 2408 L 7237 2408 C 7231 1743 6821 1140 6171 701 5501 259 4617 0 3626 0 Z N">
                <draw:equation draw:name="f0" draw:formula="logwidth"/>
                <draw:equation draw:name="f1" draw:formula="logheight"/>
              </draw:enhanced-geometry>
            </draw:custom-shape>
          </draw:g>
          <draw:g draw:name="Google Shape;902;p41">
            <draw:custom-shape draw:name="Google Shape;903;p41" draw:style-name="gr4" draw:text-style-name="P7" draw:layer="layout" svg:width="0.772cm" svg:height="1.054cm" svg:x="21.488cm" svg:y="3.163cm">
              <text:p text:style-name="P26"><text:span text:style-name="T26"/></text:p>
              <draw:enhanced-geometry draw:mirror-horizontal="false" draw:mirror-vertical="false" drawooo:sub-view-size="4054 5532" draw:text-areas="0 0 ?f0 ?f1" svg:viewBox="0 0 0 0" draw:type="ooxml-non-primitive" draw:enhanced-path="M 1372 1 L 1311 991 321 2256 C 229 2378 169 2515 153 2682 L 16 4968 C 1 5257 229 5501 519 5531 L 2728 5531 C 2911 5531 3109 5425 3216 5303 L 3429 5074 C 3505 4968 3566 4876 3581 4770 L 4054 2652 3734 2210 2180 2210 2530 1387 C 2561 1296 2591 1204 2561 1113 L 2484 458 C 2469 199 2241 1 1982 1 Z N">
                <draw:equation draw:name="f0" draw:formula="logwidth"/>
                <draw:equation draw:name="f1" draw:formula="logheight"/>
              </draw:enhanced-geometry>
            </draw:custom-shape>
            <draw:custom-shape draw:name="Google Shape;904;p41" draw:style-name="gr4" draw:text-style-name="P7" draw:layer="layout" svg:width="0.301cm" svg:height="0.636cm" svg:x="21.186cm" svg:y="3.584cm">
              <text:p text:style-name="P26"><text:span text:style-name="T26"/></text:p>
              <draw:enhanced-geometry draw:mirror-horizontal="false" draw:mirror-vertical="false" drawooo:sub-view-size="1585 3338" draw:text-areas="0 0 ?f0 ?f1" svg:viewBox="0 0 0 0" draw:type="ooxml-non-primitive" draw:enhanced-path="M 1128 275 C 1219 275 1280 351 1280 428 L 1280 443 1143 2881 C 1143 2972 1067 3048 976 3048 L 442 3048 C 436 3049 429 3050 423 3050 353 3050 290 2979 290 2896 L 427 443 C 427 351 503 275 595 275 Z M 610 1 C 366 1 153 214 138 458 L 0 2896 0 2911 C 0 3140 168 3338 397 3338 L 976 3338 C 1219 3338 1433 3124 1448 2881 L 1585 443 1585 428 C 1585 199 1417 1 1189 1 Z N">
                <draw:equation draw:name="f0" draw:formula="logwidth"/>
                <draw:equation draw:name="f1" draw:formula="logheight"/>
              </draw:enhanced-geometry>
            </draw:custom-shape>
          </draw:g>
          <draw:g draw:name="Google Shape;905;p41">
            <draw:custom-shape draw:name="Google Shape;906;p41" draw:style-name="gr5" draw:text-style-name="P8" draw:layer="layout" svg:width="0.432cm" svg:height="0.278cm" svg:x="15.294cm" svg:y="2.814cm">
              <text:p text:style-name="P26"><text:span text:style-name="T26"/></text:p>
              <draw:enhanced-geometry draw:mirror-horizontal="false" draw:mirror-vertical="false" drawooo:sub-view-size="2271 1464" draw:text-areas="0 0 ?f0 ?f1" svg:viewBox="0 0 0 0" draw:type="ooxml-non-primitive" draw:enhanced-path="M 488 0 L 1 1006 2271 1463 2271 1463 2195 336 488 0 Z N">
                <draw:equation draw:name="f0" draw:formula="logwidth"/>
                <draw:equation draw:name="f1" draw:formula="logheight"/>
              </draw:enhanced-geometry>
            </draw:custom-shape>
            <draw:custom-shape draw:name="Google Shape;907;p41" draw:style-name="gr7" draw:text-style-name="P10" draw:layer="layout" svg:width="0.115cm" svg:height="0.214cm" svg:x="15.611cm" svg:y="2.878cm">
              <text:p text:style-name="P26"><text:span text:style-name="T26"/></text:p>
              <draw:enhanced-geometry draw:mirror-horizontal="false" draw:mirror-vertical="false" drawooo:sub-view-size="610 1129" draw:text-areas="0 0 ?f0 ?f1" svg:viewBox="0 0 0 0" draw:type="ooxml-non-primitive" draw:enhanced-path="M 534 1 L 0 991 610 1128 534 1 Z N">
                <draw:equation draw:name="f0" draw:formula="logwidth"/>
                <draw:equation draw:name="f1" draw:formula="logheight"/>
              </draw:enhanced-geometry>
            </draw:custom-shape>
            <draw:custom-shape draw:name="Google Shape;908;p41" draw:style-name="gr5" draw:text-style-name="P8" draw:layer="layout" svg:width="1.222cm" svg:height="0.995cm" svg:x="14.815cm" svg:y="2.968cm">
              <text:p text:style-name="P26"><text:span text:style-name="T26"/></text:p>
              <draw:enhanced-geometry draw:mirror-horizontal="false" draw:mirror-vertical="false" drawooo:sub-view-size="6416 5224" draw:text-areas="0 0 ?f0 ?f1" svg:viewBox="0 0 0 0" draw:type="ooxml-non-primitive" draw:enhanced-path="M 1338 0 C 1009 0 709 229 656 563 L 77 3534 C 1 3915 245 4280 625 4356 L 4937 5210 C 4984 5219 5031 5224 5076 5224 5400 5224 5678 4995 5745 4661 L 6339 1690 C 6415 1309 6171 944 5790 867 L 1479 14 C 1432 5 1385 0 1338 0 Z N">
                <draw:equation draw:name="f0" draw:formula="logwidth"/>
                <draw:equation draw:name="f1" draw:formula="logheight"/>
              </draw:enhanced-geometry>
            </draw:custom-shape>
            <draw:custom-shape draw:name="Google Shape;909;p41" draw:style-name="gr7" draw:text-style-name="P10" draw:layer="layout" svg:width="0.298cm" svg:height="0.836cm" svg:x="15.736cm" svg:y="3.125cm">
              <text:p text:style-name="P26"><text:span text:style-name="T26"/></text:p>
              <draw:enhanced-geometry draw:mirror-horizontal="false" draw:mirror-vertical="false" drawooo:sub-view-size="1570 4389" draw:text-areas="0 0 ?f0 ?f1" svg:viewBox="0 0 0 0" draw:type="ooxml-non-primitive" draw:enhanced-path="M 869 1 L 1 4343 122 4373 C 166 4383 210 4388 253 4388 544 4388 818 4174 884 3855 L 1494 793 C 1570 443 1341 107 976 31 L 869 1 Z N">
                <draw:equation draw:name="f0" draw:formula="logwidth"/>
                <draw:equation draw:name="f1" draw:formula="logheight"/>
              </draw:enhanced-geometry>
            </draw:custom-shape>
            <draw:custom-shape draw:name="Google Shape;910;p41" draw:style-name="gr4" draw:text-style-name="P7" draw:layer="layout" svg:width="0.572cm" svg:height="0.527cm" svg:x="15.085cm" svg:y="3.146cm">
              <text:p text:style-name="P26"><text:span text:style-name="T26"/></text:p>
              <draw:enhanced-geometry draw:mirror-horizontal="false" draw:mirror-vertical="false" drawooo:sub-view-size="3003 2768" draw:text-areas="0 0 ?f0 ?f1" svg:viewBox="0 0 0 0" draw:type="ooxml-non-primitive" draw:enhanced-path="M 1514 1 C 868 1 287 467 153 1110 1 1856 503 2587 1250 2740 1340 2758 1430 2767 1518 2767 2161 2767 2731 2299 2865 1643 3002 912 2530 180 1783 28 1693 9 1603 1 1514 1 Z N">
                <draw:equation draw:name="f0" draw:formula="logwidth"/>
                <draw:equation draw:name="f1" draw:formula="logheight"/>
              </draw:enhanced-geometry>
            </draw:custom-shape>
            <draw:custom-shape draw:name="Google Shape;911;p41" draw:style-name="gr4" draw:text-style-name="P7" draw:layer="layout" svg:width="0.359cm" svg:height="0.554cm" svg:x="15.065cm" svg:y="3.116cm">
              <text:p text:style-name="P26"><text:span text:style-name="T26"/></text:p>
              <draw:enhanced-geometry draw:mirror-horizontal="false" draw:mirror-vertical="false" drawooo:sub-view-size="1890 2912" draw:text-areas="0 0 ?f0 ?f1" svg:viewBox="0 0 0 0" draw:type="ooxml-non-primitive" draw:enhanced-path="M 838 1 L 838 1 C 1082 412 0 2637 0 2637 L 1356 2911 1889 199 838 1 Z N">
                <draw:equation draw:name="f0" draw:formula="logwidth"/>
                <draw:equation draw:name="f1" draw:formula="logheight"/>
              </draw:enhanced-geometry>
            </draw:custom-shape>
            <draw:custom-shape draw:name="Google Shape;912;p41" draw:style-name="gr5" draw:text-style-name="P8" draw:layer="layout" svg:width="0.144cm" svg:height="0.086cm" svg:x="15.12cm" svg:y="2.921cm">
              <text:p text:style-name="P26"><text:span text:style-name="T26"/></text:p>
              <draw:enhanced-geometry draw:mirror-horizontal="false" draw:mirror-vertical="false" drawooo:sub-view-size="763 458" draw:text-areas="0 0 ?f0 ?f1" svg:viewBox="0 0 0 0" draw:type="ooxml-non-primitive" draw:enhanced-path="M 61 0 L 1 320 701 457 762 137 61 0 Z N">
                <draw:equation draw:name="f0" draw:formula="logwidth"/>
                <draw:equation draw:name="f1" draw:formula="logheight"/>
              </draw:enhanced-geometry>
            </draw:custom-shape>
            <draw:custom-shape draw:name="Google Shape;913;p41" draw:style-name="gr26" draw:text-style-name="P39" draw:layer="layout" svg:width="0.075cm" svg:height="0.07cm" svg:x="15.719cm" svg:y="3.22cm">
              <text:p text:style-name="P26"><text:span text:style-name="T26"/></text:p>
              <draw:enhanced-geometry draw:mirror-horizontal="false" draw:mirror-vertical="false" drawooo:sub-view-size="397 371" draw:text-areas="0 0 ?f0 ?f1" svg:viewBox="0 0 0 0" draw:type="ooxml-non-primitive" draw:enhanced-path="M 205 1 C 122 1 43 71 15 155 0 246 76 338 168 368 177 369 186 370 195 370 290 370 367 299 381 216 396 109 351 18 229 2 221 1 213 1 205 1 Z N">
                <draw:equation draw:name="f0" draw:formula="logwidth"/>
                <draw:equation draw:name="f1" draw:formula="logheight"/>
              </draw:enhanced-geometry>
            </draw:custom-shape>
            <draw:custom-shape draw:name="Google Shape;914;p41" draw:style-name="gr5" draw:text-style-name="P8" draw:layer="layout" svg:width="0.508cm" svg:height="0.701cm" svg:x="14.768cm" svg:y="2.949cm">
              <text:p text:style-name="P26"><text:span text:style-name="T26"/></text:p>
              <draw:enhanced-geometry draw:mirror-horizontal="false" draw:mirror-vertical="false" drawooo:sub-view-size="2668 3683" draw:text-areas="0 0 ?f0 ?f1" svg:viewBox="0 0 0 0" draw:type="ooxml-non-primitive" draw:enhanced-path="M 840 0 C 794 0 748 2 702 6 1266 295 1662 889 1707 1529 1768 2550 1007 3418 1 3495 153 3571 306 3616 458 3647 577 3671 696 3682 813 3682 1669 3682 2432 3071 2606 2200 2637 2047 2637 1880 2667 1712 2595 738 1787 0 840 0 Z N">
                <draw:equation draw:name="f0" draw:formula="logwidth"/>
                <draw:equation draw:name="f1" draw:formula="logheight"/>
              </draw:enhanced-geometry>
            </draw:custom-shape>
            <draw:custom-shape draw:name="Google Shape;915;p41" draw:style-name="gr26" draw:text-style-name="P39" draw:layer="layout" svg:width="0.577cm" svg:height="0.669cm" svg:x="14.545cm" svg:y="2.949cm">
              <text:p text:style-name="P26"><text:span text:style-name="T26"/></text:p>
              <draw:enhanced-geometry draw:mirror-horizontal="false" draw:mirror-vertical="false" drawooo:sub-view-size="3033 3514" draw:text-areas="0 0 ?f0 ?f1" svg:viewBox="0 0 0 0" draw:type="ooxml-non-primitive" draw:enhanced-path="M 1650 0 C 991 0 364 632 199 1500 1 2444 443 3343 1174 3496 1239 3508 1304 3514 1369 3514 2034 3514 2669 2892 2850 2018 3033 1058 2591 159 1860 22 1790 7 1720 0 1650 0 Z N">
                <draw:equation draw:name="f0" draw:formula="logwidth"/>
                <draw:equation draw:name="f1" draw:formula="logheight"/>
              </draw:enhanced-geometry>
            </draw:custom-shape>
            <draw:custom-shape draw:name="Google Shape;916;p41" draw:style-name="gr5" draw:text-style-name="P8" draw:layer="layout" svg:width="0.522cm" svg:height="0.701cm" svg:x="14.379cm" svg:y="2.915cm">
              <text:p text:style-name="P26"><text:span text:style-name="T26"/></text:p>
              <draw:enhanced-geometry draw:mirror-horizontal="false" draw:mirror-vertical="false" drawooo:sub-view-size="2743 3681" draw:text-areas="0 0 ?f0 ?f1" svg:viewBox="0 0 0 0" draw:type="ooxml-non-primitive" draw:enhanced-path="M 1903 1 C 1863 1 1823 2 1783 4 762 80 0 933 77 1969 149 2943 943 3681 1902 3681 1948 3681 1995 3679 2042 3676 1448 3386 1067 2807 1021 2152 975 1146 1737 263 2743 187 2475 52 2194 1 1903 1 Z N">
                <draw:equation draw:name="f0" draw:formula="logwidth"/>
                <draw:equation draw:name="f1" draw:formula="logheight"/>
              </draw:enhanced-geometry>
            </draw:custom-shape>
          </draw:g>
          <draw:custom-shape draw:name="Google Shape;917;p41" draw:style-name="gr5" draw:text-style-name="P8" draw:layer="layout" svg:width="9.29cm" svg:height="0.543cm" svg:x="14.042cm" svg:y="10.394cm">
            <text:p text:style-name="P26"><text:span text:style-name="T26"/></text:p>
            <draw:enhanced-geometry draw:mirror-horizontal="false" draw:mirror-vertical="false" drawooo:sub-view-size="48725 2851" draw:text-areas="0 0 ?f0 ?f1" svg:viewBox="0 0 0 0" draw:type="ooxml-non-primitive" draw:enhanced-path="M 24363 1 C 10894 1 0 641 0 1433 0 2210 10924 2850 24363 2850 37816 2850 48725 2210 48725 1433 48725 626 37816 1 24363 1 Z N">
              <draw:equation draw:name="f0" draw:formula="logwidth"/>
              <draw:equation draw:name="f1" draw:formula="logheight"/>
            </draw:enhanced-geometry>
          </draw:custom-shape>
          <draw:custom-shape draw:name="Google Shape;918;p41" draw:style-name="gr13" draw:text-style-name="P16" draw:layer="layout" svg:width="0.316cm" svg:height="0.673cm" svg:x="18.583cm" svg:y="7.184cm">
            <text:p text:style-name="P26"><text:span text:style-name="T26"/></text:p>
            <draw:enhanced-geometry draw:mirror-horizontal="false" draw:mirror-vertical="false" drawooo:sub-view-size="1661 3535" draw:text-areas="0 0 ?f0 ?f1" svg:viewBox="0 0 0 0" draw:type="ooxml-non-primitive" draw:enhanced-path="M 137 0 L 0 640 701 640 137 3535 945 3535 1661 0 Z N">
              <draw:equation draw:name="f0" draw:formula="logwidth"/>
              <draw:equation draw:name="f1" draw:formula="logheight"/>
            </draw:enhanced-geometry>
          </draw:custom-shape>
          <draw:custom-shape draw:name="Google Shape;919;p41" draw:style-name="gr13" draw:text-style-name="P16" draw:layer="layout" svg:width="2.367cm" svg:height="0.891cm" svg:x="20.149cm" svg:y="5.208cm">
            <text:p text:style-name="P26"><text:span text:style-name="T26"/></text:p>
            <draw:enhanced-geometry draw:mirror-horizontal="false" draw:mirror-vertical="false" drawooo:sub-view-size="12418 4679" draw:text-areas="0 0 ?f0 ?f1" svg:viewBox="0 0 0 0" draw:type="ooxml-non-primitive" draw:enhanced-path="M 10604 1 L 10833 412 7801 3063 3885 1783 0 4175 488 4678 3931 2378 7862 3673 11244 1159 11473 1585 12417 31 10604 1 Z N">
              <draw:equation draw:name="f0" draw:formula="logwidth"/>
              <draw:equation draw:name="f1" draw:formula="logheight"/>
            </draw:enhanced-geometry>
          </draw:custom-shape>
          <draw:custom-shape draw:name="Google Shape;920;p41" draw:style-name="gr1" draw:text-style-name="P4" draw:layer="layout" svg:width="0.001cm" svg:height="0.522cm" svg:x="21.506cm" svg:y="9.476cm">
            <text:p text:style-name="P26"><text:span text:style-name="T26"/></text:p>
            <draw:enhanced-geometry draw:mirror-horizontal="false" draw:mirror-vertical="false" drawooo:sub-view-size="1 2743" draw:text-areas="0 0 ?f0 ?f1" svg:viewBox="0 0 0 0" draw:type="ooxml-non-primitive" draw:enhanced-path="M 0 2088 L 0 2088 0 2743 0 2743 0 2088 Z M 0 0 L 0 2057 0 2057 0 0 C 0 16 0 0 0 0 Z N">
              <draw:equation draw:name="f0" draw:formula="logwidth"/>
              <draw:equation draw:name="f1" draw:formula="logheight"/>
            </draw:enhanced-geometry>
          </draw:custom-shape>
          <draw:custom-shape draw:name="Google Shape;921;p41" draw:style-name="gr40" draw:text-style-name="P59" draw:layer="layout" svg:width="0.001cm" svg:height="0.005cm" svg:x="21.506cm" svg:y="9.868cm">
            <text:p text:style-name="P26"><text:span text:style-name="T26"/></text:p>
            <draw:enhanced-geometry draw:mirror-horizontal="false" draw:mirror-vertical="false" drawooo:sub-view-size="1 31" draw:text-areas="0 0 ?f0 ?f1" svg:viewBox="0 0 0 0" draw:type="ooxml-non-primitive" draw:enhanced-path="M 0 0 L 0 0 0 31 0 31 0 0 Z N">
              <draw:equation draw:name="f0" draw:formula="logwidth"/>
              <draw:equation draw:name="f1" draw:formula="logheight"/>
            </draw:enhanced-geometry>
          </draw:custom-shape>
          <draw:custom-shape draw:name="Google Shape;922;p41" draw:style-name="gr1" draw:text-style-name="P4" draw:layer="layout" svg:width="0.005cm" svg:height="0.15cm" svg:x="21.503cm" svg:y="10.118cm">
            <text:p text:style-name="P26"><text:span text:style-name="T26"/></text:p>
            <draw:enhanced-geometry draw:mirror-horizontal="false" draw:mirror-vertical="false" drawooo:sub-view-size="31 793" draw:text-areas="0 0 ?f0 ?f1" svg:viewBox="0 0 0 0" draw:type="ooxml-non-primitive" draw:enhanced-path="M 31 1 C 15 1 15 16 0 16 L 0 717 15 778 31 793 31 1 Z N">
              <draw:equation draw:name="f0" draw:formula="logwidth"/>
              <draw:equation draw:name="f1" draw:formula="logheight"/>
            </draw:enhanced-geometry>
          </draw:custom-shape>
          <draw:custom-shape draw:name="Google Shape;923;p41" draw:style-name="gr41" draw:text-style-name="P60" draw:layer="layout" svg:width="0.017cm" svg:height="0.13cm" svg:x="21.488cm" svg:y="10.121cm">
            <text:p text:style-name="P26"><text:span text:style-name="T26"/></text:p>
            <draw:enhanced-geometry draw:mirror-horizontal="false" draw:mirror-vertical="false" drawooo:sub-view-size="93 687" draw:text-areas="0 0 ?f0 ?f1" svg:viewBox="0 0 0 0" draw:type="ooxml-non-primitive" draw:enhanced-path="M 92 1 C 31 46 1 92 1 168 L 1 199 92 686 92 1 Z N">
              <draw:equation draw:name="f0" draw:formula="logwidth"/>
              <draw:equation draw:name="f1" draw:formula="logheight"/>
            </draw:enhanced-geometry>
          </draw:custom-shape>
          <draw:custom-shape draw:name="Google Shape;924;p41" draw:style-name="gr40" draw:text-style-name="P59" draw:layer="layout" svg:width="0.002cm" svg:height="0.005cm" svg:x="21.634cm" svg:y="9.868cm">
            <text:p text:style-name="P26"><text:span text:style-name="T26"/></text:p>
            <draw:enhanced-geometry draw:mirror-horizontal="false" draw:mirror-vertical="false" drawooo:sub-view-size="16 31" draw:text-areas="0 0 ?f0 ?f1" svg:viewBox="0 0 0 0" draw:type="ooxml-non-primitive" draw:enhanced-path="M 1 0 L 1 31 16 31 16 0 Z N">
              <draw:equation draw:name="f0" draw:formula="logwidth"/>
              <draw:equation draw:name="f1" draw:formula="logheight"/>
            </draw:enhanced-geometry>
          </draw:custom-shape>
          <draw:custom-shape draw:name="Google Shape;925;p41" draw:style-name="gr42" draw:text-style-name="P61" draw:layer="layout" svg:width="0.002cm" svg:height="0.002cm" svg:x="20.759cm" svg:y="6.919cm">
            <text:p text:style-name="P26"><text:span text:style-name="T26"/></text:p>
            <draw:enhanced-geometry draw:mirror-horizontal="false" draw:mirror-vertical="false" drawooo:sub-view-size="16 17" draw:text-areas="0 0 ?f0 ?f1" svg:viewBox="0 0 0 0" draw:type="ooxml-non-primitive" draw:enhanced-path="M 16 1 C 16 1 1 16 16 1 1 16 1 16 16 1 L 16 1 16 1 Z N">
              <draw:equation draw:name="f0" draw:formula="logwidth"/>
              <draw:equation draw:name="f1" draw:formula="logheight"/>
            </draw:enhanced-geometry>
          </draw:custom-shape>
          <draw:custom-shape draw:name="Google Shape;926;p41" draw:style-name="gr43" draw:text-style-name="P62" draw:layer="layout" svg:width="0.002cm" svg:height="0.001cm" svg:x="20.864cm" svg:y="8.348cm">
            <text:p text:style-name="P26"><text:span text:style-name="T26"/></text:p>
            <draw:enhanced-geometry draw:mirror-horizontal="false" draw:mirror-vertical="false" drawooo:sub-view-size="16 1" draw:text-areas="0 0 ?f0 ?f1" svg:viewBox="0 0 0 0" draw:type="ooxml-non-primitive" draw:enhanced-path="M 15 1 L 0 1 15 1 Z N">
              <draw:equation draw:name="f0" draw:formula="logwidth"/>
              <draw:equation draw:name="f1" draw:formula="logheight"/>
            </draw:enhanced-geometry>
          </draw:custom-shape>
          <draw:custom-shape draw:name="Google Shape;927;p41" draw:style-name="gr10" draw:text-style-name="P13" draw:layer="layout" svg:width="0.528cm" svg:height="0.086cm" svg:x="20.835cm" svg:y="8.279cm">
            <text:p text:style-name="P26"><text:span text:style-name="T26"/></text:p>
            <draw:enhanced-geometry draw:mirror-horizontal="false" draw:mirror-vertical="false" drawooo:sub-view-size="2774 458" draw:text-areas="0 0 ?f0 ?f1" svg:viewBox="0 0 0 0" draw:type="ooxml-non-primitive" draw:enhanced-path="M 2698 0 C 2698 0 367 305 184 351 1 381 92 442 92 442 L 2774 457 2774 457 2698 0 Z N">
              <draw:equation draw:name="f0" draw:formula="logwidth"/>
              <draw:equation draw:name="f1" draw:formula="logheight"/>
            </draw:enhanced-geometry>
          </draw:custom-shape>
          <draw:custom-shape draw:name="Google Shape;928;p41" draw:style-name="gr26" draw:text-style-name="P39" draw:layer="layout" svg:width="0.034cm" svg:height="0.072cm" svg:x="20.977cm" svg:y="7.677cm">
            <text:p text:style-name="P26"><text:span text:style-name="T26"/></text:p>
            <draw:enhanced-geometry draw:mirror-horizontal="false" draw:mirror-vertical="false" drawooo:sub-view-size="184 382" draw:text-areas="0 0 ?f0 ?f1" svg:viewBox="0 0 0 0" draw:type="ooxml-non-primitive" draw:enhanced-path="M 0 0 L 0 381 C 46 336 122 305 183 244 107 168 31 77 0 0 Z N">
              <draw:equation draw:name="f0" draw:formula="logwidth"/>
              <draw:equation draw:name="f1" draw:formula="logheight"/>
            </draw:enhanced-geometry>
          </draw:custom-shape>
          <draw:custom-shape draw:name="Google Shape;929;p41" draw:style-name="gr44" draw:text-style-name="P63" draw:layer="layout" svg:width="0.223cm" svg:height="0.441cm" svg:x="20.864cm" svg:y="7.311cm">
            <text:p text:style-name="P26"><text:span text:style-name="T26"/></text:p>
            <draw:enhanced-geometry draw:mirror-horizontal="false" draw:mirror-vertical="false" drawooo:sub-view-size="1174 2317" draw:text-areas="0 0 ?f0 ?f1" svg:viewBox="0 0 0 0" draw:type="ooxml-non-primitive" draw:enhanced-path="M 762 1 C 742 1 722 2 702 6 L 702 6 C 703 7 705 7 707 7 715 7 732 1 762 1 Z M 762 1 C 772 1 782 7 797 7 804 7 813 6 823 1 Z M 701 1 C 592 17 484 84 387 189 L 387 189 C 486 88 594 23 702 6 L 702 6 C 701 4 701 3 701 1 Z M 823 1 L 823 1 C 991 31 1128 199 1173 458 1128 199 991 16 823 1 Z M 387 189 C 211 371 64 671 0 1037 69 685 212 377 387 189 Z M 930 1936 L 930 1936 C 869 2027 823 2103 762 2164 738 2188 714 2213 688 2234 L 688 2234 C 779 2164 863 2059 930 1936 Z M 688 2234 L 688 2234 C 654 2260 618 2282 582 2297 L 582 2297 C 621 2285 655 2262 688 2234 Z M 582 2297 C 576 2298 570 2300 564 2301 553 2301 542 2309 531 2314 L 531 2314 C 548 2310 565 2304 582 2297 Z M 531 2314 L 531 2314 C 526 2315 522 2316 518 2316 522 2316 526 2315 531 2314 Z N">
              <draw:equation draw:name="f0" draw:formula="logwidth"/>
              <draw:equation draw:name="f1" draw:formula="logheight"/>
            </draw:enhanced-geometry>
          </draw:custom-shape>
          <draw:custom-shape draw:name="Google Shape;930;p41" draw:style-name="gr45" draw:text-style-name="P64" draw:layer="layout" svg:width="0.001cm" svg:height="0.001cm" svg:x="21.698cm" svg:y="6.934cm">
            <text:p text:style-name="P26"><text:span text:style-name="T26"/></text:p>
            <draw:enhanced-geometry draw:mirror-horizontal="false" draw:mirror-vertical="false" drawooo:sub-view-size="1 1" draw:text-areas="0 0 ?f0 ?f1" svg:viewBox="0 0 0 0" draw:type="ooxml-non-primitive" draw:enhanced-path="M 1 1 L 1 1 Z N">
              <draw:equation draw:name="f0" draw:formula="logwidth"/>
              <draw:equation draw:name="f1" draw:formula="logheight"/>
            </draw:enhanced-geometry>
          </draw:custom-shape>
          <draw:custom-shape draw:name="Google Shape;931;p41" draw:style-name="gr1" draw:text-style-name="P4" draw:layer="layout" svg:width="0.058cm" svg:height="0.868cm" svg:x="16.395cm" svg:y="5.795cm">
            <text:p text:style-name="P26"><text:span text:style-name="T26"/></text:p>
            <draw:enhanced-geometry draw:mirror-horizontal="false" draw:mirror-vertical="false" drawooo:sub-view-size="308 4557" draw:text-areas="0 0 ?f0 ?f1" svg:viewBox="0 0 0 0" draw:type="ooxml-non-primitive" draw:enhanced-path="M 290 0 C 302 270 307 573 301 914 L 301 914 C 307 571 303 268 290 0 Z M 301 914 L 301 914 C 290 1564 241 2356 145 3314 L 145 3314 C 244 2355 291 1565 301 914 Z M 145 3314 L 145 3314 C 106 3700 58 4113 0 4556 L 46 4221 C 84 3903 117 3601 145 3314 Z N">
              <draw:equation draw:name="f0" draw:formula="logwidth"/>
              <draw:equation draw:name="f1" draw:formula="logheight"/>
            </draw:enhanced-geometry>
          </draw:custom-shape>
          <draw:custom-shape draw:name="Google Shape;932;p41" draw:style-name="gr1" draw:text-style-name="P4" draw:layer="layout" svg:width="0.049cm" svg:height="0.02cm" svg:x="16.076cm" svg:y="5.208cm">
            <text:p text:style-name="P26"><text:span text:style-name="T26"/></text:p>
            <draw:enhanced-geometry draw:mirror-horizontal="false" draw:mirror-vertical="false" drawooo:sub-view-size="260 108" draw:text-areas="0 0 ?f0 ?f1" svg:viewBox="0 0 0 0" draw:type="ooxml-non-primitive" draw:enhanced-path="M 259 1 L 259 1 C 183 31 77 77 0 107 107 77 168 62 259 1 Z N">
              <draw:equation draw:name="f0" draw:formula="logwidth"/>
              <draw:equation draw:name="f1" draw:formula="logheight"/>
            </draw:enhanced-geometry>
          </draw:custom-shape>
          <draw:custom-shape draw:name="Google Shape;933;p41" draw:style-name="gr41" draw:text-style-name="P60" draw:layer="layout" svg:width="0.001cm" svg:height="0.182cm" svg:x="16.015cm" svg:y="9.993cm">
            <text:p text:style-name="P26"><text:span text:style-name="T26"/></text:p>
            <draw:enhanced-geometry draw:mirror-horizontal="false" draw:mirror-vertical="false" drawooo:sub-view-size="1 961" draw:text-areas="0 0 ?f0 ?f1" svg:viewBox="0 0 0 0" draw:type="ooxml-non-primitive" draw:enhanced-path="M 0 0 L 0 0 0 960 0 960 0 0 Z N">
              <draw:equation draw:name="f0" draw:formula="logwidth"/>
              <draw:equation draw:name="f1" draw:formula="logheight"/>
            </draw:enhanced-geometry>
          </draw:custom-shape>
          <draw:custom-shape draw:name="Google Shape;934;p41" draw:style-name="gr1" draw:text-style-name="P4" draw:layer="layout" svg:width="0.005cm" svg:height="0.179cm" svg:x="15.858cm" svg:y="9.999cm">
            <text:p text:style-name="P26"><text:span text:style-name="T26"/></text:p>
            <draw:enhanced-geometry draw:mirror-horizontal="false" draw:mirror-vertical="false" drawooo:sub-view-size="32 946" draw:text-areas="0 0 ?f0 ?f1" svg:viewBox="0 0 0 0" draw:type="ooxml-non-primitive" draw:enhanced-path="M 1 945 L 1 945 1 945 1 945 1 945 Z M 31 1 L 31 1 1 915 1 915 31 1 Z N">
              <draw:equation draw:name="f0" draw:formula="logwidth"/>
              <draw:equation draw:name="f1" draw:formula="logheight"/>
            </draw:enhanced-geometry>
          </draw:custom-shape>
          <draw:custom-shape draw:name="Google Shape;935;p41" draw:style-name="gr40" draw:text-style-name="P59" draw:layer="layout" svg:width="0.001cm" svg:height="0.005cm" svg:x="15.858cm" svg:y="10.173cm">
            <text:p text:style-name="P26"><text:span text:style-name="T26"/></text:p>
            <draw:enhanced-geometry draw:mirror-horizontal="false" draw:mirror-vertical="false" drawooo:sub-view-size="1 31" draw:text-areas="0 0 ?f0 ?f1" svg:viewBox="0 0 0 0" draw:type="ooxml-non-primitive" draw:enhanced-path="M 1 0 L 1 0 1 30 1 30 1 0 Z N">
              <draw:equation draw:name="f0" draw:formula="logwidth"/>
              <draw:equation draw:name="f1" draw:formula="logheight"/>
            </draw:enhanced-geometry>
          </draw:custom-shape>
          <draw:custom-shape draw:name="Google Shape;936;p41" draw:style-name="gr39" draw:text-style-name="P58" draw:layer="layout" svg:width="0.101cm" svg:height="0.357cm" svg:x="15.791cm" svg:y="7.39cm">
            <text:p text:style-name="P26"><text:span text:style-name="T26"/></text:p>
            <draw:enhanced-geometry draw:mirror-horizontal="false" draw:mirror-vertical="false" drawooo:sub-view-size="534 1875" draw:text-areas="0 0 ?f0 ?f1" svg:viewBox="0 0 0 0" draw:type="ooxml-non-primitive" draw:enhanced-path="M 534 0 C 335 625 168 1280 0 1874 168 1280 351 625 534 0 Z N">
              <draw:equation draw:name="f0" draw:formula="logwidth"/>
              <draw:equation draw:name="f1" draw:formula="logheight"/>
            </draw:enhanced-geometry>
          </draw:custom-shape>
          <draw:custom-shape draw:name="Google Shape;937;p41" draw:style-name="gr46" draw:text-style-name="P65" draw:layer="layout" svg:width="0.008cm" svg:height="0.031cm" svg:x="16.834cm" svg:y="5.641cm">
            <text:p text:style-name="P26"><text:span text:style-name="T26"/></text:p>
            <draw:enhanced-geometry draw:mirror-horizontal="false" draw:mirror-vertical="false" drawooo:sub-view-size="47 169" draw:text-areas="0 0 ?f0 ?f1" svg:viewBox="0 0 0 0" draw:type="ooxml-non-primitive" draw:enhanced-path="M 47 1 C 31 47 1 108 16 169 L 47 1 Z N">
              <draw:equation draw:name="f0" draw:formula="logwidth"/>
              <draw:equation draw:name="f1" draw:formula="logheight"/>
            </draw:enhanced-geometry>
          </draw:custom-shape>
          <draw:g draw:name="Google Shape;938;p41">
            <draw:g draw:name="Google Shape;939;p41">
              <draw:g draw:name="Google Shape;940;p41">
                <draw:custom-shape draw:name="Google Shape;941;p41" draw:style-name="gr46" draw:text-style-name="P65" draw:layer="layout" svg:width="0.226cm" svg:height="0.153cm" svg:x="15.855cm" svg:y="5.08cm">
                  <text:p text:style-name="P26"><text:span text:style-name="T26"/></text:p>
                  <draw:enhanced-geometry draw:mirror-horizontal="false" draw:mirror-vertical="false" drawooo:sub-view-size="1189 807" draw:text-areas="0 0 ?f0 ?f1" svg:viewBox="0 0 0 0" draw:type="ooxml-non-primitive" draw:enhanced-path="M 0 0 C 16 122 46 229 61 366 138 473 244 579 366 656 522 760 693 807 872 807 956 807 1041 797 1128 777 L 1143 777 C 1158 732 1158 686 1189 625 L 1128 610 0 0 Z N">
                    <draw:equation draw:name="f0" draw:formula="logwidth"/>
                    <draw:equation draw:name="f1" draw:formula="logheight"/>
                  </draw:enhanced-geometry>
                </draw:custom-shape>
                <draw:g draw:name="Google Shape;942;p41">
                  <draw:g draw:name="Google Shape;943;p41">
                    <draw:custom-shape draw:name="Google Shape;944;p41" draw:style-name="gr10" draw:text-style-name="P13" draw:layer="layout" svg:width="0.098cm" svg:height="0.035cm" svg:x="16.026cm" svg:y="10.32cm">
                      <text:p text:style-name="P26"><text:span text:style-name="T26"/></text:p>
                      <draw:enhanced-geometry draw:mirror-horizontal="false" draw:mirror-vertical="false" drawooo:sub-view-size="519 188" draw:text-areas="0 0 ?f0 ?f1" svg:viewBox="0 0 0 0" draw:type="ooxml-non-primitive" draw:enhanced-path="M 381 23 C 381 23 397 23 412 39 442 39 457 39 457 54 473 84 457 99 457 99 427 140 329 154 222 154 168 154 112 150 61 145 153 84 259 39 381 23 Z M 383 0 C 228 0 14 130 0 130 L 0 176 C 38 183 80 187 124 187 168 187 214 183 259 176 366 176 457 176 488 115 518 99 518 54 488 39 488 23 457 8 442 8 424 3 404 0 383 0 Z N">
                        <draw:equation draw:name="f0" draw:formula="logwidth"/>
                        <draw:equation draw:name="f1" draw:formula="logheight"/>
                      </draw:enhanced-geometry>
                    </draw:custom-shape>
                    <draw:custom-shape draw:name="Google Shape;945;p41" draw:style-name="gr10" draw:text-style-name="P13" draw:layer="layout" svg:width="0.06cm" svg:height="0.072cm" svg:x="16.026cm" svg:y="10.283cm">
                      <text:p text:style-name="P26"><text:span text:style-name="T26"/></text:p>
                      <draw:enhanced-geometry draw:mirror-horizontal="false" draw:mirror-vertical="false" drawooo:sub-view-size="321 382" draw:text-areas="0 0 ?f0 ?f1" svg:viewBox="0 0 0 0" draw:type="ooxml-non-primitive" draw:enhanced-path="M 183 31 C 232 31 242 51 244 51 244 51 244 50 244 47 L 244 47 C 259 108 138 260 31 306 31 214 77 138 138 62 138 47 168 31 183 31 Z M 229 1 C 183 1 153 16 107 47 31 123 0 230 0 367 L 31 382 C 138 321 320 153 305 62 305 47 290 1 229 1 Z N">
                        <draw:equation draw:name="f0" draw:formula="logwidth"/>
                        <draw:equation draw:name="f1" draw:formula="logheight"/>
                      </draw:enhanced-geometry>
                    </draw:custom-shape>
                    <draw:custom-shape draw:name="Google Shape;946;p41" draw:style-name="gr10" draw:text-style-name="P13" draw:layer="layout" svg:width="0.043cm" svg:height="0.097cm" svg:x="14.696cm" svg:y="10.281cm">
                      <text:p text:style-name="P26"><text:span text:style-name="T26"/></text:p>
                      <draw:enhanced-geometry draw:mirror-horizontal="false" draw:mirror-vertical="false" drawooo:sub-view-size="229 515" draw:text-areas="0 0 ?f0 ?f1" svg:viewBox="0 0 0 0" draw:type="ooxml-non-primitive" draw:enhanced-path="M 122 29 C 131 29 137 42 137 42 198 73 198 286 183 439 122 317 107 225 77 119 L 77 73 C 77 58 77 42 107 42 112 32 117 29 122 29 Z M 120 1 C 107 1 92 4 77 12 61 27 46 58 46 73 0 210 183 469 183 500 L 198 515 214 500 C 229 423 229 317 214 241 214 149 198 58 153 12 145 4 134 1 120 1 Z N">
                        <draw:equation draw:name="f0" draw:formula="logwidth"/>
                        <draw:equation draw:name="f1" draw:formula="logheight"/>
                      </draw:enhanced-geometry>
                    </draw:custom-shape>
                    <draw:custom-shape draw:name="Google Shape;947;p41" draw:style-name="gr10" draw:text-style-name="P13" draw:layer="layout" svg:width="0.069cm" svg:height="0.057cm" svg:x="14.667cm" svg:y="10.321cm">
                      <text:p text:style-name="P26"><text:span text:style-name="T26"/></text:p>
                      <draw:enhanced-geometry draw:mirror-horizontal="false" draw:mirror-vertical="false" drawooo:sub-view-size="367 306" draw:text-areas="0 0 ?f0 ?f1" svg:viewBox="0 0 0 0" draw:type="ooxml-non-primitive" draw:enhanced-path="M 72 30 C 137 30 262 158 306 245 214 245 138 199 62 153 62 153 47 108 47 92 47 32 62 32 62 32 65 31 68 30 72 30 Z M 73 0 C 69 0 66 0 62 1 47 1 1 16 1 77 1 108 31 153 47 184 123 260 230 306 367 306 L 367 260 C 337 172 168 0 73 0 Z N">
                        <draw:equation draw:name="f0" draw:formula="logwidth"/>
                        <draw:equation draw:name="f1" draw:formula="logheight"/>
                      </draw:enhanced-geometry>
                    </draw:custom-shape>
                  </draw:g>
                  <draw:custom-shape draw:name="Google Shape;948;p41" draw:style-name="gr13" draw:text-style-name="P16" draw:layer="layout" svg:width="0.031cm" svg:height="0.043cm" svg:x="16.172cm" svg:y="4.842cm">
                    <text:p text:style-name="P26"><text:span text:style-name="T26"/></text:p>
                    <draw:enhanced-geometry draw:mirror-horizontal="false" draw:mirror-vertical="false" drawooo:sub-view-size="168 229" draw:text-areas="0 0 ?f0 ?f1" svg:viewBox="0 0 0 0" draw:type="ooxml-non-primitive" draw:enhanced-path="M 61 0 C 15 15 0 76 0 122 15 183 61 229 92 229 153 198 168 152 153 92 137 31 92 0 61 0 Z N">
                      <draw:equation draw:name="f0" draw:formula="logwidth"/>
                      <draw:equation draw:name="f1" draw:formula="logheight"/>
                    </draw:enhanced-geometry>
                  </draw:custom-shape>
                  <draw:custom-shape draw:name="Google Shape;949;p41" draw:style-name="gr47" draw:text-style-name="P66" draw:layer="layout" svg:width="0.075cm" svg:height="0.107cm" svg:x="16.186cm" svg:y="4.885cm">
                    <text:p text:style-name="P26"><text:span text:style-name="T26"/></text:p>
                    <draw:enhanced-geometry draw:mirror-horizontal="false" draw:mirror-vertical="false" drawooo:sub-view-size="397 565" draw:text-areas="0 0 ?f0 ?f1" svg:viewBox="0 0 0 0" draw:type="ooxml-non-primitive" draw:enhanced-path="M 0 1 L 107 564 C 214 564 320 534 396 458 244 321 107 168 0 1 Z N">
                      <draw:equation draw:name="f0" draw:formula="logwidth"/>
                      <draw:equation draw:name="f1" draw:formula="logheight"/>
                    </draw:enhanced-geometry>
                  </draw:custom-shape>
                  <draw:custom-shape draw:name="Google Shape;950;p41" draw:style-name="gr13" draw:text-style-name="P16" draw:layer="layout" svg:width="0.063cm" svg:height="0.037cm" svg:x="16.116cm" svg:y="4.775cm">
                    <text:p text:style-name="P26"><text:span text:style-name="T26"/></text:p>
                    <draw:enhanced-geometry draw:mirror-horizontal="false" draw:mirror-vertical="false" drawooo:sub-view-size="336 201" draw:text-areas="0 0 ?f0 ?f1" svg:viewBox="0 0 0 0" draw:type="ooxml-non-primitive" draw:enhanced-path="M 272 0 C 174 0 69 58 1 140 L 1 155 C 1 170 16 201 46 201 L 46 170 C 84 107 165 75 244 75 259 75 275 76 290 79 L 305 79 C 321 79 336 64 336 48 336 18 321 3 305 3 294 1 283 0 272 0 Z N">
                      <draw:equation draw:name="f0" draw:formula="logwidth"/>
                      <draw:equation draw:name="f1" draw:formula="logheight"/>
                    </draw:enhanced-geometry>
                  </draw:custom-shape>
                  <draw:custom-shape draw:name="Google Shape;951;p41" draw:style-name="gr46" draw:text-style-name="P65" draw:layer="layout" svg:width="0.444cm" svg:height="0.362cm" svg:x="15.82cm" svg:y="5.147cm">
                    <text:p text:style-name="P26"><text:span text:style-name="T26"/></text:p>
                    <draw:enhanced-geometry draw:mirror-horizontal="false" draw:mirror-vertical="false" drawooo:sub-view-size="2332 1906" draw:text-areas="0 0 ?f0 ?f1" svg:viewBox="0 0 0 0" draw:type="ooxml-non-primitive" draw:enhanced-path="M 260 1 C 321 488 305 1037 1 1342 1 1342 164 1906 1150 1906 1163 1906 1176 1906 1189 1905 2332 1875 1722 1387 1753 1387 1341 1265 1296 854 1341 458 L 1341 412 1326 412 C 1252 430 1177 438 1102 438 914 438 728 384 564 275 458 199 336 108 260 1 Z N">
                      <draw:equation draw:name="f0" draw:formula="logwidth"/>
                      <draw:equation draw:name="f1" draw:formula="logheight"/>
                    </draw:enhanced-geometry>
                  </draw:custom-shape>
                  <draw:custom-shape draw:name="Google Shape;952;p41" draw:style-name="gr10" draw:text-style-name="P13" draw:layer="layout" svg:width="0.429cm" svg:height="0.141cm" svg:x="15.762cm" svg:y="5.281cm">
                    <text:p text:style-name="P26"><text:span text:style-name="T26"/></text:p>
                    <draw:enhanced-geometry draw:mirror-horizontal="false" draw:mirror-vertical="false" drawooo:sub-view-size="2256 744" draw:text-areas="0 0 ?f0 ?f1" svg:viewBox="0 0 0 0" draw:type="ooxml-non-primitive" draw:enhanced-path="M 835 1 C 647 1 488 21 412 73 169 241 1 743 1 743 L 2256 606 C 2256 606 2088 210 1921 149 1805 97 1250 1 835 1 Z N">
                      <draw:equation draw:name="f0" draw:formula="logwidth"/>
                      <draw:equation draw:name="f1" draw:formula="logheight"/>
                    </draw:enhanced-geometry>
                  </draw:custom-shape>
                  <draw:custom-shape draw:name="Google Shape;953;p41" draw:style-name="gr46" draw:text-style-name="P65" draw:layer="layout" svg:width="1.01cm" svg:height="0.771cm" svg:x="14.771cm" svg:y="4.957cm">
                    <text:p text:style-name="P26"><text:span text:style-name="T26"/></text:p>
                    <draw:enhanced-geometry draw:mirror-horizontal="false" draw:mirror-vertical="false" drawooo:sub-view-size="5303 4049" draw:text-areas="0 0 ?f0 ?f1" svg:viewBox="0 0 0 0" draw:type="ooxml-non-primitive" draw:enhanced-path="M 318 0 C 278 0 238 8 199 24 92 70 0 191 31 329 77 862 1052 2629 1250 2858 1296 2934 1372 2995 1448 3041 1524 3101 1600 3147 1676 3178 1814 3239 2652 3482 3154 3635 3627 3818 4099 3939 4617 4046 4637 4048 4658 4049 4678 4049 4973 4049 5229 3843 5272 3543 5303 3254 5135 2980 4845 2903 4388 2797 3901 2690 3444 2553 2971 2446 2804 2416 2377 2263 2255 2233 2149 2187 2042 2142 L 1996 2111 1966 2096 C 1951 2081 1920 2065 1890 2035 1737 1898 762 633 579 191 L 579 176 C 534 63 430 0 318 0 Z N">
                      <draw:equation draw:name="f0" draw:formula="logwidth"/>
                      <draw:equation draw:name="f1" draw:formula="logheight"/>
                    </draw:enhanced-geometry>
                  </draw:custom-shape>
                  <draw:custom-shape draw:name="Google Shape;954;p41" draw:style-name="gr46" draw:text-style-name="P65" draw:layer="layout" svg:width="0.13cm" svg:height="0.169cm" svg:x="14.734cm" svg:y="4.877cm">
                    <text:p text:style-name="P26"><text:span text:style-name="T26"/></text:p>
                    <draw:enhanced-geometry draw:mirror-horizontal="false" draw:mirror-vertical="false" drawooo:sub-view-size="687 890" draw:text-areas="0 0 ?f0 ?f1" svg:viewBox="0 0 0 0" draw:type="ooxml-non-primitive" draw:enhanced-path="M 153 1 L 0 885 C 41 888 83 890 125 890 271 890 419 868 549 808 625 763 686 671 686 580 L 686 473 C 686 397 625 351 564 290 L 153 1 Z N">
                      <draw:equation draw:name="f0" draw:formula="logwidth"/>
                      <draw:equation draw:name="f1" draw:formula="logheight"/>
                    </draw:enhanced-geometry>
                  </draw:custom-shape>
                  <draw:custom-shape draw:name="Google Shape;955;p41" draw:style-name="gr46" draw:text-style-name="P65" draw:layer="layout" svg:width="0.141cm" svg:height="0.214cm" svg:x="14.62cm" svg:y="4.83cm">
                    <text:p text:style-name="P26"><text:span text:style-name="T26"/></text:p>
                    <draw:enhanced-geometry draw:mirror-horizontal="false" draw:mirror-vertical="false" drawooo:sub-view-size="747 1128" draw:text-areas="0 0 ?f0 ?f1" svg:viewBox="0 0 0 0" draw:type="ooxml-non-primitive" draw:enhanced-path="M 0 0 L 0 792 594 1128 747 259 0 0 Z N">
                      <draw:equation draw:name="f0" draw:formula="logwidth"/>
                      <draw:equation draw:name="f1" draw:formula="logheight"/>
                    </draw:enhanced-geometry>
                  </draw:custom-shape>
                  <draw:custom-shape draw:name="Google Shape;956;p41" draw:style-name="gr13" draw:text-style-name="P16" draw:layer="layout" svg:width="0.528cm" svg:height="0.351cm" svg:x="15.326cm" svg:y="5.388cm">
                    <text:p text:style-name="P26"><text:span text:style-name="T26"/></text:p>
                    <draw:enhanced-geometry draw:mirror-horizontal="false" draw:mirror-vertical="false" drawooo:sub-view-size="2774 1844" draw:text-areas="0 0 ?f0 ?f1" svg:viewBox="0 0 0 0" draw:type="ooxml-non-primitive" draw:enhanced-path="M 1875 0 L 1875 0 C 1723 31 1291 121 804 121 555 121 293 98 46 31 L 1 1509 C 1 1509 678 1844 1269 1844 1485 1844 1689 1799 1844 1676 2408 1250 2773 427 1875 0 Z N">
                      <draw:equation draw:name="f0" draw:formula="logwidth"/>
                      <draw:equation draw:name="f1" draw:formula="logheight"/>
                    </draw:enhanced-geometry>
                  </draw:custom-shape>
                  <draw:custom-shape draw:name="Google Shape;957;p41" draw:style-name="gr10" draw:text-style-name="P13" draw:layer="layout" svg:width="0.136cm" svg:height="0.386cm" svg:x="15.262cm" svg:y="5.365cm">
                    <text:p text:style-name="P26"><text:span text:style-name="T26"/></text:p>
                    <draw:enhanced-geometry draw:mirror-horizontal="false" draw:mirror-vertical="false" drawooo:sub-view-size="717 2027" draw:text-areas="0 0 ?f0 ?f1" svg:viewBox="0 0 0 0" draw:type="ooxml-non-primitive" draw:enhanced-path="M 183 1 L 0 1768 579 2027 716 92 183 1 Z N">
                      <draw:equation draw:name="f0" draw:formula="logwidth"/>
                      <draw:equation draw:name="f1" draw:formula="logheight"/>
                    </draw:enhanced-geometry>
                  </draw:custom-shape>
                  <draw:custom-shape draw:name="Google Shape;958;p41" draw:style-name="gr13" draw:text-style-name="P16" draw:layer="layout" svg:width="0.961cm" svg:height="1.305cm" svg:x="15.515cm" svg:y="5.361cm">
                    <text:p text:style-name="P26"><text:span text:style-name="T26"/></text:p>
                    <draw:enhanced-geometry draw:mirror-horizontal="false" draw:mirror-vertical="false" drawooo:sub-view-size="5044 6848" draw:text-areas="0 0 ?f0 ?f1" svg:viewBox="0 0 0 0" draw:type="ooxml-non-primitive" draw:enhanced-path="M 2549 0 C 2231 0 1911 12 1601 37 L 1220 67 C 610 113 1 646 123 1240 793 4486 610 6314 549 6847 L 4617 6817 C 5044 3465 4922 1774 4754 951 4678 509 4313 174 3886 98 3703 67 3520 37 3322 22 3069 8 2809 0 2549 0 Z N">
                      <draw:equation draw:name="f0" draw:formula="logwidth"/>
                      <draw:equation draw:name="f1" draw:formula="logheight"/>
                    </draw:enhanced-geometry>
                  </draw:custom-shape>
                  <draw:custom-shape draw:name="Google Shape;959;p41" draw:style-name="gr15" draw:text-style-name="P18" draw:layer="layout" svg:width="0.296cm" svg:height="0.999cm" svg:x="16.154cm" svg:y="5.6cm">
                    <text:p text:style-name="P26"><text:span text:style-name="T26"/></text:p>
                    <draw:enhanced-geometry draw:mirror-horizontal="false" draw:mirror-vertical="false" drawooo:sub-view-size="1555 5242" draw:text-areas="0 0 ?f0 ?f1" svg:viewBox="0 0 0 0" draw:type="ooxml-non-primitive" draw:enhanced-path="M 1 1 L 1 1 C 686 2195 915 2880 1387 4373 L 1296 5242 C 1524 3307 1555 1966 1540 1021 L 1 1 Z N">
                      <draw:equation draw:name="f0" draw:formula="logwidth"/>
                      <draw:equation draw:name="f1" draw:formula="logheight"/>
                    </draw:enhanced-geometry>
                  </draw:custom-shape>
                  <draw:custom-shape draw:name="Google Shape;960;p41" draw:style-name="gr46" draw:text-style-name="P65" draw:layer="layout" svg:width="0.447cm" svg:height="0.562cm" svg:x="15.78cm" svg:y="4.668cm">
                    <text:p text:style-name="P26"><text:span text:style-name="T26"/></text:p>
                    <draw:enhanced-geometry draw:mirror-horizontal="false" draw:mirror-vertical="false" drawooo:sub-view-size="2347 2951" draw:text-areas="0 0 ?f0 ?f1" svg:viewBox="0 0 0 0" draw:type="ooxml-non-primitive" draw:enhanced-path="M 1070 1 C 581 1 127 359 31 852 0 1005 16 1172 61 1324 214 1858 290 2223 488 2513 564 2620 686 2711 793 2787 956 2896 1142 2950 1330 2950 1405 2950 1480 2942 1554 2924 L 1585 2924 C 1661 2909 1752 2863 1829 2818 2133 2620 2316 2300 2316 1934 2347 1248 1996 167 1234 14 1180 5 1125 1 1070 1 Z N">
                      <draw:equation draw:name="f0" draw:formula="logwidth"/>
                      <draw:equation draw:name="f1" draw:formula="logheight"/>
                    </draw:enhanced-geometry>
                  </draw:custom-shape>
                  <draw:custom-shape draw:name="Google Shape;961;p41" draw:style-name="gr48" draw:text-style-name="P67" draw:layer="layout" svg:width="0.046cm" svg:height="0.086cm" svg:x="16.073cm" svg:y="5.138cm">
                    <text:p text:style-name="P26"><text:span text:style-name="T26"/></text:p>
                    <draw:enhanced-geometry draw:mirror-horizontal="false" draw:mirror-vertical="false" drawooo:sub-view-size="244 458" draw:text-areas="0 0 ?f0 ?f1" svg:viewBox="0 0 0 0" draw:type="ooxml-non-primitive" draw:enhanced-path="M 46 0 L 0 457 C 92 442 168 396 244 351 198 351 46 0 46 0 Z N">
                      <draw:equation draw:name="f0" draw:formula="logwidth"/>
                      <draw:equation draw:name="f1" draw:formula="logheight"/>
                    </draw:enhanced-geometry>
                  </draw:custom-shape>
                  <draw:custom-shape draw:name="Google Shape;962;p41" draw:style-name="gr13" draw:text-style-name="P16" draw:layer="layout" svg:width="0.197cm" svg:height="0.385cm" svg:x="15.942cm" svg:y="4.743cm">
                    <text:p text:style-name="P26"><text:span text:style-name="T26"/></text:p>
                    <draw:enhanced-geometry draw:mirror-horizontal="false" draw:mirror-vertical="false" drawooo:sub-view-size="1037 2022" draw:text-areas="0 0 ?f0 ?f1" svg:viewBox="0 0 0 0" draw:type="ooxml-non-primitive" draw:enhanced-path="M 595 0 C 503 15 397 61 351 137 61 442 1 869 16 1295 16 1463 46 1661 122 1813 187 1917 275 2021 384 2021 403 2021 422 2018 442 2011 L 549 1966 C 823 1767 976 1463 1006 1143 1037 914 976 0 595 0 Z N">
                      <draw:equation draw:name="f0" draw:formula="logwidth"/>
                      <draw:equation draw:name="f1" draw:formula="logheight"/>
                    </draw:enhanced-geometry>
                  </draw:custom-shape>
                  <draw:custom-shape draw:name="Google Shape;963;p41" draw:style-name="gr13" draw:text-style-name="P16" draw:layer="layout" svg:width="0.527cm" svg:height="0.664cm" svg:x="15.591cm" svg:y="4.492cm">
                    <text:p text:style-name="P26"><text:span text:style-name="T26"/></text:p>
                    <draw:enhanced-geometry draw:mirror-horizontal="false" draw:mirror-vertical="false" drawooo:sub-view-size="2771 3489" draw:text-areas="0 0 ?f0 ?f1" svg:viewBox="0 0 0 0" draw:type="ooxml-non-primitive" draw:enhanced-path="M 1665 0 C 1263 0 1151 453 1232 616 1186 600 1139 592 1093 592 927 592 774 696 714 875 684 997 699 1104 760 1226 440 1317 135 1561 59 1911 0 2234 238 2599 568 2599 581 2599 594 2598 607 2597 L 607 2597 C 486 2688 470 2871 562 2993 617 3060 698 3102 779 3102 808 3102 838 3097 866 3084 1031 3349 1398 3488 1750 3488 1986 3488 2216 3426 2375 3298 2466 3222 2390 3145 2421 3008 2436 2902 2375 2765 2268 2704 L 2360 2399 2116 2109 C 2344 1942 2588 1759 2680 1469 2771 1195 2664 814 2375 769 2542 723 2649 555 2603 388 2603 357 2588 342 2588 327 2532 234 2432 181 2330 181 2265 181 2200 203 2146 251 L 2116 281 C 2040 174 1963 53 1826 22 1768 7 1714 0 1665 0 Z N">
                      <draw:equation draw:name="f0" draw:formula="logwidth"/>
                      <draw:equation draw:name="f1" draw:formula="logheight"/>
                    </draw:enhanced-geometry>
                  </draw:custom-shape>
                  <draw:custom-shape draw:name="Google Shape;964;p41" draw:style-name="gr46" draw:text-style-name="P65" draw:layer="layout" svg:width="0.132cm" svg:height="0.167cm" svg:x="16.034cm" svg:y="4.856cm">
                    <text:p text:style-name="P26"><text:span text:style-name="T26"/></text:p>
                    <draw:enhanced-geometry draw:mirror-horizontal="false" draw:mirror-vertical="false" drawooo:sub-view-size="700 879" draw:text-areas="0 0 ?f0 ?f1" svg:viewBox="0 0 0 0" draw:type="ooxml-non-primitive" draw:enhanced-path="M 249 1 C 91 1 0 161 39 354 100 537 191 704 343 811 409 857 468 878 519 878 633 878 700 771 678 613 663 399 557 79 343 19 310 7 278 1 249 1 Z N">
                      <draw:equation draw:name="f0" draw:formula="logwidth"/>
                      <draw:equation draw:name="f1" draw:formula="logheight"/>
                    </draw:enhanced-geometry>
                  </draw:custom-shape>
                  <draw:custom-shape draw:name="Google Shape;965;p41" draw:style-name="gr46" draw:text-style-name="P65" draw:layer="layout" svg:width="0.159cm" svg:height="0.359cm" svg:x="15.855cm" svg:y="9.993cm">
                    <text:p text:style-name="P26"><text:span text:style-name="T26"/></text:p>
                    <draw:enhanced-geometry draw:mirror-horizontal="false" draw:mirror-vertical="false" drawooo:sub-view-size="839 1890" draw:text-areas="0 0 ?f0 ?f1" svg:viewBox="0 0 0 0" draw:type="ooxml-non-primitive" draw:enhanced-path="M 838 0 L 46 31 0 1890 823 1874 838 0 Z N">
                      <draw:equation draw:name="f0" draw:formula="logwidth"/>
                      <draw:equation draw:name="f1" draw:formula="logheight"/>
                    </draw:enhanced-geometry>
                  </draw:custom-shape>
                  <draw:custom-shape draw:name="Google Shape;966;p41" draw:style-name="gr13" draw:text-style-name="P16" draw:layer="layout" svg:width="0.534cm" svg:height="0.177cm" svg:x="15.8cm" svg:y="10.332cm">
                    <text:p text:style-name="P26"><text:span text:style-name="T26"/></text:p>
                    <draw:enhanced-geometry draw:mirror-horizontal="false" draw:mirror-vertical="false" drawooo:sub-view-size="2805 935" draw:text-areas="0 0 ?f0 ?f1" svg:viewBox="0 0 0 0" draw:type="ooxml-non-primitive" draw:enhanced-path="M 1140 1 C 1126 1 1112 2 1098 5 L 214 20 C 184 20 138 35 138 81 L 1 797 C 1 858 47 919 92 934 L 138 934 C 458 934 915 889 1327 889 1398 886 1459 885 1515 885 1732 885 1853 899 2062 899 2155 899 2265 897 2408 889 2728 873 2804 538 2667 508 2027 401 1860 386 1296 51 1259 26 1201 1 1140 1 Z N">
                      <draw:equation draw:name="f0" draw:formula="logwidth"/>
                      <draw:equation draw:name="f1" draw:formula="logheight"/>
                    </draw:enhanced-geometry>
                  </draw:custom-shape>
                  <draw:custom-shape draw:name="Google Shape;967;p41" draw:style-name="gr48" draw:text-style-name="P67" draw:layer="layout" svg:width="0.156cm" svg:height="0.185cm" svg:x="15.858cm" svg:y="9.993cm">
                    <text:p text:style-name="P26"><text:span text:style-name="T26"/></text:p>
                    <draw:enhanced-geometry draw:mirror-horizontal="false" draw:mirror-vertical="false" drawooo:sub-view-size="824 976" draw:text-areas="0 0 ?f0 ?f1" svg:viewBox="0 0 0 0" draw:type="ooxml-non-primitive" draw:enhanced-path="M 823 0 L 31 31 1 945 1 975 823 960 823 0 Z N">
                      <draw:equation draw:name="f0" draw:formula="logwidth"/>
                      <draw:equation draw:name="f1" draw:formula="logheight"/>
                    </draw:enhanced-geometry>
                  </draw:custom-shape>
                  <draw:custom-shape draw:name="Google Shape;968;p41" draw:style-name="gr46" draw:text-style-name="P65" draw:layer="layout" svg:width="0.232cm" svg:height="0.365cm" svg:x="14.734cm" svg:y="10.016cm">
                    <text:p text:style-name="P26"><text:span text:style-name="T26"/></text:p>
                    <draw:enhanced-geometry draw:mirror-horizontal="false" draw:mirror-vertical="false" drawooo:sub-view-size="1220 1920" draw:text-areas="0 0 ?f0 ?f1" svg:viewBox="0 0 0 0" draw:type="ooxml-non-primitive" draw:enhanced-path="M 427 0 L 0 1890 793 1920 1219 31 427 0 Z N">
                      <draw:equation draw:name="f0" draw:formula="logwidth"/>
                      <draw:equation draw:name="f1" draw:formula="logheight"/>
                    </draw:enhanced-geometry>
                  </draw:custom-shape>
                  <draw:custom-shape draw:name="Google Shape;969;p41" draw:style-name="gr13" draw:text-style-name="P16" draw:layer="layout" svg:width="0.472cm" svg:height="0.211cm" svg:x="14.49cm" svg:y="10.324cm">
                    <text:p text:style-name="P26"><text:span text:style-name="T26"/></text:p>
                    <draw:enhanced-geometry draw:mirror-horizontal="false" draw:mirror-vertical="false" drawooo:sub-view-size="2482 1114" draw:text-areas="0 0 ?f0 ?f1" svg:viewBox="0 0 0 0" draw:type="ooxml-non-primitive" draw:enhanced-path="M 2146 0 L 1277 92 C 1216 92 1140 122 1079 168 881 412 759 549 135 762 1 807 114 1113 432 1113 439 1113 447 1113 455 1112 1003 1052 698 1052 1156 1006 1567 975 2024 930 2344 914 L 2374 914 C 2435 899 2481 823 2451 762 L 2222 61 C 2207 16 2192 0 2146 0 Z N">
                      <draw:equation draw:name="f0" draw:formula="logwidth"/>
                      <draw:equation draw:name="f1" draw:formula="logheight"/>
                    </draw:enhanced-geometry>
                  </draw:custom-shape>
                  <draw:custom-shape draw:name="Google Shape;970;p41" draw:style-name="gr48" draw:text-style-name="P67" draw:layer="layout" svg:width="0.165cm" svg:height="0.101cm" svg:x="14.774cm" svg:y="10.106cm">
                    <text:p text:style-name="P26"><text:span text:style-name="T26"/></text:p>
                    <draw:enhanced-geometry draw:mirror-horizontal="false" draw:mirror-vertical="false" drawooo:sub-view-size="870 534" draw:text-areas="0 0 ?f0 ?f1" svg:viewBox="0 0 0 0" draw:type="ooxml-non-primitive" draw:enhanced-path="M 107 1 L 46 229 1 503 793 534 869 153 107 1 Z N">
                      <draw:equation draw:name="f0" draw:formula="logwidth"/>
                      <draw:equation draw:name="f1" draw:formula="logheight"/>
                    </draw:enhanced-geometry>
                  </draw:custom-shape>
                  <draw:custom-shape draw:name="Google Shape;971;p41" draw:style-name="gr10" draw:text-style-name="P13" draw:layer="layout" svg:width="1.359cm" svg:height="3.492cm" svg:x="14.745cm" svg:y="6.661cm">
                    <text:p text:style-name="P26"><text:span text:style-name="T26"/></text:p>
                    <draw:enhanced-geometry draw:mirror-horizontal="false" draw:mirror-vertical="false" drawooo:sub-view-size="7131 18315" draw:text-areas="0 0 ?f0 ?f1" svg:viewBox="0 0 0 0" draw:type="ooxml-non-primitive" draw:enhanced-path="M 7131 1 L 4586 62 C 4297 534 4053 1052 3855 1585 3459 2758 3611 3368 3505 4145 3276 5547 2910 6628 2682 7695 1920 11001 0 18040 0 18040 L 1417 18314 C 1417 18314 4205 10148 4891 7771 5516 5638 7131 1 7131 1 Z N">
                      <draw:equation draw:name="f0" draw:formula="logwidth"/>
                      <draw:equation draw:name="f1" draw:formula="logheight"/>
                    </draw:enhanced-geometry>
                  </draw:custom-shape>
                  <draw:custom-shape draw:name="Google Shape;972;p41" draw:style-name="gr10" draw:text-style-name="P13" draw:layer="layout" svg:width="0.354cm" svg:height="0.127cm" svg:x="14.71cm" svg:y="10.045cm">
                    <text:p text:style-name="P26"><text:span text:style-name="T26"/></text:p>
                    <draw:enhanced-geometry draw:mirror-horizontal="false" draw:mirror-vertical="false" drawooo:sub-view-size="1860 671" draw:text-areas="0 0 ?f0 ?f1" svg:viewBox="0 0 0 0" draw:type="ooxml-non-primitive" draw:enhanced-path="M 1 1 L 1 519 1722 671 1859 92 1 1 Z N">
                      <draw:equation draw:name="f0" draw:formula="logwidth"/>
                      <draw:equation draw:name="f1" draw:formula="logheight"/>
                    </draw:enhanced-geometry>
                  </draw:custom-shape>
                  <draw:custom-shape draw:name="Google Shape;973;p41" draw:style-name="gr49" draw:text-style-name="P68" draw:layer="layout" svg:width="0.292cm" svg:height="1.019cm" svg:x="15.666cm" svg:y="7.152cm">
                    <text:p text:style-name="P26"><text:span text:style-name="T26"/></text:p>
                    <draw:enhanced-geometry draw:mirror-horizontal="false" draw:mirror-vertical="false" drawooo:sub-view-size="1539 5349" draw:text-areas="0 0 ?f0 ?f1" svg:viewBox="0 0 0 0" draw:type="ooxml-non-primitive" draw:enhanced-path="M 1387 1 C 427 123 92 3398 0 5348 L 61 5181 C 213 4663 427 3932 655 3139 823 2530 1006 1905 1173 1265 1310 839 1432 412 1539 16 1524 1 1493 1 1448 1 Z N">
                      <draw:equation draw:name="f0" draw:formula="logwidth"/>
                      <draw:equation draw:name="f1" draw:formula="logheight"/>
                    </draw:enhanced-geometry>
                  </draw:custom-shape>
                  <draw:custom-shape draw:name="Google Shape;974;p41" draw:style-name="gr10" draw:text-style-name="P13" draw:layer="layout" svg:width="0.583cm" svg:height="3.483cm" svg:x="15.811cm" svg:y="6.664cm">
                    <text:p text:style-name="P26"><text:span text:style-name="T26"/></text:p>
                    <draw:enhanced-geometry draw:mirror-horizontal="false" draw:mirror-vertical="false" drawooo:sub-view-size="3064 18268" draw:text-areas="0 0 ?f0 ?f1" svg:viewBox="0 0 0 0" draw:type="ooxml-non-primitive" draw:enhanced-path="M 306 0 C 306 0 1 5378 1 7907 1 10269 47 18268 47 18268 L 1418 18253 C 1418 18253 2210 10101 2408 7694 2591 5409 3063 0 3063 0 Z N">
                      <draw:equation draw:name="f0" draw:formula="logwidth"/>
                      <draw:equation draw:name="f1" draw:formula="logheight"/>
                    </draw:enhanced-geometry>
                  </draw:custom-shape>
                  <draw:custom-shape draw:name="Google Shape;975;p41" draw:style-name="gr10" draw:text-style-name="P13" draw:layer="layout" svg:width="0.336cm" svg:height="0.113cm" svg:x="15.78cm" svg:y="10.036cm">
                    <text:p text:style-name="P26"><text:span text:style-name="T26"/></text:p>
                    <draw:enhanced-geometry draw:mirror-horizontal="false" draw:mirror-vertical="false" drawooo:sub-view-size="1768 596" draw:text-areas="0 0 ?f0 ?f1" svg:viewBox="0 0 0 0" draw:type="ooxml-non-primitive" draw:enhanced-path="M 1768 1 L 0 108 61 595 1707 565 1768 1 Z N">
                      <draw:equation draw:name="f0" draw:formula="logwidth"/>
                      <draw:equation draw:name="f1" draw:formula="logheight"/>
                    </draw:enhanced-geometry>
                  </draw:custom-shape>
                  <draw:custom-shape draw:name="Google Shape;976;p41" draw:style-name="gr46" draw:text-style-name="P65" draw:layer="layout" svg:width="0.249cm" svg:height="0.29cm" svg:x="16.799cm" svg:y="5.08cm">
                    <text:p text:style-name="P26"><text:span text:style-name="T26"/></text:p>
                    <draw:enhanced-geometry draw:mirror-horizontal="false" draw:mirror-vertical="false" drawooo:sub-view-size="1311 1526" draw:text-areas="0 0 ?f0 ?f1" svg:viewBox="0 0 0 0" draw:type="ooxml-non-primitive" draw:enhanced-path="M 879 0 C 862 0 843 6 823 16 L 549 214 C 366 351 213 534 137 747 L 0 1113 366 1463 C 404 1508 443 1526 482 1526 537 1526 594 1492 655 1448 L 1219 1067 C 1295 1037 1310 960 1310 884 1280 595 1143 305 975 61 945 21 914 0 879 0 Z N">
                      <draw:equation draw:name="f0" draw:formula="logwidth"/>
                      <draw:equation draw:name="f1" draw:formula="logheight"/>
                    </draw:enhanced-geometry>
                  </draw:custom-shape>
                  <draw:custom-shape draw:name="Google Shape;977;p41" draw:style-name="gr46" draw:text-style-name="P65" draw:layer="layout" svg:width="0.551cm" svg:height="0.817cm" svg:x="16.393cm" svg:y="5.205cm">
                    <text:p text:style-name="P26"><text:span text:style-name="T26"/></text:p>
                    <draw:enhanced-geometry draw:mirror-horizontal="false" draw:mirror-vertical="false" drawooo:sub-view-size="2895 4288" draw:text-areas="0 0 ?f0 ?f1" svg:viewBox="0 0 0 0" draw:type="ooxml-non-primitive" draw:enhanced-path="M 2346 1 L 2179 351 975 2926 762 2743 0 3353 C 0 3353 686 4114 990 4267 1019 4281 1051 4288 1085 4288 1418 4288 1997 3627 2301 2454 2331 2393 2331 2332 2346 2286 L 2758 564 C 2895 1 2362 1 2346 1 Z N">
                      <draw:equation draw:name="f0" draw:formula="logwidth"/>
                      <draw:equation draw:name="f1" draw:formula="logheight"/>
                    </draw:enhanced-geometry>
                  </draw:custom-shape>
                  <draw:custom-shape draw:name="Google Shape;978;p41" draw:style-name="gr13" draw:text-style-name="P16" draw:layer="layout" svg:width="0.496cm" svg:height="0.548cm" svg:x="16.128cm" svg:y="5.377cm">
                    <text:p text:style-name="P26"><text:span text:style-name="T26"/></text:p>
                    <draw:enhanced-geometry draw:mirror-horizontal="false" draw:mirror-vertical="false" drawooo:sub-view-size="2606 2880" draw:text-areas="0 0 ?f0 ?f1" svg:viewBox="0 0 0 0" draw:type="ooxml-non-primitive" draw:enhanced-path="M 717 1 C 367 1 175 337 107 822 1 1843 1479 2879 1479 2879 L 2606 2163 C 2606 2163 2195 944 1479 365 1168 110 917 1 717 1 Z N">
                      <draw:equation draw:name="f0" draw:formula="logwidth"/>
                      <draw:equation draw:name="f1" draw:formula="logheight"/>
                    </draw:enhanced-geometry>
                  </draw:custom-shape>
                  <draw:custom-shape draw:name="Google Shape;979;p41" draw:style-name="gr10" draw:text-style-name="P13" draw:layer="layout" svg:width="0.368cm" svg:height="0.284cm" svg:x="16.288cm" svg:y="5.676cm">
                    <text:p text:style-name="P26"><text:span text:style-name="T26"/></text:p>
                    <draw:enhanced-geometry draw:mirror-horizontal="false" draw:mirror-vertical="false" drawooo:sub-view-size="1936 1494" draw:text-areas="0 0 ?f0 ?f1" svg:viewBox="0 0 0 0" draw:type="ooxml-non-primitive" draw:enhanced-path="M 1707 1 L 1 1067 397 1494 1936 504 1707 1 Z N">
                      <draw:equation draw:name="f0" draw:formula="logwidth"/>
                      <draw:equation draw:name="f1" draw:formula="logheight"/>
                    </draw:enhanced-geometry>
                  </draw:custom-shape>
                </draw:g>
              </draw:g>
              <draw:g draw:name="Google Shape;980;p41">
                <draw:custom-shape draw:name="Google Shape;981;p41" draw:style-name="gr10" draw:text-style-name="P13" draw:layer="layout" svg:width="0.281cm" svg:height="0.309cm" svg:x="16.849cm" svg:y="5.088cm">
                  <text:p text:style-name="P26"><text:span text:style-name="T26"/></text:p>
                  <draw:enhanced-geometry draw:mirror-horizontal="false" draw:mirror-vertical="false" drawooo:sub-view-size="1479 1624" draw:text-areas="0 0 ?f0 ?f1" svg:viewBox="0 0 0 0" draw:type="ooxml-non-primitive" draw:enhanced-path="M 412 0 L 0 290 C 0 290 660 1623 1022 1623 1049 1623 1074 1616 1097 1600 L 1371 1417 C 1478 1341 1432 1113 1280 1006 945 808 518 458 412 0 Z N">
                    <draw:equation draw:name="f0" draw:formula="logwidth"/>
                    <draw:equation draw:name="f1" draw:formula="logheight"/>
                  </draw:enhanced-geometry>
                </draw:custom-shape>
                <draw:custom-shape draw:name="Google Shape;982;p41" draw:style-name="gr9" draw:text-style-name="P12" draw:layer="layout" svg:width="0.357cm" svg:height="0.345cm" svg:x="16.613cm" svg:y="4.841cm">
                  <text:p text:style-name="P26"><text:span text:style-name="T26"/></text:p>
                  <draw:enhanced-geometry draw:mirror-horizontal="false" draw:mirror-vertical="false" drawooo:sub-view-size="1875 1814" draw:text-areas="0 0 ?f0 ?f1" svg:viewBox="0 0 0 0" draw:type="ooxml-non-primitive" draw:enhanced-path="M 1097 0 L 274 579 C 92 701 0 915 0 1143 0 1280 31 1402 107 1524 244 1722 457 1813 686 1813 808 1813 945 1768 1067 1692 L 1874 1128 C 1630 823 1280 351 1097 0 Z N">
                    <draw:equation draw:name="f0" draw:formula="logwidth"/>
                    <draw:equation draw:name="f1" draw:formula="logheight"/>
                  </draw:enhanced-geometry>
                </draw:custom-shape>
                <draw:custom-shape draw:name="Google Shape;983;p41" draw:style-name="gr10" draw:text-style-name="P13" draw:layer="layout" svg:width="0.608cm" svg:height="0.619cm" svg:x="16.765cm" svg:y="4.495cm">
                  <text:p text:style-name="P26"><text:span text:style-name="T26"/></text:p>
                  <draw:enhanced-geometry draw:mirror-horizontal="false" draw:mirror-vertical="false" drawooo:sub-view-size="3196 3249" draw:text-areas="0 0 ?f0 ?f1" svg:viewBox="0 0 0 0" draw:type="ooxml-non-primitive" draw:enhanced-path="M 1490 0 L 149 1417 C 0 1506 1215 3249 1401 3249 1406 3249 1410 3248 1413 3246 L 3196 2484 1490 0 Z N">
                    <draw:equation draw:name="f0" draw:formula="logwidth"/>
                    <draw:equation draw:name="f1" draw:formula="logheight"/>
                  </draw:enhanced-geometry>
                </draw:custom-shape>
                <draw:custom-shape draw:name="Google Shape;984;p41" draw:style-name="gr9" draw:text-style-name="P12" draw:layer="layout" svg:width="0.333cm" svg:height="0.473cm" svg:x="17.043cm" svg:y="4.492cm">
                  <text:p text:style-name="P26"><text:span text:style-name="T26"/></text:p>
                  <draw:enhanced-geometry draw:mirror-horizontal="false" draw:mirror-vertical="false" drawooo:sub-view-size="1753 2484" draw:text-areas="0 0 ?f0 ?f1" svg:viewBox="0 0 0 0" draw:type="ooxml-non-primitive" draw:enhanced-path="M 31 0 C 0 0 0 15 0 46 0 168 305 731 747 1341 1204 1981 1630 2484 1722 2484 L 1737 2484 1752 2453 C 1752 2331 1447 1767 1021 1158 549 503 122 0 31 0 Z N">
                    <draw:equation draw:name="f0" draw:formula="logwidth"/>
                    <draw:equation draw:name="f1" draw:formula="logheight"/>
                  </draw:enhanced-geometry>
                </draw:custom-shape>
                <draw:custom-shape draw:name="Google Shape;985;p41" draw:style-name="gr10" draw:text-style-name="P13" draw:layer="layout" svg:width="0.115cm" svg:height="0.121cm" svg:x="17.171cm" svg:y="4.67cm">
                  <text:p text:style-name="P26"><text:span text:style-name="T26"/></text:p>
                  <draw:enhanced-geometry draw:mirror-horizontal="false" draw:mirror-vertical="false" drawooo:sub-view-size="610 640" draw:text-areas="0 0 ?f0 ?f1" svg:viewBox="0 0 0 0" draw:type="ooxml-non-primitive" draw:enhanced-path="M 162 1 C 126 1 96 8 77 24 0 70 16 253 138 420 229 564 354 640 454 640 471 640 488 638 503 633 595 496 610 298 518 192 428 67 269 1 162 1 Z N">
                    <draw:equation draw:name="f0" draw:formula="logwidth"/>
                    <draw:equation draw:name="f1" draw:formula="logheight"/>
                  </draw:enhanced-geometry>
                </draw:custom-shape>
              </draw:g>
            </draw:g>
            <draw:g draw:name="Google Shape;986;p41">
              <draw:custom-shape draw:name="Google Shape;987;p41" draw:style-name="gr13" draw:text-style-name="P16" draw:layer="layout" svg:width="0.281cm" svg:height="0.371cm" svg:x="17.398cm" svg:y="4.223cm">
                <text:p text:style-name="P26"><text:span text:style-name="T26"/></text:p>
                <draw:enhanced-geometry draw:mirror-horizontal="false" draw:mirror-vertical="false" drawooo:sub-view-size="1479 1952" draw:text-areas="0 0 ?f0 ?f1" svg:viewBox="0 0 0 0" draw:type="ooxml-non-primitive" draw:enhanced-path="M 823 1 L 1 1951 1 1951 1479 367 823 1 Z N">
                  <draw:equation draw:name="f0" draw:formula="logwidth"/>
                  <draw:equation draw:name="f1" draw:formula="logheight"/>
                </draw:enhanced-geometry>
              </draw:custom-shape>
              <draw:custom-shape draw:name="Google Shape;988;p41" draw:style-name="gr13" draw:text-style-name="P16" draw:layer="layout" svg:width="0.4cm" svg:height="0.162cm" svg:x="17.415cm" svg:y="4.566cm">
                <text:p text:style-name="P26"><text:span text:style-name="T26"/></text:p>
                <draw:enhanced-geometry draw:mirror-horizontal="false" draw:mirror-vertical="false" drawooo:sub-view-size="2103 854" draw:text-areas="0 0 ?f0 ?f1" svg:viewBox="0 0 0 0" draw:type="ooxml-non-primitive" draw:enhanced-path="M 1996 1 L 0 854 2103 732 1996 1 Z N">
                  <draw:equation draw:name="f0" draw:formula="logwidth"/>
                  <draw:equation draw:name="f1" draw:formula="logheight"/>
                </draw:enhanced-geometry>
              </draw:custom-shape>
              <draw:custom-shape draw:name="Google Shape;989;p41" draw:style-name="gr13" draw:text-style-name="P16" draw:layer="layout" svg:width="0.429cm" svg:height="0.357cm" svg:x="17.514cm" svg:y="4.24cm">
                <text:p text:style-name="P26"><text:span text:style-name="T26"/></text:p>
                <draw:enhanced-geometry draw:mirror-horizontal="false" draw:mirror-vertical="false" drawooo:sub-view-size="2256 1875" draw:text-areas="0 0 ?f0 ?f1" svg:viewBox="0 0 0 0" draw:type="ooxml-non-primitive" draw:enhanced-path="M 1630 0 L 0 1874 2255 716 1630 0 Z N">
                  <draw:equation draw:name="f0" draw:formula="logwidth"/>
                  <draw:equation draw:name="f1" draw:formula="logheight"/>
                </draw:enhanced-geometry>
              </draw:custom-shape>
            </draw:g>
          </draw:g>
          <draw:g draw:name="Google Shape;990;p41">
            <draw:custom-shape draw:name="Google Shape;991;p41" draw:style-name="gr10" draw:text-style-name="P13" draw:layer="layout" svg:width="0.304cm" svg:height="0.487cm" svg:x="14.463cm" svg:y="4.502cm">
              <text:p text:style-name="P26"><text:span text:style-name="T26"/></text:p>
              <draw:enhanced-geometry draw:mirror-horizontal="false" draw:mirror-vertical="false" drawooo:sub-view-size="1601 2561" draw:text-areas="0 0 ?f0 ?f1" svg:viewBox="0 0 0 0" draw:type="ooxml-non-primitive" draw:enhanced-path="M 0 1 L 0 1722 1600 2560 1600 717 0 1 Z N">
                <draw:equation draw:name="f0" draw:formula="logwidth"/>
                <draw:equation draw:name="f1" draw:formula="logheight"/>
              </draw:enhanced-geometry>
            </draw:custom-shape>
            <draw:custom-shape draw:name="Google Shape;992;p41" draw:style-name="gr10" draw:text-style-name="P13" draw:layer="layout" svg:width="0.304cm" svg:height="0.487cm" svg:x="14.769cm" svg:y="4.502cm">
              <text:p text:style-name="P26"><text:span text:style-name="T26"/></text:p>
              <draw:enhanced-geometry draw:mirror-horizontal="false" draw:mirror-vertical="false" drawooo:sub-view-size="1600 2561" draw:text-areas="0 0 ?f0 ?f1" svg:viewBox="0 0 0 0" draw:type="ooxml-non-primitive" draw:enhanced-path="M 1600 1 L 0 717 0 2560 1600 1722 1600 1 Z N">
                <draw:equation draw:name="f0" draw:formula="logwidth"/>
                <draw:equation draw:name="f1" draw:formula="logheight"/>
              </draw:enhanced-geometry>
            </draw:custom-shape>
          </draw:g>
          <draw:g draw:name="Google Shape;993;p41">
            <draw:g draw:name="Google Shape;994;p41">
              <draw:custom-shape draw:name="Google Shape;995;p41" draw:style-name="gr50" draw:text-style-name="P69" draw:layer="layout" svg:width="0.304cm" svg:height="0.487cm" svg:x="14.46cm" svg:y="4.501cm">
                <text:p text:style-name="P26"><text:span text:style-name="T26"/></text:p>
                <draw:enhanced-geometry draw:mirror-horizontal="false" draw:mirror-vertical="false" drawooo:sub-view-size="1601 2561" draw:text-areas="0 0 ?f0 ?f1" svg:viewBox="0 0 0 0" draw:type="ooxml-non-primitive" draw:enhanced-path="M 0 1 L 0 1722 1600 2560 1600 717 0 1 Z N">
                  <draw:equation draw:name="f0" draw:formula="logwidth"/>
                  <draw:equation draw:name="f1" draw:formula="logheight"/>
                </draw:enhanced-geometry>
              </draw:custom-shape>
              <draw:custom-shape draw:name="Google Shape;996;p41" draw:style-name="gr50" draw:text-style-name="P69" draw:layer="layout" svg:width="0.304cm" svg:height="0.487cm" svg:x="14.766cm" svg:y="4.501cm">
                <text:p text:style-name="P26"><text:span text:style-name="T26"/></text:p>
                <draw:enhanced-geometry draw:mirror-horizontal="false" draw:mirror-vertical="false" drawooo:sub-view-size="1600 2561" draw:text-areas="0 0 ?f0 ?f1" svg:viewBox="0 0 0 0" draw:type="ooxml-non-primitive" draw:enhanced-path="M 1600 1 L 0 717 0 2560 1600 1722 1600 1 Z N">
                  <draw:equation draw:name="f0" draw:formula="logwidth"/>
                  <draw:equation draw:name="f1" draw:formula="logheight"/>
                </draw:enhanced-geometry>
              </draw:custom-shape>
              <draw:custom-shape draw:name="Google Shape;997;p41" draw:style-name="gr10" draw:text-style-name="P13" draw:layer="layout" svg:width="0.609cm" svg:height="0.287cm" svg:x="14.46cm" svg:y="4.35cm">
                <text:p text:style-name="P26"><text:span text:style-name="T26"/></text:p>
                <draw:enhanced-geometry draw:mirror-horizontal="false" draw:mirror-vertical="false" drawooo:sub-view-size="3200 1509" draw:text-areas="0 0 ?f0 ?f1" svg:viewBox="0 0 0 0" draw:type="ooxml-non-primitive" draw:enhanced-path="M 1600 0 L 0 793 1600 1509 3200 793 1600 0 Z N">
                  <draw:equation draw:name="f0" draw:formula="logwidth"/>
                  <draw:equation draw:name="f1" draw:formula="logheight"/>
                </draw:enhanced-geometry>
              </draw:custom-shape>
            </draw:g>
            <draw:g draw:name="Google Shape;998;p41">
              <draw:custom-shape draw:name="Google Shape;999;p41" draw:style-name="gr13" draw:text-style-name="P16" draw:layer="layout" svg:width="0.043cm" svg:height="0.22cm" svg:x="14.905cm" svg:y="4.556cm">
                <text:p text:style-name="P26"><text:span text:style-name="T26"/></text:p>
                <draw:enhanced-geometry draw:mirror-horizontal="false" draw:mirror-vertical="false" drawooo:sub-view-size="230 1158" draw:text-areas="0 0 ?f0 ?f1" svg:viewBox="0 0 0 0" draw:type="ooxml-non-primitive" draw:enhanced-path="M 229 0 L 1 122 1 1158 77 1036 138 1112 168 975 229 1051 229 0 Z N">
                  <draw:equation draw:name="f0" draw:formula="logwidth"/>
                  <draw:equation draw:name="f1" draw:formula="logheight"/>
                </draw:enhanced-geometry>
              </draw:custom-shape>
              <draw:custom-shape draw:name="Google Shape;1000;p41" draw:style-name="gr13" draw:text-style-name="P16" draw:layer="layout" svg:width="0.357cm" svg:height="0.168cm" svg:x="14.591cm" svg:y="4.411cm">
                <text:p text:style-name="P26"><text:span text:style-name="T26"/></text:p>
                <draw:enhanced-geometry draw:mirror-horizontal="false" draw:mirror-vertical="false" drawooo:sub-view-size="1875 884" draw:text-areas="0 0 ?f0 ?f1" svg:viewBox="0 0 0 0" draw:type="ooxml-non-primitive" draw:enhanced-path="M 274 0 L 0 137 1646 884 1874 762 274 0 Z N">
                  <draw:equation draw:name="f0" draw:formula="logwidth"/>
                  <draw:equation draw:name="f1" draw:formula="logheight"/>
                </draw:enhanced-geometry>
              </draw:custom-shape>
            </draw:g>
          </draw:g>
          <draw:custom-shape draw:name="Google Shape;1001;p41" draw:style-name="gr10" draw:text-style-name="P13" draw:layer="layout" svg:width="0.557cm" svg:height="0.322cm" svg:x="18.813cm" svg:y="10.08cm">
            <text:p text:style-name="P26"><text:span text:style-name="T26"/></text:p>
            <draw:enhanced-geometry draw:mirror-horizontal="false" draw:mirror-vertical="false" drawooo:sub-view-size="2926 1692" draw:text-areas="0 0 ?f0 ?f1" svg:viewBox="0 0 0 0" draw:type="ooxml-non-primitive" draw:enhanced-path="M 884 0 L 884 1265 C 382 1311 1 1509 1 1692 L 2926 1692 C 2926 1509 2560 1341 2012 1265 L 2012 0 Z N">
              <draw:equation draw:name="f0" draw:formula="logwidth"/>
              <draw:equation draw:name="f1" draw:formula="logheight"/>
            </draw:enhanced-geometry>
          </draw:custom-shape>
          <draw:custom-shape draw:name="Google Shape;1002;p41" draw:style-name="gr10" draw:text-style-name="P13" draw:layer="layout" svg:width="1.812cm" svg:height="0.976cm" svg:x="18.191cm" svg:y="9.174cm">
            <text:p text:style-name="P26"><text:span text:style-name="T26"/></text:p>
            <draw:enhanced-geometry draw:mirror-horizontal="false" draw:mirror-vertical="false" drawooo:sub-view-size="9508 5121" draw:text-areas="0 0 ?f0 ?f1" svg:viewBox="0 0 0 0" draw:type="ooxml-non-primitive" draw:enhanced-path="M 0 1 L 0 5120 9507 5120 9507 1 Z N">
              <draw:equation draw:name="f0" draw:formula="logwidth"/>
              <draw:equation draw:name="f1" draw:formula="logheight"/>
            </draw:enhanced-geometry>
          </draw:custom-shape>
          <draw:g draw:name="Google Shape;1003;p41">
            <draw:custom-shape draw:name="Google Shape;1004;p41" draw:style-name="gr9" draw:text-style-name="P12" draw:layer="layout" svg:width="0.557cm" svg:height="0.2cm" svg:x="18.802cm" svg:y="10.202cm">
              <text:p text:style-name="P26"><text:span text:style-name="T26"/></text:p>
              <draw:enhanced-geometry draw:mirror-horizontal="false" draw:mirror-vertical="false" drawooo:sub-view-size="2926 1052" draw:text-areas="0 0 ?f0 ?f1" svg:viewBox="0 0 0 0" draw:type="ooxml-non-primitive" draw:enhanced-path="M 915 0 L 915 625 C 427 671 92 838 16 1006 16 1021 1 1036 1 1052 L 2926 1052 C 2926 854 2545 671 2027 625 L 2027 0 Z N">
                <draw:equation draw:name="f0" draw:formula="logwidth"/>
                <draw:equation draw:name="f1" draw:formula="logheight"/>
              </draw:enhanced-geometry>
            </draw:custom-shape>
            <draw:custom-shape draw:name="Google Shape;1005;p41" draw:style-name="gr50" draw:text-style-name="P69" draw:layer="layout" svg:width="1.806cm" svg:height="0.976cm" svg:x="18.186cm" svg:y="9.174cm">
              <text:p text:style-name="P26"><text:span text:style-name="T26"/></text:p>
              <draw:enhanced-geometry draw:mirror-horizontal="false" draw:mirror-vertical="false" drawooo:sub-view-size="9478 5121" draw:text-areas="0 0 ?f0 ?f1" svg:viewBox="0 0 0 0" draw:type="ooxml-non-primitive" draw:enhanced-path="M 458 1 L 442 229 9218 229 9218 4526 183 4526 183 3185 1 5120 9477 5120 9477 1 Z N">
                <draw:equation draw:name="f0" draw:formula="logwidth"/>
                <draw:equation draw:name="f1" draw:formula="logheight"/>
              </draw:enhanced-geometry>
            </draw:custom-shape>
            <draw:custom-shape draw:name="Google Shape;1006;p41" draw:style-name="gr9" draw:text-style-name="P12" draw:layer="layout" svg:width="1.722cm" svg:height="0.818cm" svg:x="18.221cm" svg:y="9.217cm">
              <text:p text:style-name="P26"><text:span text:style-name="T26"/></text:p>
              <draw:enhanced-geometry draw:mirror-horizontal="false" draw:mirror-vertical="false" drawooo:sub-view-size="9036 4297" draw:text-areas="0 0 ?f0 ?f1" svg:viewBox="0 0 0 0" draw:type="ooxml-non-primitive" draw:enhanced-path="M 259 0 L 0 2956 0 4297 9035 4297 9035 0 Z N">
                <draw:equation draw:name="f0" draw:formula="logwidth"/>
                <draw:equation draw:name="f1" draw:formula="logheight"/>
              </draw:enhanced-geometry>
            </draw:custom-shape>
            <draw:custom-shape draw:name="Google Shape;1007;p41" draw:style-name="gr15" draw:text-style-name="P18" draw:layer="layout" svg:width="0.211cm" svg:height="0.051cm" svg:x="18.976cm" svg:y="10.15cm">
              <text:p text:style-name="P26"><text:span text:style-name="T26"/></text:p>
              <draw:enhanced-geometry draw:mirror-horizontal="false" draw:mirror-vertical="false" drawooo:sub-view-size="1114 275" draw:text-areas="0 0 ?f0 ?f1" svg:viewBox="0 0 0 0" draw:type="ooxml-non-primitive" draw:enhanced-path="M 1 0 L 1 274 1113 274 1113 0 Z N">
                <draw:equation draw:name="f0" draw:formula="logwidth"/>
                <draw:equation draw:name="f1" draw:formula="logheight"/>
              </draw:enhanced-geometry>
            </draw:custom-shape>
            <draw:custom-shape draw:name="Google Shape;1008;p41" draw:style-name="gr26" draw:text-style-name="P39" draw:layer="layout" svg:width="0.313cm" svg:height="0.353cm" svg:x="18.976cm" svg:y="9.485cm">
              <text:p text:style-name="P26"><text:span text:style-name="T26"/></text:p>
              <draw:enhanced-geometry draw:mirror-horizontal="false" draw:mirror-vertical="false" drawooo:sub-view-size="1647 1859" draw:text-areas="0 0 ?f0 ?f1" svg:viewBox="0 0 0 0" draw:type="ooxml-non-primitive" draw:enhanced-path="M 1 0 L 1 1859 1646 914 1 0 Z N">
                <draw:equation draw:name="f0" draw:formula="logwidth"/>
                <draw:equation draw:name="f1" draw:formula="logheight"/>
              </draw:enhanced-geometry>
            </draw:custom-shape>
          </draw:g>
          <draw:custom-shape draw:name="Google Shape;1009;p41" draw:style-name="gr10" draw:text-style-name="P13" draw:layer="layout" svg:width="0.415cm" svg:height="0.092cm" svg:x="17.671cm" svg:y="8.985cm">
            <text:p text:style-name="P26"><text:span text:style-name="T26"/></text:p>
            <draw:enhanced-geometry draw:mirror-horizontal="false" draw:mirror-vertical="false" drawooo:sub-view-size="2180 489" draw:text-areas="0 0 ?f0 ?f1" svg:viewBox="0 0 0 0" draw:type="ooxml-non-primitive" draw:enhanced-path="M 16 1 L 1 244 1 290 C 1 397 92 488 214 488 L 1890 488 C 2027 488 2119 397 2134 260 L 2180 1 Z N">
              <draw:equation draw:name="f0" draw:formula="logwidth"/>
              <draw:equation draw:name="f1" draw:formula="logheight"/>
            </draw:enhanced-geometry>
          </draw:custom-shape>
          <draw:custom-shape draw:name="Google Shape;1010;p41" draw:style-name="gr10" draw:text-style-name="P13" draw:layer="layout" svg:width="0.984cm" svg:height="1.664cm" svg:x="17.311cm" svg:y="8.959cm">
            <text:p text:style-name="P26"><text:span text:style-name="T26"/></text:p>
            <draw:enhanced-geometry draw:mirror-horizontal="false" draw:mirror-vertical="false" drawooo:sub-view-size="5166 8731" draw:text-areas="0 0 ?f0 ?f1" svg:viewBox="0 0 0 0" draw:type="ooxml-non-primitive" draw:enhanced-path="M 1448 0 C 1067 0 732 305 686 701 L 46 8014 C 1 8365 260 8685 595 8731 L 3718 8731 C 4114 8731 4450 8426 4480 8014 L 5135 701 C 5166 366 4922 46 4571 0 Z N">
              <draw:equation draw:name="f0" draw:formula="logwidth"/>
              <draw:equation draw:name="f1" draw:formula="logheight"/>
            </draw:enhanced-geometry>
          </draw:custom-shape>
          <draw:custom-shape draw:name="Google Shape;1011;p41" draw:style-name="gr10" draw:text-style-name="P13" draw:layer="layout" svg:width="0.92cm" svg:height="1.606cm" svg:x="17.26cm" svg:y="8.988cm">
            <text:p text:style-name="P26"><text:span text:style-name="T26"/></text:p>
            <draw:enhanced-geometry draw:mirror-horizontal="false" draw:mirror-vertical="false" drawooo:sub-view-size="4831 8427" draw:text-areas="0 0 ?f0 ?f1" svg:viewBox="0 0 0 0" draw:type="ooxml-non-primitive" draw:enhanced-path="M 1265 1 C 961 1 686 245 656 549 L 1 7862 1 7923 C 31 8182 229 8426 519 8426 L 3566 8426 C 3886 8426 4145 8167 4175 7862 L 4830 549 4830 504 C 4800 229 4602 1 4312 1 Z N">
              <draw:equation draw:name="f0" draw:formula="logwidth"/>
              <draw:equation draw:name="f1" draw:formula="logheight"/>
            </draw:enhanced-geometry>
          </draw:custom-shape>
          <draw:g draw:name="Google Shape;1012;p41">
            <draw:custom-shape draw:name="Google Shape;1013;p41" draw:style-name="gr10" draw:text-style-name="P13" draw:layer="layout" svg:width="0.827cm" svg:height="1.664cm" svg:x="17.444cm" svg:y="8.959cm">
              <text:p text:style-name="P26"><text:span text:style-name="T26"/></text:p>
              <draw:enhanced-geometry draw:mirror-horizontal="false" draw:mirror-vertical="false" drawooo:sub-view-size="4343 8731" draw:text-areas="0 0 ?f0 ?f1" svg:viewBox="0 0 0 0" draw:type="ooxml-non-primitive" draw:enhanced-path="M 442 153 C 378 153 317 164 258 184 L 258 184 C 315 164 376 153 442 153 Z M 258 184 L 258 184 C 170 215 90 265 16 320 16 320 16 330 13 339 L 13 339 C 85 269 168 216 258 184 Z M 13 339 C 9 343 5 347 0 351 7 351 11 345 13 339 Z M 3596 0 C 3947 46 4190 351 4160 701 L 3505 8014 C 3474 8395 3154 8685 2804 8731 L 2941 8731 C 3337 8731 3657 8426 3703 8014 L 4343 701 4343 625 C 4343 305 4099 46 3779 0 Z N">
                <draw:equation draw:name="f0" draw:formula="logwidth"/>
                <draw:equation draw:name="f1" draw:formula="logheight"/>
              </draw:enhanced-geometry>
            </draw:custom-shape>
            <draw:custom-shape draw:name="Google Shape;1014;p41" draw:style-name="gr51" draw:text-style-name="P70" draw:layer="layout" svg:width="0.92cm" svg:height="1.606cm" svg:x="17.287cm" svg:y="8.988cm">
              <text:p text:style-name="P26"><text:span text:style-name="T26"/></text:p>
              <draw:enhanced-geometry draw:mirror-horizontal="false" draw:mirror-vertical="false" drawooo:sub-view-size="4831 8427" draw:text-areas="0 0 ?f0 ?f1" svg:viewBox="0 0 0 0" draw:type="ooxml-non-primitive" draw:enhanced-path="M 1265 1 C 961 1 686 245 656 549 L 564 1722 1722 2210 C 1783 2225 1783 2439 1738 2728 L 2895 2957 C 3276 3033 3566 3368 3551 3749 3551 3810 3551 3855 3535 3901 3459 4282 3109 4556 2728 4556 2667 4556 2636 4556 2576 4541 L 2347 4495 C 2347 4541 2256 6461 1814 6461 L 1783 6461 1402 6385 C 1250 6339 1189 6080 1326 5882 1570 5501 1875 4907 1753 4373 L 1418 4328 C 1341 4617 1265 4800 1204 4800 L 275 4815 1 7862 1 7923 C 1 8213 229 8426 503 8426 L 3566 8426 C 3871 8426 4145 8167 4175 7862 L 4830 549 4830 504 C 4800 229 4571 1 4312 1 Z N">
                <draw:equation draw:name="f0" draw:formula="logwidth"/>
                <draw:equation draw:name="f1" draw:formula="logheight"/>
              </draw:enhanced-geometry>
            </draw:custom-shape>
            <draw:g draw:name="Google Shape;1015;p41">
              <draw:custom-shape draw:name="Google Shape;1016;p41" draw:style-name="gr26" draw:text-style-name="P39" draw:layer="layout" svg:width="0.987cm" svg:height="1.664cm" svg:x="17.252cm" svg:y="8.959cm">
                <text:p text:style-name="P26"><text:span text:style-name="T26"/></text:p>
                <draw:enhanced-geometry draw:mirror-horizontal="false" draw:mirror-vertical="false" drawooo:sub-view-size="5182 8731" draw:text-areas="0 0 ?f0 ?f1" svg:viewBox="0 0 0 0" draw:type="ooxml-non-primitive" draw:enhanced-path="M 4495 153 C 4770 153 4983 381 4998 656 L 4998 701 4358 8014 C 4313 8319 4069 8578 3749 8578 L 702 8578 C 412 8578 214 8334 184 8075 L 184 8014 839 701 C 869 397 1113 153 1448 153 Z M 1463 0 C 1067 16 732 305 686 701 L 31 8014 C 1 8365 245 8685 610 8731 L 3734 8731 C 4130 8731 4450 8426 4495 8014 L 5135 701 C 5181 366 4937 46 4587 0 Z N">
                  <draw:equation draw:name="f0" draw:formula="logwidth"/>
                  <draw:equation draw:name="f1" draw:formula="logheight"/>
                </draw:enhanced-geometry>
              </draw:custom-shape>
              <draw:custom-shape draw:name="Google Shape;1017;p41" draw:style-name="gr26" draw:text-style-name="P39" draw:layer="layout" svg:width="0.406cm" svg:height="0.072cm" svg:x="17.616cm" svg:y="8.988cm">
                <text:p text:style-name="P26"><text:span text:style-name="T26"/></text:p>
                <draw:enhanced-geometry draw:mirror-horizontal="false" draw:mirror-vertical="false" drawooo:sub-view-size="2134 382" draw:text-areas="0 0 ?f0 ?f1" svg:viewBox="0 0 0 0" draw:type="ooxml-non-primitive" draw:enhanced-path="M 0 1 L 0 46 C 0 229 153 382 336 382 L 1707 382 C 1920 382 2118 214 2133 1 Z N">
                  <draw:equation draw:name="f0" draw:formula="logwidth"/>
                  <draw:equation draw:name="f1" draw:formula="logheight"/>
                </draw:enhanced-geometry>
              </draw:custom-shape>
            </draw:g>
          </draw:g>
          <draw:g draw:name="Google Shape;1018;p41">
            <draw:custom-shape draw:name="Google Shape;1019;p41" draw:style-name="gr52" draw:text-style-name="P71" draw:layer="layout" svg:width="0.316cm" svg:height="0.29cm" svg:x="17.558cm" svg:y="9.818cm">
              <text:p text:style-name="P26"><text:span text:style-name="T26"/></text:p>
              <draw:enhanced-geometry draw:mirror-horizontal="false" draw:mirror-vertical="false" drawooo:sub-view-size="1662 1525" draw:text-areas="0 0 ?f0 ?f1" svg:viewBox="0 0 0 0" draw:type="ooxml-non-primitive" draw:enhanced-path="M 251 1 C 184 1 123 57 123 125 77 354 1 811 138 1192 153 1283 229 1344 336 1359 L 1128 1512 C 1165 1520 1203 1525 1238 1525 1333 1525 1415 1490 1448 1390 L 1661 780 1357 460 C 1174 277 915 125 656 79 L 275 3 C 267 2 259 1 251 1 Z N">
                <draw:equation draw:name="f0" draw:formula="logwidth"/>
                <draw:equation draw:name="f1" draw:formula="logheight"/>
              </draw:enhanced-geometry>
            </draw:custom-shape>
            <draw:custom-shape draw:name="Google Shape;1020;p41" draw:style-name="gr52" draw:text-style-name="P71" draw:layer="layout" svg:width="0.361cm" svg:height="0.505cm" svg:x="17.771cm" svg:y="9.972cm">
              <text:p text:style-name="P26"><text:span text:style-name="T26"/></text:p>
              <draw:enhanced-geometry draw:mirror-horizontal="false" draw:mirror-vertical="false" drawooo:sub-view-size="1900 2654" draw:text-areas="0 0 ?f0 ?f1" svg:viewBox="0 0 0 0" draw:type="ooxml-non-primitive" draw:enhanced-path="M 539 0 C 487 0 1 261 376 795 L 1762 2654 1899 1069 543 3 C 543 1 542 0 539 0 Z N">
                <draw:equation draw:name="f0" draw:formula="logwidth"/>
                <draw:equation draw:name="f1" draw:formula="logheight"/>
              </draw:enhanced-geometry>
            </draw:custom-shape>
          </draw:g>
          <draw:g draw:name="Google Shape;1021;p41">
            <draw:custom-shape draw:name="Google Shape;1022;p41" draw:style-name="gr10" draw:text-style-name="P13" draw:layer="layout" svg:width="0.22cm" svg:height="0.395cm" svg:x="17.517cm" svg:y="9.827cm">
              <text:p text:style-name="P26"><text:span text:style-name="T26"/></text:p>
              <draw:enhanced-geometry draw:mirror-horizontal="false" draw:mirror-vertical="false" drawooo:sub-view-size="1159 2076" draw:text-areas="0 0 ?f0 ?f1" svg:viewBox="0 0 0 0" draw:type="ooxml-non-primitive" draw:enhanced-path="M 579 1 L 579 1 C 686 534 381 1113 137 1494 0 1692 61 1951 214 1997 L 595 2073 C 604 2075 614 2076 624 2076 1056 2076 1158 108 1158 108 L 579 1 Z N">
                <draw:equation draw:name="f0" draw:formula="logwidth"/>
                <draw:equation draw:name="f1" draw:formula="logheight"/>
              </draw:enhanced-geometry>
            </draw:custom-shape>
            <draw:custom-shape draw:name="Google Shape;1023;p41" draw:style-name="gr9" draw:text-style-name="P12" draw:layer="layout" svg:width="0.406cm" svg:height="0.351cm" svg:x="17.563cm" svg:y="9.511cm">
              <text:p text:style-name="P26"><text:span text:style-name="T26"/></text:p>
              <draw:enhanced-geometry draw:mirror-horizontal="false" draw:mirror-vertical="false" drawooo:sub-view-size="2134 1844" draw:text-areas="0 0 ?f0 ?f1" svg:viewBox="0 0 0 0" draw:type="ooxml-non-primitive" draw:enhanced-path="M 305 0 C 244 457 122 1143 0 1600 L 1173 1829 C 1219 1844 1265 1844 1326 1844 1707 1844 2042 1585 2118 1204 2133 1143 2133 1112 2133 1051 2133 671 1874 320 1493 244 L 305 0 Z N">
                <draw:equation draw:name="f0" draw:formula="logwidth"/>
                <draw:equation draw:name="f1" draw:formula="logheight"/>
              </draw:enhanced-geometry>
            </draw:custom-shape>
            <draw:custom-shape draw:name="Google Shape;1024;p41" draw:style-name="gr10" draw:text-style-name="P13" draw:layer="layout" svg:width="0.571cm" svg:height="0.673cm" svg:x="17.081cm" svg:y="9.238cm">
              <text:p text:style-name="P26"><text:span text:style-name="T26"/></text:p>
              <draw:enhanced-geometry draw:mirror-horizontal="false" draw:mirror-vertical="false" drawooo:sub-view-size="3001 3535" draw:text-areas="0 0 ?f0 ?f1" svg:viewBox="0 0 0 0" draw:type="ooxml-non-primitive" draw:enhanced-path="M 687 0 L 1 3535 2302 3489 C 2303 3489 2305 3490 2307 3490 2508 3490 3001 944 2804 899 L 687 0 Z N">
                <draw:equation draw:name="f0" draw:formula="logwidth"/>
                <draw:equation draw:name="f1" draw:formula="logheight"/>
              </draw:enhanced-geometry>
            </draw:custom-shape>
            <draw:custom-shape draw:name="Google Shape;1025;p41" draw:style-name="gr9" draw:text-style-name="P12" draw:layer="layout" svg:width="0.15cm" svg:height="0.667cm" svg:x="17.069cm" svg:y="9.238cm">
              <text:p text:style-name="P26"><text:span text:style-name="T26"/></text:p>
              <draw:enhanced-geometry draw:mirror-horizontal="false" draw:mirror-vertical="false" drawooo:sub-view-size="794 3505" draw:text-areas="0 0 ?f0 ?f1" svg:viewBox="0 0 0 0" draw:type="ooxml-non-primitive" draw:enhanced-path="M 748 0 C 656 0 397 762 214 1722 77 2392 1 2971 1 3276 1 3413 16 3489 47 3504 138 3504 382 2743 580 1798 702 1128 778 533 778 229 793 107 793 0 748 0 Z N">
                <draw:equation draw:name="f0" draw:formula="logwidth"/>
                <draw:equation draw:name="f1" draw:formula="logheight"/>
              </draw:enhanced-geometry>
            </draw:custom-shape>
            <draw:custom-shape draw:name="Google Shape;1026;p41" draw:style-name="gr10" draw:text-style-name="P13" draw:layer="layout" svg:width="0.115cm" svg:height="0.168cm" svg:x="17.064cm" svg:y="9.496cm">
              <text:p text:style-name="P26"><text:span text:style-name="T26"/></text:p>
              <draw:enhanced-geometry draw:mirror-horizontal="false" draw:mirror-vertical="false" drawooo:sub-view-size="610 886" draw:text-areas="0 0 ?f0 ?f1" svg:viewBox="0 0 0 0" draw:type="ooxml-non-primitive" draw:enhanced-path="M 428 0 C 302 0 75 178 31 397 0 656 168 854 290 885 294 885 298 886 303 886 407 886 535 708 564 473 610 230 549 16 442 1 438 0 433 0 428 0 Z N">
                <draw:equation draw:name="f0" draw:formula="logwidth"/>
                <draw:equation draw:name="f1" draw:formula="logheight"/>
              </draw:enhanced-geometry>
            </draw:custom-shape>
            <draw:g draw:name="Google Shape;1027;p41">
              <draw:custom-shape draw:name="Google Shape;1028;p41" draw:style-name="gr26" draw:text-style-name="P39" draw:layer="layout" svg:width="0.383cm" svg:height="0.261cm" svg:x="16.57cm" svg:y="9.238cm">
                <text:p text:style-name="P26"><text:span text:style-name="T26"/></text:p>
                <draw:enhanced-geometry draw:mirror-horizontal="false" draw:mirror-vertical="false" drawooo:sub-view-size="2012 1372" draw:text-areas="0 0 ?f0 ?f1" svg:viewBox="0 0 0 0" draw:type="ooxml-non-primitive" draw:enhanced-path="M 412 0 L 0 609 2012 1371 412 0 Z N">
                  <draw:equation draw:name="f0" draw:formula="logwidth"/>
                  <draw:equation draw:name="f1" draw:formula="logheight"/>
                </draw:enhanced-geometry>
              </draw:custom-shape>
              <draw:custom-shape draw:name="Google Shape;1029;p41" draw:style-name="gr26" draw:text-style-name="P39" draw:layer="layout" svg:width="0.406cm" svg:height="0.159cm" svg:x="16.59cm" svg:y="9.627cm">
                <text:p text:style-name="P26"><text:span text:style-name="T26"/></text:p>
                <draw:enhanced-geometry draw:mirror-horizontal="false" draw:mirror-vertical="false" drawooo:sub-view-size="2134 839" draw:text-areas="0 0 ?f0 ?f1" svg:viewBox="0 0 0 0" draw:type="ooxml-non-primitive" draw:enhanced-path="M 2133 1 L 0 138 213 839 2133 1 Z N">
                  <draw:equation draw:name="f0" draw:formula="logwidth"/>
                  <draw:equation draw:name="f1" draw:formula="logheight"/>
                </draw:enhanced-geometry>
              </draw:custom-shape>
              <draw:custom-shape draw:name="Google Shape;1030;p41" draw:style-name="gr26" draw:text-style-name="P39" draw:layer="layout" svg:width="0.481cm" svg:height="0.176cm" svg:x="16.369cm" svg:y="9.377cm">
                <text:p text:style-name="P26"><text:span text:style-name="T26"/></text:p>
                <draw:enhanced-geometry draw:mirror-horizontal="false" draw:mirror-vertical="false" drawooo:sub-view-size="2530 930" draw:text-areas="0 0 ?f0 ?f1" svg:viewBox="0 0 0 0" draw:type="ooxml-non-primitive" draw:enhanced-path="M 244 0 L 0 915 2529 930 244 0 Z N">
                  <draw:equation draw:name="f0" draw:formula="logwidth"/>
                  <draw:equation draw:name="f1" draw:formula="logheight"/>
                </draw:enhanced-geometry>
              </draw:custom-shape>
            </draw:g>
          </draw:g>
          <draw:g draw:name="Google Shape;1031;p41">
            <draw:g draw:name="Google Shape;1032;p41">
              <draw:custom-shape draw:name="Google Shape;1033;p41" draw:style-name="gr9" draw:text-style-name="P12" draw:layer="layout" svg:width="0.235cm" svg:height="0.412cm" svg:x="17.712cm" svg:y="6.254cm">
                <text:p text:style-name="P26"><text:span text:style-name="T26"/></text:p>
                <draw:enhanced-geometry draw:mirror-horizontal="false" draw:mirror-vertical="false" drawooo:sub-view-size="1235 2165" draw:text-areas="0 0 ?f0 ?f1" svg:viewBox="0 0 0 0" draw:type="ooxml-non-primitive" draw:enhanced-path="M 610 1 C 549 1 488 1 412 16 L 0 2164 518 2164 1234 458 C 1234 443 1204 1 610 1 Z N">
                  <draw:equation draw:name="f0" draw:formula="logwidth"/>
                  <draw:equation draw:name="f1" draw:formula="logheight"/>
                </draw:enhanced-geometry>
              </draw:custom-shape>
              <draw:custom-shape draw:name="Google Shape;1034;p41" draw:style-name="gr9" draw:text-style-name="P12" draw:layer="layout" svg:width="0.235cm" svg:height="0.409cm" svg:x="18.484cm" svg:y="6.254cm">
                <text:p text:style-name="P26"><text:span text:style-name="T26"/></text:p>
                <draw:enhanced-geometry draw:mirror-horizontal="false" draw:mirror-vertical="false" drawooo:sub-view-size="1236 2150" draw:text-areas="0 0 ?f0 ?f1" svg:viewBox="0 0 0 0" draw:type="ooxml-non-primitive" draw:enhanced-path="M 656 1 C 382 1 230 92 138 184 L 92 229 C 16 336 1 443 1 443 L 732 2149 1235 2149 824 1 Z N">
                  <draw:equation draw:name="f0" draw:formula="logwidth"/>
                  <draw:equation draw:name="f1" draw:formula="logheight"/>
                </draw:enhanced-geometry>
              </draw:custom-shape>
              <draw:custom-shape draw:name="Google Shape;1035;p41" draw:style-name="gr10" draw:text-style-name="P13" draw:layer="layout" svg:width="1.539cm" svg:height="1.468cm" svg:x="17.447cm" svg:y="5.01cm">
                <text:p text:style-name="P26"><text:span text:style-name="T26"/></text:p>
                <draw:enhanced-geometry draw:mirror-horizontal="false" draw:mirror-vertical="false" drawooo:sub-view-size="8076 7702" draw:text-areas="0 0 ?f0 ?f1" svg:viewBox="0 0 0 0" draw:type="ooxml-non-primitive" draw:enhanced-path="M 4052 1 C 2087 1 401 1482 214 3477 1 5594 1540 7468 3657 7682 3788 7695 3918 7701 4046 7701 6000 7701 7662 6211 7862 4238 8076 2121 6522 231 4419 18 4296 7 4174 1 4052 1 Z N">
                  <draw:equation draw:name="f0" draw:formula="logwidth"/>
                  <draw:equation draw:name="f1" draw:formula="logheight"/>
                </draw:enhanced-geometry>
              </draw:custom-shape>
              <draw:custom-shape draw:name="Google Shape;1036;p41" draw:style-name="gr26" draw:text-style-name="P39" draw:layer="layout" svg:width="1.132cm" svg:height="1.132cm" svg:x="17.659cm" svg:y="5.179cm">
                <text:p text:style-name="P26"><text:span text:style-name="T26"/></text:p>
                <draw:enhanced-geometry draw:mirror-horizontal="false" draw:mirror-vertical="false" drawooo:sub-view-size="5943 5943" draw:text-areas="0 0 ?f0 ?f1" svg:viewBox="0 0 0 0" draw:type="ooxml-non-primitive" draw:enhanced-path="M 2972 0 C 1342 0 1 1326 1 2971 1 4602 1342 5942 2972 5942 4617 5942 5943 4602 5943 2971 5943 1326 4617 0 2972 0 Z N">
                  <draw:equation draw:name="f0" draw:formula="logwidth"/>
                  <draw:equation draw:name="f1" draw:formula="logheight"/>
                </draw:enhanced-geometry>
              </draw:custom-shape>
              <draw:custom-shape draw:name="Google Shape;1037;p41" draw:style-name="gr10" draw:text-style-name="P13" draw:layer="layout" svg:width="0.909cm" svg:height="0.906cm" svg:x="17.761cm" svg:y="5.292cm">
                <text:p text:style-name="P26"><text:span text:style-name="T26"/></text:p>
                <draw:enhanced-geometry draw:mirror-horizontal="false" draw:mirror-vertical="false" drawooo:sub-view-size="4770 4755" draw:text-areas="0 0 ?f0 ?f1" svg:viewBox="0 0 0 0" draw:type="ooxml-non-primitive" draw:enhanced-path="M 2377 1 C 1067 1 0 1052 0 2377 0 3688 1067 4754 2377 4754 3703 4754 4769 3688 4769 2377 4769 1052 3703 1 2377 1 Z N">
                  <draw:equation draw:name="f0" draw:formula="logwidth"/>
                  <draw:equation draw:name="f1" draw:formula="logheight"/>
                </draw:enhanced-geometry>
              </draw:custom-shape>
              <draw:custom-shape draw:name="Google Shape;1038;p41" draw:style-name="gr26" draw:text-style-name="P39" draw:layer="layout" svg:width="0.705cm" svg:height="0.702cm" svg:x="17.863cm" svg:y="5.394cm">
                <text:p text:style-name="P26"><text:span text:style-name="T26"/></text:p>
                <draw:enhanced-geometry draw:mirror-horizontal="false" draw:mirror-vertical="false" drawooo:sub-view-size="3703 3689" draw:text-areas="0 0 ?f0 ?f1" svg:viewBox="0 0 0 0" draw:type="ooxml-non-primitive" draw:enhanced-path="M 1844 1 C 838 1 0 824 0 1844 0 2865 838 3688 1844 3688 2865 3688 3703 2865 3703 1844 3703 824 2865 1 1844 1 Z N">
                  <draw:equation draw:name="f0" draw:formula="logwidth"/>
                  <draw:equation draw:name="f1" draw:formula="logheight"/>
                </draw:enhanced-geometry>
              </draw:custom-shape>
              <draw:custom-shape draw:name="Google Shape;1039;p41" draw:style-name="gr10" draw:text-style-name="P13" draw:layer="layout" svg:width="0.203cm" svg:height="0.202cm" svg:x="18.112cm" svg:y="5.644cm">
                <text:p text:style-name="P26"><text:span text:style-name="T26"/></text:p>
                <draw:enhanced-geometry draw:mirror-horizontal="false" draw:mirror-vertical="false" drawooo:sub-view-size="1068 1067" draw:text-areas="0 0 ?f0 ?f1" svg:viewBox="0 0 0 0" draw:type="ooxml-non-primitive" draw:enhanced-path="M 534 0 C 245 0 1 229 1 533 1 823 245 1067 534 1067 839 1067 1067 823 1067 533 1067 229 839 0 534 0 Z N">
                  <draw:equation draw:name="f0" draw:formula="logwidth"/>
                  <draw:equation draw:name="f1" draw:formula="logheight"/>
                </draw:enhanced-geometry>
              </draw:custom-shape>
              <draw:g draw:name="Google Shape;1040;p41">
                <draw:custom-shape draw:name="Google Shape;1041;p41" draw:style-name="gr13" draw:text-style-name="P16" draw:layer="layout" svg:width="0.833cm" svg:height="0.987cm" svg:x="18.205cm" svg:y="4.763cm">
                  <text:p text:style-name="P26"><text:span text:style-name="T26"/></text:p>
                  <draw:enhanced-geometry draw:mirror-horizontal="false" draw:mirror-vertical="false" drawooo:sub-view-size="4374 5181" draw:text-areas="0 0 ?f0 ?f1" svg:viewBox="0 0 0 0" draw:type="ooxml-non-primitive" draw:enhanced-path="M 4266 1 L 0 5090 107 5181 4373 77 4266 1 Z N">
                    <draw:equation draw:name="f0" draw:formula="logwidth"/>
                    <draw:equation draw:name="f1" draw:formula="logheight"/>
                  </draw:enhanced-geometry>
                </draw:custom-shape>
                <draw:custom-shape draw:name="Google Shape;1042;p41" draw:style-name="gr10" draw:text-style-name="P13" draw:layer="layout" svg:width="0.238cm" svg:height="0.423cm" svg:x="18.792cm" svg:y="4.586cm">
                  <text:p text:style-name="P26"><text:span text:style-name="T26"/></text:p>
                  <draw:enhanced-geometry draw:mirror-horizontal="false" draw:mirror-vertical="false" drawooo:sub-view-size="1251 2225" draw:text-areas="0 0 ?f0 ?f1" svg:viewBox="0 0 0 0" draw:type="ooxml-non-primitive" draw:enhanced-path="M 1250 0 L 1 1463 199 2225 1250 975 1250 0 Z N">
                    <draw:equation draw:name="f0" draw:formula="logwidth"/>
                    <draw:equation draw:name="f1" draw:formula="logheight"/>
                  </draw:enhanced-geometry>
                </draw:custom-shape>
                <draw:custom-shape draw:name="Google Shape;1043;p41" draw:style-name="gr10" draw:text-style-name="P13" draw:layer="layout" svg:width="0.365cm" svg:height="0.237cm" svg:x="18.83cm" svg:y="4.772cm">
                  <text:p text:style-name="P26"><text:span text:style-name="T26"/></text:p>
                  <draw:enhanced-geometry draw:mirror-horizontal="false" draw:mirror-vertical="false" drawooo:sub-view-size="1920 1250" draw:text-areas="0 0 ?f0 ?f1" svg:viewBox="0 0 0 0" draw:type="ooxml-non-primitive" draw:enhanced-path="M 1051 0 L 0 1250 869 1250 1920 16 1051 0 Z N">
                    <draw:equation draw:name="f0" draw:formula="logwidth"/>
                    <draw:equation draw:name="f1" draw:formula="logheight"/>
                  </draw:enhanced-geometry>
                </draw:custom-shape>
                <draw:custom-shape draw:name="Google Shape;1044;p41" draw:style-name="gr9" draw:text-style-name="P12" draw:layer="layout" svg:width="0.365cm" svg:height="0.237cm" svg:x="18.83cm" svg:y="4.772cm">
                  <text:p text:style-name="P26"><text:span text:style-name="T26"/></text:p>
                  <draw:enhanced-geometry draw:mirror-horizontal="false" draw:mirror-vertical="false" drawooo:sub-view-size="1920 1250" draw:text-areas="0 0 ?f0 ?f1" svg:viewBox="0 0 0 0" draw:type="ooxml-non-primitive" draw:enhanced-path="M 1051 0 L 0 1250 869 1250 1920 16 1051 0 Z N">
                    <draw:equation draw:name="f0" draw:formula="logwidth"/>
                    <draw:equation draw:name="f1" draw:formula="logheight"/>
                  </draw:enhanced-geometry>
                </draw:custom-shape>
              </draw:g>
            </draw:g>
            <draw:g draw:name="Google Shape;1045;p41">
              <draw:custom-shape draw:name="Google Shape;1046;p41" draw:style-name="gr10" draw:text-style-name="P13" draw:layer="layout" svg:width="0.304cm" svg:height="0.258cm" svg:x="19.186cm" svg:y="5.641cm">
                <text:p text:style-name="P26"><text:span text:style-name="T26"/></text:p>
                <draw:enhanced-geometry draw:mirror-horizontal="false" draw:mirror-vertical="false" drawooo:sub-view-size="1600 1359" draw:text-areas="0 0 ?f0 ?f1" svg:viewBox="0 0 0 0" draw:type="ooxml-non-primitive" draw:enhanced-path="M 612 0 C 596 0 580 1 564 3 244 18 0 475 0 475 L 335 1100 C 492 1296 664 1358 819 1358 1084 1358 1301 1176 1310 1176 L 1600 79 1204 247 C 1204 247 903 0 612 0 Z N">
                  <draw:equation draw:name="f0" draw:formula="logwidth"/>
                  <draw:equation draw:name="f1" draw:formula="logheight"/>
                </draw:enhanced-geometry>
              </draw:custom-shape>
              <draw:custom-shape draw:name="Google Shape;1047;p41" draw:style-name="gr9" draw:text-style-name="P12" draw:layer="layout" svg:width="0.755cm" svg:height="0.853cm" svg:x="18.988cm" svg:y="5.821cm">
                <text:p text:style-name="P26"><text:span text:style-name="T26"/></text:p>
                <draw:enhanced-geometry draw:mirror-horizontal="false" draw:mirror-vertical="false" drawooo:sub-view-size="3963 4480" draw:text-areas="0 0 ?f0 ?f1" svg:viewBox="0 0 0 0" draw:type="ooxml-non-primitive" draw:enhanced-path="M 1982 0 C 885 0 1 1387 1 2499 1 3581 900 4480 1982 4480 3079 4480 3962 3901 3962 2499 3962 1204 1982 0 1982 0 Z N">
                  <draw:equation draw:name="f0" draw:formula="logwidth"/>
                  <draw:equation draw:name="f1" draw:formula="logheight"/>
                </draw:enhanced-geometry>
              </draw:custom-shape>
              <draw:custom-shape draw:name="Google Shape;1048;p41" draw:style-name="gr26" draw:text-style-name="P39" draw:layer="layout" svg:width="0.264cm" svg:height="0.38cm" svg:x="19.244cm" svg:y="6.097cm">
                <text:p text:style-name="P26"><text:span text:style-name="T26"/></text:p>
                <draw:enhanced-geometry draw:mirror-horizontal="false" draw:mirror-vertical="false" drawooo:sub-view-size="1388 1997" draw:text-areas="0 0 ?f0 ?f1" svg:viewBox="0 0 0 0" draw:type="ooxml-non-primitive" draw:enhanced-path="M 763 534 L 702 839 C 625 808 564 778 564 702 564 626 625 549 763 534 Z M 839 1204 C 915 1235 976 1281 976 1342 976 1418 900 1463 778 1494 L 839 1204 Z M 839 1 L 793 229 C 443 245 214 443 214 732 214 991 443 1067 625 1128 L 549 1494 C 412 1463 260 1433 153 1342 L 1 1601 C 153 1692 321 1753 488 1768 L 458 1997 671 1997 717 1768 C 1082 1753 1311 1570 1311 1281 1311 1037 1098 961 854 900 L 930 519 C 1052 534 1159 580 1250 626 L 1387 367 C 1250 290 1113 245 991 229 L 1052 1 Z N">
                  <draw:equation draw:name="f0" draw:formula="logwidth"/>
                  <draw:equation draw:name="f1" draw:formula="logheight"/>
                </draw:enhanced-geometry>
              </draw:custom-shape>
            </draw:g>
          </draw:g>
          <draw:custom-shape draw:name="Google Shape;1049;p41" draw:style-name="gr43" draw:text-style-name="P62" draw:layer="layout" svg:width="0.502cm" svg:height="0.025cm" svg:x="20.853cm" svg:y="8.363cm">
            <text:p text:style-name="P26"><text:span text:style-name="T26"/></text:p>
            <draw:enhanced-geometry draw:mirror-horizontal="false" draw:mirror-vertical="false" drawooo:sub-view-size="2637 138" draw:text-areas="0 0 ?f0 ?f1" svg:viewBox="0 0 0 0" draw:type="ooxml-non-primitive" draw:enhanced-path="M 0 0 C 0 61 46 91 92 91 L 2529 137 C 2590 137 2636 91 2636 46 L 2636 15 0 0 Z N">
              <draw:equation draw:name="f0" draw:formula="logwidth"/>
              <draw:equation draw:name="f1" draw:formula="logheight"/>
            </draw:enhanced-geometry>
          </draw:custom-shape>
          <draw:custom-shape draw:name="Google Shape;1050;p41" draw:style-name="gr12" draw:text-style-name="P15" draw:layer="layout" svg:width="0.505cm" svg:height="0.083cm" svg:x="20.856cm" svg:y="8.287cm">
            <text:p text:style-name="P26"><text:span text:style-name="T26"/></text:p>
            <draw:enhanced-geometry draw:mirror-horizontal="false" draw:mirror-vertical="false" drawooo:sub-view-size="2652 443" draw:text-areas="0 0 ?f0 ?f1" svg:viewBox="0 0 0 0" draw:type="ooxml-non-primitive" draw:enhanced-path="M 2347 1 L 2347 1 C 1753 77 275 290 122 306 31 321 1 336 1 367 1 382 31 397 31 397 L 2652 443 2636 336 2591 336 C 2438 336 2332 229 2332 77 L 2347 1 Z N">
              <draw:equation draw:name="f0" draw:formula="logwidth"/>
              <draw:equation draw:name="f1" draw:formula="logheight"/>
            </draw:enhanced-geometry>
          </draw:custom-shape>
          <draw:g draw:name="Google Shape;1051;p41">
            <draw:g draw:name="Google Shape;1052;p41">
              <draw:custom-shape draw:name="Google Shape;1053;p41" draw:style-name="gr10" draw:text-style-name="P13" draw:layer="layout" svg:width="1.004cm" svg:height="0.172cm" svg:x="21.317cm" svg:y="8.217cm">
                <text:p text:style-name="P26"><text:span text:style-name="T26"/></text:p>
                <draw:enhanced-geometry draw:mirror-horizontal="false" draw:mirror-vertical="false" drawooo:sub-view-size="5272 868" draw:text-areas="0 0 ?f0 ?f1" svg:viewBox="0 0 0 0" draw:type="ooxml-non-primitive" draw:enhanced-path="M 5174 0 C 5161 0 5148 3 5135 10 L 91 665 C 30 665 0 726 15 787 41 837 66 867 108 867 117 867 127 866 137 863 L 5180 193 C 5241 193 5272 132 5256 86 5256 39 5219 0 5174 0 Z N">
                  <draw:equation draw:name="f0" draw:formula="logwidth"/>
                  <draw:equation draw:name="f1" draw:formula="logheight"/>
                </draw:enhanced-geometry>
              </draw:custom-shape>
              <draw:g draw:name="Google Shape;1054;p41">
                <draw:custom-shape draw:name="Google Shape;1055;p41" draw:style-name="gr10" draw:text-style-name="P13" draw:layer="layout" svg:width="0.502cm" svg:height="0.045cm" svg:x="20.852cm" svg:y="8.346cm">
                  <text:p text:style-name="P26"><text:span text:style-name="T26"/></text:p>
                  <draw:enhanced-geometry draw:mirror-horizontal="false" draw:mirror-vertical="false" drawooo:sub-view-size="2637 230" draw:text-areas="0 0 ?f0 ?f1" svg:viewBox="0 0 0 0" draw:type="ooxml-non-primitive" draw:enhanced-path="M 92 1 C 46 1 0 47 0 92 0 138 46 199 92 199 L 2529 229 C 2590 229 2636 199 2636 138 2636 77 2590 47 2529 47 L 92 1 Z N">
                    <draw:equation draw:name="f0" draw:formula="logwidth"/>
                    <draw:equation draw:name="f1" draw:formula="logheight"/>
                  </draw:enhanced-geometry>
                </draw:custom-shape>
                <draw:custom-shape draw:name="Google Shape;1056;p41" draw:style-name="gr10" draw:text-style-name="P13" draw:layer="layout" svg:width="0.516cm" svg:height="0.094cm" svg:x="20.846cm" svg:y="8.27cm">
                  <text:p text:style-name="P26"><text:span text:style-name="T26"/></text:p>
                  <draw:enhanced-geometry draw:mirror-horizontal="false" draw:mirror-vertical="false" drawooo:sub-view-size="2713 474" draw:text-areas="0 0 ?f0 ?f1" svg:viewBox="0 0 0 0" draw:type="ooxml-non-primitive" draw:enhanced-path="M 2637 1 C 2637 1 351 306 184 351 1 382 92 443 92 443 L 2713 473 2637 1 Z N">
                    <draw:equation draw:name="f0" draw:formula="logwidth"/>
                    <draw:equation draw:name="f1" draw:formula="logheight"/>
                  </draw:enhanced-geometry>
                </draw:custom-shape>
                <draw:custom-shape draw:name="Google Shape;1057;p41" draw:style-name="gr10" draw:text-style-name="P13" draw:layer="layout" svg:width="1.031cm" svg:height="0.727cm" svg:x="21.285cm" svg:y="7.619cm">
                  <text:p text:style-name="P26"><text:span text:style-name="T26"/></text:p>
                  <draw:enhanced-geometry draw:mirror-horizontal="false" draw:mirror-vertical="false" drawooo:sub-view-size="5410 3642" draw:text-areas="0 0 ?f0 ?f1" svg:viewBox="0 0 0 0" draw:type="ooxml-non-primitive" draw:enhanced-path="M 4983 0 L 290 640 C 107 656 0 808 0 976 L 92 3383 C 92 3535 229 3642 381 3642 L 412 3642 5120 3032 C 5287 3017 5409 2865 5409 2697 L 5318 275 C 5318 122 5181 0 5028 0 Z N">
                    <draw:equation draw:name="f0" draw:formula="logwidth"/>
                    <draw:equation draw:name="f1" draw:formula="logheight"/>
                  </draw:enhanced-geometry>
                </draw:custom-shape>
                <draw:custom-shape draw:name="Google Shape;1058;p41" draw:style-name="gr10" draw:text-style-name="P13" draw:layer="layout" svg:width="1.031cm" svg:height="0.727cm" svg:x="21.311cm" svg:y="7.619cm">
                  <text:p text:style-name="P26"><text:span text:style-name="T26"/></text:p>
                  <draw:enhanced-geometry draw:mirror-horizontal="false" draw:mirror-vertical="false" drawooo:sub-view-size="5410 3642" draw:text-areas="0 0 ?f0 ?f1" svg:viewBox="0 0 0 0" draw:type="ooxml-non-primitive" draw:enhanced-path="M 4983 0 L 275 610 C 107 640 1 793 1 960 L 92 3383 C 92 3535 229 3642 381 3642 L 412 3627 5120 3017 C 5287 3002 5409 2850 5409 2667 L 5303 275 C 5303 122 5181 0 5028 0 Z N">
                    <draw:equation draw:name="f0" draw:formula="logwidth"/>
                    <draw:equation draw:name="f1" draw:formula="logheight"/>
                  </draw:enhanced-geometry>
                </draw:custom-shape>
              </draw:g>
            </draw:g>
            <draw:custom-shape draw:name="Google Shape;1059;p41" draw:style-name="gr7" draw:text-style-name="P10" draw:layer="layout" svg:width="0.984cm" svg:height="0.17cm" svg:x="21.338cm" svg:y="8.222cm">
              <text:p text:style-name="P26"><text:span text:style-name="T26"/></text:p>
              <draw:enhanced-geometry draw:mirror-horizontal="false" draw:mirror-vertical="false" drawooo:sub-view-size="5166 854" draw:text-areas="0 0 ?f0 ?f1" svg:viewBox="0 0 0 0" draw:type="ooxml-non-primitive" draw:enhanced-path="M 5059 0 L 123 640 138 732 77 732 77 762 C 77 792 46 838 1 853 L 46 853 5089 183 C 5150 183 5166 153 5166 92 L 5166 76 C 5150 15 5120 0 5059 0 Z N">
                <draw:equation draw:name="f0" draw:formula="logwidth"/>
                <draw:equation draw:name="f1" draw:formula="logheight"/>
              </draw:enhanced-geometry>
            </draw:custom-shape>
            <draw:custom-shape draw:name="Google Shape;1060;p41" draw:style-name="gr7" draw:text-style-name="P10" draw:layer="layout" svg:width="0.987cm" svg:height="0.605cm" svg:x="21.288cm" svg:y="7.741cm">
              <text:p text:style-name="P26"><text:span text:style-name="T26"/></text:p>
              <draw:enhanced-geometry draw:mirror-horizontal="false" draw:mirror-vertical="false" drawooo:sub-view-size="5181 3033" draw:text-areas="0 0 ?f0 ?f1" svg:viewBox="0 0 0 0" draw:type="ooxml-non-primitive" draw:enhanced-path="M 5181 2408 L 1730 2862 1730 2862 5120 2423 C 5150 2423 5166 2423 5181 2408 Z M 1730 2862 L 530 3018 549 3018 1730 2862 Z M 290 1 C 107 31 1 184 1 351 L 1 367 92 2774 C 92 2926 229 3033 366 3033 L 412 3033 530 3018 519 3018 C 366 3018 244 2896 244 2743 L 153 336 C 123 199 214 62 351 1 Z N">
                <draw:equation draw:name="f0" draw:formula="logwidth"/>
                <draw:equation draw:name="f1" draw:formula="logheight"/>
              </draw:enhanced-geometry>
            </draw:custom-shape>
            <draw:custom-shape draw:name="Google Shape;1061;p41" draw:style-name="gr12" draw:text-style-name="P15" draw:layer="layout" svg:width="1.028cm" svg:height="0.73cm" svg:x="21.309cm" svg:y="7.616cm">
              <text:p text:style-name="P26"><text:span text:style-name="T26"/></text:p>
              <draw:enhanced-geometry draw:mirror-horizontal="false" draw:mirror-vertical="false" drawooo:sub-view-size="5394 3657" draw:text-areas="0 0 ?f0 ?f1" svg:viewBox="0 0 0 0" draw:type="ooxml-non-primitive" draw:enhanced-path="M 4998 0 L 1844 427 1113 518 290 625 C 122 655 0 808 0 975 L 107 3398 C 107 3550 229 3657 366 3657 L 412 3657 5120 3047 C 5287 3032 5394 2880 5394 2712 L 5302 305 C 5318 122 5196 0 5043 0 Z N">
                <draw:equation draw:name="f0" draw:formula="logwidth"/>
                <draw:equation draw:name="f1" draw:formula="logheight"/>
              </draw:enhanced-geometry>
            </draw:custom-shape>
          </draw:g>
        </draw:g>
        <draw:custom-shape draw:name="Google Shape;1062;p41" draw:style-name="gr53" draw:text-style-name="P39" draw:layer="layout" svg:width="10.786cm" svg:height="2.522cm" svg:x="2.271cm" svg:y="10.192cm">
          <text:p text:style-name="P3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4;g3685bc5fb28_0_599:notes" draw:style-name="gr20" draw:layer="layout" svg:width="16.932cm" svg:height="9.524cm" svg:x="1.059cm" svg:y="1.905cm" draw:page-number="9" presentation:class="page"/>
          <draw:frame draw:name="Google Shape;775;g3685bc5fb28_0_599:notes" presentation:style-name="pr23" draw:text-style-name="P2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M Sans" svg:font-family="'DM Sans'"/>
    <style:font-face style:name="Dosis" svg:font-family="Dosi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e8d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fe8d00"/>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shrink-to-fit" style:shrink-to-fit="true">
        <text:list-style style:name="BLANK_5f_1_5f_1_5f_1_5f_1_5f_1_5f_1-outline1" style:display-name="BLANK_1_1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3" style:display-name="BLANK_1_1_1_1_1_1-outline3" style:family="presentation" style:parent-style-name="BLANK_5f_1_5f_1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4" style:display-name="BLANK_1_1_1_1_1_1-outline4" style:family="presentation" style:parent-style-name="BLANK_5f_1_5f_1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text:list-style style:name="BLANK_5f_1_5f_1_5f_1_5f_1_5f_1_5f_1-title" style:display-name="BLANK_1_1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e8d00"/>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e8d00"/>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1-background" style:display-name="TITLE_AND_TWO_COLUMNS_1_1_1-background" style:family="presentation">
      <style:graphic-properties draw:stroke="none" draw:fill="solid" draw:fill-color="#fe8d00"/>
      <style:text-properties style:letter-kerning="true"/>
    </style:style>
    <style:style style:name="TITLE_5f_AND_5f_TWO_5f_COLUMNS_5f_1_5f_1_5f_1-backgroundobjects" style:display-name="TITLE_AND_TWO_COLUMNS_1_1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_5f_1_5f_1-notes" style:display-name="TITLE_AND_TWO_COLUMNS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_5f_1_5f_1-outline1" style:display-name="TITLE_AND_TWO_COLUMNS_1_1_1-outline1" style:family="presentation">
      <style:graphic-properties draw:stroke="none" draw:fill="none" draw:auto-grow-height="false" draw:fit-to-size="shrink-to-fit" style:shrink-to-fit="true">
        <text:list-style style:name="TITLE_5f_AND_5f_TWO_5f_COLUMNS_5f_1_5f_1_5f_1-outline1" style:display-name="TITLE_AND_TWO_COLUMNS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_5f_1_5f_1_5f_1-outline2" style:display-name="TITLE_AND_TWO_COLUMNS_1_1_1-outline2" style:family="presentation" style:parent-style-name="TITLE_5f_AND_5f_TWO_5f_COLUMNS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_5f_1-outline3" style:display-name="TITLE_AND_TWO_COLUMNS_1_1_1-outline3" style:family="presentation" style:parent-style-name="TITLE_5f_AND_5f_TWO_5f_COLUMNS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_5f_1-outline4" style:display-name="TITLE_AND_TWO_COLUMNS_1_1_1-outline4" style:family="presentation" style:parent-style-name="TITLE_5f_AND_5f_TWO_5f_COLUMNS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_5f_1_5f_1_5f_1-outline5" style:display-name="TITLE_AND_TWO_COLUMNS_1_1_1-outline5" style:family="presentation" style:parent-style-name="TITLE_5f_AND_5f_TWO_5f_COLUMNS_5f_1_5f_1_5f_1-outline4">
      <style:paragraph-properties fo:margin-top="0.1cm" fo:margin-bottom="0cm"/>
      <style:text-properties fo:font-size="20pt" style:font-size-asian="20pt" style:font-size-complex="20pt"/>
    </style:style>
    <style:style style:name="TITLE_5f_AND_5f_TWO_5f_COLUMNS_5f_1_5f_1_5f_1-outline6" style:display-name="TITLE_AND_TWO_COLUMNS_1_1_1-outline6" style:family="presentation" style:parent-style-name="TITLE_5f_AND_5f_TWO_5f_COLUMNS_5f_1_5f_1_5f_1-outline5">
      <style:paragraph-properties fo:margin-top="0.1cm" fo:margin-bottom="0cm"/>
      <style:text-properties fo:font-size="20pt" style:font-size-asian="20pt" style:font-size-complex="20pt"/>
    </style:style>
    <style:style style:name="TITLE_5f_AND_5f_TWO_5f_COLUMNS_5f_1_5f_1_5f_1-outline7" style:display-name="TITLE_AND_TWO_COLUMNS_1_1_1-outline7" style:family="presentation" style:parent-style-name="TITLE_5f_AND_5f_TWO_5f_COLUMNS_5f_1_5f_1_5f_1-outline6">
      <style:paragraph-properties fo:margin-top="0.1cm" fo:margin-bottom="0cm"/>
      <style:text-properties fo:font-size="20pt" style:font-size-asian="20pt" style:font-size-complex="20pt"/>
    </style:style>
    <style:style style:name="TITLE_5f_AND_5f_TWO_5f_COLUMNS_5f_1_5f_1_5f_1-outline8" style:display-name="TITLE_AND_TWO_COLUMNS_1_1_1-outline8" style:family="presentation" style:parent-style-name="TITLE_5f_AND_5f_TWO_5f_COLUMNS_5f_1_5f_1_5f_1-outline7">
      <style:paragraph-properties fo:margin-top="0.1cm" fo:margin-bottom="0cm"/>
      <style:text-properties fo:font-size="20pt" style:font-size-asian="20pt" style:font-size-complex="20pt"/>
    </style:style>
    <style:style style:name="TITLE_5f_AND_5f_TWO_5f_COLUMNS_5f_1_5f_1_5f_1-outline9" style:display-name="TITLE_AND_TWO_COLUMNS_1_1_1-outline9" style:family="presentation" style:parent-style-name="TITLE_5f_AND_5f_TWO_5f_COLUMNS_5f_1_5f_1_5f_1-outline8">
      <style:paragraph-properties fo:margin-top="0.1cm" fo:margin-bottom="0cm"/>
      <style:text-properties fo:font-size="20pt" style:font-size-asian="20pt" style:font-size-complex="20pt"/>
    </style:style>
    <style:style style:name="TITLE_5f_AND_5f_TWO_5f_COLUMNS_5f_1_5f_1_5f_1-subtitle" style:display-name="TITLE_AND_TWO_COLUMNS_1_1_1-subtitle" style:family="presentation">
      <style:graphic-properties draw:stroke="none" draw:fill="none" draw:textarea-vertical-align="middle">
        <text:list-style style:name="TITLE_5f_AND_5f_TWO_5f_COLUMNS_5f_1_5f_1_5f_1-subtitle" style:display-name="TITLE_AND_TWO_COLUMNS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_5f_1_5f_1-title" style:display-name="TITLE_AND_TWO_COLUMNS_1_1_1-title" style:family="presentation">
      <style:graphic-properties draw:stroke="none" draw:fill="none" draw:textarea-vertical-align="middle">
        <text:list-style style:name="TITLE_5f_AND_5f_TWO_5f_COLUMNS_5f_1_5f_1_5f_1-title" style:display-name="TITLE_AND_TWO_COLUMNS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_5f_1_5f_1-background" style:display-name="CUSTOM_4_1_1_1-background" style:family="presentation">
      <style:graphic-properties draw:stroke="none" draw:fill="solid" draw:fill-color="#fe8d00"/>
      <style:text-properties style:letter-kerning="true"/>
    </style:style>
    <style:style style:name="CUSTOM_5f_4_5f_1_5f_1_5f_1-backgroundobjects" style:display-name="CUSTOM_4_1_1_1-backgroundobjects" style:family="presentation">
      <style:graphic-properties draw:textarea-horizontal-align="justify" draw:shadow="hidden" draw:shadow-offset-x="0.2cm" draw:shadow-offset-y="0.2cm" draw:shadow-color="#808080"/>
      <style:text-properties style:letter-kerning="true"/>
    </style:style>
    <style:style style:name="CUSTOM_5f_4_5f_1_5f_1_5f_1-notes" style:display-name="CUSTOM_4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_5f_1_5f_1-outline1" style:display-name="CUSTOM_4_1_1_1-outline1" style:family="presentation">
      <style:graphic-properties draw:stroke="none" draw:fill="none" draw:auto-grow-height="false" draw:fit-to-size="shrink-to-fit" style:shrink-to-fit="true">
        <text:list-style style:name="CUSTOM_5f_4_5f_1_5f_1_5f_1-outline1" style:display-name="CUSTOM_4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_5f_1_5f_1-outline2" style:display-name="CUSTOM_4_1_1_1-outline2" style:family="presentation" style:parent-style-name="CUSTOM_5f_4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_5f_1_5f_1-outline3" style:display-name="CUSTOM_4_1_1_1-outline3" style:family="presentation" style:parent-style-name="CUSTOM_5f_4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_5f_1_5f_1-outline4" style:display-name="CUSTOM_4_1_1_1-outline4" style:family="presentation" style:parent-style-name="CUSTOM_5f_4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_5f_1_5f_1-outline5" style:display-name="CUSTOM_4_1_1_1-outline5" style:family="presentation" style:parent-style-name="CUSTOM_5f_4_5f_1_5f_1_5f_1-outline4">
      <style:paragraph-properties fo:margin-top="0.1cm" fo:margin-bottom="0cm"/>
      <style:text-properties fo:font-size="20pt" style:font-size-asian="20pt" style:font-size-complex="20pt"/>
    </style:style>
    <style:style style:name="CUSTOM_5f_4_5f_1_5f_1_5f_1-outline6" style:display-name="CUSTOM_4_1_1_1-outline6" style:family="presentation" style:parent-style-name="CUSTOM_5f_4_5f_1_5f_1_5f_1-outline5">
      <style:paragraph-properties fo:margin-top="0.1cm" fo:margin-bottom="0cm"/>
      <style:text-properties fo:font-size="20pt" style:font-size-asian="20pt" style:font-size-complex="20pt"/>
    </style:style>
    <style:style style:name="CUSTOM_5f_4_5f_1_5f_1_5f_1-outline7" style:display-name="CUSTOM_4_1_1_1-outline7" style:family="presentation" style:parent-style-name="CUSTOM_5f_4_5f_1_5f_1_5f_1-outline6">
      <style:paragraph-properties fo:margin-top="0.1cm" fo:margin-bottom="0cm"/>
      <style:text-properties fo:font-size="20pt" style:font-size-asian="20pt" style:font-size-complex="20pt"/>
    </style:style>
    <style:style style:name="CUSTOM_5f_4_5f_1_5f_1_5f_1-outline8" style:display-name="CUSTOM_4_1_1_1-outline8" style:family="presentation" style:parent-style-name="CUSTOM_5f_4_5f_1_5f_1_5f_1-outline7">
      <style:paragraph-properties fo:margin-top="0.1cm" fo:margin-bottom="0cm"/>
      <style:text-properties fo:font-size="20pt" style:font-size-asian="20pt" style:font-size-complex="20pt"/>
    </style:style>
    <style:style style:name="CUSTOM_5f_4_5f_1_5f_1_5f_1-outline9" style:display-name="CUSTOM_4_1_1_1-outline9" style:family="presentation" style:parent-style-name="CUSTOM_5f_4_5f_1_5f_1_5f_1-outline8">
      <style:paragraph-properties fo:margin-top="0.1cm" fo:margin-bottom="0cm"/>
      <style:text-properties fo:font-size="20pt" style:font-size-asian="20pt" style:font-size-complex="20pt"/>
    </style:style>
    <style:style style:name="CUSTOM_5f_4_5f_1_5f_1_5f_1-subtitle" style:display-name="CUSTOM_4_1_1_1-subtitle" style:family="presentation">
      <style:graphic-properties draw:stroke="none" draw:fill="none" draw:textarea-vertical-align="middle">
        <text:list-style style:name="CUSTOM_5f_4_5f_1_5f_1_5f_1-subtitle" style:display-name="CUSTOM_4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_5f_1_5f_1-title" style:display-name="CUSTOM_4_1_1_1-title" style:family="presentation">
      <style:graphic-properties draw:stroke="none" draw:fill="none" draw:textarea-vertical-align="middle">
        <text:list-style style:name="CUSTOM_5f_4_5f_1_5f_1_5f_1-title" style:display-name="CUSTOM_4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_5f_1-background" style:display-name="CUSTOM_3_1-background" style:family="presentation">
      <style:graphic-properties draw:stroke="none" draw:fill="solid" draw:fill-color="#fe8d00"/>
      <style:text-properties style:letter-kerning="true"/>
    </style:style>
    <style:style style:name="CUSTOM_5f_3_5f_1-backgroundobjects" style:display-name="CUSTOM_3_1-backgroundobjects" style:family="presentation">
      <style:graphic-properties draw:textarea-horizontal-align="justify" draw:shadow="hidden" draw:shadow-offset-x="0.2cm" draw:shadow-offset-y="0.2cm" draw:shadow-color="#808080"/>
      <style:text-properties style:letter-kerning="true"/>
    </style:style>
    <style:style style:name="CUSTOM_5f_3_5f_1-notes" style:display-name="CUSTOM_3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_5f_1-outline1" style:display-name="CUSTOM_3_1-outline1" style:family="presentation">
      <style:graphic-properties draw:stroke="none" draw:fill="none" draw:auto-grow-height="false" draw:fit-to-size="shrink-to-fit" style:shrink-to-fit="true">
        <text:list-style style:name="CUSTOM_5f_3_5f_1-outline1" style:display-name="CUSTOM_3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3_5f_1-outline2" style:display-name="CUSTOM_3_1-outline2" style:family="presentation" style:parent-style-name="CUSTOM_5f_3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3" style:display-name="CUSTOM_3_1-outline3" style:family="presentation" style:parent-style-name="CUSTOM_5f_3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4" style:display-name="CUSTOM_3_1-outline4" style:family="presentation" style:parent-style-name="CUSTOM_5f_3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3_5f_1-outline5" style:display-name="CUSTOM_3_1-outline5" style:family="presentation" style:parent-style-name="CUSTOM_5f_3_5f_1-outline4">
      <style:paragraph-properties fo:margin-top="0.1cm" fo:margin-bottom="0cm"/>
      <style:text-properties fo:font-size="20pt" style:font-size-asian="20pt" style:font-size-complex="20pt"/>
    </style:style>
    <style:style style:name="CUSTOM_5f_3_5f_1-outline6" style:display-name="CUSTOM_3_1-outline6" style:family="presentation" style:parent-style-name="CUSTOM_5f_3_5f_1-outline5">
      <style:paragraph-properties fo:margin-top="0.1cm" fo:margin-bottom="0cm"/>
      <style:text-properties fo:font-size="20pt" style:font-size-asian="20pt" style:font-size-complex="20pt"/>
    </style:style>
    <style:style style:name="CUSTOM_5f_3_5f_1-outline7" style:display-name="CUSTOM_3_1-outline7" style:family="presentation" style:parent-style-name="CUSTOM_5f_3_5f_1-outline6">
      <style:paragraph-properties fo:margin-top="0.1cm" fo:margin-bottom="0cm"/>
      <style:text-properties fo:font-size="20pt" style:font-size-asian="20pt" style:font-size-complex="20pt"/>
    </style:style>
    <style:style style:name="CUSTOM_5f_3_5f_1-outline8" style:display-name="CUSTOM_3_1-outline8" style:family="presentation" style:parent-style-name="CUSTOM_5f_3_5f_1-outline7">
      <style:paragraph-properties fo:margin-top="0.1cm" fo:margin-bottom="0cm"/>
      <style:text-properties fo:font-size="20pt" style:font-size-asian="20pt" style:font-size-complex="20pt"/>
    </style:style>
    <style:style style:name="CUSTOM_5f_3_5f_1-outline9" style:display-name="CUSTOM_3_1-outline9" style:family="presentation" style:parent-style-name="CUSTOM_5f_3_5f_1-outline8">
      <style:paragraph-properties fo:margin-top="0.1cm" fo:margin-bottom="0cm"/>
      <style:text-properties fo:font-size="20pt" style:font-size-asian="20pt" style:font-size-complex="20pt"/>
    </style:style>
    <style:style style:name="CUSTOM_5f_3_5f_1-subtitle" style:display-name="CUSTOM_3_1-subtitle" style:family="presentation">
      <style:graphic-properties draw:stroke="none" draw:fill="none" draw:textarea-vertical-align="middle">
        <text:list-style style:name="CUSTOM_5f_3_5f_1-subtitle" style:display-name="CUSTOM_3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_5f_1-title" style:display-name="CUSTOM_3_1-title" style:family="presentation">
      <style:graphic-properties draw:stroke="none" draw:fill="none" draw:textarea-vertical-align="middle">
        <text:list-style style:name="CUSTOM_5f_3_5f_1-title" style:display-name="CUSTOM_3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e8d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BLANK_5f_1_5f_1_5f_1_5f_1_5f_1_5f_1-title">
      <style:graphic-properties draw:stroke="solid" svg:stroke-width="0.026cm" svg:stroke-color="#fe8d00" draw:stroke-linejoin="round" draw:fill="solid" draw:fill-color="#fff3e5" draw:textarea-vertical-align="middle" draw:auto-grow-height="false" draw:fit-to-size="false" style:shrink-to-fit="false" fo:min-height="2.386cm" fo:padding-top="0.254cm" fo:padding-bottom="0.254cm" fo:padding-left="0.254cm" fo:padding-right="0.254cm" fo:wrap-option="wrap"/>
    </style:style>
    <style:style style:name="Mpr4" style:family="presentation" style:parent-style-name="BLANK_5f_1_5f_1_5f_1_5f_1_5f_1_5f_1-backgroundobjects">
      <style:graphic-properties draw:stroke="none" draw:fill="none" draw:fill-color="#ffffff" draw:auto-grow-height="false" fo:min-height="1.27cm"/>
    </style:style>
    <style:style style:name="Mpr5" style:family="presentation" style:parent-style-name="BLANK_5f_1_5f_1_5f_1_5f_1_5f_1_5f_1-backgroundobjects">
      <style:graphic-properties draw:stroke="none" draw:fill="none" draw:fill-color="#ffffff" draw:textarea-vertical-align="bottom" draw:auto-grow-height="false" fo:min-height="1.27cm"/>
    </style:style>
    <style:style style:name="Mpr6" style:family="presentation" style:parent-style-name="TITLE_5f_ONLY-backgroundobjects">
      <style:graphic-properties draw:stroke="none" draw:fill="none" draw:fill-color="#ffffff" draw:auto-grow-height="false" fo:min-height="1.27cm"/>
    </style:style>
    <style:style style:name="Mpr7" style:family="presentation" style:parent-style-name="TITLE_5f_ONLY-backgroundobjects">
      <style:graphic-properties draw:stroke="none" draw:fill="none" draw:fill-color="#ffffff" draw:textarea-vertical-align="bottom" draw:auto-grow-height="false" fo:min-height="1.27cm"/>
    </style:style>
    <style:style style:name="Mpr8" style:family="presentation" style:parent-style-name="ONE_5f_COLUMN_5f_TEXT-backgroundobjects">
      <style:graphic-properties draw:stroke="none" draw:fill="none" draw:fill-color="#ffffff" draw:auto-grow-height="false" fo:min-height="1.27cm"/>
    </style:style>
    <style:style style:name="Mpr9" style:family="presentation" style:parent-style-name="ONE_5f_COLUMN_5f_TEXT-backgroundobjects">
      <style:graphic-properties draw:stroke="none" draw:fill="none" draw:fill-color="#ffffff" draw:textarea-vertical-align="bottom" draw:auto-grow-height="false" fo:min-height="1.27cm"/>
    </style:style>
    <style:style style:name="Mpr10" style:family="presentation" style:parent-style-name="TITLE_5f_AND_5f_TWO_5f_COLUMNS_5f_1_5f_1_5f_1-backgroundobjects">
      <style:graphic-properties draw:stroke="none" draw:fill="none" draw:fill-color="#ffffff" draw:auto-grow-height="false" fo:min-height="1.27cm"/>
    </style:style>
    <style:style style:name="Mpr11" style:family="presentation" style:parent-style-name="TITLE_5f_AND_5f_TWO_5f_COLUMNS_5f_1_5f_1_5f_1-backgroundobjects">
      <style:graphic-properties draw:stroke="none" draw:fill="none" draw:fill-color="#ffffff" draw:textarea-vertical-align="bottom" draw:auto-grow-height="false" fo:min-height="1.27cm"/>
    </style:style>
    <style:style style:name="Mpr12" style:family="presentation" style:parent-style-name="CUSTOM_5f_4_5f_1_5f_1_5f_1-backgroundobjects">
      <style:graphic-properties draw:stroke="none" draw:fill="none" draw:fill-color="#ffffff" draw:auto-grow-height="false" fo:min-height="1.27cm"/>
    </style:style>
    <style:style style:name="Mpr13" style:family="presentation" style:parent-style-name="CUSTOM_5f_4_5f_1_5f_1_5f_1-backgroundobjects">
      <style:graphic-properties draw:stroke="none" draw:fill="none" draw:fill-color="#ffffff" draw:textarea-vertical-align="bottom" draw:auto-grow-height="false" fo:min-height="1.27cm"/>
    </style:style>
    <style:style style:name="Mpr14" style:family="presentation" style:parent-style-name="CUSTOM_5f_3_5f_1-backgroundobjects">
      <style:graphic-properties draw:stroke="none" draw:fill="none" draw:fill-color="#ffffff" draw:auto-grow-height="false" fo:min-height="1.27cm"/>
    </style:style>
    <style:style style:name="Mpr15" style:family="presentation" style:parent-style-name="CUSTOM_5f_3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start" fo:text-indent="0cm" style:writing-mode="lr-tb"/>
      <style:text-properties fo:font-size="24pt"/>
    </style:style>
    <style:style style:name="MP7" style:family="paragraph">
      <loext:graphic-properties draw:fill="solid" draw:fill-color="#fff3e5"/>
      <style:paragraph-properties fo:text-align="start" style:font-independent-line-spacing="true"/>
      <style:text-properties fo:font-size="24pt"/>
    </style:style>
    <style:style style:name="MP8"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191919" style:text-line-through-style="none" style:text-line-through-type="none" style:text-position="0% 100%" style:font-name="Dosis" fo:font-size="24pt" fo:letter-spacing="normal" fo:font-style="normal" style:text-underline-style="none" fo:font-weight="bold" style:font-name-asian="Dosis" style:font-size-asian="24pt" style:font-style-asian="normal" style:font-weight-asian="bold" style:font-name-complex="Dosis" style:font-size-complex="24pt" style:font-style-complex="normal" style:font-weight-complex="bold"/>
    </style:style>
    <style:style style:name="MT2" style:family="text">
      <style:text-properties fo:font-variant="normal" fo:text-transform="none" fo:color="#191919" style:text-line-through-style="none" style:text-line-through-type="none" style:text-position="0% 100%" style:font-name="DM Sans" fo:font-size="10pt" fo:letter-spacing="normal" fo:font-style="normal" style:text-underline-style="none" fo:font-weight="bold" style:font-name-asian="DM Sans" style:font-size-asian="10pt" style:font-style-asian="normal" style:font-weight-asian="bold" style:font-name-complex="DM Sans" style:font-size-complex="10pt" style:font-style-complex="normal" style:font-weight-complex="bold"/>
    </style:style>
    <style:style style:name="MT3" style:family="text">
      <style:text-properties fo:font-variant="normal" fo:text-transform="none" fo:color="#191919" style:text-line-through-style="none" style:text-line-through-type="none" style:text-position="0% 100%" style:font-name="DM Sans" fo:font-size="10pt" fo:letter-spacing="normal" fo:font-style="normal" style:text-underline-style="none" fo:font-weight="normal" style:font-name-asian="DM Sans" style:font-size-asian="10pt" style:font-style-asian="normal" style:font-weight-asian="normal" style:font-name-complex="DM Sans" style:font-size-complex="10pt" style:font-style-complex="normal" style:font-weight-complex="normal"/>
    </style:style>
    <style:style style:name="MT4" style:family="text">
      <style:text-properties fo:font-variant="normal" fo:text-transform="none" fo:color="#191919" style:text-line-through-style="none" style:text-line-through-type="none" style:text-position="0% 100%" style:font-name="DM Sans" fo:font-size="10pt" fo:letter-spacing="normal" fo:font-style="normal" style:text-underline-style="solid" style:text-underline-width="auto" style:text-underline-color="font-color" fo:font-weight="bold" style:font-name-asian="DM Sans" style:font-size-asian="10pt" style:font-style-asian="normal" style:font-weight-asian="bold" style:font-name-complex="DM Sans" style:font-size-complex="10pt" style:font-style-complex="normal" style:font-weight-complex="bold"/>
    </style:style>
    <style:style style:name="MT5" style:family="text">
      <style:text-properties fo:font-variant="normal" fo:text-transform="none" fo:color="#191919" style:text-line-through-style="none" style:text-line-through-type="none" style:text-position="0% 100%" style:font-name="DM Sans" fo:font-size="10pt" fo:letter-spacing="normal" fo:font-style="normal" style:text-underline-style="solid" style:text-underline-width="auto" style:text-underline-color="font-color" fo:font-weight="normal" style:font-name-asian="DM Sans" style:font-size-asian="10pt" style:font-style-asian="normal" style:font-weight-asian="normal" style:font-name-complex="DM Sans"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19191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9;p2" draw:style-name="Mgr3" draw:text-style-name="MP5" draw:layer="backgroundobjects" svg:width="24.329cm" svg:height="13.197cm" svg:x="0.535cm" svg:y="0.545cm">
        <text:p/>
        <draw:enhanced-geometry draw:mirror-horizontal="false" draw:mirror-vertical="false" draw:text-areas="?f11 ?f11 ?f12 ?f13" svg:viewBox="0 0 0 0" draw:type="ooxml-snip2DiagRect" draw:modifiers="0 4462"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10;p2" presentation:style-name="TITLE-title" draw:layer="backgroundobjects" svg:width="12.231cm" svg:height="4.472cm" svg:x="11.187cm" svg:y="3.726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BLANK_5f_1_5f_1_5f_1_5f_1_5f_1_5f_1" style:display-name="BLANK_1_1_1_1_1_1" style:page-layout-name="PM1" draw:style-name="Mdp1">
      <draw:custom-shape draw:name="Google Shape;51;p13" draw:style-name="Mgr3" draw:text-style-name="MP5" draw:layer="backgroundobjects" svg:width="24.329cm" svg:height="13.197cm" svg:x="0.535cm" svg:y="0.545cm">
        <text:p/>
        <draw:enhanced-geometry draw:mirror-horizontal="false" draw:mirror-vertical="false" draw:text-areas="?f11 ?f11 ?f12 ?f13" svg:viewBox="0 0 0 0" draw:type="ooxml-snip2DiagRect" draw:modifiers="0 4462"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52;p13" presentation:style-name="BLANK_5f_1_5f_1_5f_1_5f_1_5f_1_5f_1-title" draw:layer="backgroundobjects" svg:width="21.399cm" svg:height="1.59cm" svg:x="2cm" svg:y="1.236cm" presentation:class="title" presentation:placeholder="true" presentation:user-transformed="true">
        <draw:text-box/>
      </draw:frame>
      <draw:frame draw:name="Google Shape;59;p13" presentation:style-name="Mpr3" draw:text-style-name="MP7" draw:layer="backgroundobjects" svg:width="2.04cm" svg:height="1.095cm" svg:x="2.273cm" svg:y="3.57cm" presentation:class="title" presentation:user-transformed="true">
        <draw:text-box>
          <text:p text:style-name="MP6"><text:span text:style-name="MT1">xx%</text:span></text:p>
        </draw:text-box>
      </draw:frame>
      <draw:frame draw:name="Google Shape;60;p13" presentation:style-name="Mpr3" draw:text-style-name="MP7" draw:layer="backgroundobjects" svg:width="2.04cm" svg:height="1.095cm" svg:x="2.273cm" svg:y="8.551cm" presentation:class="title" presentation:user-transformed="true">
        <draw:text-box>
          <text:p text:style-name="MP6"><text:span text:style-name="MT1">xx%</text:span></text:p>
        </draw:text-box>
      </draw:frame>
      <draw:frame draw:name="Google Shape;61;p13" presentation:style-name="Mpr3" draw:text-style-name="MP7" draw:layer="backgroundobjects" svg:width="2.04cm" svg:height="1.095cm" svg:x="9.771cm" svg:y="3.57cm" presentation:class="title" presentation:user-transformed="true">
        <draw:text-box>
          <text:p text:style-name="MP6"><text:span text:style-name="MT1">xx%</text:span></text:p>
        </draw:text-box>
      </draw:frame>
      <draw:frame draw:name="Google Shape;62;p13" presentation:style-name="Mpr3" draw:text-style-name="MP7" draw:layer="backgroundobjects" svg:width="2.04cm" svg:height="1.095cm" svg:x="9.771cm" svg:y="8.551cm" presentation:class="title" presentation:user-transformed="true">
        <draw:text-box>
          <text:p text:style-name="MP6"><text:span text:style-name="MT1">xx%</text:span></text:p>
        </draw:text-box>
      </draw:frame>
      <draw:frame draw:name="Google Shape;63;p13" presentation:style-name="Mpr3" draw:text-style-name="MP7" draw:layer="backgroundobjects" svg:width="2.04cm" svg:height="1.095cm" svg:x="17.269cm" svg:y="3.57cm" presentation:class="title" presentation:user-transformed="true">
        <draw:text-box>
          <text:p text:style-name="MP6"><text:span text:style-name="MT1">xx%</text:span></text:p>
        </draw:text-box>
      </draw:frame>
      <draw:frame draw:name="Google Shape;64;p13" presentation:style-name="Mpr3" draw:text-style-name="MP7" draw:layer="backgroundobjects" svg:width="2.04cm" svg:height="1.095cm" svg:x="17.269cm" svg:y="8.551cm" presentation:class="title" presentation:user-transformed="true">
        <draw:text-box>
          <text:p text:style-name="MP6"><text:span text:style-name="MT1">xx%</text:span></text:p>
        </draw:text-box>
      </draw:frame>
      <draw:frame presentation:style-name="BLANK_5f_1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_5f_1-title" draw:layer="backgroundobjects" svg:width="16.931cm" svg:height="9.524cm" svg:x="1.059cm" svg:y="1.93cm" presentation:class="page"/>
        <draw:frame presentation:style-name="BLANK_5f_1_5f_1_5f_1_5f_1_5f_1_5f_1-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 style:display-name="TITLE_ONLY" style:page-layout-name="PM1" draw:style-name="Mdp1">
      <draw:custom-shape draw:name="Google Shape;29;p6" draw:style-name="Mgr3" draw:text-style-name="MP5" draw:layer="backgroundobjects" svg:width="24.329cm" svg:height="13.197cm" svg:x="0.535cm" svg:y="0.545cm">
        <text:p/>
        <draw:enhanced-geometry draw:mirror-horizontal="false" draw:mirror-vertical="false" draw:text-areas="?f11 ?f11 ?f12 ?f13" svg:viewBox="0 0 0 0" draw:type="ooxml-snip2DiagRect" draw:modifiers="0 4462"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30;p6" presentation:style-name="TITLE_5f_ONLY-title" draw:layer="backgroundobjects" svg:width="21.399cm" svg:height="1.59cm" svg:x="2cm" svg:y="1.236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ONE_5f_COLUMN_5f_TEXT" style:display-name="ONE_COLUMN_TEXT" style:page-layout-name="PM1" draw:style-name="Mdp1">
      <draw:custom-shape draw:name="Google Shape;32;p7" draw:style-name="Mgr3" draw:text-style-name="MP5" draw:layer="backgroundobjects" svg:width="24.329cm" svg:height="13.197cm" svg:x="0.535cm" svg:y="0.545cm">
        <text:p/>
        <draw:enhanced-geometry draw:mirror-horizontal="false" draw:mirror-vertical="false" draw:text-areas="?f11 ?f11 ?f12 ?f13" svg:viewBox="0 0 0 0" draw:type="ooxml-snip2DiagRect" draw:modifiers="0 4462"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33;p7" presentation:style-name="ONE_5f_COLUMN_5f_TEXT-title" draw:layer="backgroundobjects" svg:width="21.418cm" svg:height="1.59cm" svg:x="2cm" svg:y="1.236cm" presentation:class="title" presentation:placeholder="true" presentation:user-transformed="true">
        <draw:text-box/>
      </draw:frame>
      <draw:frame presentation:style-name="ONE_5f_COLUMN_5f_TEXT-outline1" draw:layer="backgroundobjects" svg:width="22.859cm" svg:height="8.286cm" svg:x="1.27cm" svg:y="3.343cm" presentation:class="outline" presentation:placeholder="true">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_5f_1_5f_1_5f_1" style:display-name="TITLE_AND_TWO_COLUMNS_1_1_1" style:page-layout-name="PM1" draw:style-name="Mdp1">
      <draw:custom-shape draw:name="Google Shape;118;p24" draw:style-name="Mgr3" draw:text-style-name="MP5" draw:layer="backgroundobjects" svg:width="24.329cm" svg:height="13.197cm" svg:x="0.535cm" svg:y="0.545cm">
        <text:p/>
        <draw:enhanced-geometry draw:mirror-horizontal="false" draw:mirror-vertical="false" draw:text-areas="?f11 ?f11 ?f12 ?f13" svg:viewBox="0 0 0 0" draw:type="ooxml-snip2DiagRect" draw:modifiers="0 4462"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119;p24" presentation:style-name="TITLE_5f_AND_5f_TWO_5f_COLUMNS_5f_1_5f_1_5f_1-title" draw:layer="backgroundobjects" svg:width="21.399cm" svg:height="1.59cm" svg:x="2cm" svg:y="1.236cm" presentation:class="title" presentation:placeholder="true" presentation:user-transformed="true">
        <draw:text-box/>
      </draw:frame>
      <draw:frame presentation:style-name="TITLE_5f_AND_5f_TWO_5f_COLUMNS_5f_1_5f_1_5f_1-outline1" draw:layer="backgroundobjects" svg:width="22.859cm" svg:height="8.286cm" svg:x="1.27cm" svg:y="3.343cm" presentation:class="outline" presentation:placeholder="true">
        <draw:text-box/>
      </draw:frame>
      <presentation:notes style:page-layout-name="PM2">
        <draw:page-thumbnail presentation:style-name="TITLE_5f_AND_5f_TWO_5f_COLUMNS_5f_1_5f_1_5f_1-title" draw:layer="backgroundobjects" svg:width="16.931cm" svg:height="9.524cm" svg:x="1.059cm" svg:y="1.93cm" presentation:class="page"/>
        <draw:frame presentation:style-name="TITLE_5f_AND_5f_TWO_5f_COLUMNS_5f_1_5f_1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1_5f_1_5f_1" style:display-name="CUSTOM_4_1_1_1" style:page-layout-name="PM1" draw:style-name="Mdp1">
      <draw:custom-shape draw:name="Google Shape;101;p21" draw:style-name="Mgr3" draw:text-style-name="MP5" draw:layer="backgroundobjects" svg:width="24.329cm" svg:height="13.197cm" svg:x="0.535cm" svg:y="0.545cm">
        <text:p/>
        <draw:enhanced-geometry draw:mirror-horizontal="false" draw:mirror-vertical="false" draw:text-areas="?f11 ?f11 ?f12 ?f13" svg:viewBox="0 0 0 0" draw:type="ooxml-snip2DiagRect" draw:modifiers="0 4462"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102;p21" presentation:style-name="CUSTOM_5f_4_5f_1_5f_1_5f_1-title" draw:layer="backgroundobjects" svg:width="21.399cm" svg:height="1.59cm" svg:x="2cm" svg:y="1.236cm" presentation:class="title" presentation:placeholder="true" presentation:user-transformed="true">
        <draw:text-box/>
      </draw:frame>
      <draw:frame draw:name="Google Shape;103;p21" presentation:style-name="CUSTOM_5f_4_5f_1_5f_1_5f_1-outline1" draw:layer="backgroundobjects" svg:width="10.699cm" svg:height="5.723cm" svg:x="2cm" svg:y="3.165cm" presentation:class="outline" presentation:placeholder="true" presentation:user-transformed="true">
        <draw:text-box/>
      </draw:frame>
      <draw:frame draw:name="Google Shape;104;p21" presentation:style-name="CUSTOM_5f_4_5f_1_5f_1_5f_1-outline1" draw:layer="backgroundobjects" svg:width="10.699cm" svg:height="5.723cm" svg:x="12.7cm" svg:y="3.165cm" presentation:class="outline" presentation:placeholder="true" presentation:user-transformed="true">
        <draw:text-box/>
      </draw:frame>
      <presentation:notes style:page-layout-name="PM2">
        <draw:page-thumbnail presentation:style-name="CUSTOM_5f_4_5f_1_5f_1_5f_1-title" draw:layer="backgroundobjects" svg:width="16.931cm" svg:height="9.524cm" svg:x="1.059cm" svg:y="1.93cm" presentation:class="page"/>
        <draw:frame presentation:style-name="CUSTOM_5f_4_5f_1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3_5f_1" style:display-name="CUSTOM_3_1" style:page-layout-name="PM1" draw:style-name="Mdp1">
      <draw:custom-shape draw:name="Google Shape;181;p30" draw:style-name="Mgr3" draw:text-style-name="MP5" draw:layer="backgroundobjects" svg:width="24.329cm" svg:height="13.197cm" svg:x="0.535cm" svg:y="0.545cm">
        <text:p/>
        <draw:enhanced-geometry draw:mirror-horizontal="false" draw:mirror-vertical="false" draw:text-areas="?f11 ?f11 ?f12 ?f13" svg:viewBox="0 0 0 0" draw:type="ooxml-snip2DiagRect" draw:modifiers="0 4462"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frame draw:name="Google Shape;182;p30" presentation:style-name="CUSTOM_5f_3_5f_1-title" draw:layer="backgroundobjects" svg:width="10.415cm" svg:height="2.94cm" svg:x="1.981cm" svg:y="2.124cm" presentation:class="title" presentation:placeholder="true" presentation:user-transformed="true">
        <draw:text-box/>
      </draw:frame>
      <draw:custom-shape draw:name="Google Shape;184;p30" draw:style-name="Mgr4" draw:text-style-name="MP9" draw:layer="backgroundobjects" svg:width="10.979cm" svg:height="1.544cm" svg:x="1.981cm" svg:y="10.109cm">
        <text:p text:style-name="MP8"><text:span text:style-name="MT2">CREDITS:</text:span><text:span text:style-name="MT3"> This presentation template was created by </text:span><text:span text:style-name="MT4"><text:a xlink:href="https://bit.ly/3A1uf1Q" xlink:type="simple">Slidesgo</text:a></text:span><text:span text:style-name="MT3">, and includes icons by </text:span><text:span text:style-name="MT4"><text:a xlink:href="http://bit.ly/2TyoMsr" xlink:type="simple">Flaticon</text:a></text:span><text:span text:style-name="MT3">, and infographics &amp; images by </text:span><text:span text:style-name="MT4"><text:a xlink:href="http://bit.ly/2TtBDfr" xlink:type="simple">Freepik</text:a></text:span><text:span text:style-name="MT5"><text:s/></text:span><text:span text:style-name="MT3">and illustrations by </text:span><text:span text:style-name="MT4"><text:a xlink:href="https://storyset.com/?utm_source=slidesgo_template&amp;utm_medium=referral-link&amp;utm_campaign=slidesgo_contents_of_this_template&amp;utm_term=storyset&amp;utm_content=storyset" xlink:type="simple">Storyse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CUSTOM_5f_3_5f_1-title" draw:layer="backgroundobjects" svg:width="16.931cm" svg:height="9.524cm" svg:x="1.059cm" svg:y="1.93cm" presentation:class="page"/>
        <draw:frame presentation:style-name="CUSTOM_5f_3_5f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33"/>
    <meta:generator>LibreOfficeDev/6.0.5.2$Linux_X86_64 LibreOffice_project/</meta:generator>
  </office:meta>
</office:document-meta>
</file>